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71pt"/>
    </style:style>
    <style:style style:name="co2" style:family="table-column">
      <style:table-column-properties fo:break-before="auto" style:column-width="28.06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51.9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37.84pt"/>
    </style:style>
    <style:style style:name="co8" style:family="table-column">
      <style:table-column-properties fo:break-before="auto" style:column-width="54.71pt"/>
    </style:style>
    <style:style style:name="co9" style:family="table-column">
      <style:table-column-properties fo:break-before="auto" style:column-width="32.4pt"/>
    </style:style>
    <style:style style:name="co10" style:family="table-column">
      <style:table-column-properties fo:break-before="auto" style:column-width="64.06pt"/>
    </style:style>
    <style:style style:name="co11" style:family="table-column">
      <style:table-column-properties fo:break-before="auto" style:column-width="40pt"/>
    </style:style>
    <style:style style:name="co12" style:family="table-column">
      <style:table-column-properties fo:break-before="auto" style:column-width="30.16pt"/>
    </style:style>
    <style:style style:name="co13" style:family="table-column">
      <style:table-column-properties fo:break-before="auto" style:column-width="37.1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30.84pt"/>
    </style:style>
    <style:style style:name="co16" style:family="table-column">
      <style:table-column-properties fo:break-before="auto" style:column-width="43.99pt"/>
    </style:style>
    <style:style style:name="co17" style:family="table-column">
      <style:table-column-properties fo:break-before="auto" style:column-width="10.8pt"/>
    </style:style>
    <style:style style:name="co18" style:family="table-column">
      <style:table-column-properties fo:break-before="auto" style:column-width="15.39pt"/>
    </style:style>
    <style:style style:name="co19" style:family="table-column">
      <style:table-column-properties fo:break-before="auto" style:column-width="44.76pt"/>
    </style:style>
    <style:style style:name="co20" style:family="table-column">
      <style:table-column-properties fo:break-before="auto" style:column-width="31.66pt"/>
    </style:style>
    <style:style style:name="co21" style:family="table-column">
      <style:table-column-properties fo:break-before="auto" style:column-width="96.8pt"/>
    </style:style>
    <style:style style:name="co22" style:family="table-column">
      <style:table-column-properties fo:break-before="auto" style:column-width="38.55pt"/>
    </style:style>
    <style:style style:name="co23" style:family="table-column">
      <style:table-column-properties fo:break-before="auto" style:column-width="41.44pt"/>
    </style:style>
    <style:style style:name="co24" style:family="table-column">
      <style:table-column-properties fo:break-before="auto" style:column-width="11.2pt"/>
    </style:style>
    <style:style style:name="co25" style:family="table-column">
      <style:table-column-properties fo:break-before="auto" style:column-width="46.29pt"/>
    </style:style>
    <style:style style:name="co26" style:family="table-column">
      <style:table-column-properties fo:break-before="auto" style:column-width="35.74pt"/>
    </style:style>
    <style:style style:name="co27" style:family="table-column">
      <style:table-column-properties fo:break-before="auto" style:column-width="53.26pt"/>
    </style:style>
    <style:style style:name="co28" style:family="table-column">
      <style:table-column-properties fo:break-before="auto" style:column-width="45.61pt"/>
    </style:style>
    <style:style style:name="co29" style:family="table-column">
      <style:table-column-properties fo:break-before="auto" style:column-width="59.64pt"/>
    </style:style>
    <style:style style:name="co30" style:family="table-column">
      <style:table-column-properties fo:break-before="auto" style:column-width="56.1pt"/>
    </style:style>
    <style:style style:name="ro1" style:family="table-row">
      <style:table-row-properties style:row-height="17.94pt" fo:break-before="auto" style:use-optimal-row-height="false"/>
    </style:style>
    <style:style style:name="ro2" style:family="table-row">
      <style:table-row-properties style:row-height="35.94pt" fo:break-before="auto" style:use-optimal-row-height="false"/>
    </style:style>
    <style:style style:name="ro3" style:family="table-row">
      <style:table-row-properties style:row-height="20.61pt" fo:break-before="auto" style:use-optimal-row-height="false"/>
    </style:style>
    <style:style style:name="ro4" style:family="table-row">
      <style:table-row-properties style:row-height="17.94pt" fo:break-before="page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20.44pt" fo:break-before="auto" style:use-optimal-row-height="false"/>
    </style:style>
    <style:style style:name="ro7" style:family="table-row">
      <style:table-row-properties style:row-height="15.9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18.71pt" fo:break-before="auto" style:use-optimal-row-height="false"/>
    </style:style>
    <style:style style:name="ro10" style:family="table-row">
      <style:table-row-properties style:row-height="14.66pt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5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pt"/>
      <style:text-properties fo:color="#0000cc"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/>
    </style:style>
    <style:style style:name="ce18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color="#0000cc"/>
    </style:style>
    <style:style style:name="ce19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0000cc"/>
    </style:style>
    <style:style style:name="ce15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cc" fo:font-weight="normal" style:font-weight-asian="normal" style:font-weight-complex="normal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fo:font-weight="normal" style:font-weight-asian="normal" style:font-weight-complex="normal"/>
    </style:style>
    <style:style style:name="ce16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7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7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weight="bold" style:font-weight-asian="bold" style:font-weight-complex="bold"/>
    </style:style>
    <style:style style:name="ce18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cc" style:font-name="Liberation Sans" fo:font-weight="bold" style:font-name-asian="Droid Sans Fallback" style:font-weight-asian="bold" style:font-name-complex="FreeSans" style:font-weight-complex="bold"/>
    </style:style>
    <style:style style:name="ce18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fo:font-weight="normal" style:font-weight-asian="normal" style:font-weight-complex="normal"/>
    </style:style>
    <style:style style:name="ce19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  <style:text-properties fo:color="#000099" fo:font-weight="normal" style:font-weight-asian="normal" style:font-weight-complex="normal"/>
    </style:style>
    <style:style style:name="ce199" style:family="table-cell" style:parent-style-name="Default">
      <style:table-cell-properties fo:border-bottom="none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201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5" style:family="table-cell" style:parent-style-name="Default">
      <style:table-cell-properties fo:border-bottom="none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0.74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89" style:family="table-cell" style:parent-style-name="Default">
      <style:text-properties style:use-window-font-color="true" fo:font-size="8pt" style:font-size-asian="8pt" style:font-size-complex="8pt"/>
    </style:style>
    <style:style style:name="ce205" style:family="table-cell" style:parent-style-name="Default">
      <style:text-properties style:use-window-font-color="true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9" style:family="table-cell" style:parent-style-name="Default"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ext-properties style:use-window-font-color="true" fo:font-weight="normal" style:font-weight-asian="normal" style:font-weight-complex="normal"/>
    </style:style>
    <style:style style:name="ce94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8pt" style:font-size-asian="8pt" style:font-size-complex="8pt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53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99"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 fo:font-weight="bold" style:font-weight-asian="bold" style:font-weight-complex="bold"/>
    </style:style>
    <style:style style:name="ce142" style:family="table-cell" style:parent-style-name="Default" style:data-style-name="N115">
      <style:table-cell-properties style:text-align-source="fix" style:repeat-content="false"/>
      <style:paragraph-properties fo:text-align="center" fo:margin-left="0pt"/>
      <style:text-properties fo:color="#000099" fo:font-weight="normal" style:font-weight-asian="normal" style:font-weight-complex="normal"/>
    </style:style>
    <style:style style:name="ce222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000099" fo:font-weight="normal" style:font-weight-asian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99" fo:font-weight="normal" style:font-weight-asian="normal" style:font-weight-complex="normal"/>
    </style:style>
    <style:style style:name="ce145" style:family="table-cell" style:parent-style-name="Default">
      <style:text-properties fo:color="#000099"/>
    </style:style>
    <style:style style:name="ce101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03" style:family="table-cell" style:parent-style-name="Default" style:data-style-name="N115">
      <style:table-cell-properties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/>
    </style:style>
    <style:style style:name="ce65" style:family="table-cell" style:parent-style-name="Default" style:data-style-name="N116">
      <style:table-cell-properties style:text-align-source="fix" style:repeat-content="false"/>
      <style:paragraph-properties fo:text-align="center" fo:margin-left="0pt"/>
      <style:text-properties fo:color="#0000cc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/>
    </style:style>
    <style:style style:name="ce68" style:family="table-cell" style:parent-style-name="Default">
      <style:table-cell-properties fo:border="none"/>
      <style:text-properties style:use-window-font-color="true"/>
    </style:style>
    <style:style style:name="ce106" style:family="table-cell" style:parent-style-name="Default" style:data-style-name="N116">
      <style:text-properties style:use-window-font-color="true" fo:font-weight="bold" style:font-weight-asian="bold" style:font-weight-complex="bold"/>
    </style:style>
    <style:style style:name="ce107" style:family="table-cell" style:parent-style-name="Default" style:data-style-name="N115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1" style:family="table-cell" style:parent-style-name="Default" style:data-style-name="N115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cc"/>
    </style:style>
    <style:style style:name="ce73" style:family="table-cell" style:parent-style-name="Default">
      <style:text-properties fo:color="#0000cc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5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5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color="#0000cc" fo:font-weight="bold" style:font-weight-asian="bold" style:font-weight-complex="bold"/>
    </style:style>
    <style:style style:name="ce2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cc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26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cc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00cc" fo:font-weight="bold" style:font-weight-asian="bold" style:font-weight-complex="bold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" table:style-name="ta1">
        <table:table-column table:style-name="co1" table:default-cell-style-name="ce155"/>
        <table:table-column table:style-name="co2" table:number-columns-repeated="2" table:default-cell-style-name="ce155"/>
        <table:table-column table:style-name="co3" table:default-cell-style-name="ce155"/>
        <table:table-column table:style-name="co4" table:default-cell-style-name="ce155"/>
        <table:table-column table:style-name="co5" table:default-cell-style-name="ce155"/>
        <table:table-column table:style-name="co6" table:number-columns-repeated="17" table:default-cell-style-name="ce155"/>
        <table:table-column table:style-name="co7" table:default-cell-style-name="ce186"/>
        <table:table-column table:style-name="co8" table:default-cell-style-name="ce155"/>
        <table:table-column table:style-name="co9" table:number-columns-repeated="4" table:default-cell-style-name="ce155"/>
        <table:table-column table:style-name="co10" table:default-cell-style-name="ce155"/>
        <table:table-column table:style-name="co9" table:number-columns-repeated="985" table:default-cell-style-name="ce155"/>
        <table:table-column table:style-name="co9" table:number-columns-repeated="9" table:default-cell-style-name="Default"/>
        <table:table-header-rows>
          <table:table-row table:style-name="ro1">
            <table:table-cell table:style-name="ce157" office:value-type="string" calcext:value-type="string">
              <text:p>FI</text:p>
            </table:table-cell>
            <table:table-cell table:style-name="ce157" table:number-columns-repeated="5"/>
            <table:table-cell table:style-name="ce175" office:value-type="float" office:value="1" calcext:value-type="float">
              <text:p>1</text:p>
            </table:table-cell>
            <table:table-cell table:style-name="ce175" office:value-type="float" office:value="2" calcext:value-type="float">
              <text:p>2</text:p>
            </table:table-cell>
            <table:table-cell table:style-name="ce175" office:value-type="float" office:value="3" calcext:value-type="float">
              <text:p>3</text:p>
            </table:table-cell>
            <table:table-cell table:style-name="ce175" office:value-type="float" office:value="4" calcext:value-type="float">
              <text:p>4</text:p>
            </table:table-cell>
            <table:table-cell table:style-name="ce175" office:value-type="float" office:value="5" calcext:value-type="float">
              <text:p>5</text:p>
            </table:table-cell>
            <table:table-cell table:style-name="ce175" office:value-type="float" office:value="6" calcext:value-type="float">
              <text:p>6</text:p>
            </table:table-cell>
            <table:table-cell table:style-name="ce175" office:value-type="float" office:value="7" calcext:value-type="float">
              <text:p>7</text:p>
            </table:table-cell>
            <table:table-cell table:style-name="ce175" office:value-type="float" office:value="8" calcext:value-type="float">
              <text:p>8</text:p>
            </table:table-cell>
            <table:table-cell table:style-name="ce175" office:value-type="float" office:value="9" calcext:value-type="float">
              <text:p>9</text:p>
            </table:table-cell>
            <table:table-cell table:style-name="ce175" office:value-type="float" office:value="10" calcext:value-type="float">
              <text:p>10</text:p>
            </table:table-cell>
            <table:table-cell table:style-name="ce175" office:value-type="float" office:value="11" calcext:value-type="float">
              <text:p>11</text:p>
            </table:table-cell>
            <table:table-cell table:style-name="ce175" office:value-type="float" office:value="12" calcext:value-type="float">
              <text:p>12</text:p>
            </table:table-cell>
            <table:table-cell table:style-name="ce175" office:value-type="float" office:value="13" calcext:value-type="float">
              <text:p>13</text:p>
            </table:table-cell>
            <table:table-cell table:style-name="ce175" office:value-type="float" office:value="14" calcext:value-type="float">
              <text:p>14</text:p>
            </table:table-cell>
            <table:table-cell table:style-name="ce175" office:value-type="float" office:value="15" calcext:value-type="float">
              <text:p>15</text:p>
            </table:table-cell>
            <table:table-cell table:style-name="ce175" office:value-type="float" office:value="16" calcext:value-type="float">
              <text:p>16</text:p>
            </table:table-cell>
            <table:table-cell table:style-name="ce175" office:value-type="float" office:value="17" calcext:value-type="float">
              <text:p>17</text:p>
            </table:table-cell>
            <table:table-cell table:style-name="ce157" table:number-columns-repeated="992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Module</text:p>
            </table:table-cell>
            <table:table-cell table:style-name="ce2" office:value-type="string" calcext:value-type="string">
              <text:p>UE</text:p>
            </table:table-cell>
            <table:table-cell table:style-name="ce2" office:value-type="string" calcext:value-type="string">
              <text:p>Type</text:p>
            </table:table-cell>
            <table:table-cell table:style-name="ce158" office:value-type="string" calcext:value-type="string">
              <text:p>PPN (h.)</text:p>
            </table:table-cell>
            <table:table-cell table:style-name="ce158" office:value-type="string" calcext:value-type="string">
              <text:p>Prév : vol h.</text:p>
            </table:table-cell>
            <table:table-cell table:style-name="ce158" office:value-type="string" calcext:value-type="string">
              <text:p>Prev : Nb Séances 1h30</text:p>
            </table:table-cell>
            <table:table-cell table:style-name="ce19" table:formula="of:=INDIRECT(ADDRESS(COLUMN()-5;9;1;0;&quot;static&quot;);0)" office:value-type="float" office:value="36" calcext:value-type="float">
              <text:p>36</text:p>
            </table:table-cell>
            <table:table-cell table:style-name="ce19" table:formula="of:=INDIRECT(ADDRESS(COLUMN()-5;9;1;0;&quot;static&quot;);0)" office:value-type="float" office:value="37" calcext:value-type="float">
              <text:p>37</text:p>
            </table:table-cell>
            <table:table-cell table:style-name="ce19" table:formula="of:=INDIRECT(ADDRESS(COLUMN()-5;9;1;0;&quot;static&quot;);0)" office:value-type="float" office:value="38" calcext:value-type="float">
              <text:p>38</text:p>
            </table:table-cell>
            <table:table-cell table:style-name="ce19" table:formula="of:=INDIRECT(ADDRESS(COLUMN()-5;9;1;0;&quot;static&quot;);0)" office:value-type="float" office:value="39" calcext:value-type="float">
              <text:p>39</text:p>
            </table:table-cell>
            <table:table-cell table:style-name="ce19" table:formula="of:=INDIRECT(ADDRESS(COLUMN()-5;9;1;0;&quot;static&quot;);0)" office:value-type="float" office:value="40" calcext:value-type="float">
              <text:p>40</text:p>
            </table:table-cell>
            <table:table-cell table:style-name="ce19" table:formula="of:=INDIRECT(ADDRESS(COLUMN()-5;9;1;0;&quot;static&quot;);0)" office:value-type="float" office:value="41" calcext:value-type="float">
              <text:p>41</text:p>
            </table:table-cell>
            <table:table-cell table:style-name="ce19" table:formula="of:=INDIRECT(ADDRESS(COLUMN()-5;9;1;0;&quot;static&quot;);0)" office:value-type="float" office:value="42" calcext:value-type="float">
              <text:p>42</text:p>
            </table:table-cell>
            <table:table-cell table:style-name="ce19" table:formula="of:=INDIRECT(ADDRESS(COLUMN()-5;9;1;0;&quot;static&quot;);0)" office:value-type="float" office:value="43" calcext:value-type="float">
              <text:p>43</text:p>
            </table:table-cell>
            <table:table-cell table:style-name="ce19" table:formula="of:=INDIRECT(ADDRESS(COLUMN()-5;9;1;0;&quot;static&quot;);0)" office:value-type="float" office:value="45" calcext:value-type="float">
              <text:p>45</text:p>
            </table:table-cell>
            <table:table-cell table:style-name="ce19" table:formula="of:=INDIRECT(ADDRESS(COLUMN()-5;9;1;0;&quot;static&quot;);0)" office:value-type="float" office:value="46" calcext:value-type="float">
              <text:p>46</text:p>
            </table:table-cell>
            <table:table-cell table:style-name="ce19" table:formula="of:=INDIRECT(ADDRESS(COLUMN()-5;9;1;0;&quot;static&quot;);0)" office:value-type="float" office:value="47" calcext:value-type="float">
              <text:p>47</text:p>
            </table:table-cell>
            <table:table-cell table:style-name="ce19" table:formula="of:=INDIRECT(ADDRESS(COLUMN()-5;9;1;0;&quot;static&quot;);0)" office:value-type="float" office:value="48" calcext:value-type="float">
              <text:p>48</text:p>
            </table:table-cell>
            <table:table-cell table:style-name="ce19" table:formula="of:=INDIRECT(ADDRESS(COLUMN()-5;9;1;0;&quot;static&quot;);0)" office:value-type="float" office:value="49" calcext:value-type="float">
              <text:p>49</text:p>
            </table:table-cell>
            <table:table-cell table:style-name="ce19" table:formula="of:=INDIRECT(ADDRESS(COLUMN()-5;9;1;0;&quot;static&quot;);0)" office:value-type="float" office:value="50" calcext:value-type="float">
              <text:p>50</text:p>
            </table:table-cell>
            <table:table-cell table:style-name="ce19" table:formula="of:=INDIRECT(ADDRESS(COLUMN()-5;9;1;0;&quot;static&quot;);0)" office:value-type="float" office:value="51" calcext:value-type="float">
              <text:p>51</text:p>
            </table:table-cell>
            <table:table-cell table:style-name="ce19" table:formula="of:=INDIRECT(ADDRESS(COLUMN()-5;9;1;0;&quot;static&quot;);0)" office:value-type="float" office:value="0" calcext:value-type="float">
              <text:p>0</text:p>
            </table:table-cell>
            <table:table-cell table:style-name="ce19" table:formula="of:=INDIRECT(ADDRESS(COLUMN()-5;9;1;0;&quot;static&quot;);0)" office:value-type="float" office:value="0" calcext:value-type="float">
              <text:p>0</text:p>
            </table:table-cell>
            <table:table-cell table:style-name="ce158" office:value-type="string" calcext:value-type="string">
              <text:p>TOTAL</text:p>
            </table:table-cell>
            <table:table-cell table:style-name="ce158" office:value-type="string" calcext:value-type="string">
              <text:p>ecart (nb seances)</text:p>
            </table:table-cell>
            <table:table-cell table:style-name="ce158" table:number-columns-repeated="990"/>
            <table:table-cell table:number-columns-repeated="9"/>
          </table:table-row>
        </table:table-header-rows>
        <table:table-row table:style-name="ro3">
          <table:table-cell table:style-name="ce3" table:formula="of:=INDIRECT(ADDRESS(1+ROW()/3;6;4;1;&quot;static&quot;);1)" office:value-type="string" office:string-value="M1101" calcext:value-type="string">
            <text:p>M1101</text:p>
          </table:table-cell>
          <table:table-cell table:style-name="ce3" table:formula="of:=MID([.A3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table:style-name="ce169" office:value-type="float" office:value="9" calcext:value-type="float">
            <text:p>9</text:p>
          </table:table-cell>
          <table:table-cell table:style-name="ce187" table:formula="of:=[.E3]/DUREE_CM" office:value-type="float" office:value="6" calcext:value-type="float">
            <text:p>6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table:number-columns-repeated="4"/>
          <table:table-cell table:style-name="ce175" office:value-type="float" office:value="1" calcext:value-type="float">
            <text:p>1</text:p>
          </table:table-cell>
          <table:table-cell table:style-name="ce175" table:number-columns-repeated="3"/>
          <table:table-cell table:style-name="ce175" office:value-type="float" office:value="1" calcext:value-type="float">
            <text:p>1</text:p>
          </table:table-cell>
          <table:table-cell table:style-name="ce175" table:number-columns-repeated="4"/>
          <table:table-cell table:style-name="ce184" table:formula="of:=SUM([.G3:.W3])" office:value-type="float" office:value="6" calcext:value-type="float">
            <text:p>6</text:p>
          </table:table-cell>
          <table:table-cell table:style-name="ce187" table:formula="of:=[.F3]-[.X3]" office:value-type="float" office:value="0" calcext:value-type="float">
            <text:p>0</text:p>
          </table:table-cell>
          <table:table-cell table:style-name="ce157" table:number-columns-repeated="4"/>
          <table:table-cell table:style-name="ce157" table:formula="of:=col()" office:value-type="string" office:string-value="" calcext:value-type="error">
            <text:p>#NAME?</text:p>
          </table:table-cell>
          <table:table-cell table:style-name="ce157" table:number-columns-repeated="985"/>
          <table:table-cell table:number-columns-repeated="9"/>
        </table:table-row>
        <table:table-row table:style-name="ro1">
          <table:table-cell table:style-name="ce4" table:formula="of:=[.A3]" office:value-type="string" office:string-value="M1101" calcext:value-type="string">
            <text:p>M1101</text:p>
          </table:table-cell>
          <table:table-cell table:style-name="ce3" table:formula="of:=MID([.A4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5" calcext:value-type="float">
            <text:p>15</text:p>
          </table:table-cell>
          <table:table-cell table:style-name="ce169" office:value-type="float" office:value="15" calcext:value-type="float">
            <text:p>15</text:p>
          </table:table-cell>
          <table:table-cell table:style-name="ce187" table:formula="of:=[.E4]/DUREE_TD" office:value-type="float" office:value="10" calcext:value-type="float">
            <text:p>10</text:p>
          </table:table-cell>
          <table:table-cell table:style-name="ce175"/>
          <table:table-cell table:number-columns-repeated="9" table:style-name="ce175" office:value-type="float" office:value="1" calcext:value-type="float">
            <text:p>1</text:p>
          </table:table-cell>
          <table:table-cell table:style-name="ce175"/>
          <table:table-cell table:style-name="ce175" office:value-type="float" office:value="1" calcext:value-type="float">
            <text:p>1</text:p>
          </table:table-cell>
          <table:table-cell table:style-name="ce175" table:number-columns-repeated="5"/>
          <table:table-cell table:style-name="ce184" table:formula="of:=SUM([.G4:.W4])" office:value-type="float" office:value="10" calcext:value-type="float">
            <text:p>10</text:p>
          </table:table-cell>
          <table:table-cell table:style-name="ce187" table:formula="of:=[.F4]-[.X4]" office:value-type="float" office:value="0" calcext:value-type="float">
            <text:p>0</text:p>
          </table:table-cell>
          <table:table-cell table:style-name="ce157" table:number-columns-repeated="990"/>
          <table:table-cell table:number-columns-repeated="9"/>
        </table:table-row>
        <table:table-row table:style-name="ro1">
          <table:table-cell table:style-name="ce5" table:formula="of:=[.A3]" office:value-type="string" office:string-value="M1101" calcext:value-type="string">
            <text:p>M1101</text:p>
          </table:table-cell>
          <table:table-cell table:style-name="ce7" table:formula="of:=MID([.A5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36" calcext:value-type="float">
            <text:p>36</text:p>
          </table:table-cell>
          <table:table-cell table:style-name="ce170" office:value-type="float" office:value="33" calcext:value-type="float">
            <text:p>33</text:p>
          </table:table-cell>
          <table:table-cell table:style-name="ce188" table:formula="of:=[.E5]/DUREE_TP" office:value-type="float" office:value="22" calcext:value-type="float">
            <text:p>22</text:p>
          </table:table-cell>
          <table:table-cell table:style-name="ce178" table:number-columns-repeated="2"/>
          <table:table-cell table:number-columns-repeated="11" table:style-name="ce178" office:value-type="float" office:value="2" calcext:value-type="float">
            <text:p>2</text:p>
          </table:table-cell>
          <table:table-cell table:style-name="ce178" table:number-columns-repeated="4"/>
          <table:table-cell table:style-name="ce185" table:formula="of:=SUM([.G5:.W5])" office:value-type="float" office:value="22" calcext:value-type="float">
            <text:p>22</text:p>
          </table:table-cell>
          <table:table-cell table:style-name="ce188" table:formula="of:=[.F5]-[.X5]" office:value-type="float" office:value="0" calcext:value-type="float">
            <text:p>0</text:p>
          </table:table-cell>
          <table:table-cell table:style-name="ce158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1102" calcext:value-type="string">
            <text:p>M1102</text:p>
          </table:table-cell>
          <table:table-cell table:style-name="ce3" table:formula="of:=MID([.A6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87" table:formula="of:=[.E6]/DUREE_CM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 table:number-columns-repeated="10"/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84" table:formula="of:=SUM([.G6:.W6])" office:value-type="float" office:value="3" calcext:value-type="float">
            <text:p>3</text:p>
          </table:table-cell>
          <table:table-cell table:style-name="ce187" table:formula="of:=[.F6]-[.X6]" office:value-type="float" office:value="-1" calcext:value-type="float">
            <text:p>-1</text:p>
          </table:table-cell>
          <table:table-cell table:number-columns-repeated="999"/>
        </table:table-row>
        <table:table-row table:style-name="ro1">
          <table:table-cell table:style-name="ce4" table:formula="of:=[.A6]" office:value-type="string" office:string-value="M1102" calcext:value-type="string">
            <text:p>M1102</text:p>
          </table:table-cell>
          <table:table-cell table:style-name="ce3" table:formula="of:=MID([.A7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87" table:formula="of:=[.E7]/DUREE_TD" office:value-type="float" office:value="6" calcext:value-type="float">
            <text:p>6</text:p>
          </table:table-cell>
          <table:table-cell table:style-name="ce179" table:number-columns-repeated="11"/>
          <table:table-cell table:number-columns-repeated="2" table:style-name="ce179" office:value-type="float" office:value="1" calcext:value-type="float">
            <text:p>1</text:p>
          </table:table-cell>
          <table:table-cell table:number-columns-repeated="2" table:style-name="ce179" office:value-type="float" office:value="2" calcext:value-type="float">
            <text:p>2</text:p>
          </table:table-cell>
          <table:table-cell table:style-name="ce179" table:number-columns-repeated="2"/>
          <table:table-cell table:style-name="ce184" table:formula="of:=SUM([.G7:.W7])" office:value-type="float" office:value="6" calcext:value-type="float">
            <text:p>6</text:p>
          </table:table-cell>
          <table:table-cell table:style-name="ce187" table:formula="of:=[.F7]-[.X7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6]" office:value-type="string" office:string-value="M1102" calcext:value-type="string">
            <text:p>M1102</text:p>
          </table:table-cell>
          <table:table-cell table:style-name="ce7" table:formula="of:=MID([.A8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5" calcext:value-type="float">
            <text:p>15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8]/DUREE_TP" office:value-type="float" office:value="10" calcext:value-type="float">
            <text:p>10</text:p>
          </table:table-cell>
          <table:table-cell table:style-name="ce180" table:number-columns-repeated="12"/>
          <table:table-cell table:number-columns-repeated="5" table:style-name="ce180" office:value-type="float" office:value="2" calcext:value-type="float">
            <text:p>2</text:p>
          </table:table-cell>
          <table:table-cell table:style-name="ce185" table:formula="of:=SUM([.G8:.W8])" office:value-type="float" office:value="10" calcext:value-type="float">
            <text:p>10</text:p>
          </table:table-cell>
          <table:table-cell table:style-name="ce188" table:formula="of:=[.F8]-[.X8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1103" calcext:value-type="string">
            <text:p>M1103</text:p>
          </table:table-cell>
          <table:table-cell table:style-name="ce3" table:formula="of:=MID([.A9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table:style-name="ce168" office:value-type="float" office:value="7.5" calcext:value-type="float">
            <text:p>7,5</text:p>
          </table:table-cell>
          <table:table-cell table:style-name="ce191" table:formula="of:=[.E9]/DUREE_CM" office:value-type="float" office:value="5" calcext:value-type="float">
            <text:p>5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 table:number-columns-repeated="11"/>
          <table:table-cell table:style-name="ce184" table:formula="of:=SUM([.G9:.W9])" office:value-type="float" office:value="5" calcext:value-type="float">
            <text:p>5</text:p>
          </table:table-cell>
          <table:table-cell table:style-name="ce187" table:formula="of:=[.F9]-[.X9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9]" office:value-type="string" office:string-value="M1103" calcext:value-type="string">
            <text:p>M1103</text:p>
          </table:table-cell>
          <table:table-cell table:style-name="ce3" table:formula="of:=MID([.A10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0.5" calcext:value-type="float">
            <text:p>10,5</text:p>
          </table:table-cell>
          <table:table-cell table:style-name="ce187" table:formula="of:=[.E10]/DUREE_TD" office:value-type="float" office:value="7" calcext:value-type="float">
            <text:p>7</text:p>
          </table:table-cell>
          <table:table-cell table:number-columns-repeated="2" table:style-name="ce179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79" table:number-columns-repeated="13"/>
          <table:table-cell table:style-name="ce184" table:formula="of:=SUM([.G10:.W10])" office:value-type="float" office:value="7" calcext:value-type="float">
            <text:p>7</text:p>
          </table:table-cell>
          <table:table-cell table:style-name="ce187" table:formula="of:=[.F10]-[.X10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9]" office:value-type="string" office:string-value="M1103" calcext:value-type="string">
            <text:p>M1103</text:p>
          </table:table-cell>
          <table:table-cell table:style-name="ce7" table:formula="of:=MID([.A11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11]/DUREE_TP" office:value-type="float" office:value="8" calcext:value-type="float">
            <text:p>8</text:p>
          </table:table-cell>
          <table:table-cell table:style-name="ce180"/>
          <table:table-cell table:number-columns-repeated="4" table:style-name="ce180" office:value-type="float" office:value="2" calcext:value-type="float">
            <text:p>2</text:p>
          </table:table-cell>
          <table:table-cell table:style-name="ce180" table:number-columns-repeated="12"/>
          <table:table-cell table:style-name="ce185" table:formula="of:=SUM([.G11:.W11])" office:value-type="float" office:value="8" calcext:value-type="float">
            <text:p>8</text:p>
          </table:table-cell>
          <table:table-cell table:style-name="ce188" table:formula="of:=[.F11]-[.X11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1104" calcext:value-type="string">
            <text:p>M1104</text:p>
          </table:table-cell>
          <table:table-cell table:style-name="ce3" table:formula="of:=MID([.A12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12" calcext:value-type="float">
            <text:p>12</text:p>
          </table:table-cell>
          <table:table-cell table:style-name="ce168" office:value-type="float" office:value="10.5" calcext:value-type="float">
            <text:p>10,5</text:p>
          </table:table-cell>
          <table:table-cell table:style-name="ce191" table:formula="of:=[.E12]/DUREE_CM" office:value-type="float" office:value="7" calcext:value-type="float">
            <text:p>7</text:p>
          </table:table-cell>
          <table:table-cell table:style-name="ce179" table:number-columns-repeated="4"/>
          <table:table-cell table:style-name="ce179" office:value-type="float" office:value="2" calcext:value-type="float">
            <text:p>2</text:p>
          </table:table-cell>
          <table:table-cell table:number-columns-repeated="4"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6"/>
          <table:table-cell table:style-name="ce184" table:formula="of:=SUM([.G12:.W12])" office:value-type="float" office:value="7" calcext:value-type="float">
            <text:p>7</text:p>
          </table:table-cell>
          <table:table-cell table:style-name="ce187" table:formula="of:=[.F12]-[.X12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12]" office:value-type="string" office:string-value="M1104" calcext:value-type="string">
            <text:p>M1104</text:p>
          </table:table-cell>
          <table:table-cell table:style-name="ce3" table:formula="of:=MID([.A13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87" table:formula="of:=[.E13]/DUREE_TD" office:value-type="float" office:value="6" calcext:value-type="float">
            <text:p>6</text:p>
          </table:table-cell>
          <table:table-cell table:style-name="ce179" table:number-columns-repeated="5"/>
          <table:table-cell table:number-columns-repeated="4"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79" table:number-columns-repeated="7"/>
          <table:table-cell table:style-name="ce184" table:formula="of:=SUM([.G13:.W13])" office:value-type="float" office:value="6" calcext:value-type="float">
            <text:p>6</text:p>
          </table:table-cell>
          <table:table-cell table:style-name="ce187" table:formula="of:=[.F13]-[.X1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12]" office:value-type="string" office:string-value="M1104" calcext:value-type="string">
            <text:p>M1104</text:p>
          </table:table-cell>
          <table:table-cell table:style-name="ce7" table:formula="of:=MID([.A14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9" calcext:value-type="float">
            <text:p>9</text:p>
          </table:table-cell>
          <table:table-cell table:style-name="ce166" office:value-type="float" office:value="9" calcext:value-type="float">
            <text:p>9</text:p>
          </table:table-cell>
          <table:table-cell table:style-name="ce188" table:formula="of:=[.E14]/DUREE_TP" office:value-type="float" office:value="6" calcext:value-type="float">
            <text:p>6</text:p>
          </table:table-cell>
          <table:table-cell table:style-name="ce180" table:number-columns-repeated="7"/>
          <table:table-cell table:style-name="ce180" office:value-type="float" office:value="2" calcext:value-type="float">
            <text:p>2</text:p>
          </table:table-cell>
          <table:table-cell table:style-name="ce180"/>
          <table:table-cell table:number-columns-repeated="2" table:style-name="ce180" office:value-type="float" office:value="2" calcext:value-type="float">
            <text:p>2</text:p>
          </table:table-cell>
          <table:table-cell table:style-name="ce180" table:number-columns-repeated="6"/>
          <table:table-cell table:style-name="ce185" table:formula="of:=SUM([.G14:.W14])" office:value-type="float" office:value="6" calcext:value-type="float">
            <text:p>6</text:p>
          </table:table-cell>
          <table:table-cell table:style-name="ce188" table:formula="of:=[.F14]-[.X14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1105" calcext:value-type="string">
            <text:p>M1105</text:p>
          </table:table-cell>
          <table:table-cell table:style-name="ce3" table:formula="of:=MID([.A15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68" office:value-type="float" office:value="6" calcext:value-type="float">
            <text:p>6</text:p>
          </table:table-cell>
          <table:table-cell table:style-name="ce191" table:formula="of:=[.E15]/DUREE_CM" office:value-type="float" office:value="4" calcext:value-type="float">
            <text:p>4</text:p>
          </table:table-cell>
          <table:table-cell table:style-name="ce179" table:number-columns-repeated="5"/>
          <table:table-cell table:number-columns-repeated="3"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 table:number-columns-repeated="4"/>
          <table:table-cell table:style-name="ce184" table:formula="of:=SUM([.G15:.W15])" office:value-type="float" office:value="4" calcext:value-type="float">
            <text:p>4</text:p>
          </table:table-cell>
          <table:table-cell table:style-name="ce187" table:formula="of:=[.F15]-[.X15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15]" office:value-type="string" office:string-value="M1105" calcext:value-type="string">
            <text:p>M1105</text:p>
          </table:table-cell>
          <table:table-cell table:style-name="ce3" table:formula="of:=MID([.A16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87" table:formula="of:=[.E16]/DUREE_TD" office:value-type="float" office:value="4" calcext:value-type="float">
            <text:p>4</text:p>
          </table:table-cell>
          <table:table-cell table:style-name="ce179" table:number-columns-repeated="5"/>
          <table:table-cell table:number-columns-repeated="3"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7"/>
          <table:table-cell table:style-name="ce184" table:formula="of:=SUM([.G16:.W16])" office:value-type="float" office:value="4" calcext:value-type="float">
            <text:p>4</text:p>
          </table:table-cell>
          <table:table-cell table:style-name="ce187" table:formula="of:=[.F16]-[.X1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15]" office:value-type="string" office:string-value="M1105" calcext:value-type="string">
            <text:p>M1105</text:p>
          </table:table-cell>
          <table:table-cell table:style-name="ce7" table:formula="of:=MID([.A17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8" calcext:value-type="float">
            <text:p>18</text:p>
          </table:table-cell>
          <table:table-cell table:style-name="ce166" office:value-type="float" office:value="18" calcext:value-type="float">
            <text:p>18</text:p>
          </table:table-cell>
          <table:table-cell table:style-name="ce188" table:formula="of:=[.E17]/DUREE_TP" office:value-type="float" office:value="12" calcext:value-type="float">
            <text:p>12</text:p>
          </table:table-cell>
          <table:table-cell table:style-name="ce180" table:number-columns-repeated="6"/>
          <table:table-cell table:number-columns-repeated="6" table:style-name="ce180" office:value-type="float" office:value="2" calcext:value-type="float">
            <text:p>2</text:p>
          </table:table-cell>
          <table:table-cell table:style-name="ce180" table:number-columns-repeated="5"/>
          <table:table-cell table:style-name="ce185" table:formula="of:=SUM([.G17:.W17])" office:value-type="float" office:value="12" calcext:value-type="float">
            <text:p>12</text:p>
          </table:table-cell>
          <table:table-cell table:style-name="ce188" table:formula="of:=[.F17]-[.X17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1106" calcext:value-type="string">
            <text:p>M1106</text:p>
          </table:table-cell>
          <table:table-cell table:style-name="ce3" table:formula="of:=MID([.A18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3" calcext:value-type="float">
            <text:p>3</text:p>
          </table:table-cell>
          <table:table-cell table:style-name="ce168" office:value-type="float" office:value="3" calcext:value-type="float">
            <text:p>3</text:p>
          </table:table-cell>
          <table:table-cell table:style-name="ce191" table:formula="of:=[.E18]/DUREE_CM" office:value-type="float" office:value="2" calcext:value-type="float">
            <text:p>2</text:p>
          </table:table-cell>
          <table:table-cell table:style-name="ce179" table:number-columns-repeated="8"/>
          <table:table-cell table:style-name="ce179" office:value-type="float" office:value="1" calcext:value-type="float">
            <text:p>1</text:p>
          </table:table-cell>
          <table:table-cell table:style-name="ce179" table:number-columns-repeated="7"/>
          <table:table-cell table:style-name="ce179" office:value-type="float" office:value="1" calcext:value-type="float">
            <text:p>1</text:p>
          </table:table-cell>
          <table:table-cell table:style-name="ce184" table:formula="of:=SUM([.G18:.W18])" office:value-type="float" office:value="2" calcext:value-type="float">
            <text:p>2</text:p>
          </table:table-cell>
          <table:table-cell table:style-name="ce187" table:formula="of:=[.F18]-[.X18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18]" office:value-type="string" office:string-value="M1106" calcext:value-type="string">
            <text:p>M1106</text:p>
          </table:table-cell>
          <table:table-cell table:style-name="ce3" table:formula="of:=MID([.A19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187" table:formula="of:=[.E19]/DUREE_TD" office:value-type="float" office:value="4" calcext:value-type="float">
            <text:p>4</text:p>
          </table:table-cell>
          <table:table-cell table:style-name="ce179" table:number-columns-repeated="8"/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7"/>
          <table:table-cell table:style-name="ce184" table:formula="of:=SUM([.G19:.W19])" office:value-type="float" office:value="2" calcext:value-type="float">
            <text:p>2</text:p>
          </table:table-cell>
          <table:table-cell table:style-name="ce187" table:formula="of:=[.F19]-[.X19]" office:value-type="float" office:value="2" calcext:value-type="float">
            <text:p>2</text:p>
          </table:table-cell>
          <table:table-cell table:number-columns-repeated="999"/>
        </table:table-row>
        <table:table-row table:style-name="ro1">
          <table:table-cell table:style-name="ce5" table:formula="of:=[.A18]" office:value-type="string" office:string-value="M1106" calcext:value-type="string">
            <text:p>M1106</text:p>
          </table:table-cell>
          <table:table-cell table:style-name="ce7" table:formula="of:=MID([.A20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21" calcext:value-type="float">
            <text:p>21</text:p>
          </table:table-cell>
          <table:table-cell table:style-name="ce166" office:value-type="float" office:value="21" calcext:value-type="float">
            <text:p>21</text:p>
          </table:table-cell>
          <table:table-cell table:style-name="ce188" table:formula="of:=[.E20]/DUREE_TP" office:value-type="float" office:value="14" calcext:value-type="float">
            <text:p>14</text:p>
          </table:table-cell>
          <table:table-cell table:style-name="ce180" table:number-columns-repeated="9"/>
          <table:table-cell table:number-columns-repeated="8" table:style-name="ce180" office:value-type="float" office:value="2" calcext:value-type="float">
            <text:p>2</text:p>
          </table:table-cell>
          <table:table-cell table:style-name="ce185" table:formula="of:=SUM([.G20:.W20])" office:value-type="float" office:value="16" calcext:value-type="float">
            <text:p>16</text:p>
          </table:table-cell>
          <table:table-cell table:style-name="ce188" table:formula="of:=[.F20]-[.X20]" office:value-type="float" office:value="-2" calcext:value-type="float">
            <text:p>-2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1107" calcext:value-type="string">
            <text:p>M1107</text:p>
          </table:table-cell>
          <table:table-cell table:style-name="ce3" table:formula="of:=MID([.A21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68" office:value-type="float" office:value="4.5" calcext:value-type="float">
            <text:p>4,5</text:p>
          </table:table-cell>
          <table:table-cell table:style-name="ce191" table:formula="of:=[.E21]/DUREE_CM" office:value-type="float" office:value="3" calcext:value-type="float">
            <text:p>3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5"/>
          <table:table-cell table:style-name="ce184" table:formula="of:=SUM([.G21:.W21])" office:value-type="float" office:value="3" calcext:value-type="float">
            <text:p>3</text:p>
          </table:table-cell>
          <table:table-cell table:style-name="ce187" table:formula="of:=[.F21]-[.X21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21]" office:value-type="string" office:string-value="M1107" calcext:value-type="string">
            <text:p>M1107</text:p>
          </table:table-cell>
          <table:table-cell table:style-name="ce3" table:formula="of:=MID([.A22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87" table:formula="of:=[.E22]/DUREE_TD" office:value-type="float" office:value="8" calcext:value-type="float">
            <text:p>8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5" table:style-name="ce179" office:value-type="float" office:value="1" calcext:value-type="float">
            <text:p>1</text:p>
          </table:table-cell>
          <table:table-cell table:style-name="ce179" table:number-columns-repeated="6"/>
          <table:table-cell table:style-name="ce184" table:formula="of:=SUM([.G22:.W22])" office:value-type="float" office:value="8" calcext:value-type="float">
            <text:p>8</text:p>
          </table:table-cell>
          <table:table-cell table:style-name="ce187" table:formula="of:=[.F22]-[.X2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21]" office:value-type="string" office:string-value="M1107" calcext:value-type="string">
            <text:p>M1107</text:p>
          </table:table-cell>
          <table:table-cell table:style-name="ce7" table:formula="of:=MID([.A23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5" calcext:value-type="float">
            <text:p>15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23]/DUREE_TP" office:value-type="float" office:value="10" calcext:value-type="float">
            <text:p>10</text:p>
          </table:table-cell>
          <table:table-cell table:style-name="ce180" table:number-columns-repeated="6"/>
          <table:table-cell table:number-columns-repeated="5" table:style-name="ce180" office:value-type="float" office:value="2" calcext:value-type="float">
            <text:p>2</text:p>
          </table:table-cell>
          <table:table-cell table:style-name="ce180" table:number-columns-repeated="6"/>
          <table:table-cell table:style-name="ce185" table:formula="of:=SUM([.G23:.W23])" office:value-type="float" office:value="10" calcext:value-type="float">
            <text:p>10</text:p>
          </table:table-cell>
          <table:table-cell table:style-name="ce188" table:formula="of:=[.F23]-[.X23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1108" calcext:value-type="string">
            <text:p>M1108</text:p>
          </table:table-cell>
          <table:table-cell table:style-name="ce3" table:formula="of:=MID([.A24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68" office:value-type="float" office:value="4.5" calcext:value-type="float">
            <text:p>4,5</text:p>
          </table:table-cell>
          <table:table-cell table:style-name="ce191" table:formula="of:=[.E24]/DUREE_CM" office:value-type="float" office:value="3" calcext:value-type="float">
            <text:p>3</text:p>
          </table:table-cell>
          <table:table-cell table:style-name="ce179" table:number-columns-repeated="11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84" table:formula="of:=SUM([.G24:.W24])" office:value-type="float" office:value="3" calcext:value-type="float">
            <text:p>3</text:p>
          </table:table-cell>
          <table:table-cell table:style-name="ce187" table:formula="of:=[.F24]-[.X24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24]" office:value-type="string" office:string-value="M1108" calcext:value-type="string">
            <text:p>M1108</text:p>
          </table:table-cell>
          <table:table-cell table:style-name="ce3" table:formula="of:=MID([.A25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87" table:formula="of:=[.E25]/DUREE_TD" office:value-type="float" office:value="8" calcext:value-type="float">
            <text:p>8</text:p>
          </table:table-cell>
          <table:table-cell table:style-name="ce179" table:number-columns-repeated="11"/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office:value-type="float" office:value="2" calcext:value-type="float">
            <text:p>2</text:p>
          </table:table-cell>
          <table:table-cell table:style-name="ce184" table:formula="of:=SUM([.G25:.W25])" office:value-type="float" office:value="8" calcext:value-type="float">
            <text:p>8</text:p>
          </table:table-cell>
          <table:table-cell table:style-name="ce187" table:formula="of:=[.F25]-[.X25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24]" office:value-type="string" office:string-value="M1108" calcext:value-type="string">
            <text:p>M1108</text:p>
          </table:table-cell>
          <table:table-cell table:style-name="ce7" table:formula="of:=MID([.A26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5" calcext:value-type="float">
            <text:p>15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26]/DUREE_TP" office:value-type="float" office:value="10" calcext:value-type="float">
            <text:p>10</text:p>
          </table:table-cell>
          <table:table-cell table:style-name="ce180" table:number-columns-repeated="11"/>
          <table:table-cell table:number-columns-repeated="5" table:style-name="ce180" office:value-type="float" office:value="2" calcext:value-type="float">
            <text:p>2</text:p>
          </table:table-cell>
          <table:table-cell table:style-name="ce180"/>
          <table:table-cell table:style-name="ce185" table:formula="of:=SUM([.G26:.W26])" office:value-type="float" office:value="10" calcext:value-type="float">
            <text:p>10</text:p>
          </table:table-cell>
          <table:table-cell table:style-name="ce188" table:formula="of:=[.F26]-[.X26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4">
          <table:table-cell table:style-name="ce3" table:formula="of:=INDIRECT(ADDRESS(1+ROW()/3;6;4;1;&quot;static&quot;);1)" office:value-type="string" office:string-value="M1109" calcext:value-type="string">
            <text:p>M1109</text:p>
          </table:table-cell>
          <table:table-cell table:style-name="ce3" table:formula="of:=MID([.A27];3;1)" office:value-type="string" office:string-value="1" calcext:value-type="string">
            <text:p>1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1" table:formula="of:=[.E27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27:.W27])" office:value-type="float" office:value="0" calcext:value-type="float">
            <text:p>0</text:p>
          </table:table-cell>
          <table:table-cell table:style-name="ce187" table:formula="of:=[.F27]-[.X27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27]" office:value-type="string" office:string-value="M1109" calcext:value-type="string">
            <text:p>M1109</text:p>
          </table:table-cell>
          <table:table-cell table:style-name="ce3" table:formula="of:=MID([.A28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87" table:formula="of:=[.E28]/DUREE_TD" office:value-type="float" office:value="6" calcext:value-type="float">
            <text:p>6</text:p>
          </table:table-cell>
          <table:table-cell table:style-name="ce179" table:number-columns-repeated="4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84" table:formula="of:=SUM([.G28:.W28])" office:value-type="float" office:value="6" calcext:value-type="float">
            <text:p>6</text:p>
          </table:table-cell>
          <table:table-cell table:style-name="ce187" table:formula="of:=[.F28]-[.X28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27]" office:value-type="string" office:string-value="M1109" calcext:value-type="string">
            <text:p>M1109</text:p>
          </table:table-cell>
          <table:table-cell table:style-name="ce7" table:formula="of:=MID([.A29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0" calcext:value-type="float">
            <text:p>0</text:p>
          </table:table-cell>
          <table:table-cell table:style-name="ce166" office:value-type="float" office:value="21" calcext:value-type="float">
            <text:p>21</text:p>
          </table:table-cell>
          <table:table-cell table:style-name="ce188" table:formula="of:=[.E29]/DUREE_TP" office:value-type="float" office:value="14" calcext:value-type="float">
            <text:p>14</text:p>
          </table:table-cell>
          <table:table-cell table:style-name="ce180" table:number-columns-repeated="4"/>
          <table:table-cell table:number-columns-repeated="2"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0" office:value-type="float" office:value="2" calcext:value-type="float">
            <text:p>2</text:p>
          </table:table-cell>
          <table:table-cell table:style-name="ce180"/>
          <table:table-cell table:style-name="ce185" table:formula="of:=SUM([.G29:.W29])" office:value-type="float" office:value="14" calcext:value-type="float">
            <text:p>14</text:p>
          </table:table-cell>
          <table:table-cell table:style-name="ce188" table:formula="of:=[.F29]-[.X29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1201" calcext:value-type="string">
            <text:p>M1201</text:p>
          </table:table-cell>
          <table:table-cell table:style-name="ce3" table:formula="of:=MID([.A30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/>
          <table:table-cell table:style-name="ce191" table:formula="of:=[.E30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30:.W30])" office:value-type="float" office:value="0" calcext:value-type="float">
            <text:p>0</text:p>
          </table:table-cell>
          <table:table-cell table:style-name="ce187" table:formula="of:=[.F30]-[.X30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0]" office:value-type="string" office:string-value="M1201" calcext:value-type="string">
            <text:p>M1201</text:p>
          </table:table-cell>
          <table:table-cell table:style-name="ce3" table:formula="of:=MID([.A31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style-name="ce187" table:formula="of:=[.E31]/DUREE_TD" office:value-type="float" office:value="6" calcext:value-type="float">
            <text:p>6</text:p>
          </table:table-cell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84" table:formula="of:=SUM([.G31:.W31])" office:value-type="float" office:value="6" calcext:value-type="float">
            <text:p>6</text:p>
          </table:table-cell>
          <table:table-cell table:style-name="ce187" table:formula="of:=[.F31]-[.X31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0]" office:value-type="string" office:string-value="M1201" calcext:value-type="string">
            <text:p>M1201</text:p>
          </table:table-cell>
          <table:table-cell table:style-name="ce7" table:formula="of:=MID([.A32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21" calcext:value-type="float">
            <text:p>21</text:p>
          </table:table-cell>
          <table:table-cell table:style-name="ce166" office:value-type="float" office:value="21" calcext:value-type="float">
            <text:p>21</text:p>
          </table:table-cell>
          <table:table-cell table:style-name="ce188" table:formula="of:=[.E32]/DUREE_TP" office:value-type="float" office:value="14" calcext:value-type="float">
            <text:p>14</text:p>
          </table:table-cell>
          <table:table-cell table:number-columns-repeated="8" table:style-name="ce180" office:value-type="float" office:value="1" calcext:value-type="float">
            <text:p>1</text:p>
          </table:table-cell>
          <table:table-cell table:style-name="ce180"/>
          <table:table-cell table:number-columns-repeated="2" table:style-name="ce180" office:value-type="float" office:value="1" calcext:value-type="float">
            <text:p>1</text:p>
          </table:table-cell>
          <table:table-cell table:style-name="ce180"/>
          <table:table-cell table:number-columns-repeated="3"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5" table:formula="of:=SUM([.G32:.W32])" office:value-type="float" office:value="14" calcext:value-type="float">
            <text:p>14</text:p>
          </table:table-cell>
          <table:table-cell table:style-name="ce188" table:formula="of:=[.F32]-[.X32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1202" calcext:value-type="string">
            <text:p>M1202</text:p>
          </table:table-cell>
          <table:table-cell table:style-name="ce3" table:formula="of:=MID([.A33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/>
          <table:table-cell table:style-name="ce191" table:formula="of:=[.E33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33:.W33])" office:value-type="float" office:value="0" calcext:value-type="float">
            <text:p>0</text:p>
          </table:table-cell>
          <table:table-cell table:style-name="ce187" table:formula="of:=[.F33]-[.X3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3]" office:value-type="string" office:string-value="M1202" calcext:value-type="string">
            <text:p>M1202</text:p>
          </table:table-cell>
          <table:table-cell table:style-name="ce3" table:formula="of:=MID([.A34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87" table:formula="of:=[.E34]/DUREE_TD" office:value-type="float" office:value="2" calcext:value-type="float">
            <text:p>2</text:p>
          </table:table-cell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14"/>
          <table:table-cell table:style-name="ce184" table:formula="of:=SUM([.G34:.W34])" office:value-type="float" office:value="2" calcext:value-type="float">
            <text:p>2</text:p>
          </table:table-cell>
          <table:table-cell table:style-name="ce187" table:formula="of:=[.F34]-[.X34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3]" office:value-type="string" office:string-value="M1202" calcext:value-type="string">
            <text:p>M1202</text:p>
          </table:table-cell>
          <table:table-cell table:style-name="ce7" table:formula="of:=MID([.A35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21" calcext:value-type="float">
            <text:p>21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35]/DUREE_TP" office:value-type="float" office:value="8" calcext:value-type="float">
            <text:p>8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/>
          <table:table-cell table:number-columns-repeated="5"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/>
          <table:table-cell table:style-name="ce180" office:value-type="float" office:value="1" calcext:value-type="float">
            <text:p>1</text:p>
          </table:table-cell>
          <table:table-cell table:style-name="ce180" table:number-columns-repeated="5"/>
          <table:table-cell table:style-name="ce185" table:formula="of:=SUM([.G35:.W35])" office:value-type="float" office:value="8" calcext:value-type="float">
            <text:p>8</text:p>
          </table:table-cell>
          <table:table-cell table:style-name="ce188" table:formula="of:=[.F35]-[.X35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1203" calcext:value-type="string">
            <text:p>M1203</text:p>
          </table:table-cell>
          <table:table-cell table:style-name="ce3" table:formula="of:=MID([.A36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style-name="ce191" table:formula="of:=[.E36]/DUREE_CM" office:value-type="float" office:value="3" calcext:value-type="float">
            <text:p>3</text:p>
          </table:table-cell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10"/>
          <table:table-cell table:style-name="ce184" table:formula="of:=SUM([.G36:.W36])" office:value-type="float" office:value="3" calcext:value-type="float">
            <text:p>3</text:p>
          </table:table-cell>
          <table:table-cell table:style-name="ce187" table:formula="of:=[.F36]-[.X3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6]" office:value-type="string" office:string-value="M1203" calcext:value-type="string">
            <text:p>M1203</text:p>
          </table:table-cell>
          <table:table-cell table:style-name="ce3" table:formula="of:=MID([.A37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87" table:formula="of:=[.E37]/DUREE_TD" office:value-type="float" office:value="12" calcext:value-type="float">
            <text:p>12</text:p>
          </table:table-cell>
          <table:table-cell table:number-columns-repeated="6" table:style-name="ce179" office:value-type="float" office:value="2" calcext:value-type="float">
            <text:p>2</text:p>
          </table:table-cell>
          <table:table-cell table:style-name="ce179" table:number-columns-repeated="11"/>
          <table:table-cell table:style-name="ce184" table:formula="of:=SUM([.G37:.W37])" office:value-type="float" office:value="12" calcext:value-type="float">
            <text:p>12</text:p>
          </table:table-cell>
          <table:table-cell table:style-name="ce187" table:formula="of:=[.F37]-[.X37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6]" office:value-type="string" office:string-value="M1203" calcext:value-type="string">
            <text:p>M1203</text:p>
          </table:table-cell>
          <table:table-cell table:style-name="ce7" table:formula="of:=MID([.A38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66" office:value-type="float" office:value="6" calcext:value-type="float">
            <text:p>6</text:p>
          </table:table-cell>
          <table:table-cell table:style-name="ce188" table:formula="of:=[.E38]/DUREE_TP" office:value-type="float" office:value="4" calcext:value-type="float">
            <text:p>4</text:p>
          </table:table-cell>
          <table:table-cell table:style-name="ce180" table:number-columns-repeated="2"/>
          <table:table-cell table:number-columns-repeated="4" table:style-name="ce180" office:value-type="float" office:value="1" calcext:value-type="float">
            <text:p>1</text:p>
          </table:table-cell>
          <table:table-cell table:style-name="ce180" table:number-columns-repeated="11"/>
          <table:table-cell table:style-name="ce185" table:formula="of:=SUM([.G38:.W38])" office:value-type="float" office:value="4" calcext:value-type="float">
            <text:p>4</text:p>
          </table:table-cell>
          <table:table-cell table:style-name="ce188" table:formula="of:=[.F38]-[.X38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1204" calcext:value-type="string">
            <text:p>M1204</text:p>
          </table:table-cell>
          <table:table-cell table:style-name="ce3" table:formula="of:=MID([.A39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table:style-name="ce191" table:formula="of:=[.E39]/DUREE_CM" office:value-type="float" office:value="3" calcext:value-type="float">
            <text:p>3</text:p>
          </table:table-cell>
          <table:table-cell table:style-name="ce179" table:number-columns-repeated="10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2"/>
          <table:table-cell table:style-name="ce179" office:value-type="float" office:value="1" calcext:value-type="float">
            <text:p>1</text:p>
          </table:table-cell>
          <table:table-cell table:style-name="ce179"/>
          <table:table-cell table:style-name="ce184" table:formula="of:=SUM([.G39:.W39])" office:value-type="float" office:value="3" calcext:value-type="float">
            <text:p>3</text:p>
          </table:table-cell>
          <table:table-cell table:style-name="ce187" table:formula="of:=[.F39]-[.X39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39]" office:value-type="string" office:string-value="M1204" calcext:value-type="string">
            <text:p>M1204</text:p>
          </table:table-cell>
          <table:table-cell table:style-name="ce3" table:formula="of:=MID([.A40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style-name="ce187" table:formula="of:=[.E40]/DUREE_TD" office:value-type="float" office:value="6" calcext:value-type="float">
            <text:p>6</text:p>
          </table:table-cell>
          <table:table-cell table:style-name="ce179" table:number-columns-repeated="11"/>
          <table:table-cell table:number-columns-repeated="3" table:style-name="ce179" office:value-type="float" office:value="2" calcext:value-type="float">
            <text:p>2</text:p>
          </table:table-cell>
          <table:table-cell table:style-name="ce179" table:number-columns-repeated="3"/>
          <table:table-cell table:style-name="ce184" table:formula="of:=SUM([.G40:.W40])" office:value-type="float" office:value="6" calcext:value-type="float">
            <text:p>6</text:p>
          </table:table-cell>
          <table:table-cell table:style-name="ce187" table:formula="of:=[.F40]-[.X40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39]" office:value-type="string" office:string-value="M1204" calcext:value-type="string">
            <text:p>M1204</text:p>
          </table:table-cell>
          <table:table-cell table:style-name="ce7" table:formula="of:=MID([.A41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6" calcext:value-type="float">
            <text:p>6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41]/DUREE_TP" office:value-type="float" office:value="8" calcext:value-type="float">
            <text:p>8</text:p>
          </table:table-cell>
          <table:table-cell table:style-name="ce180" table:number-columns-repeated="11"/>
          <table:table-cell table:number-columns-repeated="3" table:style-name="ce180" office:value-type="float" office:value="1" calcext:value-type="float">
            <text:p>1</text:p>
          </table:table-cell>
          <table:table-cell table:number-columns-repeated="2" table:style-name="ce180" office:value-type="float" office:value="2" calcext:value-type="float">
            <text:p>2</text:p>
          </table:table-cell>
          <table:table-cell table:style-name="ce180" office:value-type="float" office:value="1" calcext:value-type="float">
            <text:p>1</text:p>
          </table:table-cell>
          <table:table-cell table:style-name="ce185" table:formula="of:=SUM([.G41:.W41])" office:value-type="float" office:value="8" calcext:value-type="float">
            <text:p>8</text:p>
          </table:table-cell>
          <table:table-cell table:style-name="ce188" table:formula="of:=[.F41]-[.X41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1205" calcext:value-type="string">
            <text:p>M1205</text:p>
          </table:table-cell>
          <table:table-cell table:style-name="ce3" table:formula="of:=MID([.A42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4.5" calcext:value-type="float">
            <text:p>4,5</text:p>
          </table:table-cell>
          <table:table-cell table:style-name="ce191" table:formula="of:=[.E42]/DUREE_CM" office:value-type="float" office:value="3" calcext:value-type="float">
            <text:p>3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3"/>
          <table:table-cell table:style-name="ce179" office:value-type="float" office:value="1" calcext:value-type="float">
            <text:p>1</text:p>
          </table:table-cell>
          <table:table-cell table:style-name="ce179" table:number-columns-repeated="11"/>
          <table:table-cell table:style-name="ce184" table:formula="of:=SUM([.G42:.W42])" office:value-type="float" office:value="3" calcext:value-type="float">
            <text:p>3</text:p>
          </table:table-cell>
          <table:table-cell table:style-name="ce187" table:formula="of:=[.F42]-[.X42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table:formula="of:=[.A42]" office:value-type="string" office:string-value="M1205" calcext:value-type="string">
            <text:p>M1205</text:p>
          </table:table-cell>
          <table:table-cell table:style-name="ce3" table:formula="of:=MID([.A43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87" table:formula="of:=[.E43]/DUREE_TD" office:value-type="float" office:value="8" calcext:value-type="float">
            <text:p>8</text:p>
          </table:table-cell>
          <table:table-cell table:style-name="ce179" office:value-type="float" office:value="1" calcext:value-type="float">
            <text:p>1</text:p>
          </table:table-cell>
          <table:table-cell table:number-columns-repeated="2" table:style-name="ce179" office:value-type="float" office:value="2" calcext:value-type="float">
            <text:p>2</text:p>
          </table:table-cell>
          <table:table-cell table:number-columns-repeated="3" table:style-name="ce179" office:value-type="float" office:value="1" calcext:value-type="float">
            <text:p>1</text:p>
          </table:table-cell>
          <table:table-cell table:style-name="ce179" table:number-columns-repeated="11"/>
          <table:table-cell table:style-name="ce184" table:formula="of:=SUM([.G43:.W43])" office:value-type="float" office:value="8" calcext:value-type="float">
            <text:p>8</text:p>
          </table:table-cell>
          <table:table-cell table:style-name="ce187" table:formula="of:=[.F43]-[.X43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42]" office:value-type="string" office:string-value="M1205" calcext:value-type="string">
            <text:p>M1205</text:p>
          </table:table-cell>
          <table:table-cell table:style-name="ce7" table:formula="of:=MID([.A44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44]/DUREE_TP" office:value-type="float" office:value="8" calcext:value-type="float">
            <text:p>8</text:p>
          </table:table-cell>
          <table:table-cell table:style-name="ce180"/>
          <table:table-cell table:number-columns-repeated="4" table:style-name="ce180" office:value-type="float" office:value="2" calcext:value-type="float">
            <text:p>2</text:p>
          </table:table-cell>
          <table:table-cell table:style-name="ce180" table:number-columns-repeated="12"/>
          <table:table-cell table:style-name="ce185" table:formula="of:=SUM([.G44:.W44])" office:value-type="float" office:value="8" calcext:value-type="float">
            <text:p>8</text:p>
          </table:table-cell>
          <table:table-cell table:style-name="ce188" table:formula="of:=[.F44]-[.X44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1206" calcext:value-type="string">
            <text:p>M1206</text:p>
          </table:table-cell>
          <table:table-cell table:style-name="ce3" table:formula="of:=MID([.A45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 table:style-name="ce191" table:formula="of:=[.E45]/DUREE_CM" office:value-type="float" office:value="3" calcext:value-type="float">
            <text:p>3</text:p>
          </table:table-cell>
          <table:table-cell table:number-columns-repeated="2" table:style-name="ce179" office:value-type="float" office:value="1" calcext:value-type="float">
            <text:p>1</text:p>
          </table:table-cell>
          <table:table-cell table:style-name="ce179" table:number-columns-repeated="15"/>
          <table:table-cell table:style-name="ce184" table:formula="of:=SUM([.G45:.W45])" office:value-type="float" office:value="2" calcext:value-type="float">
            <text:p>2</text:p>
          </table:table-cell>
          <table:table-cell table:style-name="ce187" table:formula="of:=[.F45]-[.X45]"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table:style-name="ce4" table:formula="of:=[.A45]" office:value-type="string" office:string-value="M1206" calcext:value-type="string">
            <text:p>M1206</text:p>
          </table:table-cell>
          <table:table-cell table:style-name="ce3" table:formula="of:=MID([.A46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87" table:formula="of:=[.E46]/DUREE_TD" office:value-type="float" office:value="4" calcext:value-type="float">
            <text:p>4</text:p>
          </table:table-cell>
          <table:table-cell table:number-columns-repeated="3" table:style-name="ce179" office:value-type="float" office:value="1" calcext:value-type="float">
            <text:p>1</text:p>
          </table:table-cell>
          <table:table-cell table:style-name="ce179"/>
          <table:table-cell table:style-name="ce179" office:value-type="float" office:value="1" calcext:value-type="float">
            <text:p>1</text:p>
          </table:table-cell>
          <table:table-cell table:style-name="ce179" table:number-columns-repeated="12"/>
          <table:table-cell table:style-name="ce184" table:formula="of:=SUM([.G46:.W46])" office:value-type="float" office:value="4" calcext:value-type="float">
            <text:p>4</text:p>
          </table:table-cell>
          <table:table-cell table:style-name="ce187" table:formula="of:=[.F46]-[.X46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5" table:formula="of:=[.A45]" office:value-type="string" office:string-value="M1206" calcext:value-type="string">
            <text:p>M1206</text:p>
          </table:table-cell>
          <table:table-cell table:style-name="ce7" table:formula="of:=MID([.A47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2" calcext:value-type="float">
            <text:p>12</text:p>
          </table:table-cell>
          <table:table-cell table:style-name="ce166" office:value-type="float" office:value="18" calcext:value-type="float">
            <text:p>18</text:p>
          </table:table-cell>
          <table:table-cell table:style-name="ce188" table:formula="of:=[.E47]/DUREE_TP" office:value-type="float" office:value="12" calcext:value-type="float">
            <text:p>12</text:p>
          </table:table-cell>
          <table:table-cell table:style-name="ce180"/>
          <table:table-cell table:number-columns-repeated="6" table:style-name="ce180" office:value-type="float" office:value="2" calcext:value-type="float">
            <text:p>2</text:p>
          </table:table-cell>
          <table:table-cell table:style-name="ce180" table:number-columns-repeated="10"/>
          <table:table-cell table:style-name="ce185" table:formula="of:=SUM([.G47:.W47])" office:value-type="float" office:value="12" calcext:value-type="float">
            <text:p>12</text:p>
          </table:table-cell>
          <table:table-cell table:style-name="ce188" table:formula="of:=[.F47]-[.X47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1207" calcext:value-type="string">
            <text:p>M1207</text:p>
          </table:table-cell>
          <table:table-cell table:style-name="ce3" table:formula="of:=MID([.A48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68"/>
          <table:table-cell table:style-name="ce191" table:formula="of:=[.E48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48:.W48])" office:value-type="float" office:value="0" calcext:value-type="float">
            <text:p>0</text:p>
          </table:table-cell>
          <table:table-cell table:style-name="ce187" table:formula="of:=[.F48]-[.X48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48]" office:value-type="string" office:string-value="M1207" calcext:value-type="string">
            <text:p>M1207</text:p>
          </table:table-cell>
          <table:table-cell table:style-name="ce3" table:formula="of:=MID([.A49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6" calcext:value-type="float">
            <text:p>6</text:p>
          </table:table-cell>
          <table:table-cell table:style-name="ce168" office:value-type="float" office:value="15" calcext:value-type="float">
            <text:p>15</text:p>
          </table:table-cell>
          <table:table-cell table:style-name="ce187" table:formula="of:=[.E49]/DUREE_TD" office:value-type="float" office:value="10" calcext:value-type="float">
            <text:p>10</text:p>
          </table:table-cell>
          <table:table-cell table:style-name="ce179" table:number-columns-repeated="6"/>
          <table:table-cell table:number-columns-repeated="5" table:style-name="ce179" office:value-type="float" office:value="2" calcext:value-type="float">
            <text:p>2</text:p>
          </table:table-cell>
          <table:table-cell table:style-name="ce179" table:number-columns-repeated="6"/>
          <table:table-cell table:style-name="ce184" table:formula="of:=SUM([.G49:.W49])" office:value-type="float" office:value="10" calcext:value-type="float">
            <text:p>10</text:p>
          </table:table-cell>
          <table:table-cell table:style-name="ce187" table:formula="of:=[.F49]-[.X49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5" table:formula="of:=[.A48]" office:value-type="string" office:string-value="M1207" calcext:value-type="string">
            <text:p>M1207</text:p>
          </table:table-cell>
          <table:table-cell table:style-name="ce7" table:formula="of:=MID([.A50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18" calcext:value-type="float">
            <text:p>18</text:p>
          </table:table-cell>
          <table:table-cell table:style-name="ce166"/>
          <table:table-cell table:style-name="ce188" table:formula="of:=[.E50]/DUREE_TP" office:value-type="float" office:value="0" calcext:value-type="float">
            <text:p>0</text:p>
          </table:table-cell>
          <table:table-cell table:style-name="ce180" table:number-columns-repeated="17"/>
          <table:table-cell table:style-name="ce185" table:formula="of:=SUM([.G50:.W50])" office:value-type="float" office:value="0" calcext:value-type="float">
            <text:p>0</text:p>
          </table:table-cell>
          <table:table-cell table:style-name="ce188" table:formula="of:=[.F50]-[.X50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>
          <table:table-cell table:style-name="ce3" table:formula="of:=INDIRECT(ADDRESS(1+ROW()/3;6;4;1;&quot;static&quot;);1)" office:value-type="string" office:string-value="M1208" calcext:value-type="string">
            <text:p>M1208</text:p>
          </table:table-cell>
          <table:table-cell table:style-name="ce3" table:formula="of:=MID([.A51];3;1)" office:value-type="string" office:string-value="2" calcext:value-type="string">
            <text:p>2</text:p>
          </table:table-cell>
          <table:table-cell table:style-name="ce191" office:value-type="string" calcext:value-type="string">
            <text:p>CM</text:p>
          </table:table-cell>
          <table:table-cell table:style-name="ce12" table:formula="of:=INDIRECT(ADDRESS(1+ROW()/3;2+MOD(ROW();3);4;1;&quot;vol_ppn&quot;);1)" office:value-type="float" office:value="0" calcext:value-type="float">
            <text:p>0</text:p>
          </table:table-cell>
          <table:table-cell table:style-name="ce168"/>
          <table:table-cell table:style-name="ce191" table:formula="of:=[.E51]/DUREE_CM" office:value-type="float" office:value="0" calcext:value-type="float">
            <text:p>0</text:p>
          </table:table-cell>
          <table:table-cell table:style-name="ce179" table:number-columns-repeated="17"/>
          <table:table-cell table:style-name="ce184" table:formula="of:=SUM([.G51:.W51])" office:value-type="float" office:value="0" calcext:value-type="float">
            <text:p>0</text:p>
          </table:table-cell>
          <table:table-cell table:style-name="ce187" table:formula="of:=[.F51]-[.X51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4" table:formula="of:=[.A51]" office:value-type="string" office:string-value="M1208" calcext:value-type="string">
            <text:p>M1208</text:p>
          </table:table-cell>
          <table:table-cell table:style-name="ce3" table:formula="of:=MID([.A52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2" table:formula="of:=INDIRECT(ADDRESS(1+ROW()/3;2+MOD(ROW();3);4;1;&quot;vol_ppn&quot;);1)" office:value-type="float" office:value="15" calcext:value-type="float">
            <text:p>15</text:p>
          </table:table-cell>
          <table:table-cell table:style-name="ce168" office:value-type="float" office:value="15" calcext:value-type="float">
            <text:p>15</text:p>
          </table:table-cell>
          <table:table-cell table:style-name="ce187" table:formula="of:=[.E52]/DUREE_TD" office:value-type="float" office:value="10" calcext:value-type="float">
            <text:p>10</text:p>
          </table:table-cell>
          <table:table-cell table:style-name="ce179" table:number-columns-repeated="6"/>
          <table:table-cell table:number-columns-repeated="5" table:style-name="ce179" office:value-type="float" office:value="2" calcext:value-type="float">
            <text:p>2</text:p>
          </table:table-cell>
          <table:table-cell table:style-name="ce179" table:number-columns-repeated="6"/>
          <table:table-cell table:style-name="ce184" table:formula="of:=SUM([.G52:.W52])" office:value-type="float" office:value="10" calcext:value-type="float">
            <text:p>10</text:p>
          </table:table-cell>
          <table:table-cell table:style-name="ce187" table:formula="of:=[.F52]-[.X52]" office:value-type="float" office:value="0" calcext:value-type="float">
            <text:p>0</text:p>
          </table:table-cell>
          <table:table-cell table:style-name="ce168" table:number-columns-repeated="990"/>
          <table:table-cell table:number-columns-repeated="9"/>
        </table:table-row>
        <table:table-row table:style-name="ro1">
          <table:table-cell table:style-name="ce5" table:formula="of:=[.A51]" office:value-type="string" office:string-value="M1208" calcext:value-type="string">
            <text:p>M1208</text:p>
          </table:table-cell>
          <table:table-cell table:style-name="ce7" table:formula="of:=MID([.A53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3" table:formula="of:=INDIRECT(ADDRESS(1+ROW()/3;2+MOD(ROW();3);4;1;&quot;vol_ppn&quot;);1)" office:value-type="float" office:value="0" calcext:value-type="float">
            <text:p>0</text:p>
          </table:table-cell>
          <table:table-cell table:style-name="ce166"/>
          <table:table-cell table:style-name="ce188" table:formula="of:=[.E53]/DUREE_TP" office:value-type="float" office:value="0" calcext:value-type="float">
            <text:p>0</text:p>
          </table:table-cell>
          <table:table-cell table:style-name="ce180" table:number-columns-repeated="17"/>
          <table:table-cell table:style-name="ce185" table:formula="of:=SUM([.G53:.W53])" office:value-type="float" office:value="0" calcext:value-type="float">
            <text:p>0</text:p>
          </table:table-cell>
          <table:table-cell table:style-name="ce188" table:formula="of:=[.F53]-[.X53]" office:value-type="float" office:value="0" calcext:value-type="float">
            <text:p>0</text:p>
          </table:table-cell>
          <table:table-cell table:style-name="ce166" table:number-columns-repeated="990"/>
          <table:table-cell table:number-columns-repeated="9"/>
        </table:table-row>
        <table:table-row table:style-name="ro1" table:number-rows-repeated="1048508">
          <table:table-cell table:number-columns-repeated="1024"/>
        </table:table-row>
        <table:table-row table:style-name="ro5" table:number-rows-repeated="1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" table:style-name="ta1">
        <table:table-column table:style-name="co1" table:default-cell-style-name="ce155"/>
        <table:table-column table:style-name="co2" table:number-columns-repeated="2" table:default-cell-style-name="ce155"/>
        <table:table-column table:style-name="co11" table:default-cell-style-name="ce155"/>
        <table:table-column table:style-name="co4" table:default-cell-style-name="ce155"/>
        <table:table-column table:style-name="co5" table:default-cell-style-name="ce155"/>
        <table:table-column table:style-name="co12" table:number-columns-repeated="17" table:default-cell-style-name="ce194"/>
        <table:table-column table:style-name="co13" table:default-cell-style-name="ce186"/>
        <table:table-column table:style-name="co8" table:default-cell-style-name="ce155"/>
        <table:table-column table:style-name="co9" table:number-columns-repeated="996" table:default-cell-style-name="ce155"/>
        <table:table-header-rows>
          <table:table-row table:style-name="ro1">
            <table:table-cell table:style-name="ce157" office:value-type="string" calcext:value-type="string">
              <text:p>FA</text:p>
            </table:table-cell>
            <table:table-cell table:style-name="ce157" table:number-columns-repeated="5"/>
            <table:table-cell table:style-name="ce199" office:value-type="float" office:value="1" calcext:value-type="float">
              <text:p>1</text:p>
            </table:table-cell>
            <table:table-cell table:style-name="ce199" office:value-type="float" office:value="2" calcext:value-type="float">
              <text:p>2</text:p>
            </table:table-cell>
            <table:table-cell table:style-name="ce199" office:value-type="float" office:value="3" calcext:value-type="float">
              <text:p>3</text:p>
            </table:table-cell>
            <table:table-cell table:style-name="ce35" table:number-columns-repeated="2"/>
            <table:table-cell table:style-name="ce199"/>
            <table:table-cell table:style-name="ce199" office:value-type="float" office:value="5" calcext:value-type="float">
              <text:p>5</text:p>
            </table:table-cell>
            <table:table-cell table:style-name="ce199" office:value-type="float" office:value="6" calcext:value-type="float">
              <text:p>6</text:p>
            </table:table-cell>
            <table:table-cell table:style-name="ce35"/>
            <table:table-cell table:style-name="ce199" office:value-type="float" office:value="7" calcext:value-type="float">
              <text:p>7</text:p>
            </table:table-cell>
            <table:table-cell table:style-name="ce199" office:value-type="float" office:value="8" calcext:value-type="float">
              <text:p>8</text:p>
            </table:table-cell>
            <table:table-cell table:style-name="ce35" table:number-columns-repeated="2"/>
            <table:table-cell table:style-name="ce199" office:value-type="float" office:value="9" calcext:value-type="float">
              <text:p>9</text:p>
            </table:table-cell>
            <table:table-cell table:style-name="ce199" office:value-type="float" office:value="10" calcext:value-type="float">
              <text:p>10</text:p>
            </table:table-cell>
            <table:table-cell table:style-name="ce199" office:value-type="float" office:value="11" calcext:value-type="float">
              <text:p>11</text:p>
            </table:table-cell>
            <table:table-cell table:style-name="ce199" office:value-type="float" office:value="12" calcext:value-type="float">
              <text:p>12</text:p>
            </table:table-cell>
            <table:table-cell table:style-name="ce157" table:number-columns-repeated="998"/>
          </table:table-row>
          <table:table-row table:style-name="ro2">
            <table:table-cell table:style-name="ce2" office:value-type="string" calcext:value-type="string">
              <text:p>Module</text:p>
            </table:table-cell>
            <table:table-cell table:style-name="ce2" office:value-type="string" calcext:value-type="string">
              <text:p>UE</text:p>
            </table:table-cell>
            <table:table-cell table:style-name="ce2" office:value-type="string" calcext:value-type="string">
              <text:p>Type</text:p>
            </table:table-cell>
            <table:table-cell table:style-name="ce2" office:value-type="string" calcext:value-type="string">
              <text:p>PPN (h.)</text:p>
            </table:table-cell>
            <table:table-cell table:style-name="ce2" office:value-type="string" calcext:value-type="string">
              <text:p>Prévi (h.)</text:p>
            </table:table-cell>
            <table:table-cell table:style-name="ce2" office:value-type="string" calcext:value-type="string">
              <text:p>Prev: Nb Séances 1h30</text:p>
            </table:table-cell>
            <table:table-cell table:style-name="ce30" table:formula="of:=[$FI.G2]" office:value-type="float" office:value="36" calcext:value-type="float">
              <text:p>36</text:p>
            </table:table-cell>
            <table:table-cell table:style-name="ce30" table:formula="of:=[$FI.H2]" office:value-type="float" office:value="37" calcext:value-type="float">
              <text:p>37</text:p>
            </table:table-cell>
            <table:table-cell table:style-name="ce30" table:formula="of:=[$FI.I2]" office:value-type="float" office:value="38" calcext:value-type="float">
              <text:p>38</text:p>
            </table:table-cell>
            <table:table-cell table:style-name="ce36" table:formula="of:=[$FI.J2]" office:value-type="float" office:value="39" calcext:value-type="float">
              <text:p>39</text:p>
            </table:table-cell>
            <table:table-cell table:style-name="ce36" table:formula="of:=[$FI.K2]" office:value-type="float" office:value="40" calcext:value-type="float">
              <text:p>40</text:p>
            </table:table-cell>
            <table:table-cell table:style-name="ce30" table:formula="of:=[$FI.L2]" office:value-type="float" office:value="41" calcext:value-type="float">
              <text:p>41</text:p>
            </table:table-cell>
            <table:table-cell table:style-name="ce30" table:formula="of:=[$FI.M2]" office:value-type="float" office:value="42" calcext:value-type="float">
              <text:p>42</text:p>
            </table:table-cell>
            <table:table-cell table:style-name="ce30" table:formula="of:=[$FI.N2]" office:value-type="float" office:value="43" calcext:value-type="float">
              <text:p>43</text:p>
            </table:table-cell>
            <table:table-cell table:style-name="ce36" table:formula="of:=[$FI.O2]" office:value-type="float" office:value="45" calcext:value-type="float">
              <text:p>45</text:p>
            </table:table-cell>
            <table:table-cell table:style-name="ce30" table:formula="of:=[$FI.P2]" office:value-type="float" office:value="46" calcext:value-type="float">
              <text:p>46</text:p>
            </table:table-cell>
            <table:table-cell table:style-name="ce30" table:formula="of:=[$FI.Q2]" office:value-type="float" office:value="47" calcext:value-type="float">
              <text:p>47</text:p>
            </table:table-cell>
            <table:table-cell table:style-name="ce36" table:formula="of:=[$FI.R2]" office:value-type="float" office:value="48" calcext:value-type="float">
              <text:p>48</text:p>
            </table:table-cell>
            <table:table-cell table:style-name="ce36" table:formula="of:=[$FI.S2]" office:value-type="float" office:value="49" calcext:value-type="float">
              <text:p>49</text:p>
            </table:table-cell>
            <table:table-cell table:style-name="ce30" table:formula="of:=[$FI.T2]" office:value-type="float" office:value="50" calcext:value-type="float">
              <text:p>50</text:p>
            </table:table-cell>
            <table:table-cell table:style-name="ce30" table:formula="of:=[$FI.U2]" office:value-type="float" office:value="51" calcext:value-type="float">
              <text:p>51</text:p>
            </table:table-cell>
            <table:table-cell table:style-name="ce30" table:formula="of:=[$FI.V2]" office:value-type="float" office:value="0" calcext:value-type="float">
              <text:p>0</text:p>
            </table:table-cell>
            <table:table-cell table:style-name="ce30" table:formula="of:=[$FI.W2]" office:value-type="float" office:value="0" calcext:value-type="float">
              <text:p>0</text:p>
            </table:table-cell>
            <table:table-cell table:style-name="ce2" office:value-type="string" calcext:value-type="string">
              <text:p>TOTAL</text:p>
            </table:table-cell>
            <table:table-cell table:style-name="ce2" office:value-type="string" calcext:value-type="string">
              <text:p>ecart (nb seances)</text:p>
            </table:table-cell>
            <table:table-cell table:style-name="ce2" table:number-columns-repeated="996"/>
          </table:table-row>
        </table:table-header-rows>
        <table:table-row table:style-name="ro1">
          <table:table-cell table:style-name="ce3" table:formula="of:=[$FI.A3]" office:value-type="string" office:string-value="M1101" calcext:value-type="string">
            <text:p>M1101</text:p>
          </table:table-cell>
          <table:table-cell table:style-name="ce3" table:formula="of:=MID([.A3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3]*COEFF_FA" office:value-type="float" office:value="7.2" calcext:value-type="float">
            <text:p>7,2</text:p>
          </table:table-cell>
          <table:table-cell table:style-name="ce169" office:value-type="float" office:value="7.5" calcext:value-type="float">
            <text:p>7,5</text:p>
          </table:table-cell>
          <table:table-cell table:style-name="ce187" table:formula="of:=[.E3]/DUREE_CM" office:value-type="float" office:value="5" calcext:value-type="float">
            <text:p>5</text:p>
          </table:table-cell>
          <table:table-cell table:number-columns-repeated="2" table:style-name="ce199" office:value-type="float" office:value="1" calcext:value-type="float">
            <text:p>1</text:p>
          </table:table-cell>
          <table:table-cell table:style-name="ce199"/>
          <table:table-cell table:style-name="ce35" table:number-columns-repeated="2"/>
          <table:table-cell table:style-name="ce199" table:number-columns-repeated="3"/>
          <table:table-cell table:style-name="ce35"/>
          <table:table-cell table:style-name="ce199"/>
          <table:table-cell table:style-name="ce199" office:value-type="float" office:value="1" calcext:value-type="float">
            <text:p>1</text:p>
          </table:table-cell>
          <table:table-cell table:style-name="ce35" table:number-columns-repeated="2"/>
          <table:table-cell table:style-name="ce199" table:number-columns-repeated="2"/>
          <table:table-cell table:style-name="ce199" office:value-type="float" office:value="1" calcext:value-type="float">
            <text:p>1</text:p>
          </table:table-cell>
          <table:table-cell table:style-name="ce199"/>
          <table:table-cell table:style-name="ce184" table:formula="of:=SUM([.G3:.W3])" office:value-type="float" office:value="4" calcext:value-type="float">
            <text:p>4</text:p>
          </table:table-cell>
          <table:table-cell table:style-name="ce187" table:formula="of:=[.F3]-[.X3]" office:value-type="float" office:value="1" calcext:value-type="float">
            <text:p>1</text:p>
          </table:table-cell>
          <table:table-cell table:style-name="ce157" table:number-columns-repeated="996"/>
        </table:table-row>
        <table:table-row table:style-name="ro1">
          <table:table-cell table:style-name="ce3" table:formula="of:=[.A3]" office:value-type="string" office:string-value="M1101" calcext:value-type="string">
            <text:p>M1101</text:p>
          </table:table-cell>
          <table:table-cell table:style-name="ce3" table:formula="of:=MID([.A4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4]*COEFF_FA" office:value-type="float" office:value="12" calcext:value-type="float">
            <text:p>12</text:p>
          </table:table-cell>
          <table:table-cell table:style-name="ce169" office:value-type="float" office:value="12" calcext:value-type="float">
            <text:p>12</text:p>
          </table:table-cell>
          <table:table-cell table:style-name="ce187" table:formula="of:=[.E4]/DUREE_TD" office:value-type="float" office:value="8" calcext:value-type="float">
            <text:p>8</text:p>
          </table:table-cell>
          <table:table-cell table:number-columns-repeated="3" table:style-name="ce199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2" table:style-name="ce199" office:value-type="float" office:value="1" calcext:value-type="float">
            <text:p>1</text:p>
          </table:table-cell>
          <table:table-cell table:style-name="ce199"/>
          <table:table-cell table:style-name="ce35"/>
          <table:table-cell table:style-name="ce199"/>
          <table:table-cell table:style-name="ce199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2" table:style-name="ce199" office:value-type="float" office:value="1" calcext:value-type="float">
            <text:p>1</text:p>
          </table:table-cell>
          <table:table-cell table:style-name="ce199" table:number-columns-repeated="2"/>
          <table:table-cell table:style-name="ce184" table:formula="of:=SUM([.G4:.W4])" office:value-type="float" office:value="8" calcext:value-type="float">
            <text:p>8</text:p>
          </table:table-cell>
          <table:table-cell table:style-name="ce187" table:formula="of:=[.F4]-[.X4]" office:value-type="float" office:value="0" calcext:value-type="float">
            <text:p>0</text:p>
          </table:table-cell>
          <table:table-cell table:style-name="ce157" table:number-columns-repeated="996"/>
        </table:table-row>
        <table:table-row table:style-name="ro1">
          <table:table-cell table:style-name="ce26" table:formula="of:=[.A3]" office:value-type="string" office:string-value="M1101" calcext:value-type="string">
            <text:p>M1101</text:p>
          </table:table-cell>
          <table:table-cell table:style-name="ce7" table:formula="of:=MID([.A5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5]*COEFF_FA" office:value-type="float" office:value="28.8" calcext:value-type="float">
            <text:p>28,8</text:p>
          </table:table-cell>
          <table:table-cell table:style-name="ce170" office:value-type="float" office:value="27" calcext:value-type="float">
            <text:p>27</text:p>
          </table:table-cell>
          <table:table-cell table:style-name="ce188" table:formula="of:=[.E5]/DUREE_TP" office:value-type="float" office:value="18" calcext:value-type="float">
            <text:p>18</text:p>
          </table:table-cell>
          <table:table-cell table:style-name="ce201"/>
          <table:table-cell table:number-columns-repeated="2" table:style-name="ce201" office:value-type="float" office:value="2" calcext:value-type="float">
            <text:p>2</text:p>
          </table:table-cell>
          <table:table-cell table:style-name="ce37" table:number-columns-repeated="2"/>
          <table:table-cell table:number-columns-repeated="3" table:style-name="ce201" office:value-type="float" office:value="2" calcext:value-type="float">
            <text:p>2</text:p>
          </table:table-cell>
          <table:table-cell table:style-name="ce37"/>
          <table:table-cell table:number-columns-repeated="2" table:style-name="ce201" office:value-type="float" office:value="2" calcext:value-type="float">
            <text:p>2</text:p>
          </table:table-cell>
          <table:table-cell table:style-name="ce37" table:number-columns-repeated="2"/>
          <table:table-cell table:style-name="ce201"/>
          <table:table-cell table:number-columns-repeated="2" table:style-name="ce201" office:value-type="float" office:value="2" calcext:value-type="float">
            <text:p>2</text:p>
          </table:table-cell>
          <table:table-cell table:style-name="ce201"/>
          <table:table-cell table:style-name="ce185" table:formula="of:=SUM([.G5:.W5])" office:value-type="float" office:value="18" calcext:value-type="float">
            <text:p>18</text:p>
          </table:table-cell>
          <table:table-cell table:style-name="ce188" table:formula="of:=[.F5]-[.X5]" office:value-type="float" office:value="0" calcext:value-type="float">
            <text:p>0</text:p>
          </table:table-cell>
          <table:table-cell table:style-name="ce2" table:number-columns-repeated="996"/>
        </table:table-row>
        <table:table-row table:style-name="ro1">
          <table:table-cell table:style-name="ce3" table:formula="of:=[$FI.A6]" office:value-type="string" office:string-value="M1102" calcext:value-type="string">
            <text:p>M1102</text:p>
          </table:table-cell>
          <table:table-cell table:style-name="ce3" table:formula="of:=MID([.A6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6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87" table:formula="of:=[.E6]/DUREE_CM" office:value-type="float" office:value="3" calcext:value-type="float">
            <text:p>3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number-columns-repeated="3" table:style-name="ce203" office:value-type="float" office:value="1" calcext:value-type="float">
            <text:p>1</text:p>
          </table:table-cell>
          <table:table-cell table:style-name="ce203"/>
          <table:table-cell table:style-name="ce184" table:formula="of:=SUM([.G6:.W6])" office:value-type="float" office:value="3" calcext:value-type="float">
            <text:p>3</text:p>
          </table:table-cell>
          <table:table-cell table:style-name="ce187" table:formula="of:=[.F6]-[.X6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6]" office:value-type="string" office:string-value="M1102" calcext:value-type="string">
            <text:p>M1102</text:p>
          </table:table-cell>
          <table:table-cell table:style-name="ce3" table:formula="of:=MID([.A7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7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87" table:formula="of:=[.E7]/DUREE_TD" office:value-type="float" office:value="5" calcext:value-type="float">
            <text:p>5</text:p>
          </table:table-cell>
          <table:table-cell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number-columns-repeated="3" table:style-name="ce203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184" table:formula="of:=SUM([.G7:.W7])" office:value-type="float" office:value="6" calcext:value-type="float">
            <text:p>6</text:p>
          </table:table-cell>
          <table:table-cell table:style-name="ce187" table:formula="of:=[.F7]-[.X7]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26" table:formula="of:=[.A6]" office:value-type="string" office:string-value="M1102" calcext:value-type="string">
            <text:p>M1102</text:p>
          </table:table-cell>
          <table:table-cell table:style-name="ce7" table:formula="of:=MID([.A8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8]*COEFF_FA" office:value-type="float" office:value="12" calcext:value-type="float">
            <text:p>12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8]/DUREE_TP" office:value-type="float" office:value="8" calcext:value-type="float">
            <text:p>8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 table:number-columns-repeated="2"/>
          <table:table-cell table:style-name="ce39" table:number-columns-repeated="2"/>
          <table:table-cell table:number-columns-repeated="4" table:style-name="ce204" office:value-type="float" office:value="2" calcext:value-type="float">
            <text:p>2</text:p>
          </table:table-cell>
          <table:table-cell table:style-name="ce185" table:formula="of:=SUM([.G8:.W8])" office:value-type="float" office:value="8" calcext:value-type="float">
            <text:p>8</text:p>
          </table:table-cell>
          <table:table-cell table:style-name="ce188" table:formula="of:=[.F8]-[.X8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9]" office:value-type="string" office:string-value="M1103" calcext:value-type="string">
            <text:p>M1103</text:p>
          </table:table-cell>
          <table:table-cell table:style-name="ce3" table:formula="of:=MID([.A9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9]*COEFF_FA" office:value-type="float" office:value="7.2" calcext:value-type="float">
            <text:p>7,2</text:p>
          </table:table-cell>
          <table:table-cell table:style-name="ce168" office:value-type="float" office:value="7.5" calcext:value-type="float">
            <text:p>7,5</text:p>
          </table:table-cell>
          <table:table-cell table:style-name="ce191" table:formula="of:=[.E9]/DUREE_CM" office:value-type="float" office:value="5" calcext:value-type="float">
            <text:p>5</text:p>
          </table:table-cell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4" table:formula="of:=SUM([.G9:.W9])" office:value-type="float" office:value="4" calcext:value-type="float">
            <text:p>4</text:p>
          </table:table-cell>
          <table:table-cell table:style-name="ce187" table:formula="of:=[.F9]-[.X9]" office:value-type="float" office:value="1" calcext:value-type="float">
            <text:p>1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9]" office:value-type="string" office:string-value="M1103" calcext:value-type="string">
            <text:p>M1103</text:p>
          </table:table-cell>
          <table:table-cell table:style-name="ce3" table:formula="of:=MID([.A10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10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87" table:formula="of:=[.E10]/DUREE_TD" office:value-type="float" office:value="5" calcext:value-type="float">
            <text:p>5</text:p>
          </table:table-cell>
          <table:table-cell table:style-name="ce203" office:value-type="float" office:value="2" calcext:value-type="float">
            <text:p>2</text:p>
          </table:table-cell>
          <table:table-cell table:number-columns-repeated="2"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4" table:formula="of:=SUM([.G10:.W10])" office:value-type="float" office:value="5" calcext:value-type="float">
            <text:p>5</text:p>
          </table:table-cell>
          <table:table-cell table:style-name="ce187" table:formula="of:=[.F10]-[.X10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9]" office:value-type="string" office:string-value="M1103" calcext:value-type="string">
            <text:p>M1103</text:p>
          </table:table-cell>
          <table:table-cell table:style-name="ce7" table:formula="of:=MID([.A11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11]*COEFF_FA" office:value-type="float" office:value="9.6" calcext:value-type="float">
            <text:p>9,6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11]/DUREE_TP" office:value-type="float" office:value="8" calcext:value-type="float">
            <text:p>8</text:p>
          </table:table-cell>
          <table:table-cell table:style-name="ce204"/>
          <table:table-cell table:number-columns-repeated="2"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 table:number-columns-repeated="2"/>
          <table:table-cell table:style-name="ce204" office:value-type="float" office:value="2" calcext:value-type="float">
            <text:p>2</text:p>
          </table:table-cell>
          <table:table-cell table:style-name="ce39"/>
          <table:table-cell table:style-name="ce204" table:number-columns-repeated="2"/>
          <table:table-cell table:style-name="ce39" table:number-columns-repeated="2"/>
          <table:table-cell table:style-name="ce204" table:number-columns-repeated="4"/>
          <table:table-cell table:style-name="ce185" table:formula="of:=SUM([.G11:.W11])" office:value-type="float" office:value="6" calcext:value-type="float">
            <text:p>6</text:p>
          </table:table-cell>
          <table:table-cell table:style-name="ce188" table:formula="of:=[.F11]-[.X11]" office:value-type="float" office:value="2" calcext:value-type="float">
            <text:p>2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12]" office:value-type="string" office:string-value="M1104" calcext:value-type="string">
            <text:p>M1104</text:p>
          </table:table-cell>
          <table:table-cell table:style-name="ce3" table:formula="of:=MID([.A12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12]*COEFF_FA" office:value-type="float" office:value="9.6" calcext:value-type="float">
            <text:p>9,6</text:p>
          </table:table-cell>
          <table:table-cell table:style-name="ce168" office:value-type="float" office:value="9" calcext:value-type="float">
            <text:p>9</text:p>
          </table:table-cell>
          <table:table-cell table:style-name="ce191" table:formula="of:=[.E12]/DUREE_CM" office:value-type="float" office:value="6" calcext:value-type="float">
            <text:p>6</text:p>
          </table:table-cell>
          <table:table-cell table:style-name="ce203" table:number-columns-repeated="3"/>
          <table:table-cell table:style-name="ce38" table:number-columns-repeated="2"/>
          <table:table-cell table:style-name="ce203"/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38"/>
          <table:table-cell table:number-columns-repeated="2"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 office:value-type="float" office:value="1" calcext:value-type="float">
            <text:p>1</text:p>
          </table:table-cell>
          <table:table-cell table:style-name="ce203" table:number-columns-repeated="3"/>
          <table:table-cell table:style-name="ce184" table:formula="of:=SUM([.G12:.W12])" office:value-type="float" office:value="6" calcext:value-type="float">
            <text:p>6</text:p>
          </table:table-cell>
          <table:table-cell table:style-name="ce187" table:formula="of:=[.F12]-[.X12]" office:value-type="float" office:value="0" calcext:value-type="float">
            <text:p>0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12]" office:value-type="string" office:string-value="M1104" calcext:value-type="string">
            <text:p>M1104</text:p>
          </table:table-cell>
          <table:table-cell table:style-name="ce3" table:formula="of:=MID([.A13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13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87" table:formula="of:=[.E13]/DUREE_TD" office:value-type="float" office:value="5" calcext:value-type="float">
            <text:p>5</text:p>
          </table:table-cell>
          <table:table-cell table:style-name="ce203" table:number-columns-repeated="3"/>
          <table:table-cell table:style-name="ce38" table:number-columns-repeated="2"/>
          <table:table-cell table:style-name="ce203"/>
          <table:table-cell table:style-name="ce203" office:value-type="float" office:value="2" calcext:value-type="float">
            <text:p>2</text:p>
          </table:table-cell>
          <table:table-cell table:style-name="ce203"/>
          <table:table-cell table:style-name="ce38"/>
          <table:table-cell table:number-columns-repeated="2"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 office:value-type="float" office:value="1" calcext:value-type="float">
            <text:p>1</text:p>
          </table:table-cell>
          <table:table-cell table:style-name="ce203" table:number-columns-repeated="3"/>
          <table:table-cell table:style-name="ce184" table:formula="of:=SUM([.G13:.W13])" office:value-type="float" office:value="5" calcext:value-type="float">
            <text:p>5</text:p>
          </table:table-cell>
          <table:table-cell table:style-name="ce187" table:formula="of:=[.F13]-[.X1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12]" office:value-type="string" office:string-value="M1104" calcext:value-type="string">
            <text:p>M1104</text:p>
          </table:table-cell>
          <table:table-cell table:style-name="ce7" table:formula="of:=MID([.A14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14]*COEFF_FA" office:value-type="float" office:value="7.2" calcext:value-type="float">
            <text:p>7,2</text:p>
          </table:table-cell>
          <table:table-cell table:style-name="ce166" office:value-type="float" office:value="9" calcext:value-type="float">
            <text:p>9</text:p>
          </table:table-cell>
          <table:table-cell table:style-name="ce188" table:formula="of:=[.E14]/DUREE_TP" office:value-type="float" office:value="6" calcext:value-type="float">
            <text:p>6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2"/>
          <table:table-cell table:style-name="ce204" office:value-type="float" office:value="2" calcext:value-type="float">
            <text:p>2</text:p>
          </table:table-cell>
          <table:table-cell table:style-name="ce39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 office:value-type="float" office:value="2" calcext:value-type="float">
            <text:p>2</text:p>
          </table:table-cell>
          <table:table-cell table:style-name="ce204" table:number-columns-repeated="3"/>
          <table:table-cell table:style-name="ce185" table:formula="of:=SUM([.G14:.W14])" office:value-type="float" office:value="6" calcext:value-type="float">
            <text:p>6</text:p>
          </table:table-cell>
          <table:table-cell table:style-name="ce188" table:formula="of:=[.F14]-[.X14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15]" office:value-type="string" office:string-value="M1105" calcext:value-type="string">
            <text:p>M1105</text:p>
          </table:table-cell>
          <table:table-cell table:style-name="ce3" table:formula="of:=MID([.A15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15]*COEFF_FA" office:value-type="float" office:value="4.8" calcext:value-type="float">
            <text:p>4,8</text:p>
          </table:table-cell>
          <table:table-cell table:style-name="ce168" office:value-type="float" office:value="4.5" calcext:value-type="float">
            <text:p>4,5</text:p>
          </table:table-cell>
          <table:table-cell table:style-name="ce191" table:formula="of:=[.E15]/DUREE_CM" office:value-type="float" office:value="3" calcext:value-type="float">
            <text:p>3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3"/>
          <table:table-cell table:style-name="ce203" office:value-type="float" office:value="1" calcext:value-type="float">
            <text:p>1</text:p>
          </table:table-cell>
          <table:table-cell table:style-name="ce184" table:formula="of:=SUM([.G15:.W15])" office:value-type="float" office:value="3" calcext:value-type="float">
            <text:p>3</text:p>
          </table:table-cell>
          <table:table-cell table:style-name="ce187" table:formula="of:=[.F15]-[.X15]" office:value-type="float" office:value="0" calcext:value-type="float">
            <text:p>0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15]" office:value-type="string" office:string-value="M1105" calcext:value-type="string">
            <text:p>M1105</text:p>
          </table:table-cell>
          <table:table-cell table:style-name="ce3" table:formula="of:=MID([.A16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16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87" table:formula="of:=[.E16]/DUREE_TD" office:value-type="float" office:value="3" calcext:value-type="float">
            <text:p>3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office:value-type="float" office:value="1" calcext:value-type="float">
            <text:p>1</text:p>
          </table:table-cell>
          <table:table-cell table:style-name="ce203" table:number-columns-repeated="3"/>
          <table:table-cell table:style-name="ce184" table:formula="of:=SUM([.G16:.W16])" office:value-type="float" office:value="3" calcext:value-type="float">
            <text:p>3</text:p>
          </table:table-cell>
          <table:table-cell table:style-name="ce187" table:formula="of:=[.F16]-[.X16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15]" office:value-type="string" office:string-value="M1105" calcext:value-type="string">
            <text:p>M1105</text:p>
          </table:table-cell>
          <table:table-cell table:style-name="ce7" table:formula="of:=MID([.A17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17]*COEFF_FA" office:value-type="float" office:value="14.4" calcext:value-type="float">
            <text:p>14,4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17]/DUREE_TP" office:value-type="float" office:value="10" calcext:value-type="float">
            <text:p>10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number-columns-repeated="4" table:style-name="ce204" office:value-type="float" office:value="2" calcext:value-type="float">
            <text:p>2</text:p>
          </table:table-cell>
          <table:table-cell table:style-name="ce185" table:formula="of:=SUM([.G17:.W17])" office:value-type="float" office:value="10" calcext:value-type="float">
            <text:p>10</text:p>
          </table:table-cell>
          <table:table-cell table:style-name="ce188" table:formula="of:=[.F17]-[.X17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18]" office:value-type="string" office:string-value="M1106" calcext:value-type="string">
            <text:p>M1106</text:p>
          </table:table-cell>
          <table:table-cell table:style-name="ce3" table:formula="of:=MID([.A18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18]*COEFF_FA" office:value-type="float" office:value="2.4" calcext:value-type="float">
            <text:p>2,4</text:p>
          </table:table-cell>
          <table:table-cell table:style-name="ce168" office:value-type="float" office:value="3" calcext:value-type="float">
            <text:p>3</text:p>
          </table:table-cell>
          <table:table-cell table:style-name="ce191" table:formula="of:=[.E18]/DUREE_CM" office:value-type="float" office:value="2" calcext:value-type="float">
            <text:p>2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3"/>
          <table:table-cell table:style-name="ce203" office:value-type="float" office:value="1" calcext:value-type="float">
            <text:p>1</text:p>
          </table:table-cell>
          <table:table-cell table:style-name="ce184" table:formula="of:=SUM([.G18:.W18])" office:value-type="float" office:value="2" calcext:value-type="float">
            <text:p>2</text:p>
          </table:table-cell>
          <table:table-cell table:style-name="ce187" table:formula="of:=[.F18]-[.X18]" office:value-type="float" office:value="0" calcext:value-type="float">
            <text:p>0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18]" office:value-type="string" office:string-value="M1106" calcext:value-type="string">
            <text:p>M1106</text:p>
          </table:table-cell>
          <table:table-cell table:style-name="ce3" table:formula="of:=MID([.A19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19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87" table:formula="of:=[.E19]/DUREE_TD" office:value-type="float" office:value="3" calcext:value-type="float">
            <text:p>3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184" table:formula="of:=SUM([.G19:.W19])" office:value-type="float" office:value="3" calcext:value-type="float">
            <text:p>3</text:p>
          </table:table-cell>
          <table:table-cell table:style-name="ce187" table:formula="of:=[.F19]-[.X1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18]" office:value-type="string" office:string-value="M1106" calcext:value-type="string">
            <text:p>M1106</text:p>
          </table:table-cell>
          <table:table-cell table:style-name="ce7" table:formula="of:=MID([.A20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20]*COEFF_FA" office:value-type="float" office:value="16.8" calcext:value-type="float">
            <text:p>16,8</text:p>
          </table:table-cell>
          <table:table-cell table:style-name="ce166" office:value-type="float" office:value="18" calcext:value-type="float">
            <text:p>18</text:p>
          </table:table-cell>
          <table:table-cell table:style-name="ce188" table:formula="of:=[.E20]/DUREE_TP" office:value-type="float" office:value="12" calcext:value-type="float">
            <text:p>12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number-columns-repeated="2"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number-columns-repeated="4" table:style-name="ce204" office:value-type="float" office:value="2" calcext:value-type="float">
            <text:p>2</text:p>
          </table:table-cell>
          <table:table-cell table:style-name="ce185" table:formula="of:=SUM([.G20:.W20])" office:value-type="float" office:value="12" calcext:value-type="float">
            <text:p>12</text:p>
          </table:table-cell>
          <table:table-cell table:style-name="ce188" table:formula="of:=[.F20]-[.X20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21]" office:value-type="string" office:string-value="M1107" calcext:value-type="string">
            <text:p>M1107</text:p>
          </table:table-cell>
          <table:table-cell table:style-name="ce3" table:formula="of:=MID([.A21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21]*COEFF_FA" office:value-type="float" office:value="4.8" calcext:value-type="float">
            <text:p>4,8</text:p>
          </table:table-cell>
          <table:table-cell table:style-name="ce168" office:value-type="float" office:value="4.5" calcext:value-type="float">
            <text:p>4,5</text:p>
          </table:table-cell>
          <table:table-cell table:style-name="ce191" table:formula="of:=[.E21]/DUREE_CM" office:value-type="float" office:value="3" calcext:value-type="float">
            <text:p>3</text:p>
          </table:table-cell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2"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4"/>
          <table:table-cell table:style-name="ce184" table:formula="of:=SUM([.G21:.W21])" office:value-type="float" office:value="4" calcext:value-type="float">
            <text:p>4</text:p>
          </table:table-cell>
          <table:table-cell table:style-name="ce187" table:formula="of:=[.F21]-[.X21]" office:value-type="float" office:value="-1" calcext:value-type="float">
            <text:p>-1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21]" office:value-type="string" office:string-value="M1107" calcext:value-type="string">
            <text:p>M1107</text:p>
          </table:table-cell>
          <table:table-cell table:style-name="ce3" table:formula="of:=MID([.A22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22]*COEFF_FA" office:value-type="float" office:value="7.2" calcext:value-type="float">
            <text:p>7,2</text:p>
          </table:table-cell>
          <table:table-cell office:value-type="float" office:value="9" calcext:value-type="float">
            <text:p>9</text:p>
          </table:table-cell>
          <table:table-cell table:style-name="ce187" table:formula="of:=[.E22]/DUREE_TD" office:value-type="float" office:value="6" calcext:value-type="float">
            <text:p>6</text:p>
          </table:table-cell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3" table:style-name="ce203" office:value-type="float" office:value="1" calcext:value-type="float">
            <text:p>1</text:p>
          </table:table-cell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38" table:number-columns-repeated="2"/>
          <table:table-cell table:style-name="ce203" table:number-columns-repeated="4"/>
          <table:table-cell table:style-name="ce184" table:formula="of:=SUM([.G22:.W22])" office:value-type="float" office:value="7" calcext:value-type="float">
            <text:p>7</text:p>
          </table:table-cell>
          <table:table-cell table:style-name="ce187" table:formula="of:=[.F22]-[.X22]" office:value-type="float" office:value="-1" calcext:value-type="float">
            <text:p>-1</text:p>
          </table:table-cell>
          <table:table-cell table:number-columns-repeated="996"/>
        </table:table-row>
        <table:table-row table:style-name="ro1">
          <table:table-cell table:style-name="ce26" table:formula="of:=[.A21]" office:value-type="string" office:string-value="M1107" calcext:value-type="string">
            <text:p>M1107</text:p>
          </table:table-cell>
          <table:table-cell table:style-name="ce7" table:formula="of:=MID([.A23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23]*COEFF_FA" office:value-type="float" office:value="12" calcext:value-type="float">
            <text:p>12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23]/DUREE_TP" office:value-type="float" office:value="8" calcext:value-type="float">
            <text:p>8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2"/>
          <table:table-cell table:style-name="ce204" office:value-type="float" office:value="4" calcext:value-type="float">
            <text:p>4</text:p>
          </table:table-cell>
          <table:table-cell table:style-name="ce39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 table:number-columns-repeated="4"/>
          <table:table-cell table:style-name="ce185" table:formula="of:=SUM([.G23:.W23])" office:value-type="float" office:value="6" calcext:value-type="float">
            <text:p>6</text:p>
          </table:table-cell>
          <table:table-cell table:style-name="ce188" table:formula="of:=[.F23]-[.X23]" office:value-type="float" office:value="2" calcext:value-type="float">
            <text:p>2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24]" office:value-type="string" office:string-value="M1108" calcext:value-type="string">
            <text:p>M1108</text:p>
          </table:table-cell>
          <table:table-cell table:style-name="ce3" table:formula="of:=MID([.A24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24]*COEFF_FA" office:value-type="float" office:value="4.8" calcext:value-type="float">
            <text:p>4,8</text:p>
          </table:table-cell>
          <table:table-cell table:style-name="ce168" office:value-type="float" office:value="4.5" calcext:value-type="float">
            <text:p>4,5</text:p>
          </table:table-cell>
          <table:table-cell table:style-name="ce191" table:formula="of:=[.E24]/DUREE_CM" office:value-type="float" office:value="3" calcext:value-type="float">
            <text:p>3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number-columns-repeated="2" table:style-name="ce203" office:value-type="float" office:value="1" calcext:value-type="float">
            <text:p>1</text:p>
          </table:table-cell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184" table:formula="of:=SUM([.G24:.W24])" office:value-type="float" office:value="3" calcext:value-type="float">
            <text:p>3</text:p>
          </table:table-cell>
          <table:table-cell table:style-name="ce187" table:formula="of:=[.F24]-[.X24]" office:value-type="float" office:value="0" calcext:value-type="float">
            <text:p>0</text:p>
          </table:table-cell>
          <table:table-cell table:style-name="ce168" table:number-columns-repeated="996"/>
        </table:table-row>
        <table:table-row table:style-name="ro1">
          <table:table-cell table:style-name="ce3" table:formula="of:=[.A24]" office:value-type="string" office:string-value="M1108" calcext:value-type="string">
            <text:p>M1108</text:p>
          </table:table-cell>
          <table:table-cell table:style-name="ce3" table:formula="of:=MID([.A25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25]*COEFF_FA" office:value-type="float" office:value="7.2" calcext:value-type="float">
            <text:p>7,2</text:p>
          </table:table-cell>
          <table:table-cell office:value-type="float" office:value="9" calcext:value-type="float">
            <text:p>9</text:p>
          </table:table-cell>
          <table:table-cell table:style-name="ce187" table:formula="of:=[.E25]/DUREE_TD" office:value-type="float" office:value="6" calcext:value-type="float">
            <text:p>6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number-columns-repeated="2" table:style-name="ce203" office:value-type="float" office:value="1" calcext:value-type="float">
            <text:p>1</text:p>
          </table:table-cell>
          <table:table-cell table:number-columns-repeated="2" table:style-name="ce203" office:value-type="float" office:value="2" calcext:value-type="float">
            <text:p>2</text:p>
          </table:table-cell>
          <table:table-cell table:style-name="ce184" table:formula="of:=SUM([.G25:.W25])" office:value-type="float" office:value="6" calcext:value-type="float">
            <text:p>6</text:p>
          </table:table-cell>
          <table:table-cell table:style-name="ce187" table:formula="of:=[.F25]-[.X2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24]" office:value-type="string" office:string-value="M1108" calcext:value-type="string">
            <text:p>M1108</text:p>
          </table:table-cell>
          <table:table-cell table:style-name="ce7" table:formula="of:=MID([.A26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26]*COEFF_FA" office:value-type="float" office:value="12" calcext:value-type="float">
            <text:p>12</text:p>
          </table:table-cell>
          <table:table-cell table:style-name="ce166" office:value-type="float" office:value="12" calcext:value-type="float">
            <text:p>12</text:p>
          </table:table-cell>
          <table:table-cell table:style-name="ce188" table:formula="of:=[.E26]/DUREE_TP" office:value-type="float" office:value="8" calcext:value-type="float">
            <text:p>8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 table:number-columns-repeated="2"/>
          <table:table-cell table:style-name="ce39" table:number-columns-repeated="2"/>
          <table:table-cell table:number-columns-repeated="4" table:style-name="ce204" office:value-type="float" office:value="2" calcext:value-type="float">
            <text:p>2</text:p>
          </table:table-cell>
          <table:table-cell table:style-name="ce185" table:formula="of:=SUM([.G26:.W26])" office:value-type="float" office:value="8" calcext:value-type="float">
            <text:p>8</text:p>
          </table:table-cell>
          <table:table-cell table:style-name="ce188" table:formula="of:=[.F26]-[.X26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4">
          <table:table-cell table:style-name="ce3" table:formula="of:=[$FI.A27]" office:value-type="string" office:string-value="M1109" calcext:value-type="string">
            <text:p>M1109</text:p>
          </table:table-cell>
          <table:table-cell table:style-name="ce3" table:formula="of:=MID([.A27];3;1)" office:value-type="string" office:string-value="1" calcext:value-type="string">
            <text:p>1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27]*COEFF_FA" office:value-type="float" office:value="0" calcext:value-type="float">
            <text:p>0</text:p>
          </table:table-cell>
          <table:table-cell/>
          <table:table-cell table:style-name="ce191" table:formula="of:=[.E27]/DUREE_CM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4" table:formula="of:=SUM([.G27:.W27])" office:value-type="float" office:value="0" calcext:value-type="float">
            <text:p>0</text:p>
          </table:table-cell>
          <table:table-cell table:style-name="ce187" table:formula="of:=[.F27]-[.X27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27]" office:value-type="string" office:string-value="M1109" calcext:value-type="string">
            <text:p>M1109</text:p>
          </table:table-cell>
          <table:table-cell table:style-name="ce3" table:formula="of:=MID([.A28];3;1)" office:value-type="string" office:string-value="1" calcext:value-type="string">
            <text:p>1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28]*COEFF_FA" office:value-type="float" office:value="0" calcext:value-type="float">
            <text:p>0</text:p>
          </table:table-cell>
          <table:table-cell office:value-type="float" office:value="7.5" calcext:value-type="float">
            <text:p>7,5</text:p>
          </table:table-cell>
          <table:table-cell table:style-name="ce187" table:formula="of:=[.E28]/DUREE_TD" office:value-type="float" office:value="5" calcext:value-type="float">
            <text:p>5</text:p>
          </table:table-cell>
          <table:table-cell table:style-name="ce203" table:number-columns-repeated="3"/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184" table:formula="of:=SUM([.G28:.W28])" office:value-type="float" office:value="4" calcext:value-type="float">
            <text:p>4</text:p>
          </table:table-cell>
          <table:table-cell table:style-name="ce187" table:formula="of:=[.F28]-[.X28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6" table:formula="of:=[.A27]" office:value-type="string" office:string-value="M1109" calcext:value-type="string">
            <text:p>M1109</text:p>
          </table:table-cell>
          <table:table-cell table:style-name="ce7" table:formula="of:=MID([.A29];3;1)" office:value-type="string" office:string-value="1" calcext:value-type="string">
            <text:p>1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29]*COEFF_FA" office:value-type="float" office:value="0" calcext:value-type="float">
            <text:p>0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29]/DUREE_TP" office:value-type="float" office:value="10" calcext:value-type="float">
            <text:p>10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2"/>
          <table:table-cell table:style-name="ce204" office:value-type="float" office:value="2" calcext:value-type="float">
            <text:p>2</text:p>
          </table:table-cell>
          <table:table-cell table:style-name="ce39"/>
          <table:table-cell table:number-columns-repeated="2"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185" table:formula="of:=SUM([.G29:.W29])" office:value-type="float" office:value="10" calcext:value-type="float">
            <text:p>10</text:p>
          </table:table-cell>
          <table:table-cell table:style-name="ce188" table:formula="of:=[.F29]-[.X29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30]" office:value-type="string" office:string-value="M1201" calcext:value-type="string">
            <text:p>M1201</text:p>
          </table:table-cell>
          <table:table-cell table:style-name="ce3" table:formula="of:=MID([.A30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30]*COEFF_FA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1" table:formula="of:=[.E30]/DUREE_CM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30:.W30])" office:value-type="float" office:value="0" calcext:value-type="float">
            <text:p>0</text:p>
          </table:table-cell>
          <table:table-cell table:style-name="ce187" table:formula="of:=[.F30]-[.X30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30]" office:value-type="string" office:string-value="M1201" calcext:value-type="string">
            <text:p>M1201</text:p>
          </table:table-cell>
          <table:table-cell table:style-name="ce3" table:formula="of:=MID([.A31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31]*COEFF_FA" office:value-type="float" office:value="7.2" calcext:value-type="float">
            <text:p>7,2</text:p>
          </table:table-cell>
          <table:table-cell office:value-type="float" office:value="7.5" calcext:value-type="float">
            <text:p>7,5</text:p>
          </table:table-cell>
          <table:table-cell table:style-name="ce187" table:formula="of:=[.E31]/DUREE_TD" office:value-type="float" office:value="5" calcext:value-type="float">
            <text:p>5</text:p>
          </table:table-cell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2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187" table:formula="of:=SUM([.G31:.W31])" office:value-type="float" office:value="5" calcext:value-type="float">
            <text:p>5</text:p>
          </table:table-cell>
          <table:table-cell table:style-name="ce187" table:formula="of:=[.F31]-[.X3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30]" office:value-type="string" office:string-value="M1201" calcext:value-type="string">
            <text:p>M1201</text:p>
          </table:table-cell>
          <table:table-cell table:style-name="ce7" table:formula="of:=MID([.A32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32]*COEFF_FA" office:value-type="float" office:value="16.8" calcext:value-type="float">
            <text:p>16,8</text:p>
          </table:table-cell>
          <table:table-cell table:style-name="ce166" office:value-type="float" office:value="16.5" calcext:value-type="float">
            <text:p>16,5</text:p>
          </table:table-cell>
          <table:table-cell table:style-name="ce188" table:formula="of:=[.E32]/DUREE_TP" office:value-type="float" office:value="11" calcext:value-type="float">
            <text:p>11</text:p>
          </table:table-cell>
          <table:table-cell table:number-columns-repeated="3" table:style-name="ce204" office:value-type="float" office:value="1" calcext:value-type="float">
            <text:p>1</text:p>
          </table:table-cell>
          <table:table-cell table:style-name="ce39" table:number-columns-repeated="2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39"/>
          <table:table-cell table:number-columns-repeated="2" table:style-name="ce204"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4" table:style-name="ce204" office:value-type="float" office:value="1" calcext:value-type="float">
            <text:p>1</text:p>
          </table:table-cell>
          <table:table-cell table:style-name="ce188" table:formula="of:=SUM([.G32:.W32])" office:value-type="float" office:value="10" calcext:value-type="float">
            <text:p>10</text:p>
          </table:table-cell>
          <table:table-cell table:style-name="ce188" table:formula="of:=[.F32]-[.X32]" office:value-type="float" office:value="1" calcext:value-type="float">
            <text:p>1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33]" office:value-type="string" office:string-value="M1202" calcext:value-type="string">
            <text:p>M1202</text:p>
          </table:table-cell>
          <table:table-cell table:style-name="ce3" table:formula="of:=MID([.A33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33]*COEFF_FA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1" table:formula="of:=[.E33]/DUREE_CM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33:.W33])" office:value-type="float" office:value="0" calcext:value-type="float">
            <text:p>0</text:p>
          </table:table-cell>
          <table:table-cell table:style-name="ce187" table:formula="of:=[.F33]-[.X33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33]" office:value-type="string" office:string-value="M1202" calcext:value-type="string">
            <text:p>M1202</text:p>
          </table:table-cell>
          <table:table-cell table:style-name="ce3" table:formula="of:=MID([.A34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34]*COEFF_FA" office:value-type="float" office:value="7.2" calcext:value-type="float">
            <text:p>7,2</text:p>
          </table:table-cell>
          <table:table-cell office:value-type="float" office:value="3" calcext:value-type="float">
            <text:p>3</text:p>
          </table:table-cell>
          <table:table-cell table:style-name="ce187" table:formula="of:=[.E34]/DUREE_TD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4"/>
          <table:table-cell table:style-name="ce187" table:formula="of:=SUM([.G34:.W34])" office:value-type="float" office:value="2" calcext:value-type="float">
            <text:p>2</text:p>
          </table:table-cell>
          <table:table-cell table:style-name="ce187" table:formula="of:=[.F34]-[.X34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33]" office:value-type="string" office:string-value="M1202" calcext:value-type="string">
            <text:p>M1202</text:p>
          </table:table-cell>
          <table:table-cell table:style-name="ce7" table:formula="of:=MID([.A35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35]*COEFF_FA" office:value-type="float" office:value="16.8" calcext:value-type="float">
            <text:p>16,8</text:p>
          </table:table-cell>
          <table:table-cell table:style-name="ce166" office:value-type="float" office:value="9" calcext:value-type="float">
            <text:p>9</text:p>
          </table:table-cell>
          <table:table-cell table:style-name="ce188" table:formula="of:=[.E35]/DUREE_TP" office:value-type="float" office:value="6" calcext:value-type="float">
            <text:p>6</text:p>
          </table:table-cell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39" table:number-columns-repeated="2"/>
          <table:table-cell table:style-name="ce204"/>
          <table:table-cell table:number-columns-repeated="2" table:style-name="ce204" office:value-type="float" office:value="1" calcext:value-type="float">
            <text:p>1</text:p>
          </table:table-cell>
          <table:table-cell table:style-name="ce39"/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39" table:number-columns-repeated="2"/>
          <table:table-cell table:style-name="ce204" table:number-columns-repeated="4"/>
          <table:table-cell table:style-name="ce188" table:formula="of:=SUM([.G35:.W35])" office:value-type="float" office:value="5" calcext:value-type="float">
            <text:p>5</text:p>
          </table:table-cell>
          <table:table-cell table:style-name="ce188" table:formula="of:=[.F35]-[.X35]" office:value-type="float" office:value="1" calcext:value-type="float">
            <text:p>1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36]" office:value-type="string" office:string-value="M1203" calcext:value-type="string">
            <text:p>M1203</text:p>
          </table:table-cell>
          <table:table-cell table:style-name="ce3" table:formula="of:=MID([.A36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36]*COEFF_FA"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style-name="ce191" table:formula="of:=[.E36]/DUREE_CM" office:value-type="float" office:value="3" calcext:value-type="float">
            <text:p>3</text:p>
          </table:table-cell>
          <table:table-cell table:style-name="ce203" office:value-type="float" office:value="1" calcext:value-type="float">
            <text:p>1</text:p>
          </table:table-cell>
          <table:table-cell table:style-name="ce203" table:number-columns-repeated="2"/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36:.W36])" office:value-type="float" office:value="2" calcext:value-type="float">
            <text:p>2</text:p>
          </table:table-cell>
          <table:table-cell table:style-name="ce187" table:formula="of:=[.F36]-[.X36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table:formula="of:=[.A36]" office:value-type="string" office:string-value="M1203" calcext:value-type="string">
            <text:p>M1203</text:p>
          </table:table-cell>
          <table:table-cell table:style-name="ce3" table:formula="of:=MID([.A37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37]*COEFF_FA"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table:style-name="ce187" table:formula="of:=[.E37]/DUREE_TD" office:value-type="float" office:value="10" calcext:value-type="float">
            <text:p>10</text:p>
          </table:table-cell>
          <table:table-cell table:style-name="ce203" office:value-type="float" office:value="1" calcext:value-type="float">
            <text:p>1</text:p>
          </table:table-cell>
          <table:table-cell table:number-columns-repeated="2" table:style-name="ce203" office:value-type="float" office:value="2" calcext:value-type="float">
            <text:p>2</text:p>
          </table:table-cell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4"/>
          <table:table-cell table:style-name="ce187" table:formula="of:=SUM([.G37:.W37])" office:value-type="float" office:value="9" calcext:value-type="float">
            <text:p>9</text:p>
          </table:table-cell>
          <table:table-cell table:style-name="ce187" table:formula="of:=[.F37]-[.X37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26" table:formula="of:=[.A36]" office:value-type="string" office:string-value="M1203" calcext:value-type="string">
            <text:p>M1203</text:p>
          </table:table-cell>
          <table:table-cell table:style-name="ce7" table:formula="of:=MID([.A38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38]*COEFF_FA" office:value-type="float" office:value="9.6" calcext:value-type="float">
            <text:p>9,6</text:p>
          </table:table-cell>
          <table:table-cell table:style-name="ce166" office:value-type="float" office:value="6" calcext:value-type="float">
            <text:p>6</text:p>
          </table:table-cell>
          <table:table-cell table:style-name="ce188" table:formula="of:=[.E38]/DUREE_TP" office:value-type="float" office:value="4" calcext:value-type="float">
            <text:p>4</text:p>
          </table:table-cell>
          <table:table-cell table:style-name="ce204" table:number-columns-repeated="3"/>
          <table:table-cell table:style-name="ce39" table:number-columns-repeated="2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204"/>
          <table:table-cell table:style-name="ce39"/>
          <table:table-cell table:style-name="ce204" office:value-type="float" office:value="2" calcext:value-type="float">
            <text:p>2</text:p>
          </table:table-cell>
          <table:table-cell table:style-name="ce204"/>
          <table:table-cell table:style-name="ce39" table:number-columns-repeated="2"/>
          <table:table-cell table:style-name="ce204" table:number-columns-repeated="4"/>
          <table:table-cell table:style-name="ce188" table:formula="of:=SUM([.G38:.W38])" office:value-type="float" office:value="4" calcext:value-type="float">
            <text:p>4</text:p>
          </table:table-cell>
          <table:table-cell table:style-name="ce188" table:formula="of:=[.F38]-[.X38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39]" office:value-type="string" office:string-value="M1204" calcext:value-type="string">
            <text:p>M1204</text:p>
          </table:table-cell>
          <table:table-cell table:style-name="ce3" table:formula="of:=MID([.A39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39]*COEFF_FA" office:value-type="float" office:value="4.8" calcext:value-type="float">
            <text:p>4,8</text:p>
          </table:table-cell>
          <table:table-cell office:value-type="float" office:value="7.5" calcext:value-type="float">
            <text:p>7,5</text:p>
          </table:table-cell>
          <table:table-cell table:style-name="ce191" table:formula="of:=[.E39]/DUREE_CM" office:value-type="float" office:value="5" calcext:value-type="float">
            <text:p>5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number-columns-repeated="4" table:style-name="ce203" office:value-type="float" office:value="1" calcext:value-type="float">
            <text:p>1</text:p>
          </table:table-cell>
          <table:table-cell table:style-name="ce187" table:formula="of:=SUM([.G39:.W39])" office:value-type="float" office:value="5" calcext:value-type="float">
            <text:p>5</text:p>
          </table:table-cell>
          <table:table-cell table:style-name="ce187" table:formula="of:=[.F39]-[.X39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39]" office:value-type="string" office:string-value="M1204" calcext:value-type="string">
            <text:p>M1204</text:p>
          </table:table-cell>
          <table:table-cell table:style-name="ce3" table:formula="of:=MID([.A40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40]*COEFF_FA" office:value-type="float" office:value="14.4" calcext:value-type="float">
            <text:p>14,4</text:p>
          </table:table-cell>
          <table:table-cell office:value-type="float" office:value="7.5" calcext:value-type="float">
            <text:p>7,5</text:p>
          </table:table-cell>
          <table:table-cell table:style-name="ce187" table:formula="of:=[.E40]/DUREE_TD" office:value-type="float" office:value="5" calcext:value-type="float">
            <text:p>5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187" table:formula="of:=SUM([.G40:.W40])" office:value-type="float" office:value="5" calcext:value-type="float">
            <text:p>5</text:p>
          </table:table-cell>
          <table:table-cell table:style-name="ce187" table:formula="of:=[.F40]-[.X40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39]" office:value-type="string" office:string-value="M1204" calcext:value-type="string">
            <text:p>M1204</text:p>
          </table:table-cell>
          <table:table-cell table:style-name="ce7" table:formula="of:=MID([.A41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41]*COEFF_FA" office:value-type="float" office:value="4.8" calcext:value-type="float">
            <text:p>4,8</text:p>
          </table:table-cell>
          <table:table-cell table:style-name="ce166" office:value-type="float" office:value="9" calcext:value-type="float">
            <text:p>9</text:p>
          </table:table-cell>
          <table:table-cell table:style-name="ce188" table:formula="of:=[.E41]/DUREE_TP" office:value-type="float" office:value="6" calcext:value-type="float">
            <text:p>6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204"/>
          <table:table-cell table:style-name="ce204" office:value-type="float" office:value="2" calcext:value-type="float">
            <text:p>2</text:p>
          </table:table-cell>
          <table:table-cell table:style-name="ce188" table:formula="of:=SUM([.G41:.W41])" office:value-type="float" office:value="6" calcext:value-type="float">
            <text:p>6</text:p>
          </table:table-cell>
          <table:table-cell table:style-name="ce188" table:formula="of:=[.F41]-[.X41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42]" office:value-type="string" office:string-value="M1205" calcext:value-type="string">
            <text:p>M1205</text:p>
          </table:table-cell>
          <table:table-cell table:style-name="ce3" table:formula="of:=MID([.A42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42]*COEFF_FA" office:value-type="float" office:value="7.2" calcext:value-type="float">
            <text:p>7,2</text:p>
          </table:table-cell>
          <table:table-cell office:value-type="float" office:value="4.5" calcext:value-type="float">
            <text:p>4,5</text:p>
          </table:table-cell>
          <table:table-cell table:style-name="ce191" table:formula="of:=[.E42]/DUREE_CM" office:value-type="float" office:value="3" calcext:value-type="float">
            <text:p>3</text:p>
          </table:table-cell>
          <table:table-cell table:number-columns-repeated="2"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42:.W42])" office:value-type="float" office:value="2" calcext:value-type="float">
            <text:p>2</text:p>
          </table:table-cell>
          <table:table-cell table:style-name="ce187" table:formula="of:=[.F42]-[.X42]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3" table:formula="of:=[.A42]" office:value-type="string" office:string-value="M1205" calcext:value-type="string">
            <text:p>M1205</text:p>
          </table:table-cell>
          <table:table-cell table:style-name="ce3" table:formula="of:=MID([.A43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43]*COEFF_FA" office:value-type="float" office:value="7.2" calcext:value-type="float">
            <text:p>7,2</text:p>
          </table:table-cell>
          <table:table-cell office:value-type="float" office:value="10.5" calcext:value-type="float">
            <text:p>10,5</text:p>
          </table:table-cell>
          <table:table-cell table:style-name="ce187" table:formula="of:=[.E43]/DUREE_TD" office:value-type="float" office:value="7" calcext:value-type="float">
            <text:p>7</text:p>
          </table:table-cell>
          <table:table-cell table:number-columns-repeated="2" table:style-name="ce203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43:.W43])" office:value-type="float" office:value="5" calcext:value-type="float">
            <text:p>5</text:p>
          </table:table-cell>
          <table:table-cell table:style-name="ce187" table:formula="of:=[.F43]-[.X43]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26" table:formula="of:=[.A42]" office:value-type="string" office:string-value="M1205" calcext:value-type="string">
            <text:p>M1205</text:p>
          </table:table-cell>
          <table:table-cell table:style-name="ce7" table:formula="of:=MID([.A44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44]*COEFF_FA" office:value-type="float" office:value="9.6" calcext:value-type="float">
            <text:p>9,6</text:p>
          </table:table-cell>
          <table:table-cell table:style-name="ce166" office:value-type="float" office:value="9" calcext:value-type="float">
            <text:p>9</text:p>
          </table:table-cell>
          <table:table-cell table:style-name="ce188" table:formula="of:=[.E44]/DUREE_TP" office:value-type="float" office:value="6" calcext:value-type="float">
            <text:p>6</text:p>
          </table:table-cell>
          <table:table-cell table:style-name="ce204"/>
          <table:table-cell table:number-columns-repeated="2"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 table:number-columns-repeated="2"/>
          <table:table-cell table:style-name="ce39" table:number-columns-repeated="2"/>
          <table:table-cell table:style-name="ce204" table:number-columns-repeated="4"/>
          <table:table-cell table:style-name="ce188" table:formula="of:=SUM([.G44:.W44])" office:value-type="float" office:value="4" calcext:value-type="float">
            <text:p>4</text:p>
          </table:table-cell>
          <table:table-cell table:style-name="ce188" table:formula="of:=[.F44]-[.X44]" office:value-type="float" office:value="2" calcext:value-type="float">
            <text:p>2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45]" office:value-type="string" office:string-value="M1206" calcext:value-type="string">
            <text:p>M1206</text:p>
          </table:table-cell>
          <table:table-cell table:style-name="ce3" table:formula="of:=MID([.A45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45]*COEFF_FA"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table:style-name="ce191" table:formula="of:=[.E45]/DUREE_CM" office:value-type="float" office:value="3" calcext:value-type="float">
            <text:p>3</text:p>
          </table:table-cell>
          <table:table-cell table:number-columns-repeated="2"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 table:number-columns-repeated="4"/>
          <table:table-cell table:style-name="ce187" table:formula="of:=SUM([.G45:.W45])" office:value-type="float" office:value="3" calcext:value-type="float">
            <text:p>3</text:p>
          </table:table-cell>
          <table:table-cell table:style-name="ce187" table:formula="of:=[.F45]-[.X45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45]" office:value-type="string" office:string-value="M1206" calcext:value-type="string">
            <text:p>M1206</text:p>
          </table:table-cell>
          <table:table-cell table:style-name="ce3" table:formula="of:=MID([.A46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46]*COEFF_FA" office:value-type="float" office:value="9.6" calcext:value-type="float">
            <text:p>9,6</text:p>
          </table:table-cell>
          <table:table-cell office:value-type="float" office:value="4.5" calcext:value-type="float">
            <text:p>4,5</text:p>
          </table:table-cell>
          <table:table-cell table:style-name="ce187" table:formula="of:=[.E46]/DUREE_TD" office:value-type="float" office:value="3" calcext:value-type="float">
            <text:p>3</text:p>
          </table:table-cell>
          <table:table-cell table:number-columns-repeated="2" table:style-name="ce203" office:value-type="float" office:value="1" calcext:value-type="float">
            <text:p>1</text:p>
          </table:table-cell>
          <table:table-cell table:style-name="ce203"/>
          <table:table-cell table:style-name="ce38" table:number-columns-repeated="2"/>
          <table:table-cell table:style-name="ce203"/>
          <table:table-cell table:style-name="ce203" office:value-type="float" office:value="1" calcext:value-type="float">
            <text:p>1</text:p>
          </table:table-cell>
          <table:table-cell table:style-name="ce20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46:.W46])" office:value-type="float" office:value="3" calcext:value-type="float">
            <text:p>3</text:p>
          </table:table-cell>
          <table:table-cell table:style-name="ce187" table:formula="of:=[.F46]-[.X46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26" table:formula="of:=[.A45]" office:value-type="string" office:string-value="M1206" calcext:value-type="string">
            <text:p>M1206</text:p>
          </table:table-cell>
          <table:table-cell table:style-name="ce7" table:formula="of:=MID([.A47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47]*COEFF_FA" office:value-type="float" office:value="9.6" calcext:value-type="float">
            <text:p>9,6</text:p>
          </table:table-cell>
          <table:table-cell table:style-name="ce166" office:value-type="float" office:value="15" calcext:value-type="float">
            <text:p>15</text:p>
          </table:table-cell>
          <table:table-cell table:style-name="ce188" table:formula="of:=[.E47]/DUREE_TP" office:value-type="float" office:value="10" calcext:value-type="float">
            <text:p>10</text:p>
          </table:table-cell>
          <table:table-cell table:style-name="ce204" table:number-columns-repeated="2"/>
          <table:table-cell table:style-name="ce204" office:value-type="float" office:value="2" calcext:value-type="float">
            <text:p>2</text:p>
          </table:table-cell>
          <table:table-cell table:style-name="ce39" table:number-columns-repeated="2"/>
          <table:table-cell table:style-name="ce204"/>
          <table:table-cell table:number-columns-repeated="2" table:style-name="ce204" office:value-type="float" office:value="2" calcext:value-type="float">
            <text:p>2</text:p>
          </table:table-cell>
          <table:table-cell table:style-name="ce39"/>
          <table:table-cell table:style-name="ce204" office:value-type="float" office:value="2" calcext:value-type="float">
            <text:p>2</text:p>
          </table:table-cell>
          <table:table-cell table:style-name="ce204"/>
          <table:table-cell table:style-name="ce39" table:number-columns-repeated="2"/>
          <table:table-cell table:style-name="ce204" table:number-columns-repeated="4"/>
          <table:table-cell table:style-name="ce188" table:formula="of:=SUM([.G47:.W47])" office:value-type="float" office:value="8" calcext:value-type="float">
            <text:p>8</text:p>
          </table:table-cell>
          <table:table-cell table:style-name="ce188" table:formula="of:=[.F47]-[.X47]" office:value-type="float" office:value="2" calcext:value-type="float">
            <text:p>2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48]" office:value-type="string" office:string-value="M1207" calcext:value-type="string">
            <text:p>M1207</text:p>
          </table:table-cell>
          <table:table-cell table:style-name="ce3" table:formula="of:=MID([.A48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48]*COEFF_FA"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table:style-name="ce191" table:formula="of:=[.E48]/DUREE_CM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48:.W48])" office:value-type="float" office:value="0" calcext:value-type="float">
            <text:p>0</text:p>
          </table:table-cell>
          <table:table-cell table:style-name="ce187" table:formula="of:=[.F48]-[.X48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48]" office:value-type="string" office:string-value="M1207" calcext:value-type="string">
            <text:p>M1207</text:p>
          </table:table-cell>
          <table:table-cell table:style-name="ce3" table:formula="of:=MID([.A49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49]*COEFF_FA" office:value-type="float" office:value="4.8" calcext:value-type="float">
            <text:p>4,8</text:p>
          </table:table-cell>
          <table:table-cell table:style-name="ce168" office:value-type="float" office:value="12" calcext:value-type="float">
            <text:p>12</text:p>
          </table:table-cell>
          <table:table-cell table:style-name="ce187" table:formula="of:=[.E49]/DUREE_TD" office:value-type="float" office:value="8" calcext:value-type="float">
            <text:p>8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49:.W49])" office:value-type="float" office:value="0" calcext:value-type="float">
            <text:p>0</text:p>
          </table:table-cell>
          <table:table-cell table:style-name="ce187" table:formula="of:=[.F49]-[.X49]" office:value-type="float" office:value="8" calcext:value-type="float">
            <text:p>8</text:p>
          </table:table-cell>
          <table:table-cell table:style-name="ce168" table:number-columns-repeated="996"/>
        </table:table-row>
        <table:table-row table:style-name="ro1">
          <table:table-cell table:style-name="ce26" table:formula="of:=[.A48]" office:value-type="string" office:string-value="M1207" calcext:value-type="string">
            <text:p>M1207</text:p>
          </table:table-cell>
          <table:table-cell table:style-name="ce7" table:formula="of:=MID([.A50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50]*COEFF_FA" office:value-type="float" office:value="14.4" calcext:value-type="float">
            <text:p>14,4</text:p>
          </table:table-cell>
          <table:table-cell table:style-name="ce166" office:value-type="float" office:value="0" calcext:value-type="float">
            <text:p>0</text:p>
          </table:table-cell>
          <table:table-cell table:style-name="ce188" table:formula="of:=[.E50]/DUREE_TP" office:value-type="float" office:value="0" calcext:value-type="float">
            <text:p>0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 table:number-columns-repeated="2"/>
          <table:table-cell table:style-name="ce39" table:number-columns-repeated="2"/>
          <table:table-cell table:style-name="ce204" table:number-columns-repeated="4"/>
          <table:table-cell table:style-name="ce188" table:formula="of:=SUM([.G50:.W50])" office:value-type="float" office:value="0" calcext:value-type="float">
            <text:p>0</text:p>
          </table:table-cell>
          <table:table-cell table:style-name="ce188" table:formula="of:=[.F50]-[.X50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>
          <table:table-cell table:style-name="ce3" table:formula="of:=[$FI.A51]" office:value-type="string" office:string-value="M1208" calcext:value-type="string">
            <text:p>M1208</text:p>
          </table:table-cell>
          <table:table-cell table:style-name="ce3" table:formula="of:=MID([.A51];3;1)" office:value-type="string" office:string-value="2" calcext:value-type="string">
            <text:p>2</text:p>
          </table:table-cell>
          <table:table-cell table:style-name="ce187" office:value-type="string" calcext:value-type="string">
            <text:p>CM</text:p>
          </table:table-cell>
          <table:table-cell table:style-name="ce189" table:formula="of:=[FI.D51]*COEFF_FA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1" table:formula="of:=[.E51]/DUREE_CM" office:value-type="float" office:value="0" calcext:value-type="float">
            <text:p>0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51:.W51])" office:value-type="float" office:value="0" calcext:value-type="float">
            <text:p>0</text:p>
          </table:table-cell>
          <table:table-cell table:style-name="ce187" table:formula="of:=[.F51]-[.X51]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3" table:formula="of:=[.A51]" office:value-type="string" office:string-value="M1208" calcext:value-type="string">
            <text:p>M1208</text:p>
          </table:table-cell>
          <table:table-cell table:style-name="ce3" table:formula="of:=MID([.A52];3;1)" office:value-type="string" office:string-value="2" calcext:value-type="string">
            <text:p>2</text:p>
          </table:table-cell>
          <table:table-cell table:style-name="ce187" office:value-type="string" calcext:value-type="string">
            <text:p>TD</text:p>
          </table:table-cell>
          <table:table-cell table:style-name="ce189" table:formula="of:=[FI.D52]*COEFF_FA" office:value-type="float" office:value="12" calcext:value-type="float">
            <text:p>12</text:p>
          </table:table-cell>
          <table:table-cell table:style-name="ce168" office:value-type="float" office:value="12" calcext:value-type="float">
            <text:p>12</text:p>
          </table:table-cell>
          <table:table-cell table:style-name="ce187" table:formula="of:=[.E52]/DUREE_TD" office:value-type="float" office:value="8" calcext:value-type="float">
            <text:p>8</text:p>
          </table:table-cell>
          <table:table-cell table:style-name="ce203" table:number-columns-repeated="3"/>
          <table:table-cell table:style-name="ce38" table:number-columns-repeated="2"/>
          <table:table-cell table:style-name="ce203" table:number-columns-repeated="3"/>
          <table:table-cell table:style-name="ce38"/>
          <table:table-cell table:style-name="ce203" table:number-columns-repeated="2"/>
          <table:table-cell table:style-name="ce38" table:number-columns-repeated="2"/>
          <table:table-cell table:style-name="ce203" table:number-columns-repeated="4"/>
          <table:table-cell table:style-name="ce187" table:formula="of:=SUM([.G52:.W52])" office:value-type="float" office:value="0" calcext:value-type="float">
            <text:p>0</text:p>
          </table:table-cell>
          <table:table-cell table:style-name="ce187" table:formula="of:=[.F52]-[.X52]" office:value-type="float" office:value="8" calcext:value-type="float">
            <text:p>8</text:p>
          </table:table-cell>
          <table:table-cell table:style-name="ce168" table:number-columns-repeated="996"/>
        </table:table-row>
        <table:table-row table:style-name="ro1">
          <table:table-cell table:style-name="ce26" table:formula="of:=[.A51]" office:value-type="string" office:string-value="M1208" calcext:value-type="string">
            <text:p>M1208</text:p>
          </table:table-cell>
          <table:table-cell table:style-name="ce7" table:formula="of:=MID([.A53];3;1)" office:value-type="string" office:string-value="2" calcext:value-type="string">
            <text:p>2</text:p>
          </table:table-cell>
          <table:table-cell table:style-name="ce188" office:value-type="string" calcext:value-type="string">
            <text:p>TP</text:p>
          </table:table-cell>
          <table:table-cell table:style-name="ce190" table:formula="of:=[FI.D53]*COEFF_FA" office:value-type="float" office:value="0" calcext:value-type="float">
            <text:p>0</text:p>
          </table:table-cell>
          <table:table-cell table:style-name="ce166" office:value-type="float" office:value="0" calcext:value-type="float">
            <text:p>0</text:p>
          </table:table-cell>
          <table:table-cell table:style-name="ce188" table:formula="of:=[.E53]/DUREE_TP" office:value-type="float" office:value="0" calcext:value-type="float">
            <text:p>0</text:p>
          </table:table-cell>
          <table:table-cell table:style-name="ce204" table:number-columns-repeated="3"/>
          <table:table-cell table:style-name="ce39" table:number-columns-repeated="2"/>
          <table:table-cell table:style-name="ce204" table:number-columns-repeated="3"/>
          <table:table-cell table:style-name="ce39"/>
          <table:table-cell table:style-name="ce204" table:number-columns-repeated="2"/>
          <table:table-cell table:style-name="ce39" table:number-columns-repeated="2"/>
          <table:table-cell table:style-name="ce204" table:number-columns-repeated="4"/>
          <table:table-cell table:style-name="ce188" table:formula="of:=SUM([.G53:.W53])" office:value-type="float" office:value="0" calcext:value-type="float">
            <text:p>0</text:p>
          </table:table-cell>
          <table:table-cell table:style-name="ce188" table:formula="of:=[.F53]-[.X53]" office:value-type="float" office:value="0" calcext:value-type="float">
            <text:p>0</text:p>
          </table:table-cell>
          <table:table-cell table:style-name="ce166" table:number-columns-repeated="996"/>
        </table:table-row>
        <table:table-row table:style-name="ro1" table:number-rows-repeated="1048505">
          <table:table-cell table:number-columns-repeated="1021"/>
        </table:table-row>
        <table:table-row table:style-name="ro5" table:number-rows-repeated="17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Totaux" table:style-name="ta1">
        <table:shapes>
          <draw:frame draw:z-index="0" draw:style-name="gr1" draw:text-style-name="P1" svg:width="608.34pt" svg:height="237.71pt" svg:x="155.31pt" svg:y="327.09pt">
            <draw:object draw:notify-on-update-of-ranges="Totaux.F2:Totaux.V2 Totaux.A4:Totaux.A4 Totaux.F7:Totaux.V7 Totaux.A13:Totaux.A13 Totaux.F16:Totaux.V16 Totaux.A13:Totaux.A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number-columns-repeated="2" table:default-cell-style-name="ce205"/>
        <table:table-column table:style-name="co16" table:default-cell-style-name="ce205"/>
        <table:table-column table:style-name="co16" table:default-cell-style-name="ce213"/>
        <table:table-column table:style-name="co17" table:default-cell-style-name="ce213"/>
        <table:table-column table:style-name="co15" table:number-columns-repeated="19" table:default-cell-style-name="ce205"/>
        <table:table-column table:style-name="co18" table:default-cell-style-name="ce205"/>
        <table:table-column table:style-name="co15" table:default-cell-style-name="ce205"/>
        <table:table-column table:style-name="co19" table:default-cell-style-name="ce213"/>
        <table:table-column table:style-name="co16" table:default-cell-style-name="ce205"/>
        <table:table-column table:style-name="co20" table:default-cell-style-name="ce205"/>
        <table:table-column table:style-name="co15" table:number-columns-repeated="994" table:default-cell-style-name="ce205"/>
        <table:table-row table:style-name="ro6">
          <table:table-cell table:style-name="ce89" table:number-columns-repeated="3"/>
          <table:table-cell table:style-name="ce99" office:value-type="string" calcext:value-type="string">
            <text:p>NbJours</text:p>
          </table:table-cell>
          <table:table-cell table:style-name="ce99"/>
          <table:table-cell table:number-columns-repeated="9" table:style-name="ce99" office:value-type="float" office:value="5" calcext:value-type="float">
            <text:p>5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7" table:style-name="ce99" office:value-type="float" office:value="5" calcext:value-type="float">
            <text:p>5</text:p>
          </table:table-cell>
          <table:table-cell table:style-name="ce99" table:number-columns-repeated="2"/>
          <table:table-cell table:style-name="ce89" table:number-columns-repeated="2"/>
          <table:table-cell table:style-name="ce99"/>
          <table:table-cell table:style-name="ce89" table:number-columns-repeated="996"/>
        </table:table-row>
        <table:table-row table:style-name="ro6">
          <table:table-cell table:number-columns-repeated="2"/>
          <table:table-cell table:style-name="ce59"/>
          <table:table-cell table:style-name="ce210" office:value-type="string" calcext:value-type="string">
            <text:p>Sem :</text:p>
          </table:table-cell>
          <table:table-cell table:style-name="ce210"/>
          <table:table-cell table:style-name="ce53" table:formula="of:=[$FI.G2]" office:value-type="float" office:value="36" calcext:value-type="float">
            <text:p>36</text:p>
          </table:table-cell>
          <table:table-cell table:style-name="ce53" table:formula="of:=[$FI.H2]" office:value-type="float" office:value="37" calcext:value-type="float">
            <text:p>37</text:p>
          </table:table-cell>
          <table:table-cell table:style-name="ce53" table:formula="of:=[$FI.I2]" office:value-type="float" office:value="38" calcext:value-type="float">
            <text:p>38</text:p>
          </table:table-cell>
          <table:table-cell table:style-name="ce53" table:formula="of:=[$FI.J2]" office:value-type="float" office:value="39" calcext:value-type="float">
            <text:p>39</text:p>
          </table:table-cell>
          <table:table-cell table:style-name="ce53" table:formula="of:=[$FI.K2]" office:value-type="float" office:value="40" calcext:value-type="float">
            <text:p>40</text:p>
          </table:table-cell>
          <table:table-cell table:style-name="ce53" table:formula="of:=[$FI.L2]" office:value-type="float" office:value="41" calcext:value-type="float">
            <text:p>41</text:p>
          </table:table-cell>
          <table:table-cell table:style-name="ce53" table:formula="of:=[$FI.M2]" office:value-type="float" office:value="42" calcext:value-type="float">
            <text:p>42</text:p>
          </table:table-cell>
          <table:table-cell table:style-name="ce53" table:formula="of:=[$FI.N2]" office:value-type="float" office:value="43" calcext:value-type="float">
            <text:p>43</text:p>
          </table:table-cell>
          <table:table-cell table:style-name="ce53" table:formula="of:=[$FI.O2]" office:value-type="float" office:value="45" calcext:value-type="float">
            <text:p>45</text:p>
          </table:table-cell>
          <table:table-cell table:style-name="ce53" table:formula="of:=[$FI.P2]" office:value-type="float" office:value="46" calcext:value-type="float">
            <text:p>46</text:p>
          </table:table-cell>
          <table:table-cell table:style-name="ce53" table:formula="of:=[$FI.Q2]" office:value-type="float" office:value="47" calcext:value-type="float">
            <text:p>47</text:p>
          </table:table-cell>
          <table:table-cell table:style-name="ce53" table:formula="of:=[$FI.R2]" office:value-type="float" office:value="48" calcext:value-type="float">
            <text:p>48</text:p>
          </table:table-cell>
          <table:table-cell table:style-name="ce53" table:formula="of:=[$FI.S2]" office:value-type="float" office:value="49" calcext:value-type="float">
            <text:p>49</text:p>
          </table:table-cell>
          <table:table-cell table:style-name="ce53" table:formula="of:=[$FI.T2]" office:value-type="float" office:value="50" calcext:value-type="float">
            <text:p>50</text:p>
          </table:table-cell>
          <table:table-cell table:style-name="ce53" table:formula="of:=[$FI.U2]" office:value-type="float" office:value="51" calcext:value-type="float">
            <text:p>51</text:p>
          </table:table-cell>
          <table:table-cell table:style-name="ce53" table:formula="of:=[$FI.V2]" office:value-type="float" office:value="0" calcext:value-type="float">
            <text:p>0</text:p>
          </table:table-cell>
          <table:table-cell table:style-name="ce53" table:formula="of:=[$FI.W2]" office:value-type="float" office:value="0" calcext:value-type="float">
            <text:p>0</text:p>
          </table:table-cell>
          <table:table-cell table:style-name="ce101"/>
          <table:table-cell table:style-name="ce104" table:number-columns-repeated="2"/>
          <table:table-cell table:number-columns-repeated="998"/>
        </table:table-row>
        <table:table-row table:style-name="ro6">
          <table:table-cell table:number-columns-repeated="2"/>
          <table:table-cell table:style-name="ce210" office:value-type="string" calcext:value-type="string">
            <text:p>PPN</text:p>
          </table:table-cell>
          <table:table-cell table:style-name="ce210" office:value-type="string" calcext:value-type="string">
            <text:p>Previ</text:p>
          </table:table-cell>
          <table:table-cell table:style-name="ce210"/>
          <table:table-cell table:number-columns-repeated="20"/>
          <table:table-cell office:value-type="string" calcext:value-type="string">
            <text:p>Placé</text:p>
          </table:table-cell>
          <table:table-cell table:style-name="ce120" office:value-type="string" calcext:value-type="string">
            <text:p>Ratio / PPN</text:p>
          </table:table-cell>
          <table:table-cell table:number-columns-repeated="996"/>
        </table:table-row>
        <table:table-row table:style-name="ro6">
          <table:table-cell table:style-name="ce91" office:value-type="string" calcext:value-type="string" table:number-columns-spanned="1" table:number-rows-spanned="3">
            <text:p>FI</text:p>
          </table:table-cell>
          <table:table-cell table:style-name="ce94" office:value-type="string" calcext:value-type="string">
            <text:p>CM</text:p>
          </table:table-cell>
          <table:table-cell table:style-name="ce47" table:formula="of:=SUMIF([FI.$C$3:.$C$60];[.$B4];[FI.D$3:.D$60])" office:value-type="float" office:value="84" calcext:value-type="float">
            <text:p>84</text:p>
          </table:table-cell>
          <table:table-cell table:style-name="ce47" table:formula="of:=SUMIF([FI.$C$3:.$C$60];[.$B4];[FI.E$3:.E$60])" office:value-type="float" office:value="66" calcext:value-type="float">
            <text:p>66</text:p>
          </table:table-cell>
          <table:table-cell table:style-name="ce96"/>
          <table:table-cell table:style-name="ce139" table:formula="of:=SUMIF([FI.$C$3:.$C$50];[.$B4];[FI.G$3:.G$50])*1.5" office:value-type="float" office:value="12" calcext:value-type="float">
            <text:p>12</text:p>
          </table:table-cell>
          <table:table-cell table:style-name="ce139" table:formula="of:=SUMIF([FI.$C$3:.$C$50];[.$B4];[FI.H$3:.H$50])*1.5" office:value-type="float" office:value="6" calcext:value-type="float">
            <text:p>6</text:p>
          </table:table-cell>
          <table:table-cell table:style-name="ce139" table:formula="of:=SUMIF([FI.$C$3:.$C$50];[.$B4];[FI.I$3:.I$50])*1.5" office:value-type="float" office:value="3" calcext:value-type="float">
            <text:p>3</text:p>
          </table:table-cell>
          <table:table-cell table:style-name="ce139" table:formula="of:=SUMIF([FI.$C$3:.$C$50];[.$B4];[FI.J$3:.J$50])*1.5" office:value-type="float" office:value="1.5" calcext:value-type="float">
            <text:p>1,5</text:p>
          </table:table-cell>
          <table:table-cell table:style-name="ce139" table:formula="of:=SUMIF([FI.$C$3:.$C$50];[.$B4];[FI.K$3:.K$50])*1.5" office:value-type="float" office:value="4.5" calcext:value-type="float">
            <text:p>4,5</text:p>
          </table:table-cell>
          <table:table-cell table:style-name="ce139" table:formula="of:=SUMIF([FI.$C$3:.$C$50];[.$B4];[FI.L$3:.L$50])*1.5" office:value-type="float" office:value="6" calcext:value-type="float">
            <text:p>6</text:p>
          </table:table-cell>
          <table:table-cell table:style-name="ce139" table:formula="of:=SUMIF([FI.$C$3:.$C$50];[.$B4];[FI.M$3:.M$50])*1.5" office:value-type="float" office:value="4.5" calcext:value-type="float">
            <text:p>4,5</text:p>
          </table:table-cell>
          <table:table-cell table:style-name="ce139" table:formula="of:=SUMIF([FI.$C$3:.$C$50];[.$B4];[FI.N$3:.N$50])*1.5" office:value-type="float" office:value="4.5" calcext:value-type="float">
            <text:p>4,5</text:p>
          </table:table-cell>
          <table:table-cell table:style-name="ce139" table:formula="of:=SUMIF([FI.$C$3:.$C$50];[.$B4];[FI.O$3:.O$50])*1.5" office:value-type="float" office:value="4.5" calcext:value-type="float">
            <text:p>4,5</text:p>
          </table:table-cell>
          <table:table-cell table:style-name="ce139" table:formula="of:=SUMIF([FI.$C$3:.$C$50];[.$B4];[FI.P$3:.P$50])*1.5" office:value-type="float" office:value="0" calcext:value-type="float">
            <text:p>0</text:p>
          </table:table-cell>
          <table:table-cell table:style-name="ce139" table:formula="of:=SUMIF([FI.$C$3:.$C$50];[.$B4];[FI.Q$3:.Q$50])*1.5" office:value-type="float" office:value="3" calcext:value-type="float">
            <text:p>3</text:p>
          </table:table-cell>
          <table:table-cell table:style-name="ce139" table:formula="of:=SUMIF([FI.$C$3:.$C$50];[.$B4];[FI.R$3:.R$50])*1.5" office:value-type="float" office:value="4.5" calcext:value-type="float">
            <text:p>4,5</text:p>
          </table:table-cell>
          <table:table-cell table:style-name="ce139" table:formula="of:=SUMIF([FI.$C$3:.$C$50];[.$B4];[FI.S$3:.S$50])*1.5" office:value-type="float" office:value="6" calcext:value-type="float">
            <text:p>6</text:p>
          </table:table-cell>
          <table:table-cell table:style-name="ce139" table:formula="of:=SUMIF([FI.$C$3:.$C$50];[.$B4];[FI.T$3:.T$50])*1.5" office:value-type="float" office:value="1.5" calcext:value-type="float">
            <text:p>1,5</text:p>
          </table:table-cell>
          <table:table-cell table:style-name="ce139" table:formula="of:=SUMIF([FI.$C$3:.$C$50];[.$B4];[FI.U$3:.U$50])*1.5" office:value-type="float" office:value="0" calcext:value-type="float">
            <text:p>0</text:p>
          </table:table-cell>
          <table:table-cell table:style-name="ce139" table:formula="of:=SUMIF([FI.$C$3:.$C$50];[.$B4];[FI.V$3:.V$50])*1.5" office:value-type="float" office:value="1.5" calcext:value-type="float">
            <text:p>1,5</text:p>
          </table:table-cell>
          <table:table-cell table:style-name="ce139" table:formula="of:=SUMIF([FI.$C$3:.$C$50];[.$B4];[FI.W$3:.W$50])*1.5" office:value-type="float" office:value="3" calcext:value-type="float">
            <text:p>3</text:p>
          </table:table-cell>
          <table:table-cell table:style-name="ce102" table:number-columns-repeated="2"/>
          <table:table-cell/>
          <table:table-cell table:style-name="ce184" table:formula="of:=SUM([.F4:.V4])" office:value-type="float" office:value="66" calcext:value-type="float">
            <text:p>66</text:p>
          </table:table-cell>
          <table:table-cell table:style-name="ce65" table:formula="of:=[.Z4]/[.C4]" office:value-type="percentage" office:value="0.785714285714286" calcext:value-type="percentage">
            <text:p>78,6%</text:p>
          </table:table-cell>
          <table:table-cell table:style-name="ce105"/>
          <table:table-cell table:style-name="ce106"/>
          <table:table-cell table:number-columns-repeated="994"/>
        </table:table-row>
        <table:table-row table:style-name="ro6">
          <table:covered-table-cell table:style-name="ce59"/>
          <table:table-cell table:style-name="ce94" office:value-type="string" calcext:value-type="string">
            <text:p>TD</text:p>
          </table:table-cell>
          <table:table-cell table:style-name="ce47" table:formula="of:=SUMIF([FI.$C$3:.$C$60];[.$B5];[FI.D$3:.D$60])" office:value-type="float" office:value="153" calcext:value-type="float">
            <text:p>153</text:p>
          </table:table-cell>
          <table:table-cell table:style-name="ce47" table:formula="of:=SUMIF([FI.$C$3:.$C$60];[.$B5];[FI.E$3:.E$60])" office:value-type="float" office:value="175.5" calcext:value-type="float">
            <text:p>175,5</text:p>
          </table:table-cell>
          <table:table-cell table:style-name="ce96"/>
          <table:table-cell table:style-name="ce139" table:formula="of:=SUMIF([FI.$C$3:.$C$50];[.$B5];[FI.G$3:.G$50])*1.5" office:value-type="float" office:value="12" calcext:value-type="float">
            <text:p>12</text:p>
          </table:table-cell>
          <table:table-cell table:style-name="ce139" table:formula="of:=SUMIF([FI.$C$3:.$C$50];[.$B5];[FI.H$3:.H$50])*1.5" office:value-type="float" office:value="12" calcext:value-type="float">
            <text:p>12</text:p>
          </table:table-cell>
          <table:table-cell table:style-name="ce139" table:formula="of:=SUMIF([FI.$C$3:.$C$50];[.$B5];[FI.I$3:.I$50])*1.5" office:value-type="float" office:value="12" calcext:value-type="float">
            <text:p>12</text:p>
          </table:table-cell>
          <table:table-cell table:style-name="ce139" table:formula="of:=SUMIF([FI.$C$3:.$C$50];[.$B5];[FI.J$3:.J$50])*1.5" office:value-type="float" office:value="10.5" calcext:value-type="float">
            <text:p>10,5</text:p>
          </table:table-cell>
          <table:table-cell table:style-name="ce139" table:formula="of:=SUMIF([FI.$C$3:.$C$50];[.$B5];[FI.K$3:.K$50])*1.5" office:value-type="float" office:value="10.5" calcext:value-type="float">
            <text:p>10,5</text:p>
          </table:table-cell>
          <table:table-cell table:style-name="ce139" table:formula="of:=SUMIF([FI.$C$3:.$C$50];[.$B5];[FI.L$3:.L$50])*1.5" office:value-type="float" office:value="12" calcext:value-type="float">
            <text:p>12</text:p>
          </table:table-cell>
          <table:table-cell table:style-name="ce139" table:formula="of:=SUMIF([FI.$C$3:.$C$50];[.$B5];[FI.M$3:.M$50])*1.5" office:value-type="float" office:value="10.5" calcext:value-type="float">
            <text:p>10,5</text:p>
          </table:table-cell>
          <table:table-cell table:style-name="ce139" table:formula="of:=SUMIF([FI.$C$3:.$C$50];[.$B5];[FI.N$3:.N$50])*1.5" office:value-type="float" office:value="10.5" calcext:value-type="float">
            <text:p>10,5</text:p>
          </table:table-cell>
          <table:table-cell table:style-name="ce139" table:formula="of:=SUMIF([FI.$C$3:.$C$50];[.$B5];[FI.O$3:.O$50])*1.5" office:value-type="float" office:value="10.5" calcext:value-type="float">
            <text:p>10,5</text:p>
          </table:table-cell>
          <table:table-cell table:style-name="ce139" table:formula="of:=SUMIF([FI.$C$3:.$C$50];[.$B5];[FI.P$3:.P$50])*1.5" office:value-type="float" office:value="12" calcext:value-type="float">
            <text:p>12</text:p>
          </table:table-cell>
          <table:table-cell table:style-name="ce139" table:formula="of:=SUMIF([FI.$C$3:.$C$50];[.$B5];[FI.Q$3:.Q$50])*1.5" office:value-type="float" office:value="6" calcext:value-type="float">
            <text:p>6</text:p>
          </table:table-cell>
          <table:table-cell table:style-name="ce139" table:formula="of:=SUMIF([FI.$C$3:.$C$50];[.$B5];[FI.R$3:.R$50])*1.5" office:value-type="float" office:value="9" calcext:value-type="float">
            <text:p>9</text:p>
          </table:table-cell>
          <table:table-cell table:style-name="ce139" table:formula="of:=SUMIF([FI.$C$3:.$C$50];[.$B5];[FI.S$3:.S$50])*1.5" office:value-type="float" office:value="7.5" calcext:value-type="float">
            <text:p>7,5</text:p>
          </table:table-cell>
          <table:table-cell table:style-name="ce139" table:formula="of:=SUMIF([FI.$C$3:.$C$50];[.$B5];[FI.T$3:.T$50])*1.5" office:value-type="float" office:value="10.5" calcext:value-type="float">
            <text:p>10,5</text:p>
          </table:table-cell>
          <table:table-cell table:style-name="ce139" table:formula="of:=SUMIF([FI.$C$3:.$C$50];[.$B5];[FI.U$3:.U$50])*1.5" office:value-type="float" office:value="6" calcext:value-type="float">
            <text:p>6</text:p>
          </table:table-cell>
          <table:table-cell table:style-name="ce139" table:formula="of:=SUMIF([FI.$C$3:.$C$50];[.$B5];[FI.V$3:.V$50])*1.5" office:value-type="float" office:value="3" calcext:value-type="float">
            <text:p>3</text:p>
          </table:table-cell>
          <table:table-cell table:style-name="ce139" table:formula="of:=SUMIF([FI.$C$3:.$C$50];[.$B5];[FI.W$3:.W$50])*1.5" office:value-type="float" office:value="3" calcext:value-type="float">
            <text:p>3</text:p>
          </table:table-cell>
          <table:table-cell table:style-name="ce102" table:number-columns-repeated="2"/>
          <table:table-cell/>
          <table:table-cell table:style-name="ce184" table:formula="of:=SUM([.F5:.V5])" office:value-type="float" office:value="157.5" calcext:value-type="float">
            <text:p>157,5</text:p>
          </table:table-cell>
          <table:table-cell table:style-name="ce65" table:formula="of:=[.Z5]/[.C5]" office:value-type="percentage" office:value="1.02941176470588" calcext:value-type="percentage">
            <text:p>102,9%</text:p>
          </table:table-cell>
          <table:table-cell table:number-columns-repeated="996"/>
        </table:table-row>
        <table:table-row table:style-name="ro6">
          <table:covered-table-cell table:style-name="ce59"/>
          <table:table-cell table:style-name="ce94" office:value-type="string" calcext:value-type="string">
            <text:p>TP</text:p>
          </table:table-cell>
          <table:table-cell table:style-name="ce47" table:formula="of:=SUMIF([FI.$C$3:.$C$60];[.$B6];[FI.D$3:.D$60])" office:value-type="float" office:value="243" calcext:value-type="float">
            <text:p>243</text:p>
          </table:table-cell>
          <table:table-cell table:style-name="ce47" table:formula="of:=SUMIF([FI.$C$3:.$C$60];[.$B6];[FI.E$3:.E$60])" office:value-type="float" office:value="240" calcext:value-type="float">
            <text:p>240</text:p>
          </table:table-cell>
          <table:table-cell table:style-name="ce96"/>
          <table:table-cell table:style-name="ce139" table:formula="of:=SUMIF([FI.$C$3:.$C$50];[.$B6];[FI.G$3:.G$50])*1.5" office:value-type="float" office:value="1.5" calcext:value-type="float">
            <text:p>1,5</text:p>
          </table:table-cell>
          <table:table-cell table:style-name="ce139" table:formula="of:=SUMIF([FI.$C$3:.$C$50];[.$B6];[FI.H$3:.H$50])*1.5" office:value-type="float" office:value="12" calcext:value-type="float">
            <text:p>12</text:p>
          </table:table-cell>
          <table:table-cell table:style-name="ce139" table:formula="of:=SUMIF([FI.$C$3:.$C$50];[.$B6];[FI.I$3:.I$50])*1.5" office:value-type="float" office:value="15" calcext:value-type="float">
            <text:p>15</text:p>
          </table:table-cell>
          <table:table-cell table:style-name="ce139" table:formula="of:=SUMIF([FI.$C$3:.$C$50];[.$B6];[FI.J$3:.J$50])*1.5" office:value-type="float" office:value="16.5" calcext:value-type="float">
            <text:p>16,5</text:p>
          </table:table-cell>
          <table:table-cell table:style-name="ce139" table:formula="of:=SUMIF([FI.$C$3:.$C$50];[.$B6];[FI.K$3:.K$50])*1.5" office:value-type="float" office:value="19.5" calcext:value-type="float">
            <text:p>19,5</text:p>
          </table:table-cell>
          <table:table-cell table:style-name="ce139" table:formula="of:=SUMIF([FI.$C$3:.$C$50];[.$B6];[FI.L$3:.L$50])*1.5" office:value-type="float" office:value="13.5" calcext:value-type="float">
            <text:p>13,5</text:p>
          </table:table-cell>
          <table:table-cell table:style-name="ce139" table:formula="of:=SUMIF([FI.$C$3:.$C$50];[.$B6];[FI.M$3:.M$50])*1.5" office:value-type="float" office:value="15" calcext:value-type="float">
            <text:p>15</text:p>
          </table:table-cell>
          <table:table-cell table:style-name="ce139" table:formula="of:=SUMIF([FI.$C$3:.$C$50];[.$B6];[FI.N$3:.N$50])*1.5" office:value-type="float" office:value="18" calcext:value-type="float">
            <text:p>18</text:p>
          </table:table-cell>
          <table:table-cell table:style-name="ce139" table:formula="of:=SUMIF([FI.$C$3:.$C$50];[.$B6];[FI.O$3:.O$50])*1.5" office:value-type="float" office:value="9" calcext:value-type="float">
            <text:p>9</text:p>
          </table:table-cell>
          <table:table-cell table:style-name="ce139" table:formula="of:=SUMIF([FI.$C$3:.$C$50];[.$B6];[FI.P$3:.P$50])*1.5" office:value-type="float" office:value="21" calcext:value-type="float">
            <text:p>21</text:p>
          </table:table-cell>
          <table:table-cell table:style-name="ce139" table:formula="of:=SUMIF([FI.$C$3:.$C$50];[.$B6];[FI.Q$3:.Q$50])*1.5" office:value-type="float" office:value="16.5" calcext:value-type="float">
            <text:p>16,5</text:p>
          </table:table-cell>
          <table:table-cell table:style-name="ce139" table:formula="of:=SUMIF([FI.$C$3:.$C$50];[.$B6];[FI.R$3:.R$50])*1.5" office:value-type="float" office:value="18" calcext:value-type="float">
            <text:p>18</text:p>
          </table:table-cell>
          <table:table-cell table:style-name="ce139" table:formula="of:=SUMIF([FI.$C$3:.$C$50];[.$B6];[FI.S$3:.S$50])*1.5" office:value-type="float" office:value="15" calcext:value-type="float">
            <text:p>15</text:p>
          </table:table-cell>
          <table:table-cell table:style-name="ce139" table:formula="of:=SUMIF([FI.$C$3:.$C$50];[.$B6];[FI.T$3:.T$50])*1.5" office:value-type="float" office:value="15" calcext:value-type="float">
            <text:p>15</text:p>
          </table:table-cell>
          <table:table-cell table:style-name="ce139" table:formula="of:=SUMIF([FI.$C$3:.$C$50];[.$B6];[FI.U$3:.U$50])*1.5" office:value-type="float" office:value="13.5" calcext:value-type="float">
            <text:p>13,5</text:p>
          </table:table-cell>
          <table:table-cell table:style-name="ce139" table:formula="of:=SUMIF([FI.$C$3:.$C$50];[.$B6];[FI.V$3:.V$50])*1.5" office:value-type="float" office:value="15" calcext:value-type="float">
            <text:p>15</text:p>
          </table:table-cell>
          <table:table-cell table:style-name="ce139" table:formula="of:=SUMIF([FI.$C$3:.$C$50];[.$B6];[FI.W$3:.W$50])*1.5" office:value-type="float" office:value="9" calcext:value-type="float">
            <text:p>9</text:p>
          </table:table-cell>
          <table:table-cell table:style-name="ce102" table:number-columns-repeated="2"/>
          <table:table-cell/>
          <table:table-cell table:style-name="ce184" table:formula="of:=SUM([.F6:.V6])" office:value-type="float" office:value="243" calcext:value-type="float">
            <text:p>243</text:p>
          </table:table-cell>
          <table:table-cell table:style-name="ce65" table:formula="of:=[.Z6]/[.C6]" office:value-type="percentage" office:value="1" calcext:value-type="percentage">
            <text:p>100,0%</text:p>
          </table:table-cell>
          <table:table-cell table:number-columns-repeated="996"/>
        </table:table-row>
        <table:table-row table:style-name="ro6">
          <table:table-cell/>
          <table:table-cell table:style-name="ce59"/>
          <table:table-cell table:style-name="ce184" table:formula="of:=SUM([.C4:.C6])" office:value-type="float" office:value="480" calcext:value-type="float">
            <text:p>480</text:p>
          </table:table-cell>
          <table:table-cell table:style-name="ce184" table:formula="of:=SUM([.D4:.D6])" office:value-type="float" office:value="481.5" calcext:value-type="float">
            <text:p>481,5</text:p>
          </table:table-cell>
          <table:table-cell table:style-name="ce210"/>
          <table:table-cell table:style-name="ce140" table:formula="of:=SUM([.F4:.F6])" office:value-type="float" office:value="25.5" calcext:value-type="float">
            <text:p>25,5</text:p>
          </table:table-cell>
          <table:table-cell table:style-name="ce140" table:formula="of:=SUM([.G4:.G6])" office:value-type="float" office:value="30" calcext:value-type="float">
            <text:p>30</text:p>
          </table:table-cell>
          <table:table-cell table:style-name="ce140" table:formula="of:=SUM([.H4:.H6])" office:value-type="float" office:value="30" calcext:value-type="float">
            <text:p>30</text:p>
          </table:table-cell>
          <table:table-cell table:style-name="ce140" table:formula="of:=SUM([.I4:.I6])" office:value-type="float" office:value="28.5" calcext:value-type="float">
            <text:p>28,5</text:p>
          </table:table-cell>
          <table:table-cell table:style-name="ce140" table:formula="of:=SUM([.J4:.J6])" office:value-type="float" office:value="34.5" calcext:value-type="float">
            <text:p>34,5</text:p>
          </table:table-cell>
          <table:table-cell table:style-name="ce140" table:formula="of:=SUM([.K4:.K6])" office:value-type="float" office:value="31.5" calcext:value-type="float">
            <text:p>31,5</text:p>
          </table:table-cell>
          <table:table-cell table:style-name="ce140" table:formula="of:=SUM([.L4:.L6])" office:value-type="float" office:value="30" calcext:value-type="float">
            <text:p>30</text:p>
          </table:table-cell>
          <table:table-cell table:style-name="ce140" table:formula="of:=SUM([.M4:.M6])" office:value-type="float" office:value="33" calcext:value-type="float">
            <text:p>33</text:p>
          </table:table-cell>
          <table:table-cell table:style-name="ce140" table:formula="of:=SUM([.N4:.N6])" office:value-type="float" office:value="24" calcext:value-type="float">
            <text:p>24</text:p>
          </table:table-cell>
          <table:table-cell table:style-name="ce140" table:formula="of:=SUM([.O4:.O6])" office:value-type="float" office:value="33" calcext:value-type="float">
            <text:p>33</text:p>
          </table:table-cell>
          <table:table-cell table:style-name="ce140" table:formula="of:=SUM([.P4:.P6])" office:value-type="float" office:value="25.5" calcext:value-type="float">
            <text:p>25,5</text:p>
          </table:table-cell>
          <table:table-cell table:style-name="ce140" table:formula="of:=SUM([.Q4:.Q6])" office:value-type="float" office:value="31.5" calcext:value-type="float">
            <text:p>31,5</text:p>
          </table:table-cell>
          <table:table-cell table:style-name="ce140" table:formula="of:=SUM([.R4:.R6])" office:value-type="float" office:value="28.5" calcext:value-type="float">
            <text:p>28,5</text:p>
          </table:table-cell>
          <table:table-cell table:style-name="ce140" table:formula="of:=SUM([.S4:.S6])" office:value-type="float" office:value="27" calcext:value-type="float">
            <text:p>27</text:p>
          </table:table-cell>
          <table:table-cell table:style-name="ce140" table:formula="of:=SUM([.T4:.T6])" office:value-type="float" office:value="19.5" calcext:value-type="float">
            <text:p>19,5</text:p>
          </table:table-cell>
          <table:table-cell table:style-name="ce140" table:formula="of:=SUM([.U4:.U6])" office:value-type="float" office:value="19.5" calcext:value-type="float">
            <text:p>19,5</text:p>
          </table:table-cell>
          <table:table-cell table:style-name="ce140" table:formula="of:=SUM([.V4:.V6])" office:value-type="float" office:value="15" calcext:value-type="float">
            <text:p>15</text:p>
          </table:table-cell>
          <table:table-cell table:style-name="ce210" table:number-columns-repeated="2"/>
          <table:table-cell/>
          <table:table-cell table:style-name="ce184" table:formula="of:=SUM([.F7:.X7])" office:value-type="float" office:value="466.5" calcext:value-type="float">
            <text:p>466,5</text:p>
          </table:table-cell>
          <table:table-cell table:style-name="ce65" table:formula="of:=[.Z7]/[.C7]" office:value-type="percentage" office:value="0.971875" calcext:value-type="percentage">
            <text:p>97,2%</text:p>
          </table:table-cell>
          <table:table-cell/>
          <table:table-cell table:style-name="ce107"/>
          <table:table-cell table:number-columns-repeated="994"/>
        </table:table-row>
        <table:table-row table:style-name="ro6">
          <table:table-cell/>
          <table:table-cell table:style-name="ce59" office:value-type="string" calcext:value-type="string">
            <text:p>NbH/J</text:p>
          </table:table-cell>
          <table:table-cell table:style-name="ce210" table:number-columns-repeated="3"/>
          <table:table-cell table:style-name="ce142" table:formula="of:=[.F7]/[.F1]" office:value-type="float" office:value="5.1" calcext:value-type="float">
            <text:p>5,1</text:p>
          </table:table-cell>
          <table:table-cell table:style-name="ce142" table:formula="of:=[.G7]/[.G1]" office:value-type="float" office:value="6" calcext:value-type="float">
            <text:p>6,0</text:p>
          </table:table-cell>
          <table:table-cell table:style-name="ce142" table:formula="of:=[.H7]/[.H1]" office:value-type="float" office:value="6" calcext:value-type="float">
            <text:p>6,0</text:p>
          </table:table-cell>
          <table:table-cell table:style-name="ce142" table:formula="of:=[.I7]/[.I1]" office:value-type="float" office:value="5.7" calcext:value-type="float">
            <text:p>5,7</text:p>
          </table:table-cell>
          <table:table-cell table:style-name="ce142" table:formula="of:=[.J7]/[.J1]" office:value-type="float" office:value="6.9" calcext:value-type="float">
            <text:p>6,9</text:p>
          </table:table-cell>
          <table:table-cell table:style-name="ce142" table:formula="of:=[.K7]/[.K1]" office:value-type="float" office:value="6.3" calcext:value-type="float">
            <text:p>6,3</text:p>
          </table:table-cell>
          <table:table-cell table:style-name="ce142" table:formula="of:=[.L7]/[.L1]" office:value-type="float" office:value="6" calcext:value-type="float">
            <text:p>6,0</text:p>
          </table:table-cell>
          <table:table-cell table:style-name="ce142" table:formula="of:=[.M7]/[.M1]" office:value-type="float" office:value="6.6" calcext:value-type="float">
            <text:p>6,6</text:p>
          </table:table-cell>
          <table:table-cell table:style-name="ce142" table:formula="of:=[.N7]/[.N1]" office:value-type="float" office:value="4.8" calcext:value-type="float">
            <text:p>4,8</text:p>
          </table:table-cell>
          <table:table-cell table:style-name="ce142" table:formula="of:=[.O7]/[.O1]" office:value-type="float" office:value="8.25" calcext:value-type="float">
            <text:p>8,3</text:p>
          </table:table-cell>
          <table:table-cell table:style-name="ce142" table:formula="of:=[.P7]/[.P1]" office:value-type="float" office:value="5.1" calcext:value-type="float">
            <text:p>5,1</text:p>
          </table:table-cell>
          <table:table-cell table:style-name="ce142" table:formula="of:=[.Q7]/[.Q1]" office:value-type="float" office:value="6.3" calcext:value-type="float">
            <text:p>6,3</text:p>
          </table:table-cell>
          <table:table-cell table:style-name="ce142" table:formula="of:=[.R7]/[.R1]" office:value-type="float" office:value="5.7" calcext:value-type="float">
            <text:p>5,7</text:p>
          </table:table-cell>
          <table:table-cell table:style-name="ce142" table:formula="of:=[.S7]/[.S1]" office:value-type="float" office:value="5.4" calcext:value-type="float">
            <text:p>5,4</text:p>
          </table:table-cell>
          <table:table-cell table:style-name="ce142" table:formula="of:=[.T7]/[.T1]" office:value-type="float" office:value="3.9" calcext:value-type="float">
            <text:p>3,9</text:p>
          </table:table-cell>
          <table:table-cell table:style-name="ce142" table:formula="of:=[.U7]/[.U1]" office:value-type="float" office:value="3.9" calcext:value-type="float">
            <text:p>3,9</text:p>
          </table:table-cell>
          <table:table-cell table:style-name="ce142" table:formula="of:=[.V7]/[.V1]" office:value-type="float" office:value="3" calcext:value-type="float">
            <text:p>3,0</text:p>
          </table:table-cell>
          <table:table-cell table:style-name="ce103" table:number-columns-repeated="2"/>
          <table:table-cell/>
          <table:table-cell table:style-name="ce210"/>
          <table:table-cell table:style-name="ce66" office:value-type="float" office:value="17" calcext:value-type="float">
            <text:p>17</text:p>
          </table:table-cell>
          <table:table-cell table:style-name="ce68" office:value-type="string" calcext:value-type="string">
            <text:p>Sem. =&gt;</text:p>
          </table:table-cell>
          <table:table-cell table:style-name="ce71" table:formula="of:=[.Z7]/[.AA8]" office:value-type="float" office:value="27.4411764705882" calcext:value-type="float">
            <text:p>27,4</text:p>
          </table:table-cell>
          <table:table-cell table:style-name="ce68" office:value-type="string" calcext:value-type="string">
            <text:p>h/sem</text:p>
          </table:table-cell>
          <table:table-cell table:number-columns-repeated="993"/>
        </table:table-row>
        <table:table-row table:style-name="ro6">
          <table:table-cell/>
          <table:table-cell table:style-name="ce59" office:value-type="string" calcext:value-type="string">
            <text:p>Nb créneaux TP 1h30</text:p>
          </table:table-cell>
          <table:table-cell table:style-name="ce210" table:number-columns-repeated="3"/>
          <table:table-cell table:style-name="ce222" table:formula="of:=[.F6]/1.5" office:value-type="float" office:value="1" calcext:value-type="float">
            <text:p>1</text:p>
          </table:table-cell>
          <table:table-cell table:style-name="ce222" table:formula="of:=[.G6]/1.5" office:value-type="float" office:value="8" calcext:value-type="float">
            <text:p>8</text:p>
          </table:table-cell>
          <table:table-cell table:style-name="ce222" table:formula="of:=[.H6]/1.5" office:value-type="float" office:value="10" calcext:value-type="float">
            <text:p>10</text:p>
          </table:table-cell>
          <table:table-cell table:style-name="ce222" table:formula="of:=[.I6]/1.5" office:value-type="float" office:value="11" calcext:value-type="float">
            <text:p>11</text:p>
          </table:table-cell>
          <table:table-cell table:style-name="ce222" table:formula="of:=[.J6]/1.5" office:value-type="float" office:value="13" calcext:value-type="float">
            <text:p>13</text:p>
          </table:table-cell>
          <table:table-cell table:style-name="ce222" table:formula="of:=[.K6]/1.5" office:value-type="float" office:value="9" calcext:value-type="float">
            <text:p>9</text:p>
          </table:table-cell>
          <table:table-cell table:style-name="ce222" table:formula="of:=[.L6]/1.5" office:value-type="float" office:value="10" calcext:value-type="float">
            <text:p>10</text:p>
          </table:table-cell>
          <table:table-cell table:style-name="ce222" table:formula="of:=[.M6]/1.5" office:value-type="float" office:value="12" calcext:value-type="float">
            <text:p>12</text:p>
          </table:table-cell>
          <table:table-cell table:style-name="ce222" table:formula="of:=[.N6]/1.5" office:value-type="float" office:value="6" calcext:value-type="float">
            <text:p>6</text:p>
          </table:table-cell>
          <table:table-cell table:style-name="ce222" table:formula="of:=[.O6]/1.5" office:value-type="float" office:value="14" calcext:value-type="float">
            <text:p>14</text:p>
          </table:table-cell>
          <table:table-cell table:style-name="ce222" table:formula="of:=[.P6]/1.5" office:value-type="float" office:value="11" calcext:value-type="float">
            <text:p>11</text:p>
          </table:table-cell>
          <table:table-cell table:style-name="ce222" table:formula="of:=[.Q6]/1.5" office:value-type="float" office:value="12" calcext:value-type="float">
            <text:p>12</text:p>
          </table:table-cell>
          <table:table-cell table:style-name="ce222" table:formula="of:=[.R6]/1.5" office:value-type="float" office:value="10" calcext:value-type="float">
            <text:p>10</text:p>
          </table:table-cell>
          <table:table-cell table:style-name="ce222" table:formula="of:=[.S6]/1.5" office:value-type="float" office:value="10" calcext:value-type="float">
            <text:p>10</text:p>
          </table:table-cell>
          <table:table-cell table:style-name="ce222" table:formula="of:=[.T6]/1.5" office:value-type="float" office:value="9" calcext:value-type="float">
            <text:p>9</text:p>
          </table:table-cell>
          <table:table-cell table:style-name="ce222" table:formula="of:=[.U6]/1.5" office:value-type="float" office:value="10" calcext:value-type="float">
            <text:p>10</text:p>
          </table:table-cell>
          <table:table-cell table:style-name="ce222" table:formula="of:=[.V6]/1.5" office:value-type="float" office:value="6" calcext:value-type="float">
            <text:p>6</text:p>
          </table:table-cell>
          <table:table-cell table:style-name="ce103" table:number-columns-repeated="2"/>
          <table:table-cell/>
          <table:table-cell table:style-name="ce210"/>
          <table:table-cell table:style-name="ce66"/>
          <table:table-cell table:style-name="ce68"/>
          <table:table-cell table:style-name="ce71"/>
          <table:table-cell table:style-name="ce68"/>
          <table:table-cell table:number-columns-repeated="993"/>
        </table:table-row>
        <table:table-row table:style-name="ro6">
          <table:table-cell/>
          <table:table-cell table:style-name="ce59"/>
          <table:table-cell table:style-name="ce210" table:number-columns-repeated="22"/>
          <table:table-cell/>
          <table:table-cell table:style-name="ce210"/>
          <table:table-cell table:number-columns-repeated="2"/>
          <table:table-cell table:style-name="ce107"/>
          <table:table-cell table:number-columns-repeated="994"/>
        </table:table-row>
        <table:table-row table:style-name="ro6">
          <table:table-cell table:style-name="ce93" table:number-columns-repeated="2"/>
          <table:table-cell table:style-name="ce97"/>
          <table:table-cell table:style-name="ce100" office:value-type="string" calcext:value-type="string">
            <text:p>Nb créneaux amphi/A06</text:p>
          </table:table-cell>
          <table:table-cell table:style-name="ce97"/>
          <table:table-cell table:style-name="ce143" table:formula="of:=[.F4]/DUREE_CM" office:value-type="float" office:value="8" calcext:value-type="float">
            <text:p>8</text:p>
          </table:table-cell>
          <table:table-cell table:style-name="ce143" table:formula="of:=[.G4]/DUREE_CM" office:value-type="float" office:value="4" calcext:value-type="float">
            <text:p>4</text:p>
          </table:table-cell>
          <table:table-cell table:style-name="ce143" table:formula="of:=[.H4]/DUREE_CM" office:value-type="float" office:value="2" calcext:value-type="float">
            <text:p>2</text:p>
          </table:table-cell>
          <table:table-cell table:style-name="ce143" table:formula="of:=[.I4]/DUREE_CM" office:value-type="float" office:value="1" calcext:value-type="float">
            <text:p>1</text:p>
          </table:table-cell>
          <table:table-cell table:style-name="ce143" table:formula="of:=[.J4]/DUREE_CM" office:value-type="float" office:value="3" calcext:value-type="float">
            <text:p>3</text:p>
          </table:table-cell>
          <table:table-cell table:style-name="ce143" table:formula="of:=[.K4]/DUREE_CM" office:value-type="float" office:value="4" calcext:value-type="float">
            <text:p>4</text:p>
          </table:table-cell>
          <table:table-cell table:style-name="ce143" table:formula="of:=[.L4]/DUREE_CM" office:value-type="float" office:value="3" calcext:value-type="float">
            <text:p>3</text:p>
          </table:table-cell>
          <table:table-cell table:style-name="ce143" table:formula="of:=[.M4]/DUREE_CM" office:value-type="float" office:value="3" calcext:value-type="float">
            <text:p>3</text:p>
          </table:table-cell>
          <table:table-cell table:style-name="ce143" table:formula="of:=[.N4]/DUREE_CM" office:value-type="float" office:value="3" calcext:value-type="float">
            <text:p>3</text:p>
          </table:table-cell>
          <table:table-cell table:style-name="ce143" table:formula="of:=[.O4]/DUREE_CM" office:value-type="float" office:value="0" calcext:value-type="float">
            <text:p>0</text:p>
          </table:table-cell>
          <table:table-cell table:style-name="ce143" table:formula="of:=[.P4]/DUREE_CM" office:value-type="float" office:value="2" calcext:value-type="float">
            <text:p>2</text:p>
          </table:table-cell>
          <table:table-cell table:style-name="ce143" table:formula="of:=[.Q4]/DUREE_CM" office:value-type="float" office:value="3" calcext:value-type="float">
            <text:p>3</text:p>
          </table:table-cell>
          <table:table-cell table:style-name="ce143" table:formula="of:=[.R4]/DUREE_CM" office:value-type="float" office:value="4" calcext:value-type="float">
            <text:p>4</text:p>
          </table:table-cell>
          <table:table-cell table:style-name="ce143" table:formula="of:=[.S4]/DUREE_CM" office:value-type="float" office:value="1" calcext:value-type="float">
            <text:p>1</text:p>
          </table:table-cell>
          <table:table-cell table:style-name="ce143" table:formula="of:=[.T4]/DUREE_CM" office:value-type="float" office:value="0" calcext:value-type="float">
            <text:p>0</text:p>
          </table:table-cell>
          <table:table-cell table:style-name="ce143" table:formula="of:=[.U4]/DUREE_CM" office:value-type="float" office:value="1" calcext:value-type="float">
            <text:p>1</text:p>
          </table:table-cell>
          <table:table-cell table:style-name="ce143" table:formula="of:=[.V4]/DUREE_CM" office:value-type="float" office:value="2" calcext:value-type="float">
            <text:p>2</text:p>
          </table:table-cell>
          <table:table-cell table:style-name="ce97" table:number-columns-repeated="2"/>
          <table:table-cell table:style-name="ce93"/>
          <table:table-cell table:style-name="ce97" table:number-columns-repeated="2"/>
          <table:table-cell table:style-name="ce93"/>
          <table:table-cell table:style-name="ce103"/>
          <table:table-cell table:style-name="ce93" table:number-columns-repeated="994"/>
        </table:table-row>
        <table:table-row table:style-name="ro6">
          <table:table-cell table:number-columns-repeated="2"/>
          <table:table-cell table:style-name="ce213"/>
          <table:table-cell table:number-columns-repeated="2"/>
          <table:table-cell table:style-name="ce145" table:number-columns-repeated="17"/>
          <table:table-cell table:number-columns-repeated="3"/>
          <table:table-cell office:value-type="string" calcext:value-type="string">
            <text:p>Placé</text:p>
          </table:table-cell>
          <table:table-cell table:style-name="ce120" office:value-type="string" calcext:value-type="string">
            <text:p>Ratio / PPN</text:p>
          </table:table-cell>
          <table:table-cell table:number-columns-repeated="996"/>
        </table:table-row>
        <table:table-row table:style-name="ro6">
          <table:table-cell table:style-name="ce91" office:value-type="string" calcext:value-type="string" table:number-columns-spanned="1" table:number-rows-spanned="3">
            <text:p>FA</text:p>
          </table:table-cell>
          <table:table-cell table:style-name="ce94" office:value-type="string" calcext:value-type="string">
            <text:p>CM</text:p>
          </table:table-cell>
          <table:table-cell table:style-name="ce47" table:formula="of:=SUMIF([FA.$C$3:.$C$60];[.$B13];[FA.D$3:.D$60])" office:value-type="float" office:value="67.2" calcext:value-type="float">
            <text:p>67,2</text:p>
          </table:table-cell>
          <table:table-cell table:style-name="ce47" table:formula="of:=SUMIF([FA.$C$3:.$C$60];[.$B13];[FA.E$3:.E$60])" office:value-type="float" office:value="66" calcext:value-type="float">
            <text:p>66</text:p>
          </table:table-cell>
          <table:table-cell table:style-name="ce96"/>
          <table:table-cell table:style-name="ce139" table:formula="of:=SUMIF([FA.$C$3:.$C$50];[.$B13];[FA.G$3:.G$50])*1.5" office:value-type="float" office:value="9" calcext:value-type="float">
            <text:p>9</text:p>
          </table:table-cell>
          <table:table-cell table:style-name="ce139" table:formula="of:=SUMIF([FA.$C$3:.$C$50];[.$B13];[FA.H$3:.H$50])*1.5" office:value-type="float" office:value="6" calcext:value-type="float">
            <text:p>6</text:p>
          </table:table-cell>
          <table:table-cell table:style-name="ce139" table:formula="of:=SUMIF([FA.$C$3:.$C$50];[.$B13];[FA.I$3:.I$50])*1.5" office:value-type="float" office:value="1.5" calcext:value-type="float">
            <text:p>1,5</text:p>
          </table:table-cell>
          <table:table-cell table:style-name="ce139" table:formula="of:=SUMIF([FA.$C$3:.$C$50];[.$B13];[FA.J$3:.J$50])*1.5" office:value-type="float" office:value="0" calcext:value-type="float">
            <text:p>0</text:p>
          </table:table-cell>
          <table:table-cell table:style-name="ce139" table:formula="of:=SUMIF([FA.$C$3:.$C$50];[.$B13];[FA.K$3:.K$50])*1.5" office:value-type="float" office:value="0" calcext:value-type="float">
            <text:p>0</text:p>
          </table:table-cell>
          <table:table-cell table:style-name="ce139" table:formula="of:=SUMIF([FA.$C$3:.$C$50];[.$B13];[FA.L$3:.L$50])*1.5" office:value-type="float" office:value="1.5" calcext:value-type="float">
            <text:p>1,5</text:p>
          </table:table-cell>
          <table:table-cell table:style-name="ce139" table:formula="of:=SUMIF([FA.$C$3:.$C$50];[.$B13];[FA.M$3:.M$50])*1.5" office:value-type="float" office:value="6" calcext:value-type="float">
            <text:p>6</text:p>
          </table:table-cell>
          <table:table-cell table:style-name="ce139" table:formula="of:=SUMIF([FA.$C$3:.$C$50];[.$B13];[FA.N$3:.N$50])*1.5" office:value-type="float" office:value="4.5" calcext:value-type="float">
            <text:p>4,5</text:p>
          </table:table-cell>
          <table:table-cell table:style-name="ce139" table:formula="of:=SUMIF([FA.$C$3:.$C$50];[.$B13];[FA.O$3:.O$50])*1.5" office:value-type="float" office:value="0" calcext:value-type="float">
            <text:p>0</text:p>
          </table:table-cell>
          <table:table-cell table:style-name="ce139" table:formula="of:=SUMIF([FA.$C$3:.$C$50];[.$B13];[FA.P$3:.P$50])*1.5" office:value-type="float" office:value="9" calcext:value-type="float">
            <text:p>9</text:p>
          </table:table-cell>
          <table:table-cell table:style-name="ce139" table:formula="of:=SUMIF([FA.$C$3:.$C$50];[.$B13];[FA.Q$3:.Q$50])*1.5" office:value-type="float" office:value="3" calcext:value-type="float">
            <text:p>3</text:p>
          </table:table-cell>
          <table:table-cell table:style-name="ce139" table:formula="of:=SUMIF([FA.$C$3:.$C$50];[.$B13];[FA.R$3:.R$50])*1.5" office:value-type="float" office:value="0" calcext:value-type="float">
            <text:p>0</text:p>
          </table:table-cell>
          <table:table-cell table:style-name="ce139" table:formula="of:=SUMIF([FA.$C$3:.$C$50];[.$B13];[FA.S$3:.S$50])*1.5" office:value-type="float" office:value="0" calcext:value-type="float">
            <text:p>0</text:p>
          </table:table-cell>
          <table:table-cell table:style-name="ce139" table:formula="of:=SUMIF([FA.$C$3:.$C$50];[.$B13];[FA.T$3:.T$50])*1.5" office:value-type="float" office:value="6" calcext:value-type="float">
            <text:p>6</text:p>
          </table:table-cell>
          <table:table-cell table:style-name="ce139" table:formula="of:=SUMIF([FA.$C$3:.$C$50];[.$B13];[FA.U$3:.U$50])*1.5" office:value-type="float" office:value="4.5" calcext:value-type="float">
            <text:p>4,5</text:p>
          </table:table-cell>
          <table:table-cell table:style-name="ce139" table:formula="of:=SUMIF([FA.$C$3:.$C$50];[.$B13];[FA.V$3:.V$50])*1.5" office:value-type="float" office:value="4.5" calcext:value-type="float">
            <text:p>4,5</text:p>
          </table:table-cell>
          <table:table-cell table:style-name="ce139" table:formula="of:=SUMIF([FA.$C$3:.$C$50];[.$B13];[FA.W$3:.W$50])*1.5" office:value-type="float" office:value="6" calcext:value-type="float">
            <text:p>6</text:p>
          </table:table-cell>
          <table:table-cell table:style-name="ce102" table:number-columns-repeated="2"/>
          <table:table-cell/>
          <table:table-cell table:style-name="ce184" table:formula="of:=SUM([.F13:.V13])" office:value-type="float" office:value="61.5" calcext:value-type="float">
            <text:p>61,5</text:p>
          </table:table-cell>
          <table:table-cell table:style-name="ce65" table:formula="of:=[.Z13]/[.C13]" office:value-type="percentage" office:value="0.915178571428571" calcext:value-type="percentage">
            <text:p>91,5%</text:p>
          </table:table-cell>
          <table:table-cell table:number-columns-repeated="996"/>
        </table:table-row>
        <table:table-row table:style-name="ro6">
          <table:covered-table-cell table:style-name="ce59"/>
          <table:table-cell table:style-name="ce94" office:value-type="string" calcext:value-type="string">
            <text:p>TD</text:p>
          </table:table-cell>
          <table:table-cell table:style-name="ce47" table:formula="of:=SUMIF([FA.$C$3:.$C$60];[.$B14];[FA.D$3:.D$60])" office:value-type="float" office:value="122.4" calcext:value-type="float">
            <text:p>122,4</text:p>
          </table:table-cell>
          <table:table-cell table:style-name="ce47" table:formula="of:=SUMIF([FA.$C$3:.$C$60];[.$B14];[FA.E$3:.E$60])" office:value-type="float" office:value="141" calcext:value-type="float">
            <text:p>141</text:p>
          </table:table-cell>
          <table:table-cell table:style-name="ce96"/>
          <table:table-cell table:style-name="ce139" table:formula="of:=SUMIF([FA.$C$3:.$C$50];[.$B14];[FA.G$3:.G$50])*1.5" office:value-type="float" office:value="15" calcext:value-type="float">
            <text:p>15</text:p>
          </table:table-cell>
          <table:table-cell table:style-name="ce139" table:formula="of:=SUMIF([FA.$C$3:.$C$50];[.$B14];[FA.H$3:.H$50])*1.5" office:value-type="float" office:value="10.5" calcext:value-type="float">
            <text:p>10,5</text:p>
          </table:table-cell>
          <table:table-cell table:style-name="ce139" table:formula="of:=SUMIF([FA.$C$3:.$C$50];[.$B14];[FA.I$3:.I$50])*1.5" office:value-type="float" office:value="10.5" calcext:value-type="float">
            <text:p>10,5</text:p>
          </table:table-cell>
          <table:table-cell table:style-name="ce139" table:formula="of:=SUMIF([FA.$C$3:.$C$50];[.$B14];[FA.J$3:.J$50])*1.5" office:value-type="float" office:value="0" calcext:value-type="float">
            <text:p>0</text:p>
          </table:table-cell>
          <table:table-cell table:style-name="ce139" table:formula="of:=SUMIF([FA.$C$3:.$C$50];[.$B14];[FA.K$3:.K$50])*1.5" office:value-type="float" office:value="0" calcext:value-type="float">
            <text:p>0</text:p>
          </table:table-cell>
          <table:table-cell table:style-name="ce139" table:formula="of:=SUMIF([FA.$C$3:.$C$50];[.$B14];[FA.L$3:.L$50])*1.5" office:value-type="float" office:value="3" calcext:value-type="float">
            <text:p>3</text:p>
          </table:table-cell>
          <table:table-cell table:style-name="ce139" table:formula="of:=SUMIF([FA.$C$3:.$C$50];[.$B14];[FA.M$3:.M$50])*1.5" office:value-type="float" office:value="13.5" calcext:value-type="float">
            <text:p>13,5</text:p>
          </table:table-cell>
          <table:table-cell table:style-name="ce139" table:formula="of:=SUMIF([FA.$C$3:.$C$50];[.$B14];[FA.N$3:.N$50])*1.5" office:value-type="float" office:value="6" calcext:value-type="float">
            <text:p>6</text:p>
          </table:table-cell>
          <table:table-cell table:style-name="ce139" table:formula="of:=SUMIF([FA.$C$3:.$C$50];[.$B14];[FA.O$3:.O$50])*1.5" office:value-type="float" office:value="0" calcext:value-type="float">
            <text:p>0</text:p>
          </table:table-cell>
          <table:table-cell table:style-name="ce139" table:formula="of:=SUMIF([FA.$C$3:.$C$50];[.$B14];[FA.P$3:.P$50])*1.5" office:value-type="float" office:value="10.5" calcext:value-type="float">
            <text:p>10,5</text:p>
          </table:table-cell>
          <table:table-cell table:style-name="ce139" table:formula="of:=SUMIF([FA.$C$3:.$C$50];[.$B14];[FA.Q$3:.Q$50])*1.5" office:value-type="float" office:value="9" calcext:value-type="float">
            <text:p>9</text:p>
          </table:table-cell>
          <table:table-cell table:style-name="ce139" table:formula="of:=SUMIF([FA.$C$3:.$C$50];[.$B14];[FA.R$3:.R$50])*1.5" office:value-type="float" office:value="0" calcext:value-type="float">
            <text:p>0</text:p>
          </table:table-cell>
          <table:table-cell table:style-name="ce139" table:formula="of:=SUMIF([FA.$C$3:.$C$50];[.$B14];[FA.S$3:.S$50])*1.5" office:value-type="float" office:value="0" calcext:value-type="float">
            <text:p>0</text:p>
          </table:table-cell>
          <table:table-cell table:style-name="ce139" table:formula="of:=SUMIF([FA.$C$3:.$C$50];[.$B14];[FA.T$3:.T$50])*1.5" office:value-type="float" office:value="10.5" calcext:value-type="float">
            <text:p>10,5</text:p>
          </table:table-cell>
          <table:table-cell table:style-name="ce139" table:formula="of:=SUMIF([FA.$C$3:.$C$50];[.$B14];[FA.U$3:.U$50])*1.5" office:value-type="float" office:value="6" calcext:value-type="float">
            <text:p>6</text:p>
          </table:table-cell>
          <table:table-cell table:style-name="ce139" table:formula="of:=SUMIF([FA.$C$3:.$C$50];[.$B14];[FA.V$3:.V$50])*1.5" office:value-type="float" office:value="12" calcext:value-type="float">
            <text:p>12</text:p>
          </table:table-cell>
          <table:table-cell table:style-name="ce139" table:formula="of:=SUMIF([FA.$C$3:.$C$50];[.$B14];[FA.W$3:.W$50])*1.5" office:value-type="float" office:value="7.5" calcext:value-type="float">
            <text:p>7,5</text:p>
          </table:table-cell>
          <table:table-cell table:style-name="ce102" table:number-columns-repeated="2"/>
          <table:table-cell/>
          <table:table-cell table:style-name="ce184" table:formula="of:=SUM([.F14:.V14])" office:value-type="float" office:value="114" calcext:value-type="float">
            <text:p>114</text:p>
          </table:table-cell>
          <table:table-cell table:style-name="ce65" table:formula="of:=[.Z14]/[.C14]" office:value-type="percentage" office:value="0.931372549019608" calcext:value-type="percentage">
            <text:p>93,1%</text:p>
          </table:table-cell>
          <table:table-cell table:number-columns-repeated="996"/>
        </table:table-row>
        <table:table-row table:style-name="ro6">
          <table:covered-table-cell table:style-name="ce59"/>
          <table:table-cell table:style-name="ce94" office:value-type="string" calcext:value-type="string">
            <text:p>TP</text:p>
          </table:table-cell>
          <table:table-cell table:style-name="ce47" table:formula="of:=SUMIF([FA.$C$3:.$C$60];[.$B15];[FA.D$3:.D$60])" office:value-type="float" office:value="194.4" calcext:value-type="float">
            <text:p>194,4</text:p>
          </table:table-cell>
          <table:table-cell table:style-name="ce47" table:formula="of:=SUMIF([FA.$C$3:.$C$60];[.$B15];[FA.E$3:.E$60])" office:value-type="float" office:value="196.5" calcext:value-type="float">
            <text:p>196,5</text:p>
          </table:table-cell>
          <table:table-cell table:style-name="ce96"/>
          <table:table-cell table:style-name="ce139" table:formula="of:=SUMIF([FA.$C$3:.$C$50];[.$B15];[FA.G$3:.G$50])*1.5" office:value-type="float" office:value="1.5" calcext:value-type="float">
            <text:p>1,5</text:p>
          </table:table-cell>
          <table:table-cell table:style-name="ce139" table:formula="of:=SUMIF([FA.$C$3:.$C$50];[.$B15];[FA.H$3:.H$50])*1.5" office:value-type="float" office:value="12" calcext:value-type="float">
            <text:p>12</text:p>
          </table:table-cell>
          <table:table-cell table:style-name="ce139" table:formula="of:=SUMIF([FA.$C$3:.$C$50];[.$B15];[FA.I$3:.I$50])*1.5" office:value-type="float" office:value="15" calcext:value-type="float">
            <text:p>15</text:p>
          </table:table-cell>
          <table:table-cell table:style-name="ce139" table:formula="of:=SUMIF([FA.$C$3:.$C$50];[.$B15];[FA.J$3:.J$50])*1.5" office:value-type="float" office:value="0" calcext:value-type="float">
            <text:p>0</text:p>
          </table:table-cell>
          <table:table-cell table:style-name="ce139" table:formula="of:=SUMIF([FA.$C$3:.$C$50];[.$B15];[FA.K$3:.K$50])*1.5" office:value-type="float" office:value="0" calcext:value-type="float">
            <text:p>0</text:p>
          </table:table-cell>
          <table:table-cell table:style-name="ce139" table:formula="of:=SUMIF([FA.$C$3:.$C$50];[.$B15];[FA.L$3:.L$50])*1.5" office:value-type="float" office:value="3" calcext:value-type="float">
            <text:p>3</text:p>
          </table:table-cell>
          <table:table-cell table:style-name="ce139" table:formula="of:=SUMIF([FA.$C$3:.$C$50];[.$B15];[FA.M$3:.M$50])*1.5" office:value-type="float" office:value="10.5" calcext:value-type="float">
            <text:p>10,5</text:p>
          </table:table-cell>
          <table:table-cell table:style-name="ce139" table:formula="of:=SUMIF([FA.$C$3:.$C$50];[.$B15];[FA.N$3:.N$50])*1.5" office:value-type="float" office:value="24" calcext:value-type="float">
            <text:p>24</text:p>
          </table:table-cell>
          <table:table-cell table:style-name="ce139" table:formula="of:=SUMIF([FA.$C$3:.$C$50];[.$B15];[FA.O$3:.O$50])*1.5" office:value-type="float" office:value="0" calcext:value-type="float">
            <text:p>0</text:p>
          </table:table-cell>
          <table:table-cell table:style-name="ce139" table:formula="of:=SUMIF([FA.$C$3:.$C$50];[.$B15];[FA.P$3:.P$50])*1.5" office:value-type="float" office:value="16.5" calcext:value-type="float">
            <text:p>16,5</text:p>
          </table:table-cell>
          <table:table-cell table:style-name="ce139" table:formula="of:=SUMIF([FA.$C$3:.$C$50];[.$B15];[FA.Q$3:.Q$50])*1.5" office:value-type="float" office:value="24" calcext:value-type="float">
            <text:p>24</text:p>
          </table:table-cell>
          <table:table-cell table:style-name="ce139" table:formula="of:=SUMIF([FA.$C$3:.$C$50];[.$B15];[FA.R$3:.R$50])*1.5" office:value-type="float" office:value="0" calcext:value-type="float">
            <text:p>0</text:p>
          </table:table-cell>
          <table:table-cell table:style-name="ce139" table:formula="of:=SUMIF([FA.$C$3:.$C$50];[.$B15];[FA.S$3:.S$50])*1.5" office:value-type="float" office:value="0" calcext:value-type="float">
            <text:p>0</text:p>
          </table:table-cell>
          <table:table-cell table:style-name="ce139" table:formula="of:=SUMIF([FA.$C$3:.$C$50];[.$B15];[FA.T$3:.T$50])*1.5" office:value-type="float" office:value="16.5" calcext:value-type="float">
            <text:p>16,5</text:p>
          </table:table-cell>
          <table:table-cell table:style-name="ce139" table:formula="of:=SUMIF([FA.$C$3:.$C$50];[.$B15];[FA.U$3:.U$50])*1.5" office:value-type="float" office:value="22.5" calcext:value-type="float">
            <text:p>22,5</text:p>
          </table:table-cell>
          <table:table-cell table:style-name="ce139" table:formula="of:=SUMIF([FA.$C$3:.$C$50];[.$B15];[FA.V$3:.V$50])*1.5" office:value-type="float" office:value="16.5" calcext:value-type="float">
            <text:p>16,5</text:p>
          </table:table-cell>
          <table:table-cell table:style-name="ce139" table:formula="of:=SUMIF([FA.$C$3:.$C$50];[.$B15];[FA.W$3:.W$50])*1.5" office:value-type="float" office:value="19.5" calcext:value-type="float">
            <text:p>19,5</text:p>
          </table:table-cell>
          <table:table-cell table:style-name="ce102" table:number-columns-repeated="2"/>
          <table:table-cell/>
          <table:table-cell table:style-name="ce184" table:formula="of:=SUM([.F15:.V15])" office:value-type="float" office:value="181.5" calcext:value-type="float">
            <text:p>181,5</text:p>
          </table:table-cell>
          <table:table-cell table:style-name="ce65" table:formula="of:=[.Z15]/[.C15]" office:value-type="percentage" office:value="0.933641975308642" calcext:value-type="percentage">
            <text:p>93,4%</text:p>
          </table:table-cell>
          <table:table-cell table:number-columns-repeated="996"/>
        </table:table-row>
        <table:table-row table:style-name="ro6">
          <table:table-cell table:number-columns-repeated="2"/>
          <table:table-cell table:style-name="ce184" table:formula="of:=SUM([.C13:.C15])" office:value-type="float" office:value="384" calcext:value-type="float">
            <text:p>384</text:p>
          </table:table-cell>
          <table:table-cell table:style-name="ce184" table:formula="of:=SUM([.D13:.D15])" office:value-type="float" office:value="403.5" calcext:value-type="float">
            <text:p>403,5</text:p>
          </table:table-cell>
          <table:table-cell table:style-name="ce210"/>
          <table:table-cell table:style-name="ce140" table:formula="of:=SUM([.F13:.F15])" office:value-type="float" office:value="25.5" calcext:value-type="float">
            <text:p>25,5</text:p>
          </table:table-cell>
          <table:table-cell table:style-name="ce140" table:formula="of:=SUM([.G13:.G15])" office:value-type="float" office:value="28.5" calcext:value-type="float">
            <text:p>28,5</text:p>
          </table:table-cell>
          <table:table-cell table:style-name="ce140" table:formula="of:=SUM([.H13:.H15])" office:value-type="float" office:value="27" calcext:value-type="float">
            <text:p>27</text:p>
          </table:table-cell>
          <table:table-cell table:style-name="ce140" table:formula="of:=SUM([.I13:.I15])" office:value-type="float" office:value="0" calcext:value-type="float">
            <text:p>0</text:p>
          </table:table-cell>
          <table:table-cell table:style-name="ce140" table:formula="of:=SUM([.J13:.J15])" office:value-type="float" office:value="0" calcext:value-type="float">
            <text:p>0</text:p>
          </table:table-cell>
          <table:table-cell table:style-name="ce140" table:formula="of:=SUM([.K13:.K15])" office:value-type="float" office:value="7.5" calcext:value-type="float">
            <text:p>7,5</text:p>
          </table:table-cell>
          <table:table-cell table:style-name="ce140" table:formula="of:=SUM([.L13:.L15])" office:value-type="float" office:value="30" calcext:value-type="float">
            <text:p>30</text:p>
          </table:table-cell>
          <table:table-cell table:style-name="ce140" table:formula="of:=SUM([.M13:.M15])" office:value-type="float" office:value="34.5" calcext:value-type="float">
            <text:p>34,5</text:p>
          </table:table-cell>
          <table:table-cell table:style-name="ce140" table:formula="of:=SUM([.N13:.N15])" office:value-type="float" office:value="0" calcext:value-type="float">
            <text:p>0</text:p>
          </table:table-cell>
          <table:table-cell table:style-name="ce140" table:formula="of:=SUM([.O13:.O15])" office:value-type="float" office:value="36" calcext:value-type="float">
            <text:p>36</text:p>
          </table:table-cell>
          <table:table-cell table:style-name="ce140" table:formula="of:=SUM([.P13:.P15])" office:value-type="float" office:value="36" calcext:value-type="float">
            <text:p>36</text:p>
          </table:table-cell>
          <table:table-cell table:style-name="ce140" table:formula="of:=SUM([.Q13:.Q15])" office:value-type="float" office:value="0" calcext:value-type="float">
            <text:p>0</text:p>
          </table:table-cell>
          <table:table-cell table:style-name="ce140" table:formula="of:=SUM([.R13:.R15])" office:value-type="float" office:value="0" calcext:value-type="float">
            <text:p>0</text:p>
          </table:table-cell>
          <table:table-cell table:style-name="ce140" table:formula="of:=SUM([.S13:.S15])" office:value-type="float" office:value="33" calcext:value-type="float">
            <text:p>33</text:p>
          </table:table-cell>
          <table:table-cell table:style-name="ce140" table:formula="of:=SUM([.T13:.T15])" office:value-type="float" office:value="33" calcext:value-type="float">
            <text:p>33</text:p>
          </table:table-cell>
          <table:table-cell table:style-name="ce140" table:formula="of:=SUM([.U13:.U15])" office:value-type="float" office:value="33" calcext:value-type="float">
            <text:p>33</text:p>
          </table:table-cell>
          <table:table-cell table:style-name="ce140" table:formula="of:=SUM([.V13:.V15])" office:value-type="float" office:value="33" calcext:value-type="float">
            <text:p>33</text:p>
          </table:table-cell>
          <table:table-cell table:style-name="ce210" table:number-columns-repeated="2"/>
          <table:table-cell/>
          <table:table-cell table:style-name="ce184" table:formula="of:=SUM([.F16:.X16])" office:value-type="float" office:value="357" calcext:value-type="float">
            <text:p>357</text:p>
          </table:table-cell>
          <table:table-cell table:style-name="ce65" table:formula="of:=[.Z16]/[.C16]" office:value-type="percentage" office:value="0.9296875" calcext:value-type="percentage">
            <text:p>93,0%</text:p>
          </table:table-cell>
          <table:table-cell/>
          <table:table-cell table:style-name="ce107"/>
          <table:table-cell table:number-columns-repeated="994"/>
        </table:table-row>
        <table:table-row table:style-name="ro6">
          <table:table-cell table:number-columns-repeated="26"/>
          <table:table-cell table:style-name="ce66" office:value-type="float" office:value="12" calcext:value-type="float">
            <text:p>12</text:p>
          </table:table-cell>
          <table:table-cell table:style-name="ce68" office:value-type="string" calcext:value-type="string">
            <text:p>Sem. =&gt;</text:p>
          </table:table-cell>
          <table:table-cell table:style-name="ce71" table:formula="of:=[.Z16]/[.AA17]" office:value-type="float" office:value="29.75" calcext:value-type="float">
            <text:p>29,8</text:p>
          </table:table-cell>
          <table:table-cell table:style-name="ce68" office:value-type="string" calcext:value-type="string">
            <text:p>h/sem</text:p>
          </table:table-cell>
          <table:table-cell table:number-columns-repeated="993"/>
        </table:table-row>
        <table:table-row table:style-name="ro6" table:number-rows-repeated="1048558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tot_prof_2" table:style-name="ta2">
        <table:table-column table:style-name="co1" table:default-cell-style-name="ce73"/>
        <table:table-column table:style-name="co21" table:default-cell-style-name="Default"/>
        <table:table-column table:style-name="co22" table:default-cell-style-name="Default"/>
        <table:table-column table:style-name="co23" table:number-columns-repeated="17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14" table:number-columns-repeated="1001" table:default-cell-style-name="Default"/>
        <table:table-row table:style-name="ro1">
          <table:table-cell table:style-name="ce187"/>
          <table:table-cell table:style-name="ce254" office:value-type="string" calcext:value-type="string">
            <text:p>FI+FA</text:p>
          </table:table-cell>
          <table:table-cell table:style-name="ce254"/>
          <table:table-cell table:style-name="ce155" table:number-columns-repeated="1021"/>
        </table:table-row>
        <table:table-row table:style-name="ro1">
          <table:table-cell table:style-name="ce187"/>
          <table:table-cell table:style-name="ce155" table:number-columns-repeated="2"/>
          <table:table-cell table:style-name="ce7" table:formula="of:=[$FI.G2]" office:value-type="float" office:value="36" calcext:value-type="float">
            <text:p>36</text:p>
          </table:table-cell>
          <table:table-cell table:style-name="ce7" table:formula="of:=[$FI.H2]" office:value-type="float" office:value="37" calcext:value-type="float">
            <text:p>37</text:p>
          </table:table-cell>
          <table:table-cell table:style-name="ce7" table:formula="of:=[$FI.I2]" office:value-type="float" office:value="38" calcext:value-type="float">
            <text:p>38</text:p>
          </table:table-cell>
          <table:table-cell table:style-name="ce7" table:formula="of:=[$FI.J2]" office:value-type="float" office:value="39" calcext:value-type="float">
            <text:p>39</text:p>
          </table:table-cell>
          <table:table-cell table:style-name="ce7" table:formula="of:=[$FI.K2]" office:value-type="float" office:value="40" calcext:value-type="float">
            <text:p>40</text:p>
          </table:table-cell>
          <table:table-cell table:style-name="ce7" table:formula="of:=[$FI.L2]" office:value-type="float" office:value="41" calcext:value-type="float">
            <text:p>41</text:p>
          </table:table-cell>
          <table:table-cell table:style-name="ce7" table:formula="of:=[$FI.M2]" office:value-type="float" office:value="42" calcext:value-type="float">
            <text:p>42</text:p>
          </table:table-cell>
          <table:table-cell table:style-name="ce7" table:formula="of:=[$FI.N2]" office:value-type="float" office:value="43" calcext:value-type="float">
            <text:p>43</text:p>
          </table:table-cell>
          <table:table-cell table:style-name="ce7" table:formula="of:=[$FI.O2]" office:value-type="float" office:value="45" calcext:value-type="float">
            <text:p>45</text:p>
          </table:table-cell>
          <table:table-cell table:style-name="ce7" table:formula="of:=[$FI.P2]" office:value-type="float" office:value="46" calcext:value-type="float">
            <text:p>46</text:p>
          </table:table-cell>
          <table:table-cell table:style-name="ce7" table:formula="of:=[$FI.Q2]" office:value-type="float" office:value="47" calcext:value-type="float">
            <text:p>47</text:p>
          </table:table-cell>
          <table:table-cell table:style-name="ce7" table:formula="of:=[$FI.R2]" office:value-type="float" office:value="48" calcext:value-type="float">
            <text:p>48</text:p>
          </table:table-cell>
          <table:table-cell table:style-name="ce7" table:formula="of:=[$FI.S2]" office:value-type="float" office:value="49" calcext:value-type="float">
            <text:p>49</text:p>
          </table:table-cell>
          <table:table-cell table:style-name="ce7" table:formula="of:=[$FI.T2]" office:value-type="float" office:value="50" calcext:value-type="float">
            <text:p>50</text:p>
          </table:table-cell>
          <table:table-cell table:style-name="ce7" table:formula="of:=[$FI.U2]" office:value-type="float" office:value="51" calcext:value-type="float">
            <text:p>51</text:p>
          </table:table-cell>
          <table:table-cell table:style-name="ce7" table:formula="of:=[$FI.V2]" office:value-type="float" office:value="0" calcext:value-type="float">
            <text:p>0</text:p>
          </table:table-cell>
          <table:table-cell table:style-name="ce7" table:formula="of:=[$FI.W2]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T (h.)</text:p>
          </table:table-cell>
          <table:table-cell table:style-name="ce2"/>
          <table:table-cell table:style-name="ce155" table:number-columns-repeated="1001"/>
        </table:table-row>
        <table:table-row table:style-name="ro1">
          <table:table-cell table:style-name="ce187" table:formula="of:=ROW()-3" office:value-type="float" office:value="0" calcext:value-type="float">
            <text:p>0</text:p>
          </table:table-cell>
          <table:table-cell table:style-name="ce255" table:formula="of:=[static.F2]" office:value-type="string" office:string-value="M1101" calcext:value-type="string">
            <text:p>M1101</text:p>
          </table:table-cell>
          <table:table-cell table:style-name="ce255"/>
          <table:table-cell table:style-name="ce187" table:formula="of:=INDIRECT(ADDRESS(25+2*[.$A3];COLUMN()))+INDIRECT(ADDRESS(24+2*[.$A3];COLUMN()))" office:value-type="float" office:value="7.5" calcext:value-type="float">
            <text:p>7,5</text:p>
          </table:table-cell>
          <table:table-cell table:style-name="ce187" table:formula="of:=INDIRECT(ADDRESS(25+2*[.$A3];COLUMN()))+INDIRECT(ADDRESS(24+2*[.$A3];COLUMN()))" office:value-type="float" office:value="21" calcext:value-type="float">
            <text:p>21</text:p>
          </table:table-cell>
          <table:table-cell table:style-name="ce187" table:formula="of:=INDIRECT(ADDRESS(25+2*[.$A3];COLUMN()))+INDIRECT(ADDRESS(24+2*[.$A3];COLUMN()))" office:value-type="float" office:value="30" calcext:value-type="float">
            <text:p>30</text:p>
          </table:table-cell>
          <table:table-cell table:style-name="ce187" table:formula="of:=INDIRECT(ADDRESS(25+2*[.$A3];COLUMN()))+INDIRECT(ADDRESS(24+2*[.$A3];COLUMN()))" office:value-type="float" office:value="16.5" calcext:value-type="float">
            <text:p>16,5</text:p>
          </table:table-cell>
          <table:table-cell table:style-name="ce187" table:formula="of:=INDIRECT(ADDRESS(25+2*[.$A3];COLUMN()))+INDIRECT(ADDRESS(24+2*[.$A3];COLUMN()))" office:value-type="float" office:value="15" calcext:value-type="float">
            <text:p>15</text:p>
          </table:table-cell>
          <table:table-cell table:style-name="ce187" table:formula="of:=INDIRECT(ADDRESS(25+2*[.$A3];COLUMN()))+INDIRECT(ADDRESS(24+2*[.$A3];COLUMN()))" office:value-type="float" office:value="30" calcext:value-type="float">
            <text:p>30</text:p>
          </table:table-cell>
          <table:table-cell table:style-name="ce187" table:formula="of:=INDIRECT(ADDRESS(25+2*[.$A3];COLUMN()))+INDIRECT(ADDRESS(24+2*[.$A3];COLUMN()))" office:value-type="float" office:value="30" calcext:value-type="float">
            <text:p>30</text:p>
          </table:table-cell>
          <table:table-cell table:style-name="ce187" table:formula="of:=INDIRECT(ADDRESS(25+2*[.$A3];COLUMN()))+INDIRECT(ADDRESS(24+2*[.$A3];COLUMN()))" office:value-type="float" office:value="27" calcext:value-type="float">
            <text:p>27</text:p>
          </table:table-cell>
          <table:table-cell table:style-name="ce187" table:formula="of:=INDIRECT(ADDRESS(25+2*[.$A3];COLUMN()))+INDIRECT(ADDRESS(24+2*[.$A3];COLUMN()))" office:value-type="float" office:value="16.5" calcext:value-type="float">
            <text:p>16,5</text:p>
          </table:table-cell>
          <table:table-cell table:style-name="ce187" table:formula="of:=INDIRECT(ADDRESS(25+2*[.$A3];COLUMN()))+INDIRECT(ADDRESS(24+2*[.$A3];COLUMN()))" office:value-type="float" office:value="27" calcext:value-type="float">
            <text:p>27</text:p>
          </table:table-cell>
          <table:table-cell table:style-name="ce187" table:formula="of:=INDIRECT(ADDRESS(25+2*[.$A3];COLUMN()))+INDIRECT(ADDRESS(24+2*[.$A3];COLUMN()))" office:value-type="float" office:value="28.5" calcext:value-type="float">
            <text:p>28,5</text:p>
          </table:table-cell>
          <table:table-cell table:style-name="ce187" table:formula="of:=INDIRECT(ADDRESS(25+2*[.$A3];COLUMN()))+INDIRECT(ADDRESS(24+2*[.$A3];COLUMN()))" office:value-type="float" office:value="15" calcext:value-type="float">
            <text:p>15</text:p>
          </table:table-cell>
          <table:table-cell table:style-name="ce187" table:formula="of:=INDIRECT(ADDRESS(25+2*[.$A3];COLUMN()))+INDIRECT(ADDRESS(24+2*[.$A3];COLUMN()))" office:value-type="float" office:value="13.5" calcext:value-type="float">
            <text:p>13,5</text:p>
          </table:table-cell>
          <table:table-cell table:style-name="ce187" table:formula="of:=INDIRECT(ADDRESS(25+2*[.$A3];COLUMN()))+INDIRECT(ADDRESS(24+2*[.$A3];COLUMN()))" office:value-type="float" office:value="3" calcext:value-type="float">
            <text:p>3</text:p>
          </table:table-cell>
          <table:table-cell table:style-name="ce187" table:formula="of:=INDIRECT(ADDRESS(25+2*[.$A3];COLUMN()))+INDIRECT(ADDRESS(24+2*[.$A3];COLUMN()))" office:value-type="float" office:value="15" calcext:value-type="float">
            <text:p>15</text:p>
          </table:table-cell>
          <table:table-cell table:style-name="ce187" table:formula="of:=INDIRECT(ADDRESS(25+2*[.$A3];COLUMN()))+INDIRECT(ADDRESS(24+2*[.$A3];COLUMN()))" office:value-type="float" office:value="13.5" calcext:value-type="float">
            <text:p>13,5</text:p>
          </table:table-cell>
          <table:table-cell table:style-name="ce187" table:formula="of:=INDIRECT(ADDRESS(25+2*[.$A3];COLUMN()))+INDIRECT(ADDRESS(24+2*[.$A3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3:.T3])" office:value-type="float" office:value="309" calcext:value-type="float">
            <text:p>309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" calcext:value-type="float">
            <text:p>1</text:p>
          </table:table-cell>
          <table:table-cell table:style-name="ce255" table:formula="of:=[static.F3]" office:value-type="string" office:string-value="M1102" calcext:value-type="string">
            <text:p>M1102</text:p>
          </table:table-cell>
          <table:table-cell table:style-name="ce255"/>
          <table:table-cell table:style-name="ce187" table:formula="of:=INDIRECT(ADDRESS(25+2*[.$A4];COLUMN()))+INDIRECT(ADDRESS(24+2*[.$A4];COLUMN()))" office:value-type="float" office:value="4.5" calcext:value-type="float">
            <text:p>4,5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0" calcext:value-type="float">
            <text:p>0</text:p>
          </table:table-cell>
          <table:table-cell table:style-name="ce187" table:formula="of:=INDIRECT(ADDRESS(25+2*[.$A4];COLUMN()))+INDIRECT(ADDRESS(24+2*[.$A4];COLUMN()))" office:value-type="float" office:value="4.5" calcext:value-type="float">
            <text:p>4,5</text:p>
          </table:table-cell>
          <table:table-cell table:style-name="ce187" table:formula="of:=INDIRECT(ADDRESS(25+2*[.$A4];COLUMN()))+INDIRECT(ADDRESS(24+2*[.$A4];COLUMN()))" office:value-type="float" office:value="16.5" calcext:value-type="float">
            <text:p>16,5</text:p>
          </table:table-cell>
          <table:table-cell table:style-name="ce187" table:formula="of:=INDIRECT(ADDRESS(25+2*[.$A4];COLUMN()))+INDIRECT(ADDRESS(24+2*[.$A4];COLUMN()))" office:value-type="float" office:value="34.5" calcext:value-type="float">
            <text:p>34,5</text:p>
          </table:table-cell>
          <table:table-cell table:style-name="ce187" table:formula="of:=INDIRECT(ADDRESS(25+2*[.$A4];COLUMN()))+INDIRECT(ADDRESS(24+2*[.$A4];COLUMN()))" office:value-type="float" office:value="34.5" calcext:value-type="float">
            <text:p>34,5</text:p>
          </table:table-cell>
          <table:table-cell table:style-name="ce187" table:formula="of:=INDIRECT(ADDRESS(25+2*[.$A4];COLUMN()))+INDIRECT(ADDRESS(24+2*[.$A4];COLUMN()))" office:value-type="float" office:value="28.5" calcext:value-type="float">
            <text:p>28,5</text:p>
          </table:table-cell>
          <table:table-cell table:style-name="ce187" table:formula="of:=INDIRECT(ADDRESS(25+2*[.$A4];COLUMN()))+INDIRECT(ADDRESS(24+2*[.$A4];COLUMN()))" office:value-type="float" office:value="30" calcext:value-type="float">
            <text:p>30</text:p>
          </table:table-cell>
          <table:table-cell table:style-name="ce155"/>
          <table:table-cell table:style-name="ce184" table:formula="of:=SUM([.D4:.T4])" office:value-type="float" office:value="153" calcext:value-type="float">
            <text:p>153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2" calcext:value-type="float">
            <text:p>2</text:p>
          </table:table-cell>
          <table:table-cell table:style-name="ce255" table:formula="of:=[static.F4]" office:value-type="string" office:string-value="M1103" calcext:value-type="string">
            <text:p>M1103</text:p>
          </table:table-cell>
          <table:table-cell table:style-name="ce255"/>
          <table:table-cell table:style-name="ce187" table:formula="of:=INDIRECT(ADDRESS(25+2*[.$A5];COLUMN()))+INDIRECT(ADDRESS(24+2*[.$A5];COLUMN()))" office:value-type="float" office:value="18" calcext:value-type="float">
            <text:p>18</text:p>
          </table:table-cell>
          <table:table-cell table:style-name="ce187" table:formula="of:=INDIRECT(ADDRESS(25+2*[.$A5];COLUMN()))+INDIRECT(ADDRESS(24+2*[.$A5];COLUMN()))" office:value-type="float" office:value="36" calcext:value-type="float">
            <text:p>36</text:p>
          </table:table-cell>
          <table:table-cell table:style-name="ce187" table:formula="of:=INDIRECT(ADDRESS(25+2*[.$A5];COLUMN()))+INDIRECT(ADDRESS(24+2*[.$A5];COLUMN()))" office:value-type="float" office:value="31.5" calcext:value-type="float">
            <text:p>31,5</text:p>
          </table:table-cell>
          <table:table-cell table:style-name="ce187" table:formula="of:=INDIRECT(ADDRESS(25+2*[.$A5];COLUMN()))+INDIRECT(ADDRESS(24+2*[.$A5];COLUMN()))" office:value-type="float" office:value="18" calcext:value-type="float">
            <text:p>18</text:p>
          </table:table-cell>
          <table:table-cell table:style-name="ce187" table:formula="of:=INDIRECT(ADDRESS(25+2*[.$A5];COLUMN()))+INDIRECT(ADDRESS(24+2*[.$A5];COLUMN()))" office:value-type="float" office:value="12" calcext:value-type="float">
            <text:p>12</text:p>
          </table:table-cell>
          <table:table-cell table:style-name="ce187" table:formula="of:=INDIRECT(ADDRESS(25+2*[.$A5];COLUMN()))+INDIRECT(ADDRESS(24+2*[.$A5];COLUMN()))" office:value-type="float" office:value="1.5" calcext:value-type="float">
            <text:p>1,5</text:p>
          </table:table-cell>
          <table:table-cell table:style-name="ce187" table:formula="of:=INDIRECT(ADDRESS(25+2*[.$A5];COLUMN()))+INDIRECT(ADDRESS(24+2*[.$A5];COLUMN()))" office:value-type="float" office:value="3" calcext:value-type="float">
            <text:p>3</text:p>
          </table:table-cell>
          <table:table-cell table:style-name="ce187" table:formula="of:=INDIRECT(ADDRESS(25+2*[.$A5];COLUMN()))+INDIRECT(ADDRESS(24+2*[.$A5];COLUMN()))" office:value-type="float" office:value="13.5" calcext:value-type="float">
            <text:p>13,5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87" table:formula="of:=INDIRECT(ADDRESS(25+2*[.$A5];COLUMN()))+INDIRECT(ADDRESS(24+2*[.$A5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5:.T5])" office:value-type="float" office:value="133.5" calcext:value-type="float">
            <text:p>133,5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3" calcext:value-type="float">
            <text:p>3</text:p>
          </table:table-cell>
          <table:table-cell table:style-name="ce255" table:formula="of:=[static.F5]" office:value-type="string" office:string-value="M1104" calcext:value-type="string">
            <text:p>M1104</text:p>
          </table:table-cell>
          <table:table-cell table:style-name="ce255"/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3" calcext:value-type="float">
            <text:p>3</text:p>
          </table:table-cell>
          <table:table-cell table:style-name="ce187" table:formula="of:=INDIRECT(ADDRESS(25+2*[.$A6];COLUMN()))+INDIRECT(ADDRESS(24+2*[.$A6];COLUMN()))" office:value-type="float" office:value="4.5" calcext:value-type="float">
            <text:p>4,5</text:p>
          </table:table-cell>
          <table:table-cell table:style-name="ce187" table:formula="of:=INDIRECT(ADDRESS(25+2*[.$A6];COLUMN()))+INDIRECT(ADDRESS(24+2*[.$A6];COLUMN()))" office:value-type="float" office:value="13.5" calcext:value-type="float">
            <text:p>13,5</text:p>
          </table:table-cell>
          <table:table-cell table:style-name="ce187" table:formula="of:=INDIRECT(ADDRESS(25+2*[.$A6];COLUMN()))+INDIRECT(ADDRESS(24+2*[.$A6];COLUMN()))" office:value-type="float" office:value="30" calcext:value-type="float">
            <text:p>30</text:p>
          </table:table-cell>
          <table:table-cell table:style-name="ce187" table:formula="of:=INDIRECT(ADDRESS(25+2*[.$A6];COLUMN()))+INDIRECT(ADDRESS(24+2*[.$A6];COLUMN()))" office:value-type="float" office:value="4.5" calcext:value-type="float">
            <text:p>4,5</text:p>
          </table:table-cell>
          <table:table-cell table:style-name="ce187" table:formula="of:=INDIRECT(ADDRESS(25+2*[.$A6];COLUMN()))+INDIRECT(ADDRESS(24+2*[.$A6];COLUMN()))" office:value-type="float" office:value="22.5" calcext:value-type="float">
            <text:p>22,5</text:p>
          </table:table-cell>
          <table:table-cell table:style-name="ce187" table:formula="of:=INDIRECT(ADDRESS(25+2*[.$A6];COLUMN()))+INDIRECT(ADDRESS(24+2*[.$A6];COLUMN()))" office:value-type="float" office:value="30" calcext:value-type="float">
            <text:p>3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16.5" calcext:value-type="float">
            <text:p>16,5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87" table:formula="of:=INDIRECT(ADDRESS(25+2*[.$A6];COLUMN()))+INDIRECT(ADDRESS(24+2*[.$A6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6:.T6])" office:value-type="float" office:value="124.5" calcext:value-type="float">
            <text:p>124,5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4" calcext:value-type="float">
            <text:p>4</text:p>
          </table:table-cell>
          <table:table-cell table:style-name="ce255" table:formula="of:=[static.F6]" office:value-type="string" office:string-value="M1105" calcext:value-type="string">
            <text:p>M1105</text:p>
          </table:table-cell>
          <table:table-cell table:style-name="ce255"/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87" table:formula="of:=INDIRECT(ADDRESS(25+2*[.$A7];COLUMN()))+INDIRECT(ADDRESS(24+2*[.$A7];COLUMN()))" office:value-type="float" office:value="0" calcext:value-type="float">
            <text:p>0</text:p>
          </table:table-cell>
          <table:table-cell table:style-name="ce187" table:formula="of:=INDIRECT(ADDRESS(25+2*[.$A7];COLUMN()))+INDIRECT(ADDRESS(24+2*[.$A7];COLUMN()))" office:value-type="float" office:value="4.5" calcext:value-type="float">
            <text:p>4,5</text:p>
          </table:table-cell>
          <table:table-cell table:style-name="ce187" table:formula="of:=INDIRECT(ADDRESS(25+2*[.$A7];COLUMN()))+INDIRECT(ADDRESS(24+2*[.$A7];COLUMN()))" office:value-type="float" office:value="16.5" calcext:value-type="float">
            <text:p>16,5</text:p>
          </table:table-cell>
          <table:table-cell table:style-name="ce187" table:formula="of:=INDIRECT(ADDRESS(25+2*[.$A7];COLUMN()))+INDIRECT(ADDRESS(24+2*[.$A7];COLUMN()))" office:value-type="float" office:value="21" calcext:value-type="float">
            <text:p>21</text:p>
          </table:table-cell>
          <table:table-cell table:style-name="ce187" table:formula="of:=INDIRECT(ADDRESS(25+2*[.$A7];COLUMN()))+INDIRECT(ADDRESS(24+2*[.$A7];COLUMN()))" office:value-type="float" office:value="12" calcext:value-type="float">
            <text:p>12</text:p>
          </table:table-cell>
          <table:table-cell table:style-name="ce187" table:formula="of:=INDIRECT(ADDRESS(25+2*[.$A7];COLUMN()))+INDIRECT(ADDRESS(24+2*[.$A7];COLUMN()))" office:value-type="float" office:value="19.5" calcext:value-type="float">
            <text:p>19,5</text:p>
          </table:table-cell>
          <table:table-cell table:style-name="ce187" table:formula="of:=INDIRECT(ADDRESS(25+2*[.$A7];COLUMN()))+INDIRECT(ADDRESS(24+2*[.$A7];COLUMN()))" office:value-type="float" office:value="24" calcext:value-type="float">
            <text:p>24</text:p>
          </table:table-cell>
          <table:table-cell table:style-name="ce187" table:formula="of:=INDIRECT(ADDRESS(25+2*[.$A7];COLUMN()))+INDIRECT(ADDRESS(24+2*[.$A7];COLUMN()))" office:value-type="float" office:value="12" calcext:value-type="float">
            <text:p>12</text:p>
          </table:table-cell>
          <table:table-cell table:style-name="ce187" table:formula="of:=INDIRECT(ADDRESS(25+2*[.$A7];COLUMN()))+INDIRECT(ADDRESS(24+2*[.$A7];COLUMN()))" office:value-type="float" office:value="1.5" calcext:value-type="float">
            <text:p>1,5</text:p>
          </table:table-cell>
          <table:table-cell table:style-name="ce187" table:formula="of:=INDIRECT(ADDRESS(25+2*[.$A7];COLUMN()))+INDIRECT(ADDRESS(24+2*[.$A7];COLUMN()))" office:value-type="float" office:value="15" calcext:value-type="float">
            <text:p>15</text:p>
          </table:table-cell>
          <table:table-cell table:style-name="ce187" table:formula="of:=INDIRECT(ADDRESS(25+2*[.$A7];COLUMN()))+INDIRECT(ADDRESS(24+2*[.$A7];COLUMN()))" office:value-type="float" office:value="12" calcext:value-type="float">
            <text:p>12</text:p>
          </table:table-cell>
          <table:table-cell table:style-name="ce187" table:formula="of:=INDIRECT(ADDRESS(25+2*[.$A7];COLUMN()))+INDIRECT(ADDRESS(24+2*[.$A7];COLUMN()))" office:value-type="float" office:value="12" calcext:value-type="float">
            <text:p>12</text:p>
          </table:table-cell>
          <table:table-cell table:style-name="ce187" table:formula="of:=INDIRECT(ADDRESS(25+2*[.$A7];COLUMN()))+INDIRECT(ADDRESS(24+2*[.$A7];COLUMN()))" office:value-type="float" office:value="13.5" calcext:value-type="float">
            <text:p>13,5</text:p>
          </table:table-cell>
          <table:table-cell table:style-name="ce155"/>
          <table:table-cell table:style-name="ce184" table:formula="of:=SUM([.D7:.T7])" office:value-type="float" office:value="163.5" calcext:value-type="float">
            <text:p>163,5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5" calcext:value-type="float">
            <text:p>5</text:p>
          </table:table-cell>
          <table:table-cell table:style-name="ce255" table:formula="of:=[static.F7]" office:value-type="string" office:string-value="M1106" calcext:value-type="string">
            <text:p>M1106</text:p>
          </table:table-cell>
          <table:table-cell table:style-name="ce255"/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0" calcext:value-type="float">
            <text:p>0</text:p>
          </table:table-cell>
          <table:table-cell table:style-name="ce187" table:formula="of:=INDIRECT(ADDRESS(25+2*[.$A8];COLUMN()))+INDIRECT(ADDRESS(24+2*[.$A8];COLUMN()))" office:value-type="float" office:value="4.5" calcext:value-type="float">
            <text:p>4,5</text:p>
          </table:table-cell>
          <table:table-cell table:style-name="ce187" table:formula="of:=INDIRECT(ADDRESS(25+2*[.$A8];COLUMN()))+INDIRECT(ADDRESS(24+2*[.$A8];COLUMN()))" office:value-type="float" office:value="28.5" calcext:value-type="float">
            <text:p>28,5</text:p>
          </table:table-cell>
          <table:table-cell table:style-name="ce187" table:formula="of:=INDIRECT(ADDRESS(25+2*[.$A8];COLUMN()))+INDIRECT(ADDRESS(24+2*[.$A8];COLUMN()))" office:value-type="float" office:value="27" calcext:value-type="float">
            <text:p>27</text:p>
          </table:table-cell>
          <table:table-cell table:style-name="ce187" table:formula="of:=INDIRECT(ADDRESS(25+2*[.$A8];COLUMN()))+INDIRECT(ADDRESS(24+2*[.$A8];COLUMN()))" office:value-type="float" office:value="12" calcext:value-type="float">
            <text:p>12</text:p>
          </table:table-cell>
          <table:table-cell table:style-name="ce187" table:formula="of:=INDIRECT(ADDRESS(25+2*[.$A8];COLUMN()))+INDIRECT(ADDRESS(24+2*[.$A8];COLUMN()))" office:value-type="float" office:value="12" calcext:value-type="float">
            <text:p>12</text:p>
          </table:table-cell>
          <table:table-cell table:style-name="ce187" table:formula="of:=INDIRECT(ADDRESS(25+2*[.$A8];COLUMN()))+INDIRECT(ADDRESS(24+2*[.$A8];COLUMN()))" office:value-type="float" office:value="27" calcext:value-type="float">
            <text:p>27</text:p>
          </table:table-cell>
          <table:table-cell table:style-name="ce187" table:formula="of:=INDIRECT(ADDRESS(25+2*[.$A8];COLUMN()))+INDIRECT(ADDRESS(24+2*[.$A8];COLUMN()))" office:value-type="float" office:value="24" calcext:value-type="float">
            <text:p>24</text:p>
          </table:table-cell>
          <table:table-cell table:style-name="ce187" table:formula="of:=INDIRECT(ADDRESS(25+2*[.$A8];COLUMN()))+INDIRECT(ADDRESS(24+2*[.$A8];COLUMN()))" office:value-type="float" office:value="27" calcext:value-type="float">
            <text:p>27</text:p>
          </table:table-cell>
          <table:table-cell table:style-name="ce187" table:formula="of:=INDIRECT(ADDRESS(25+2*[.$A8];COLUMN()))+INDIRECT(ADDRESS(24+2*[.$A8];COLUMN()))" office:value-type="float" office:value="27" calcext:value-type="float">
            <text:p>27</text:p>
          </table:table-cell>
          <table:table-cell table:style-name="ce155"/>
          <table:table-cell table:style-name="ce184" table:formula="of:=SUM([.D8:.T8])" office:value-type="float" office:value="189" calcext:value-type="float">
            <text:p>189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6" calcext:value-type="float">
            <text:p>6</text:p>
          </table:table-cell>
          <table:table-cell table:style-name="ce255" table:formula="of:=[static.F8]" office:value-type="string" office:string-value="M1107" calcext:value-type="string">
            <text:p>M1107</text:p>
          </table:table-cell>
          <table:table-cell table:style-name="ce255"/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4.5" calcext:value-type="float">
            <text:p>4,5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4.5" calcext:value-type="float">
            <text:p>4,5</text:p>
          </table:table-cell>
          <table:table-cell table:style-name="ce187" table:formula="of:=INDIRECT(ADDRESS(25+2*[.$A9];COLUMN()))+INDIRECT(ADDRESS(24+2*[.$A9];COLUMN()))" office:value-type="float" office:value="10.5" calcext:value-type="float">
            <text:p>10,5</text:p>
          </table:table-cell>
          <table:table-cell table:style-name="ce187" table:formula="of:=INDIRECT(ADDRESS(25+2*[.$A9];COLUMN()))+INDIRECT(ADDRESS(24+2*[.$A9];COLUMN()))" office:value-type="float" office:value="19.5" calcext:value-type="float">
            <text:p>19,5</text:p>
          </table:table-cell>
          <table:table-cell table:style-name="ce187" table:formula="of:=INDIRECT(ADDRESS(25+2*[.$A9];COLUMN()))+INDIRECT(ADDRESS(24+2*[.$A9];COLUMN()))" office:value-type="float" office:value="43.5" calcext:value-type="float">
            <text:p>43,5</text:p>
          </table:table-cell>
          <table:table-cell table:style-name="ce187" table:formula="of:=INDIRECT(ADDRESS(25+2*[.$A9];COLUMN()))+INDIRECT(ADDRESS(24+2*[.$A9];COLUMN()))" office:value-type="float" office:value="15" calcext:value-type="float">
            <text:p>15</text:p>
          </table:table-cell>
          <table:table-cell table:style-name="ce187" table:formula="of:=INDIRECT(ADDRESS(25+2*[.$A9];COLUMN()))+INDIRECT(ADDRESS(24+2*[.$A9];COLUMN()))" office:value-type="float" office:value="19.5" calcext:value-type="float">
            <text:p>19,5</text:p>
          </table:table-cell>
          <table:table-cell table:style-name="ce187" table:formula="of:=INDIRECT(ADDRESS(25+2*[.$A9];COLUMN()))+INDIRECT(ADDRESS(24+2*[.$A9];COLUMN()))" office:value-type="float" office:value="33" calcext:value-type="float">
            <text:p>33</text:p>
          </table:table-cell>
          <table:table-cell table:style-name="ce187" table:formula="of:=INDIRECT(ADDRESS(25+2*[.$A9];COLUMN()))+INDIRECT(ADDRESS(24+2*[.$A9];COLUMN()))" office:value-type="float" office:value="1.5" calcext:value-type="float">
            <text:p>1,5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87" table:formula="of:=INDIRECT(ADDRESS(25+2*[.$A9];COLUMN()))+INDIRECT(ADDRESS(24+2*[.$A9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9:.T9])" office:value-type="float" office:value="151.5" calcext:value-type="float">
            <text:p>151,5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7" calcext:value-type="float">
            <text:p>7</text:p>
          </table:table-cell>
          <table:table-cell table:style-name="ce255" table:formula="of:=[static.F9]" office:value-type="string" office:string-value="M1108" calcext:value-type="string">
            <text:p>M1108</text:p>
          </table:table-cell>
          <table:table-cell table:style-name="ce255"/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0" calcext:value-type="float">
            <text:p>0</text:p>
          </table:table-cell>
          <table:table-cell table:style-name="ce187" table:formula="of:=INDIRECT(ADDRESS(25+2*[.$A10];COLUMN()))+INDIRECT(ADDRESS(24+2*[.$A10];COLUMN()))" office:value-type="float" office:value="16.5" calcext:value-type="float">
            <text:p>16,5</text:p>
          </table:table-cell>
          <table:table-cell table:style-name="ce187" table:formula="of:=INDIRECT(ADDRESS(25+2*[.$A10];COLUMN()))+INDIRECT(ADDRESS(24+2*[.$A10];COLUMN()))" office:value-type="float" office:value="15" calcext:value-type="float">
            <text:p>15</text:p>
          </table:table-cell>
          <table:table-cell table:style-name="ce187" table:formula="of:=INDIRECT(ADDRESS(25+2*[.$A10];COLUMN()))+INDIRECT(ADDRESS(24+2*[.$A10];COLUMN()))" office:value-type="float" office:value="36" calcext:value-type="float">
            <text:p>36</text:p>
          </table:table-cell>
          <table:table-cell table:style-name="ce187" table:formula="of:=INDIRECT(ADDRESS(25+2*[.$A10];COLUMN()))+INDIRECT(ADDRESS(24+2*[.$A10];COLUMN()))" office:value-type="float" office:value="31.5" calcext:value-type="float">
            <text:p>31,5</text:p>
          </table:table-cell>
          <table:table-cell table:style-name="ce187" table:formula="of:=INDIRECT(ADDRESS(25+2*[.$A10];COLUMN()))+INDIRECT(ADDRESS(24+2*[.$A10];COLUMN()))" office:value-type="float" office:value="33" calcext:value-type="float">
            <text:p>33</text:p>
          </table:table-cell>
          <table:table-cell table:style-name="ce187" table:formula="of:=INDIRECT(ADDRESS(25+2*[.$A10];COLUMN()))+INDIRECT(ADDRESS(24+2*[.$A10];COLUMN()))" office:value-type="float" office:value="27" calcext:value-type="float">
            <text:p>27</text:p>
          </table:table-cell>
          <table:table-cell table:style-name="ce155"/>
          <table:table-cell table:style-name="ce184" table:formula="of:=SUM([.D10:.T10])" office:value-type="float" office:value="159" calcext:value-type="float">
            <text:p>159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8" calcext:value-type="float">
            <text:p>8</text:p>
          </table:table-cell>
          <table:table-cell table:style-name="ce255" table:formula="of:=[static.F10]" office:value-type="string" office:string-value="M1109" calcext:value-type="string">
            <text:p>M1109</text:p>
          </table:table-cell>
          <table:table-cell table:style-name="ce255"/>
          <table:table-cell table:style-name="ce187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87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87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87" table:formula="of:=INDIRECT(ADDRESS(25+2*[.$A11];COLUMN()))+INDIRECT(ADDRESS(24+2*[.$A11];COLUMN()))" office:value-type="float" office:value="0" calcext:value-type="float">
            <text:p>0</text:p>
          </table:table-cell>
          <table:table-cell table:style-name="ce187" table:formula="of:=INDIRECT(ADDRESS(25+2*[.$A11];COLUMN()))+INDIRECT(ADDRESS(24+2*[.$A11];COLUMN()))" office:value-type="float" office:value="15" calcext:value-type="float">
            <text:p>15</text:p>
          </table:table-cell>
          <table:table-cell table:style-name="ce187" table:formula="of:=INDIRECT(ADDRESS(25+2*[.$A11];COLUMN()))+INDIRECT(ADDRESS(24+2*[.$A11];COLUMN()))" office:value-type="float" office:value="12" calcext:value-type="float">
            <text:p>12</text:p>
          </table:table-cell>
          <table:table-cell table:style-name="ce187" table:formula="of:=INDIRECT(ADDRESS(25+2*[.$A11];COLUMN()))+INDIRECT(ADDRESS(24+2*[.$A11];COLUMN()))" office:value-type="float" office:value="6" calcext:value-type="float">
            <text:p>6</text:p>
          </table:table-cell>
          <table:table-cell table:style-name="ce187" table:formula="of:=INDIRECT(ADDRESS(25+2*[.$A11];COLUMN()))+INDIRECT(ADDRESS(24+2*[.$A11];COLUMN()))" office:value-type="float" office:value="24" calcext:value-type="float">
            <text:p>24</text:p>
          </table:table-cell>
          <table:table-cell table:style-name="ce187" table:formula="of:=INDIRECT(ADDRESS(25+2*[.$A11];COLUMN()))+INDIRECT(ADDRESS(24+2*[.$A11];COLUMN()))" office:value-type="float" office:value="3" calcext:value-type="float">
            <text:p>3</text:p>
          </table:table-cell>
          <table:table-cell table:style-name="ce187" table:formula="of:=INDIRECT(ADDRESS(25+2*[.$A11];COLUMN()))+INDIRECT(ADDRESS(24+2*[.$A11];COLUMN()))" office:value-type="float" office:value="27" calcext:value-type="float">
            <text:p>27</text:p>
          </table:table-cell>
          <table:table-cell table:style-name="ce187" table:formula="of:=INDIRECT(ADDRESS(25+2*[.$A11];COLUMN()))+INDIRECT(ADDRESS(24+2*[.$A11];COLUMN()))" office:value-type="float" office:value="15" calcext:value-type="float">
            <text:p>15</text:p>
          </table:table-cell>
          <table:table-cell table:style-name="ce187" table:formula="of:=INDIRECT(ADDRESS(25+2*[.$A11];COLUMN()))+INDIRECT(ADDRESS(24+2*[.$A11];COLUMN()))" office:value-type="float" office:value="12" calcext:value-type="float">
            <text:p>12</text:p>
          </table:table-cell>
          <table:table-cell table:style-name="ce187" table:formula="of:=INDIRECT(ADDRESS(25+2*[.$A11];COLUMN()))+INDIRECT(ADDRESS(24+2*[.$A11];COLUMN()))" office:value-type="float" office:value="3" calcext:value-type="float">
            <text:p>3</text:p>
          </table:table-cell>
          <table:table-cell table:style-name="ce187" table:formula="of:=INDIRECT(ADDRESS(25+2*[.$A11];COLUMN()))+INDIRECT(ADDRESS(24+2*[.$A11];COLUMN()))" office:value-type="float" office:value="15" calcext:value-type="float">
            <text:p>15</text:p>
          </table:table-cell>
          <table:table-cell table:style-name="ce187" table:formula="of:=INDIRECT(ADDRESS(25+2*[.$A11];COLUMN()))+INDIRECT(ADDRESS(24+2*[.$A11];COLUMN()))" office:value-type="float" office:value="15" calcext:value-type="float">
            <text:p>15</text:p>
          </table:table-cell>
          <table:table-cell table:style-name="ce187" table:formula="of:=INDIRECT(ADDRESS(25+2*[.$A11];COLUMN()))+INDIRECT(ADDRESS(24+2*[.$A11];COLUMN()))" office:value-type="float" office:value="15" calcext:value-type="float">
            <text:p>15</text:p>
          </table:table-cell>
          <table:table-cell table:style-name="ce187" table:formula="of:=INDIRECT(ADDRESS(25+2*[.$A11];COLUMN()))+INDIRECT(ADDRESS(24+2*[.$A11];COLUMN()))" office:value-type="float" office:value="12" calcext:value-type="float">
            <text:p>12</text:p>
          </table:table-cell>
          <table:table-cell table:style-name="ce155"/>
          <table:table-cell table:style-name="ce184" table:formula="of:=SUM([.D11:.T11])" office:value-type="float" office:value="174" calcext:value-type="float">
            <text:p>174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9" calcext:value-type="float">
            <text:p>9</text:p>
          </table:table-cell>
          <table:table-cell table:style-name="ce255" table:formula="of:=[static.F11]" office:value-type="string" office:string-value="M1201" calcext:value-type="string">
            <text:p>M1201</text:p>
          </table:table-cell>
          <table:table-cell table:style-name="ce255"/>
          <table:table-cell table:style-name="ce187" table:formula="of:=INDIRECT(ADDRESS(25+2*[.$A12];COLUMN()))+INDIRECT(ADDRESS(24+2*[.$A12];COLUMN()))" office:value-type="float" office:value="18" calcext:value-type="float">
            <text:p>18</text:p>
          </table:table-cell>
          <table:table-cell table:style-name="ce187" table:formula="of:=INDIRECT(ADDRESS(25+2*[.$A12];COLUMN()))+INDIRECT(ADDRESS(24+2*[.$A12];COLUMN()))" office:value-type="float" office:value="12" calcext:value-type="float">
            <text:p>12</text:p>
          </table:table-cell>
          <table:table-cell table:style-name="ce187" table:formula="of:=INDIRECT(ADDRESS(25+2*[.$A12];COLUMN()))+INDIRECT(ADDRESS(24+2*[.$A12];COLUMN()))" office:value-type="float" office:value="15" calcext:value-type="float">
            <text:p>15</text:p>
          </table:table-cell>
          <table:table-cell table:style-name="ce187" table:formula="of:=INDIRECT(ADDRESS(25+2*[.$A12];COLUMN()))+INDIRECT(ADDRESS(24+2*[.$A12];COLUMN()))" office:value-type="float" office:value="9" calcext:value-type="float">
            <text:p>9</text:p>
          </table:table-cell>
          <table:table-cell table:style-name="ce187" table:formula="of:=INDIRECT(ADDRESS(25+2*[.$A12];COLUMN()))+INDIRECT(ADDRESS(24+2*[.$A12];COLUMN()))" office:value-type="float" office:value="6" calcext:value-type="float">
            <text:p>6</text:p>
          </table:table-cell>
          <table:table-cell table:style-name="ce187" table:formula="of:=INDIRECT(ADDRESS(25+2*[.$A12];COLUMN()))+INDIRECT(ADDRESS(24+2*[.$A12];COLUMN()))" office:value-type="float" office:value="6" calcext:value-type="float">
            <text:p>6</text:p>
          </table:table-cell>
          <table:table-cell table:style-name="ce187" table:formula="of:=INDIRECT(ADDRESS(25+2*[.$A12];COLUMN()))+INDIRECT(ADDRESS(24+2*[.$A12];COLUMN()))" office:value-type="float" office:value="9" calcext:value-type="float">
            <text:p>9</text:p>
          </table:table-cell>
          <table:table-cell table:style-name="ce187" table:formula="of:=INDIRECT(ADDRESS(25+2*[.$A12];COLUMN()))+INDIRECT(ADDRESS(24+2*[.$A12];COLUMN()))" office:value-type="float" office:value="15" calcext:value-type="float">
            <text:p>15</text:p>
          </table:table-cell>
          <table:table-cell table:style-name="ce187" table:formula="of:=INDIRECT(ADDRESS(25+2*[.$A12];COLUMN()))+INDIRECT(ADDRESS(24+2*[.$A12];COLUMN()))" office:value-type="float" office:value="0" calcext:value-type="float">
            <text:p>0</text:p>
          </table:table-cell>
          <table:table-cell table:style-name="ce187" table:formula="of:=INDIRECT(ADDRESS(25+2*[.$A12];COLUMN()))+INDIRECT(ADDRESS(24+2*[.$A12];COLUMN()))" office:value-type="float" office:value="15" calcext:value-type="float">
            <text:p>15</text:p>
          </table:table-cell>
          <table:table-cell table:style-name="ce187" table:formula="of:=INDIRECT(ADDRESS(25+2*[.$A12];COLUMN()))+INDIRECT(ADDRESS(24+2*[.$A12];COLUMN()))" office:value-type="float" office:value="12" calcext:value-type="float">
            <text:p>12</text:p>
          </table:table-cell>
          <table:table-cell table:style-name="ce187" table:formula="of:=INDIRECT(ADDRESS(25+2*[.$A12];COLUMN()))+INDIRECT(ADDRESS(24+2*[.$A12];COLUMN()))" office:value-type="float" office:value="3" calcext:value-type="float">
            <text:p>3</text:p>
          </table:table-cell>
          <table:table-cell table:style-name="ce187" table:formula="of:=INDIRECT(ADDRESS(25+2*[.$A12];COLUMN()))+INDIRECT(ADDRESS(24+2*[.$A12];COLUMN()))" office:value-type="float" office:value="6" calcext:value-type="float">
            <text:p>6</text:p>
          </table:table-cell>
          <table:table-cell table:style-name="ce187" table:formula="of:=INDIRECT(ADDRESS(25+2*[.$A12];COLUMN()))+INDIRECT(ADDRESS(24+2*[.$A12];COLUMN()))" office:value-type="float" office:value="15" calcext:value-type="float">
            <text:p>15</text:p>
          </table:table-cell>
          <table:table-cell table:style-name="ce187" table:formula="of:=INDIRECT(ADDRESS(25+2*[.$A12];COLUMN()))+INDIRECT(ADDRESS(24+2*[.$A12];COLUMN()))" office:value-type="float" office:value="12" calcext:value-type="float">
            <text:p>12</text:p>
          </table:table-cell>
          <table:table-cell table:style-name="ce187" table:formula="of:=INDIRECT(ADDRESS(25+2*[.$A12];COLUMN()))+INDIRECT(ADDRESS(24+2*[.$A12];COLUMN()))" office:value-type="float" office:value="12" calcext:value-type="float">
            <text:p>12</text:p>
          </table:table-cell>
          <table:table-cell table:style-name="ce187" table:formula="of:=INDIRECT(ADDRESS(25+2*[.$A12];COLUMN()))+INDIRECT(ADDRESS(24+2*[.$A12];COLUMN()))" office:value-type="float" office:value="12" calcext:value-type="float">
            <text:p>12</text:p>
          </table:table-cell>
          <table:table-cell table:style-name="ce155"/>
          <table:table-cell table:style-name="ce184" table:formula="of:=SUM([.D12:.T12])" office:value-type="float" office:value="177" calcext:value-type="float">
            <text:p>177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0" calcext:value-type="float">
            <text:p>10</text:p>
          </table:table-cell>
          <table:table-cell table:style-name="ce255" table:formula="of:=[static.F12]" office:value-type="string" office:string-value="M1202" calcext:value-type="string">
            <text:p>M1202</text:p>
          </table:table-cell>
          <table:table-cell table:style-name="ce255"/>
          <table:table-cell table:style-name="ce187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87" table:formula="of:=INDIRECT(ADDRESS(25+2*[.$A13];COLUMN()))+INDIRECT(ADDRESS(24+2*[.$A13];COLUMN()))" office:value-type="float" office:value="12" calcext:value-type="float">
            <text:p>12</text:p>
          </table:table-cell>
          <table:table-cell table:style-name="ce187" table:formula="of:=INDIRECT(ADDRESS(25+2*[.$A13];COLUMN()))+INDIRECT(ADDRESS(24+2*[.$A13];COLUMN()))" office:value-type="float" office:value="9" calcext:value-type="float">
            <text:p>9</text:p>
          </table:table-cell>
          <table:table-cell table:style-name="ce187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87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87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87" table:formula="of:=INDIRECT(ADDRESS(25+2*[.$A13];COLUMN()))+INDIRECT(ADDRESS(24+2*[.$A13];COLUMN()))" office:value-type="float" office:value="12" calcext:value-type="float">
            <text:p>12</text:p>
          </table:table-cell>
          <table:table-cell table:style-name="ce187" table:formula="of:=INDIRECT(ADDRESS(25+2*[.$A13];COLUMN()))+INDIRECT(ADDRESS(24+2*[.$A13];COLUMN()))" office:value-type="float" office:value="12" calcext:value-type="float">
            <text:p>12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87" table:formula="of:=INDIRECT(ADDRESS(25+2*[.$A13];COLUMN()))+INDIRECT(ADDRESS(24+2*[.$A13];COLUMN()))" office:value-type="float" office:value="9" calcext:value-type="float">
            <text:p>9</text:p>
          </table:table-cell>
          <table:table-cell table:style-name="ce187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87" table:formula="of:=INDIRECT(ADDRESS(25+2*[.$A13];COLUMN()))+INDIRECT(ADDRESS(24+2*[.$A13];COLUMN()))" office:value-type="float" office:value="6" calcext:value-type="float">
            <text:p>6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87" table:formula="of:=INDIRECT(ADDRESS(25+2*[.$A13];COLUMN()))+INDIRECT(ADDRESS(24+2*[.$A13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3:.T13])" office:value-type="float" office:value="90" calcext:value-type="float">
            <text:p>90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1" calcext:value-type="float">
            <text:p>11</text:p>
          </table:table-cell>
          <table:table-cell table:style-name="ce255" table:formula="of:=[static.F13]" office:value-type="string" office:string-value="M1203" calcext:value-type="string">
            <text:p>M1203</text:p>
          </table:table-cell>
          <table:table-cell table:style-name="ce255"/>
          <table:table-cell table:style-name="ce187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87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87" table:formula="of:=INDIRECT(ADDRESS(25+2*[.$A14];COLUMN()))+INDIRECT(ADDRESS(24+2*[.$A14];COLUMN()))" office:value-type="float" office:value="19.5" calcext:value-type="float">
            <text:p>19,5</text:p>
          </table:table-cell>
          <table:table-cell table:style-name="ce187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87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87" table:formula="of:=INDIRECT(ADDRESS(25+2*[.$A14];COLUMN()))+INDIRECT(ADDRESS(24+2*[.$A14];COLUMN()))" office:value-type="float" office:value="12" calcext:value-type="float">
            <text:p>12</text:p>
          </table:table-cell>
          <table:table-cell table:style-name="ce187" table:formula="of:=INDIRECT(ADDRESS(25+2*[.$A14];COLUMN()))+INDIRECT(ADDRESS(24+2*[.$A14];COLUMN()))" office:value-type="float" office:value="18" calcext:value-type="float">
            <text:p>18</text:p>
          </table:table-cell>
          <table:table-cell table:style-name="ce187" table:formula="of:=INDIRECT(ADDRESS(25+2*[.$A14];COLUMN()))+INDIRECT(ADDRESS(24+2*[.$A14];COLUMN()))" office:value-type="float" office:value="6" calcext:value-type="float">
            <text:p>6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15" calcext:value-type="float">
            <text:p>15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87" table:formula="of:=INDIRECT(ADDRESS(25+2*[.$A14];COLUMN()))+INDIRECT(ADDRESS(24+2*[.$A14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4:.T14])" office:value-type="float" office:value="118.5" calcext:value-type="float">
            <text:p>118,5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2" calcext:value-type="float">
            <text:p>12</text:p>
          </table:table-cell>
          <table:table-cell table:style-name="ce255" table:formula="of:=[static.F14]" office:value-type="string" office:string-value="M1204" calcext:value-type="string">
            <text:p>M1204</text:p>
          </table:table-cell>
          <table:table-cell table:style-name="ce255"/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0" calcext:value-type="float">
            <text:p>0</text:p>
          </table:table-cell>
          <table:table-cell table:style-name="ce187" table:formula="of:=INDIRECT(ADDRESS(25+2*[.$A15];COLUMN()))+INDIRECT(ADDRESS(24+2*[.$A15];COLUMN()))" office:value-type="float" office:value="1.5" calcext:value-type="float">
            <text:p>1,5</text:p>
          </table:table-cell>
          <table:table-cell table:style-name="ce187" table:formula="of:=INDIRECT(ADDRESS(25+2*[.$A15];COLUMN()))+INDIRECT(ADDRESS(24+2*[.$A15];COLUMN()))" office:value-type="float" office:value="16.5" calcext:value-type="float">
            <text:p>16,5</text:p>
          </table:table-cell>
          <table:table-cell table:style-name="ce187" table:formula="of:=INDIRECT(ADDRESS(25+2*[.$A15];COLUMN()))+INDIRECT(ADDRESS(24+2*[.$A15];COLUMN()))" office:value-type="float" office:value="12" calcext:value-type="float">
            <text:p>12</text:p>
          </table:table-cell>
          <table:table-cell table:style-name="ce187" table:formula="of:=INDIRECT(ADDRESS(25+2*[.$A15];COLUMN()))+INDIRECT(ADDRESS(24+2*[.$A15];COLUMN()))" office:value-type="float" office:value="13.5" calcext:value-type="float">
            <text:p>13,5</text:p>
          </table:table-cell>
          <table:table-cell table:style-name="ce187" table:formula="of:=INDIRECT(ADDRESS(25+2*[.$A15];COLUMN()))+INDIRECT(ADDRESS(24+2*[.$A15];COLUMN()))" office:value-type="float" office:value="13.5" calcext:value-type="float">
            <text:p>13,5</text:p>
          </table:table-cell>
          <table:table-cell table:style-name="ce187" table:formula="of:=INDIRECT(ADDRESS(25+2*[.$A15];COLUMN()))+INDIRECT(ADDRESS(24+2*[.$A15];COLUMN()))" office:value-type="float" office:value="28.5" calcext:value-type="float">
            <text:p>28,5</text:p>
          </table:table-cell>
          <table:table-cell table:style-name="ce187" table:formula="of:=INDIRECT(ADDRESS(25+2*[.$A15];COLUMN()))+INDIRECT(ADDRESS(24+2*[.$A15];COLUMN()))" office:value-type="float" office:value="21" calcext:value-type="float">
            <text:p>21</text:p>
          </table:table-cell>
          <table:table-cell table:style-name="ce187" table:formula="of:=INDIRECT(ADDRESS(25+2*[.$A15];COLUMN()))+INDIRECT(ADDRESS(24+2*[.$A15];COLUMN()))" office:value-type="float" office:value="22.5" calcext:value-type="float">
            <text:p>22,5</text:p>
          </table:table-cell>
          <table:table-cell table:style-name="ce155"/>
          <table:table-cell table:style-name="ce184" table:formula="of:=SUM([.D15:.T15])" office:value-type="float" office:value="129" calcext:value-type="float">
            <text:p>129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3" calcext:value-type="float">
            <text:p>13</text:p>
          </table:table-cell>
          <table:table-cell table:style-name="ce255" table:formula="of:=[static.F15]" office:value-type="string" office:string-value="M1205" calcext:value-type="string">
            <text:p>M1205</text:p>
          </table:table-cell>
          <table:table-cell table:style-name="ce255"/>
          <table:table-cell table:style-name="ce187" table:formula="of:=INDIRECT(ADDRESS(25+2*[.$A16];COLUMN()))+INDIRECT(ADDRESS(24+2*[.$A16];COLUMN()))" office:value-type="float" office:value="12" calcext:value-type="float">
            <text:p>12</text:p>
          </table:table-cell>
          <table:table-cell table:style-name="ce187" table:formula="of:=INDIRECT(ADDRESS(25+2*[.$A16];COLUMN()))+INDIRECT(ADDRESS(24+2*[.$A16];COLUMN()))" office:value-type="float" office:value="39" calcext:value-type="float">
            <text:p>39</text:p>
          </table:table-cell>
          <table:table-cell table:style-name="ce187" table:formula="of:=INDIRECT(ADDRESS(25+2*[.$A16];COLUMN()))+INDIRECT(ADDRESS(24+2*[.$A16];COLUMN()))" office:value-type="float" office:value="33" calcext:value-type="float">
            <text:p>33</text:p>
          </table:table-cell>
          <table:table-cell table:style-name="ce187" table:formula="of:=INDIRECT(ADDRESS(25+2*[.$A16];COLUMN()))+INDIRECT(ADDRESS(24+2*[.$A16];COLUMN()))" office:value-type="float" office:value="15" calcext:value-type="float">
            <text:p>15</text:p>
          </table:table-cell>
          <table:table-cell table:style-name="ce187" table:formula="of:=INDIRECT(ADDRESS(25+2*[.$A16];COLUMN()))+INDIRECT(ADDRESS(24+2*[.$A16];COLUMN()))" office:value-type="float" office:value="15" calcext:value-type="float">
            <text:p>15</text:p>
          </table:table-cell>
          <table:table-cell table:style-name="ce187" table:formula="of:=INDIRECT(ADDRESS(25+2*[.$A16];COLUMN()))+INDIRECT(ADDRESS(24+2*[.$A16];COLUMN()))" office:value-type="float" office:value="4.5" calcext:value-type="float">
            <text:p>4,5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87" table:formula="of:=INDIRECT(ADDRESS(25+2*[.$A16];COLUMN()))+INDIRECT(ADDRESS(24+2*[.$A16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6:.T16])" office:value-type="float" office:value="118.5" calcext:value-type="float">
            <text:p>118,5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4" calcext:value-type="float">
            <text:p>14</text:p>
          </table:table-cell>
          <table:table-cell table:style-name="ce255" table:formula="of:=[static.F16]" office:value-type="string" office:string-value="M1206" calcext:value-type="string">
            <text:p>M1206</text:p>
          </table:table-cell>
          <table:table-cell table:style-name="ce255"/>
          <table:table-cell table:style-name="ce187" table:formula="of:=INDIRECT(ADDRESS(25+2*[.$A17];COLUMN()))+INDIRECT(ADDRESS(24+2*[.$A17];COLUMN()))" office:value-type="float" office:value="9" calcext:value-type="float">
            <text:p>9</text:p>
          </table:table-cell>
          <table:table-cell table:style-name="ce187" table:formula="of:=INDIRECT(ADDRESS(25+2*[.$A17];COLUMN()))+INDIRECT(ADDRESS(24+2*[.$A17];COLUMN()))" office:value-type="float" office:value="21" calcext:value-type="float">
            <text:p>21</text:p>
          </table:table-cell>
          <table:table-cell table:style-name="ce187" table:formula="of:=INDIRECT(ADDRESS(25+2*[.$A17];COLUMN()))+INDIRECT(ADDRESS(24+2*[.$A17];COLUMN()))" office:value-type="float" office:value="27" calcext:value-type="float">
            <text:p>27</text:p>
          </table:table-cell>
          <table:table-cell table:style-name="ce187" table:formula="of:=INDIRECT(ADDRESS(25+2*[.$A17];COLUMN()))+INDIRECT(ADDRESS(24+2*[.$A17];COLUMN()))" office:value-type="float" office:value="12" calcext:value-type="float">
            <text:p>12</text:p>
          </table:table-cell>
          <table:table-cell table:style-name="ce187" table:formula="of:=INDIRECT(ADDRESS(25+2*[.$A17];COLUMN()))+INDIRECT(ADDRESS(24+2*[.$A17];COLUMN()))" office:value-type="float" office:value="15" calcext:value-type="float">
            <text:p>15</text:p>
          </table:table-cell>
          <table:table-cell table:style-name="ce187" table:formula="of:=INDIRECT(ADDRESS(25+2*[.$A17];COLUMN()))+INDIRECT(ADDRESS(24+2*[.$A17];COLUMN()))" office:value-type="float" office:value="12" calcext:value-type="float">
            <text:p>12</text:p>
          </table:table-cell>
          <table:table-cell table:style-name="ce187" table:formula="of:=INDIRECT(ADDRESS(25+2*[.$A17];COLUMN()))+INDIRECT(ADDRESS(24+2*[.$A17];COLUMN()))" office:value-type="float" office:value="27" calcext:value-type="float">
            <text:p>27</text:p>
          </table:table-cell>
          <table:table-cell table:style-name="ce187" table:formula="of:=INDIRECT(ADDRESS(25+2*[.$A17];COLUMN()))+INDIRECT(ADDRESS(24+2*[.$A17];COLUMN()))" office:value-type="float" office:value="12" calcext:value-type="float">
            <text:p>12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13.5" calcext:value-type="float">
            <text:p>13,5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87" table:formula="of:=INDIRECT(ADDRESS(25+2*[.$A17];COLUMN()))+INDIRECT(ADDRESS(24+2*[.$A17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7:.T17])" office:value-type="float" office:value="148.5" calcext:value-type="float">
            <text:p>148,5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5" calcext:value-type="float">
            <text:p>15</text:p>
          </table:table-cell>
          <table:table-cell table:style-name="ce255" table:formula="of:=[static.F17]" office:value-type="string" office:string-value="M1207" calcext:value-type="string">
            <text:p>M1207</text:p>
          </table:table-cell>
          <table:table-cell table:style-name="ce255"/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87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87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87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87" table:formula="of:=INDIRECT(ADDRESS(25+2*[.$A18];COLUMN()))+INDIRECT(ADDRESS(24+2*[.$A18];COLUMN()))" office:value-type="float" office:value="6" calcext:value-type="float">
            <text:p>6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87" table:formula="of:=INDIRECT(ADDRESS(25+2*[.$A18];COLUMN()))+INDIRECT(ADDRESS(24+2*[.$A18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8:.T18])" office:value-type="float" office:value="30" calcext:value-type="float">
            <text:p>30</text:p>
          </table:table-cell>
          <table:table-cell table:style-name="ce155" table:number-columns-repeated="1002"/>
        </table:table-row>
        <table:table-row table:style-name="ro1">
          <table:table-cell table:style-name="ce187" table:formula="of:=ROW()-3" office:value-type="float" office:value="16" calcext:value-type="float">
            <text:p>16</text:p>
          </table:table-cell>
          <table:table-cell table:style-name="ce255" table:formula="of:=[static.F18]" office:value-type="string" office:string-value="M1208" calcext:value-type="string">
            <text:p>M1208</text:p>
          </table:table-cell>
          <table:table-cell table:style-name="ce255"/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6" calcext:value-type="float">
            <text:p>6</text:p>
          </table:table-cell>
          <table:table-cell table:style-name="ce187" table:formula="of:=INDIRECT(ADDRESS(25+2*[.$A19];COLUMN()))+INDIRECT(ADDRESS(24+2*[.$A19];COLUMN()))" office:value-type="float" office:value="6" calcext:value-type="float">
            <text:p>6</text:p>
          </table:table-cell>
          <table:table-cell table:style-name="ce187" table:formula="of:=INDIRECT(ADDRESS(25+2*[.$A19];COLUMN()))+INDIRECT(ADDRESS(24+2*[.$A19];COLUMN()))" office:value-type="float" office:value="6" calcext:value-type="float">
            <text:p>6</text:p>
          </table:table-cell>
          <table:table-cell table:style-name="ce187" table:formula="of:=INDIRECT(ADDRESS(25+2*[.$A19];COLUMN()))+INDIRECT(ADDRESS(24+2*[.$A19];COLUMN()))" office:value-type="float" office:value="6" calcext:value-type="float">
            <text:p>6</text:p>
          </table:table-cell>
          <table:table-cell table:style-name="ce187" table:formula="of:=INDIRECT(ADDRESS(25+2*[.$A19];COLUMN()))+INDIRECT(ADDRESS(24+2*[.$A19];COLUMN()))" office:value-type="float" office:value="6" calcext:value-type="float">
            <text:p>6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87" table:formula="of:=INDIRECT(ADDRESS(25+2*[.$A19];COLUMN()))+INDIRECT(ADDRESS(24+2*[.$A19];COLUMN()))" office:value-type="float" office:value="0" calcext:value-type="float">
            <text:p>0</text:p>
          </table:table-cell>
          <table:table-cell table:style-name="ce155"/>
          <table:table-cell table:style-name="ce184" table:formula="of:=SUM([.D19:.T19])" office:value-type="float" office:value="30" calcext:value-type="float">
            <text:p>30</text:p>
          </table:table-cell>
          <table:table-cell table:style-name="ce155" table:number-columns-repeated="1002"/>
        </table:table-row>
        <table:table-row table:style-name="ro1">
          <table:table-cell table:style-name="ce187"/>
          <table:table-cell table:style-name="ce255" table:number-columns-repeated="2"/>
          <table:table-cell table:style-name="ce186" table:formula="of:=SUM([.D3:.D19])" office:value-type="float" office:value="87" calcext:value-type="float">
            <text:p>87</text:p>
          </table:table-cell>
          <table:table-cell table:style-name="ce186" table:formula="of:=SUM([.E3:.E19])" office:value-type="float" office:value="153" calcext:value-type="float">
            <text:p>153</text:p>
          </table:table-cell>
          <table:table-cell table:style-name="ce186" table:formula="of:=SUM([.F3:.F19])" office:value-type="float" office:value="169.5" calcext:value-type="float">
            <text:p>169,5</text:p>
          </table:table-cell>
          <table:table-cell table:style-name="ce186" table:formula="of:=SUM([.G3:.G19])" office:value-type="float" office:value="88.5" calcext:value-type="float">
            <text:p>88,5</text:p>
          </table:table-cell>
          <table:table-cell table:style-name="ce186" table:formula="of:=SUM([.H3:.H19])" office:value-type="float" office:value="103.5" calcext:value-type="float">
            <text:p>103,5</text:p>
          </table:table-cell>
          <table:table-cell table:style-name="ce186" table:formula="of:=SUM([.I3:.I19])" office:value-type="float" office:value="103.5" calcext:value-type="float">
            <text:p>103,5</text:p>
          </table:table-cell>
          <table:table-cell table:style-name="ce186" table:formula="of:=SUM([.J3:.J19])" office:value-type="float" office:value="166.5" calcext:value-type="float">
            <text:p>166,5</text:p>
          </table:table-cell>
          <table:table-cell table:style-name="ce186" table:formula="of:=SUM([.K3:.K19])" office:value-type="float" office:value="216" calcext:value-type="float">
            <text:p>216</text:p>
          </table:table-cell>
          <table:table-cell table:style-name="ce186" table:formula="of:=SUM([.L3:.L19])" office:value-type="float" office:value="67.5" calcext:value-type="float">
            <text:p>67,5</text:p>
          </table:table-cell>
          <table:table-cell table:style-name="ce186" table:formula="of:=SUM([.M3:.M19])" office:value-type="float" office:value="210" calcext:value-type="float">
            <text:p>210</text:p>
          </table:table-cell>
          <table:table-cell table:style-name="ce186" table:formula="of:=SUM([.N3:.N19])" office:value-type="float" office:value="204" calcext:value-type="float">
            <text:p>204</text:p>
          </table:table-cell>
          <table:table-cell table:style-name="ce186" table:formula="of:=SUM([.O3:.O19])" office:value-type="float" office:value="94.5" calcext:value-type="float">
            <text:p>94,5</text:p>
          </table:table-cell>
          <table:table-cell table:style-name="ce186" table:formula="of:=SUM([.P3:.P19])" office:value-type="float" office:value="81" calcext:value-type="float">
            <text:p>81</text:p>
          </table:table-cell>
          <table:table-cell table:style-name="ce186" table:formula="of:=SUM([.Q3:.Q19])" office:value-type="float" office:value="175.5" calcext:value-type="float">
            <text:p>175,5</text:p>
          </table:table-cell>
          <table:table-cell table:style-name="ce186" table:formula="of:=SUM([.R3:.R19])" office:value-type="float" office:value="172.5" calcext:value-type="float">
            <text:p>172,5</text:p>
          </table:table-cell>
          <table:table-cell table:style-name="ce186" table:formula="of:=SUM([.S3:.S19])" office:value-type="float" office:value="162" calcext:value-type="float">
            <text:p>162</text:p>
          </table:table-cell>
          <table:table-cell table:style-name="ce186" table:formula="of:=SUM([.T3:.T19])" office:value-type="float" office:value="144" calcext:value-type="float">
            <text:p>144</text:p>
          </table:table-cell>
          <table:table-cell table:style-name="ce155"/>
          <table:table-cell table:style-name="ce82" table:formula="of:=SUM([.V3:.V19])" office:value-type="float" office:value="2398.5" calcext:value-type="float">
            <text:p>2398,5</text:p>
          </table:table-cell>
          <table:table-cell table:style-name="ce155" table:number-columns-repeated="1002"/>
        </table:table-row>
        <table:table-row table:style-name="ro1">
          <table:table-cell table:style-name="ce187"/>
          <table:table-cell table:style-name="ce255" table:number-columns-repeated="2"/>
          <table:table-cell table:style-name="ce186" table:number-columns-repeated="17"/>
          <table:table-cell table:style-name="ce155"/>
          <table:table-cell table:style-name="ce260"/>
          <table:table-cell table:style-name="ce155" table:number-columns-repeated="1002"/>
        </table:table-row>
        <table:table-row table:style-name="ro1">
          <table:table-cell table:style-name="ce187"/>
          <table:table-cell table:style-name="ce155" table:number-columns-repeated="20"/>
          <table:table-cell table:style-name="ce261"/>
          <table:table-cell table:style-name="ce155" table:number-columns-repeated="1002"/>
        </table:table-row>
        <table:table-row table:style-name="ro4">
          <table:table-cell table:style-name="ce72"/>
          <table:table-cell table:style-name="ce256" table:number-columns-repeated="2"/>
          <table:table-cell table:style-name="ce80" table:formula="of:=[.D2]" office:value-type="float" office:value="36" calcext:value-type="float">
            <text:p>36</text:p>
          </table:table-cell>
          <table:table-cell table:style-name="ce80" table:formula="of:=[.E2]" office:value-type="float" office:value="37" calcext:value-type="float">
            <text:p>37</text:p>
          </table:table-cell>
          <table:table-cell table:style-name="ce80" table:formula="of:=[.F2]" office:value-type="float" office:value="38" calcext:value-type="float">
            <text:p>38</text:p>
          </table:table-cell>
          <table:table-cell table:style-name="ce80" table:formula="of:=[.G2]" office:value-type="float" office:value="39" calcext:value-type="float">
            <text:p>39</text:p>
          </table:table-cell>
          <table:table-cell table:style-name="ce80" table:formula="of:=[.H2]" office:value-type="float" office:value="40" calcext:value-type="float">
            <text:p>40</text:p>
          </table:table-cell>
          <table:table-cell table:style-name="ce80" table:formula="of:=[.I2]" office:value-type="float" office:value="41" calcext:value-type="float">
            <text:p>41</text:p>
          </table:table-cell>
          <table:table-cell table:style-name="ce80" table:formula="of:=[.J2]" office:value-type="float" office:value="42" calcext:value-type="float">
            <text:p>42</text:p>
          </table:table-cell>
          <table:table-cell table:style-name="ce80" table:formula="of:=[.K2]" office:value-type="float" office:value="43" calcext:value-type="float">
            <text:p>43</text:p>
          </table:table-cell>
          <table:table-cell table:style-name="ce80" table:formula="of:=[.L2]" office:value-type="float" office:value="45" calcext:value-type="float">
            <text:p>45</text:p>
          </table:table-cell>
          <table:table-cell table:style-name="ce80" table:formula="of:=[.M2]" office:value-type="float" office:value="46" calcext:value-type="float">
            <text:p>46</text:p>
          </table:table-cell>
          <table:table-cell table:style-name="ce80" table:formula="of:=[.N2]" office:value-type="float" office:value="47" calcext:value-type="float">
            <text:p>47</text:p>
          </table:table-cell>
          <table:table-cell table:style-name="ce80" table:formula="of:=[.O2]" office:value-type="float" office:value="48" calcext:value-type="float">
            <text:p>48</text:p>
          </table:table-cell>
          <table:table-cell table:style-name="ce80" table:formula="of:=[.P2]" office:value-type="float" office:value="49" calcext:value-type="float">
            <text:p>49</text:p>
          </table:table-cell>
          <table:table-cell table:style-name="ce80" table:formula="of:=[.Q2]" office:value-type="float" office:value="50" calcext:value-type="float">
            <text:p>50</text:p>
          </table:table-cell>
          <table:table-cell table:style-name="ce80" table:formula="of:=[.R2]" office:value-type="float" office:value="51" calcext:value-type="float">
            <text:p>51</text:p>
          </table:table-cell>
          <table:table-cell table:style-name="ce80" table:formula="of:=[.S2]" office:value-type="float" office:value="0" calcext:value-type="float">
            <text:p>0</text:p>
          </table:table-cell>
          <table:table-cell table:style-name="ce80" table:formula="of:=[.T2]" office:value-type="float" office:value="0" calcext:value-type="float">
            <text:p>0</text:p>
          </table:table-cell>
          <table:table-cell table:style-name="ce253"/>
          <table:table-cell table:style-name="ce259" office:value-type="string" calcext:value-type="string">
            <text:p>FI</text:p>
          </table:table-cell>
          <table:table-cell table:style-name="ce259" office:value-type="string" calcext:value-type="string">
            <text:p>FA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0" calcext:value-type="float">
            <text:p>0</text:p>
          </table:table-cell>
          <table:table-cell table:style-name="ce77" table:formula="of:=INDIRECT(ADDRESS(INT(ROW()/2)-9;2;1;))" office:value-type="string" office:string-value="M1101" calcext:value-type="string">
            <text:p>M1101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3" calcext:value-type="float">
            <text:p>3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4.5" calcext:value-type="float">
            <text:p>4,5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15" calcext:value-type="float">
            <text:p>15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16.5" calcext:value-type="float">
            <text:p>16,5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15" calcext:value-type="float">
            <text:p>15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15" calcext:value-type="float">
            <text:p>15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15" calcext:value-type="float">
            <text:p>15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15" calcext:value-type="float">
            <text:p>15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16.5" calcext:value-type="float">
            <text:p>16,5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15" calcext:value-type="float">
            <text:p>15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12" calcext:value-type="float">
            <text:p>12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15" calcext:value-type="float">
            <text:p>15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13.5" calcext:value-type="float">
            <text:p>13,5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0" calcext:value-type="float">
            <text:p>0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0" calcext:value-type="float">
            <text:p>0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0" calcext:value-type="float">
            <text:p>0</text:p>
          </table:table-cell>
          <table:table-cell table:style-name="ce155" table:formula="of:=1.5*(INDIRECT(ADDRESS(3+3*[.$A24];3+COLUMN();1;;[.$C24])) +INDIRECT(ADDRESS(4+3*[.$A24];3+COLUMN();1;;[.$C24]))*NB_GR_TD +INDIRECT(ADDRESS(5+3*[.$A24];3+COLUMN();1;;[.$C24]))*NB_GR_TP)" office:value-type="float" office:value="0" calcext:value-type="float">
            <text:p>0</text:p>
          </table:table-cell>
          <table:table-cell table:style-name="ce155"/>
          <table:table-cell table:style-name="ce186" table:formula="of:=SUM([.D24:.T24])" office:value-type="float" office:value="171" calcext:value-type="float">
            <text:p>171</text:p>
          </table:table-cell>
          <table:table-cell table:style-name="ce155" table:number-columns-repeated="2"/>
          <table:table-cell table:style-name="ce155" table:formula="of:=1.5*(INDIRECT(ADDRESS(3+3*[.$A24];5+COLUMN();1;;[.$C24])) +INDIRECT(ADDRESS(4+3*[.$A24];5+COLUMN();1;;[.$C24]))*NB_GR_TD +INDIRECT(ADDRESS(5+3*[.$A24];5+COLUMN();1;;[.$C24]))*NB_GR_TP)" office:value-type="string" office:string-value="" calcext:value-type="error">
            <text:p>#NAME?</text:p>
          </table:table-cell>
          <table:table-cell table:style-name="ce155" table:number-columns-repeated="999"/>
        </table:table-row>
        <table:table-row table:style-name="ro7">
          <table:table-cell table:style-name="ce187" table:formula="of:=INT(ROW()/2)-12" office:value-type="float" office:value="0" calcext:value-type="float">
            <text:p>0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4.5" calcext:value-type="float">
            <text:p>4,5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16.5" calcext:value-type="float">
            <text:p>16,5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15" calcext:value-type="float">
            <text:p>15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0" calcext:value-type="float">
            <text:p>0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0" calcext:value-type="float">
            <text:p>0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15" calcext:value-type="float">
            <text:p>15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15" calcext:value-type="float">
            <text:p>15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12" calcext:value-type="float">
            <text:p>12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0" calcext:value-type="float">
            <text:p>0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12" calcext:value-type="float">
            <text:p>12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16.5" calcext:value-type="float">
            <text:p>16,5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0" calcext:value-type="float">
            <text:p>0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0" calcext:value-type="float">
            <text:p>0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3" calcext:value-type="float">
            <text:p>3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15" calcext:value-type="float">
            <text:p>15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13.5" calcext:value-type="float">
            <text:p>13,5</text:p>
          </table:table-cell>
          <table:table-cell table:style-name="ce253" table:formula="of:=1.5*(INDIRECT(ADDRESS(3+3*[.$A25];3+COLUMN();1;;[.$C25])) +INDIRECT(ADDRESS(4+3*[.$A25];3+COLUMN();1;;[.$C25]))*NB_GR_TD +INDIRECT(ADDRESS(5+3*[.$A25];3+COLUMN();1;;[.$C25]))*NB_GR_TP)" office:value-type="float" office:value="0" calcext:value-type="float">
            <text:p>0</text:p>
          </table:table-cell>
          <table:table-cell table:style-name="ce253"/>
          <table:table-cell table:style-name="ce259"/>
          <table:table-cell table:style-name="ce259" table:formula="of:=SUM([.D25:.T25])" office:value-type="float" office:value="138" calcext:value-type="float">
            <text:p>138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1" calcext:value-type="float">
            <text:p>1</text:p>
          </table:table-cell>
          <table:table-cell table:style-name="ce77" table:formula="of:=INDIRECT(ADDRESS(INT(ROW()/2)-9;2;1;))" office:value-type="string" office:string-value="M1102" calcext:value-type="string">
            <text:p>M1102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1.5" calcext:value-type="float">
            <text:p>1,5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0" calcext:value-type="float">
            <text:p>0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0" calcext:value-type="float">
            <text:p>0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0" calcext:value-type="float">
            <text:p>0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0" calcext:value-type="float">
            <text:p>0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0" calcext:value-type="float">
            <text:p>0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0" calcext:value-type="float">
            <text:p>0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0" calcext:value-type="float">
            <text:p>0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0" calcext:value-type="float">
            <text:p>0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0" calcext:value-type="float">
            <text:p>0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0" calcext:value-type="float">
            <text:p>0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4.5" calcext:value-type="float">
            <text:p>4,5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16.5" calcext:value-type="float">
            <text:p>16,5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18" calcext:value-type="float">
            <text:p>18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18" calcext:value-type="float">
            <text:p>18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12" calcext:value-type="float">
            <text:p>12</text:p>
          </table:table-cell>
          <table:table-cell table:style-name="ce155" table:formula="of:=1.5*(INDIRECT(ADDRESS(3+3*[.$A26];3+COLUMN();1;;[.$C26])) +INDIRECT(ADDRESS(4+3*[.$A26];3+COLUMN();1;;[.$C26]))*NB_GR_TD +INDIRECT(ADDRESS(5+3*[.$A26];3+COLUMN();1;;[.$C26]))*NB_GR_TP)" office:value-type="float" office:value="12" calcext:value-type="float">
            <text:p>12</text:p>
          </table:table-cell>
          <table:table-cell table:style-name="ce155"/>
          <table:table-cell table:style-name="ce186" table:formula="of:=SUM([.D26:.T26])" office:value-type="float" office:value="82.5" calcext:value-type="float">
            <text:p>82,5</text:p>
          </table:table-cell>
          <table:table-cell table:style-name="ce155"/>
          <table:table-cell table:style-name="ce155" table:formula="of:=MOD(ROW();2)" office:value-type="float" office:value="0" calcext:value-type="float">
            <text:p>0</text:p>
          </table:table-cell>
          <table:table-cell table:style-name="ce155" table:number-columns-repeated="1000"/>
        </table:table-row>
        <table:table-row table:style-name="ro7">
          <table:table-cell table:style-name="ce187" table:formula="of:=INT(ROW()/2)-12" office:value-type="float" office:value="1" calcext:value-type="float">
            <text:p>1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3" calcext:value-type="float">
            <text:p>3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0" calcext:value-type="float">
            <text:p>0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0" calcext:value-type="float">
            <text:p>0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0" calcext:value-type="float">
            <text:p>0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0" calcext:value-type="float">
            <text:p>0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0" calcext:value-type="float">
            <text:p>0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0" calcext:value-type="float">
            <text:p>0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0" calcext:value-type="float">
            <text:p>0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0" calcext:value-type="float">
            <text:p>0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0" calcext:value-type="float">
            <text:p>0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0" calcext:value-type="float">
            <text:p>0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0" calcext:value-type="float">
            <text:p>0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0" calcext:value-type="float">
            <text:p>0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16.5" calcext:value-type="float">
            <text:p>16,5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16.5" calcext:value-type="float">
            <text:p>16,5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16.5" calcext:value-type="float">
            <text:p>16,5</text:p>
          </table:table-cell>
          <table:table-cell table:style-name="ce253" table:formula="of:=1.5*(INDIRECT(ADDRESS(3+3*[.$A27];3+COLUMN();1;;[.$C27])) +INDIRECT(ADDRESS(4+3*[.$A27];3+COLUMN();1;;[.$C27]))*NB_GR_TD +INDIRECT(ADDRESS(5+3*[.$A27];3+COLUMN();1;;[.$C27]))*NB_GR_TP)" office:value-type="float" office:value="18" calcext:value-type="float">
            <text:p>18</text:p>
          </table:table-cell>
          <table:table-cell table:style-name="ce253"/>
          <table:table-cell table:style-name="ce259"/>
          <table:table-cell table:style-name="ce259" table:formula="of:=SUM([.D27:.T27])" office:value-type="float" office:value="70.5" calcext:value-type="float">
            <text:p>70,5</text:p>
          </table:table-cell>
          <table:table-cell table:style-name="ce155" table:formula="of:=MOD(ROW();2)" office:value-type="float" office:value="1" calcext:value-type="float">
            <text:p>1</text:p>
          </table:table-cell>
          <table:table-cell table:style-name="ce253" table:number-columns-repeated="1000"/>
        </table:table-row>
        <table:table-row table:style-name="ro7">
          <table:table-cell table:style-name="ce187" table:formula="of:=INT(ROW()/2)-12" office:value-type="float" office:value="2" calcext:value-type="float">
            <text:p>2</text:p>
          </table:table-cell>
          <table:table-cell table:style-name="ce77" table:formula="of:=INDIRECT(ADDRESS(INT(ROW()/2)-9;2;1;))" office:value-type="string" office:string-value="M1103" calcext:value-type="string">
            <text:p>M1103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9" calcext:value-type="float">
            <text:p>9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19.5" calcext:value-type="float">
            <text:p>19,5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16.5" calcext:value-type="float">
            <text:p>16,5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18" calcext:value-type="float">
            <text:p>18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12" calcext:value-type="float">
            <text:p>12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1.5" calcext:value-type="float">
            <text:p>1,5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0" calcext:value-type="float">
            <text:p>0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0" calcext:value-type="float">
            <text:p>0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0" calcext:value-type="float">
            <text:p>0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0" calcext:value-type="float">
            <text:p>0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0" calcext:value-type="float">
            <text:p>0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0" calcext:value-type="float">
            <text:p>0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0" calcext:value-type="float">
            <text:p>0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0" calcext:value-type="float">
            <text:p>0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0" calcext:value-type="float">
            <text:p>0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0" calcext:value-type="float">
            <text:p>0</text:p>
          </table:table-cell>
          <table:table-cell table:style-name="ce155" table:formula="of:=1.5*(INDIRECT(ADDRESS(3+3*[.$A28];3+COLUMN();1;;[.$C28])) +INDIRECT(ADDRESS(4+3*[.$A28];3+COLUMN();1;;[.$C28]))*NB_GR_TD +INDIRECT(ADDRESS(5+3*[.$A28];3+COLUMN();1;;[.$C28]))*NB_GR_TP)" office:value-type="float" office:value="0" calcext:value-type="float">
            <text:p>0</text:p>
          </table:table-cell>
          <table:table-cell table:style-name="ce155"/>
          <table:table-cell table:style-name="ce186" table:formula="of:=SUM([.D28:.T28])" office:value-type="float" office:value="76.5" calcext:value-type="float">
            <text:p>76,5</text:p>
          </table:table-cell>
          <table:table-cell table:style-name="ce155"/>
          <table:table-cell table:style-name="ce155" table:formula="of:=MOD(ROW();2)" office:value-type="float" office:value="0" calcext:value-type="float">
            <text:p>0</text:p>
          </table:table-cell>
          <table:table-cell table:style-name="ce155" table:number-columns-repeated="1000"/>
        </table:table-row>
        <table:table-row table:style-name="ro7">
          <table:table-cell table:style-name="ce187" table:formula="of:=INT(ROW()/2)-12" office:value-type="float" office:value="2" calcext:value-type="float">
            <text:p>2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9" calcext:value-type="float">
            <text:p>9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16.5" calcext:value-type="float">
            <text:p>16,5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15" calcext:value-type="float">
            <text:p>15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0" calcext:value-type="float">
            <text:p>0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0" calcext:value-type="float">
            <text:p>0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0" calcext:value-type="float">
            <text:p>0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3" calcext:value-type="float">
            <text:p>3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13.5" calcext:value-type="float">
            <text:p>13,5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0" calcext:value-type="float">
            <text:p>0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0" calcext:value-type="float">
            <text:p>0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0" calcext:value-type="float">
            <text:p>0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0" calcext:value-type="float">
            <text:p>0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0" calcext:value-type="float">
            <text:p>0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0" calcext:value-type="float">
            <text:p>0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0" calcext:value-type="float">
            <text:p>0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0" calcext:value-type="float">
            <text:p>0</text:p>
          </table:table-cell>
          <table:table-cell table:style-name="ce253" table:formula="of:=1.5*(INDIRECT(ADDRESS(3+3*[.$A29];3+COLUMN();1;;[.$C29])) +INDIRECT(ADDRESS(4+3*[.$A29];3+COLUMN();1;;[.$C29]))*NB_GR_TD +INDIRECT(ADDRESS(5+3*[.$A29];3+COLUMN();1;;[.$C29]))*NB_GR_TP)" office:value-type="float" office:value="0" calcext:value-type="float">
            <text:p>0</text:p>
          </table:table-cell>
          <table:table-cell table:style-name="ce253"/>
          <table:table-cell table:style-name="ce259"/>
          <table:table-cell table:style-name="ce259" table:formula="of:=SUM([.D29:.T29])" office:value-type="float" office:value="57" calcext:value-type="float">
            <text:p>57</text:p>
          </table:table-cell>
          <table:table-cell table:style-name="ce155" table:formula="of:=MOD(ROW();2)" office:value-type="float" office:value="1" calcext:value-type="float">
            <text:p>1</text:p>
          </table:table-cell>
          <table:table-cell table:style-name="ce253" table:number-columns-repeated="1000"/>
        </table:table-row>
        <table:table-row table:style-name="ro7">
          <table:table-cell table:style-name="ce187" table:formula="of:=INT(ROW()/2)-12" office:value-type="float" office:value="3" calcext:value-type="float">
            <text:p>3</text:p>
          </table:table-cell>
          <table:table-cell table:style-name="ce77" table:formula="of:=INDIRECT(ADDRESS(INT(ROW()/2)-9;2;1;))" office:value-type="string" office:string-value="M1104" calcext:value-type="string">
            <text:p>M1104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0" calcext:value-type="float">
            <text:p>0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0" calcext:value-type="float">
            <text:p>0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0" calcext:value-type="float">
            <text:p>0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0" calcext:value-type="float">
            <text:p>0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3" calcext:value-type="float">
            <text:p>3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4.5" calcext:value-type="float">
            <text:p>4,5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4.5" calcext:value-type="float">
            <text:p>4,5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16.5" calcext:value-type="float">
            <text:p>16,5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4.5" calcext:value-type="float">
            <text:p>4,5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18" calcext:value-type="float">
            <text:p>18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13.5" calcext:value-type="float">
            <text:p>13,5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0" calcext:value-type="float">
            <text:p>0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0" calcext:value-type="float">
            <text:p>0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0" calcext:value-type="float">
            <text:p>0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0" calcext:value-type="float">
            <text:p>0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0" calcext:value-type="float">
            <text:p>0</text:p>
          </table:table-cell>
          <table:table-cell table:style-name="ce155" table:formula="of:=1.5*(INDIRECT(ADDRESS(3+3*[.$A30];3+COLUMN();1;;[.$C30])) +INDIRECT(ADDRESS(4+3*[.$A30];3+COLUMN();1;;[.$C30]))*NB_GR_TD +INDIRECT(ADDRESS(5+3*[.$A30];3+COLUMN();1;;[.$C30]))*NB_GR_TP)" office:value-type="float" office:value="0" calcext:value-type="float">
            <text:p>0</text:p>
          </table:table-cell>
          <table:table-cell table:style-name="ce155"/>
          <table:table-cell table:style-name="ce186" table:formula="of:=SUM([.D30:.T30])" office:value-type="float" office:value="64.5" calcext:value-type="float">
            <text:p>64,5</text:p>
          </table:table-cell>
          <table:table-cell table:style-name="ce155" table:number-columns-repeated="1002"/>
        </table:table-row>
        <table:table-row table:style-name="ro7">
          <table:table-cell table:style-name="ce187" table:formula="of:=INT(ROW()/2)-12" office:value-type="float" office:value="3" calcext:value-type="float">
            <text:p>3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0" calcext:value-type="float">
            <text:p>0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0" calcext:value-type="float">
            <text:p>0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0" calcext:value-type="float">
            <text:p>0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0" calcext:value-type="float">
            <text:p>0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0" calcext:value-type="float">
            <text:p>0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0" calcext:value-type="float">
            <text:p>0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9" calcext:value-type="float">
            <text:p>9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13.5" calcext:value-type="float">
            <text:p>13,5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0" calcext:value-type="float">
            <text:p>0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4.5" calcext:value-type="float">
            <text:p>4,5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16.5" calcext:value-type="float">
            <text:p>16,5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0" calcext:value-type="float">
            <text:p>0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0" calcext:value-type="float">
            <text:p>0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16.5" calcext:value-type="float">
            <text:p>16,5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0" calcext:value-type="float">
            <text:p>0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0" calcext:value-type="float">
            <text:p>0</text:p>
          </table:table-cell>
          <table:table-cell table:style-name="ce253" table:formula="of:=1.5*(INDIRECT(ADDRESS(3+3*[.$A31];3+COLUMN();1;;[.$C31])) +INDIRECT(ADDRESS(4+3*[.$A31];3+COLUMN();1;;[.$C31]))*NB_GR_TD +INDIRECT(ADDRESS(5+3*[.$A31];3+COLUMN();1;;[.$C31]))*NB_GR_TP)" office:value-type="float" office:value="0" calcext:value-type="float">
            <text:p>0</text:p>
          </table:table-cell>
          <table:table-cell table:style-name="ce253"/>
          <table:table-cell table:style-name="ce259"/>
          <table:table-cell table:style-name="ce259" table:formula="of:=SUM([.D31:.T31])" office:value-type="float" office:value="60" calcext:value-type="float">
            <text:p>60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4" calcext:value-type="float">
            <text:p>4</text:p>
          </table:table-cell>
          <table:table-cell table:style-name="ce77" table:formula="of:=INDIRECT(ADDRESS(INT(ROW()/2)-9;2;1;))" office:value-type="string" office:string-value="M1105" calcext:value-type="string">
            <text:p>M1105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0" calcext:value-type="float">
            <text:p>0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0" calcext:value-type="float">
            <text:p>0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0" calcext:value-type="float">
            <text:p>0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0" calcext:value-type="float">
            <text:p>0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0" calcext:value-type="float">
            <text:p>0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4.5" calcext:value-type="float">
            <text:p>4,5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16.5" calcext:value-type="float">
            <text:p>16,5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16.5" calcext:value-type="float">
            <text:p>16,5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12" calcext:value-type="float">
            <text:p>12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15" calcext:value-type="float">
            <text:p>15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12" calcext:value-type="float">
            <text:p>12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12" calcext:value-type="float">
            <text:p>12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1.5" calcext:value-type="float">
            <text:p>1,5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0" calcext:value-type="float">
            <text:p>0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0" calcext:value-type="float">
            <text:p>0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0" calcext:value-type="float">
            <text:p>0</text:p>
          </table:table-cell>
          <table:table-cell table:style-name="ce155" table:formula="of:=1.5*(INDIRECT(ADDRESS(3+3*[.$A32];3+COLUMN();1;;[.$C32])) +INDIRECT(ADDRESS(4+3*[.$A32];3+COLUMN();1;;[.$C32]))*NB_GR_TD +INDIRECT(ADDRESS(5+3*[.$A32];3+COLUMN();1;;[.$C32]))*NB_GR_TP)" office:value-type="float" office:value="0" calcext:value-type="float">
            <text:p>0</text:p>
          </table:table-cell>
          <table:table-cell table:style-name="ce155"/>
          <table:table-cell table:style-name="ce186" table:formula="of:=SUM([.D32:.T32])" office:value-type="float" office:value="90" calcext:value-type="float">
            <text:p>90</text:p>
          </table:table-cell>
          <table:table-cell table:style-name="ce155" table:number-columns-repeated="1002"/>
        </table:table-row>
        <table:table-row table:style-name="ro7">
          <table:table-cell table:style-name="ce187" table:formula="of:=INT(ROW()/2)-12" office:value-type="float" office:value="4" calcext:value-type="float">
            <text:p>4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0" calcext:value-type="float">
            <text:p>0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0" calcext:value-type="float">
            <text:p>0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0" calcext:value-type="float">
            <text:p>0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0" calcext:value-type="float">
            <text:p>0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0" calcext:value-type="float">
            <text:p>0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0" calcext:value-type="float">
            <text:p>0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0" calcext:value-type="float">
            <text:p>0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4.5" calcext:value-type="float">
            <text:p>4,5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0" calcext:value-type="float">
            <text:p>0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4.5" calcext:value-type="float">
            <text:p>4,5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12" calcext:value-type="float">
            <text:p>12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0" calcext:value-type="float">
            <text:p>0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0" calcext:value-type="float">
            <text:p>0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15" calcext:value-type="float">
            <text:p>15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12" calcext:value-type="float">
            <text:p>12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12" calcext:value-type="float">
            <text:p>12</text:p>
          </table:table-cell>
          <table:table-cell table:style-name="ce253" table:formula="of:=1.5*(INDIRECT(ADDRESS(3+3*[.$A33];3+COLUMN();1;;[.$C33])) +INDIRECT(ADDRESS(4+3*[.$A33];3+COLUMN();1;;[.$C33]))*NB_GR_TD +INDIRECT(ADDRESS(5+3*[.$A33];3+COLUMN();1;;[.$C33]))*NB_GR_TP)" office:value-type="float" office:value="13.5" calcext:value-type="float">
            <text:p>13,5</text:p>
          </table:table-cell>
          <table:table-cell table:style-name="ce253"/>
          <table:table-cell table:style-name="ce259"/>
          <table:table-cell table:style-name="ce259" table:formula="of:=SUM([.D33:.T33])" office:value-type="float" office:value="73.5" calcext:value-type="float">
            <text:p>73,5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5" calcext:value-type="float">
            <text:p>5</text:p>
          </table:table-cell>
          <table:table-cell table:style-name="ce77" table:formula="of:=INDIRECT(ADDRESS(INT(ROW()/2)-9;2;1;))" office:value-type="string" office:string-value="M1106" calcext:value-type="string">
            <text:p>M1106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0" calcext:value-type="float">
            <text:p>0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0" calcext:value-type="float">
            <text:p>0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0" calcext:value-type="float">
            <text:p>0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0" calcext:value-type="float">
            <text:p>0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0" calcext:value-type="float">
            <text:p>0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0" calcext:value-type="float">
            <text:p>0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0" calcext:value-type="float">
            <text:p>0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0" calcext:value-type="float">
            <text:p>0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4.5" calcext:value-type="float">
            <text:p>4,5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15" calcext:value-type="float">
            <text:p>15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12" calcext:value-type="float">
            <text:p>12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12" calcext:value-type="float">
            <text:p>12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12" calcext:value-type="float">
            <text:p>12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12" calcext:value-type="float">
            <text:p>12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12" calcext:value-type="float">
            <text:p>12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12" calcext:value-type="float">
            <text:p>12</text:p>
          </table:table-cell>
          <table:table-cell table:style-name="ce155" table:formula="of:=1.5*(INDIRECT(ADDRESS(3+3*[.$A34];3+COLUMN();1;;[.$C34])) +INDIRECT(ADDRESS(4+3*[.$A34];3+COLUMN();1;;[.$C34]))*NB_GR_TD +INDIRECT(ADDRESS(5+3*[.$A34];3+COLUMN();1;;[.$C34]))*NB_GR_TP)" office:value-type="float" office:value="13.5" calcext:value-type="float">
            <text:p>13,5</text:p>
          </table:table-cell>
          <table:table-cell table:style-name="ce155"/>
          <table:table-cell table:style-name="ce186" table:formula="of:=SUM([.D34:.T34])" office:value-type="float" office:value="105" calcext:value-type="float">
            <text:p>105</text:p>
          </table:table-cell>
          <table:table-cell table:style-name="ce155" table:number-columns-repeated="1002"/>
        </table:table-row>
        <table:table-row table:style-name="ro7">
          <table:table-cell table:style-name="ce187" table:formula="of:=INT(ROW()/2)-12" office:value-type="float" office:value="5" calcext:value-type="float">
            <text:p>5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0" calcext:value-type="float">
            <text:p>0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0" calcext:value-type="float">
            <text:p>0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0" calcext:value-type="float">
            <text:p>0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0" calcext:value-type="float">
            <text:p>0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0" calcext:value-type="float">
            <text:p>0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0" calcext:value-type="float">
            <text:p>0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0" calcext:value-type="float">
            <text:p>0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0" calcext:value-type="float">
            <text:p>0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0" calcext:value-type="float">
            <text:p>0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13.5" calcext:value-type="float">
            <text:p>13,5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15" calcext:value-type="float">
            <text:p>15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0" calcext:value-type="float">
            <text:p>0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0" calcext:value-type="float">
            <text:p>0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15" calcext:value-type="float">
            <text:p>15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12" calcext:value-type="float">
            <text:p>12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15" calcext:value-type="float">
            <text:p>15</text:p>
          </table:table-cell>
          <table:table-cell table:style-name="ce253" table:formula="of:=1.5*(INDIRECT(ADDRESS(3+3*[.$A35];3+COLUMN();1;;[.$C35])) +INDIRECT(ADDRESS(4+3*[.$A35];3+COLUMN();1;;[.$C35]))*NB_GR_TD +INDIRECT(ADDRESS(5+3*[.$A35];3+COLUMN();1;;[.$C35]))*NB_GR_TP)" office:value-type="float" office:value="13.5" calcext:value-type="float">
            <text:p>13,5</text:p>
          </table:table-cell>
          <table:table-cell table:style-name="ce253"/>
          <table:table-cell table:style-name="ce259"/>
          <table:table-cell table:style-name="ce259" table:formula="of:=SUM([.D35:.T35])" office:value-type="float" office:value="84" calcext:value-type="float">
            <text:p>84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6" calcext:value-type="float">
            <text:p>6</text:p>
          </table:table-cell>
          <table:table-cell table:style-name="ce77" table:formula="of:=INDIRECT(ADDRESS(INT(ROW()/2)-9;2;1;))" office:value-type="string" office:string-value="M1107" calcext:value-type="string">
            <text:p>M1107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0" calcext:value-type="float">
            <text:p>0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0" calcext:value-type="float">
            <text:p>0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0" calcext:value-type="float">
            <text:p>0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0" calcext:value-type="float">
            <text:p>0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4.5" calcext:value-type="float">
            <text:p>4,5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6" calcext:value-type="float">
            <text:p>6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15" calcext:value-type="float">
            <text:p>15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16.5" calcext:value-type="float">
            <text:p>16,5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15" calcext:value-type="float">
            <text:p>15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15" calcext:value-type="float">
            <text:p>15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15" calcext:value-type="float">
            <text:p>15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1.5" calcext:value-type="float">
            <text:p>1,5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0" calcext:value-type="float">
            <text:p>0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0" calcext:value-type="float">
            <text:p>0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0" calcext:value-type="float">
            <text:p>0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0" calcext:value-type="float">
            <text:p>0</text:p>
          </table:table-cell>
          <table:table-cell table:style-name="ce155" table:formula="of:=1.5*(INDIRECT(ADDRESS(3+3*[.$A36];3+COLUMN();1;;[.$C36])) +INDIRECT(ADDRESS(4+3*[.$A36];3+COLUMN();1;;[.$C36]))*NB_GR_TD +INDIRECT(ADDRESS(5+3*[.$A36];3+COLUMN();1;;[.$C36]))*NB_GR_TP)" office:value-type="float" office:value="0" calcext:value-type="float">
            <text:p>0</text:p>
          </table:table-cell>
          <table:table-cell table:style-name="ce155"/>
          <table:table-cell table:style-name="ce186" table:formula="of:=SUM([.D36:.T36])" office:value-type="float" office:value="88.5" calcext:value-type="float">
            <text:p>88,5</text:p>
          </table:table-cell>
          <table:table-cell table:style-name="ce155" table:number-columns-repeated="1002"/>
        </table:table-row>
        <table:table-row table:style-name="ro7">
          <table:table-cell table:style-name="ce187" table:formula="of:=INT(ROW()/2)-12" office:value-type="float" office:value="6" calcext:value-type="float">
            <text:p>6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0" calcext:value-type="float">
            <text:p>0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0" calcext:value-type="float">
            <text:p>0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4.5" calcext:value-type="float">
            <text:p>4,5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0" calcext:value-type="float">
            <text:p>0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0" calcext:value-type="float">
            <text:p>0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4.5" calcext:value-type="float">
            <text:p>4,5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4.5" calcext:value-type="float">
            <text:p>4,5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27" calcext:value-type="float">
            <text:p>27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0" calcext:value-type="float">
            <text:p>0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4.5" calcext:value-type="float">
            <text:p>4,5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18" calcext:value-type="float">
            <text:p>18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0" calcext:value-type="float">
            <text:p>0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0" calcext:value-type="float">
            <text:p>0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0" calcext:value-type="float">
            <text:p>0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0" calcext:value-type="float">
            <text:p>0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0" calcext:value-type="float">
            <text:p>0</text:p>
          </table:table-cell>
          <table:table-cell table:style-name="ce253" table:formula="of:=1.5*(INDIRECT(ADDRESS(3+3*[.$A37];3+COLUMN();1;;[.$C37])) +INDIRECT(ADDRESS(4+3*[.$A37];3+COLUMN();1;;[.$C37]))*NB_GR_TD +INDIRECT(ADDRESS(5+3*[.$A37];3+COLUMN();1;;[.$C37]))*NB_GR_TP)" office:value-type="float" office:value="0" calcext:value-type="float">
            <text:p>0</text:p>
          </table:table-cell>
          <table:table-cell table:style-name="ce253"/>
          <table:table-cell table:style-name="ce259"/>
          <table:table-cell table:style-name="ce259" table:formula="of:=SUM([.D37:.T37])" office:value-type="float" office:value="63" calcext:value-type="float">
            <text:p>63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7" calcext:value-type="float">
            <text:p>7</text:p>
          </table:table-cell>
          <table:table-cell table:style-name="ce77" table:formula="of:=INDIRECT(ADDRESS(INT(ROW()/2)-9;2;1;))" office:value-type="string" office:string-value="M1108" calcext:value-type="string">
            <text:p>M1108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0" calcext:value-type="float">
            <text:p>0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0" calcext:value-type="float">
            <text:p>0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0" calcext:value-type="float">
            <text:p>0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0" calcext:value-type="float">
            <text:p>0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0" calcext:value-type="float">
            <text:p>0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0" calcext:value-type="float">
            <text:p>0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0" calcext:value-type="float">
            <text:p>0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0" calcext:value-type="float">
            <text:p>0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0" calcext:value-type="float">
            <text:p>0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0" calcext:value-type="float">
            <text:p>0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0" calcext:value-type="float">
            <text:p>0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16.5" calcext:value-type="float">
            <text:p>16,5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15" calcext:value-type="float">
            <text:p>15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19.5" calcext:value-type="float">
            <text:p>19,5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15" calcext:value-type="float">
            <text:p>15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15" calcext:value-type="float">
            <text:p>15</text:p>
          </table:table-cell>
          <table:table-cell table:style-name="ce155" table:formula="of:=1.5*(INDIRECT(ADDRESS(3+3*[.$A38];3+COLUMN();1;;[.$C38])) +INDIRECT(ADDRESS(4+3*[.$A38];3+COLUMN();1;;[.$C38]))*NB_GR_TD +INDIRECT(ADDRESS(5+3*[.$A38];3+COLUMN();1;;[.$C38]))*NB_GR_TP)" office:value-type="float" office:value="7.5" calcext:value-type="float">
            <text:p>7,5</text:p>
          </table:table-cell>
          <table:table-cell table:style-name="ce155"/>
          <table:table-cell table:style-name="ce186" table:formula="of:=SUM([.D38:.T38])" office:value-type="float" office:value="88.5" calcext:value-type="float">
            <text:p>88,5</text:p>
          </table:table-cell>
          <table:table-cell table:style-name="ce155" table:number-columns-repeated="1002"/>
        </table:table-row>
        <table:table-row table:style-name="ro7">
          <table:table-cell table:style-name="ce187" table:formula="of:=INT(ROW()/2)-12" office:value-type="float" office:value="7" calcext:value-type="float">
            <text:p>7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0" calcext:value-type="float">
            <text:p>0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0" calcext:value-type="float">
            <text:p>0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0" calcext:value-type="float">
            <text:p>0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0" calcext:value-type="float">
            <text:p>0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0" calcext:value-type="float">
            <text:p>0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0" calcext:value-type="float">
            <text:p>0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0" calcext:value-type="float">
            <text:p>0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0" calcext:value-type="float">
            <text:p>0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0" calcext:value-type="float">
            <text:p>0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0" calcext:value-type="float">
            <text:p>0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0" calcext:value-type="float">
            <text:p>0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0" calcext:value-type="float">
            <text:p>0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0" calcext:value-type="float">
            <text:p>0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16.5" calcext:value-type="float">
            <text:p>16,5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16.5" calcext:value-type="float">
            <text:p>16,5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18" calcext:value-type="float">
            <text:p>18</text:p>
          </table:table-cell>
          <table:table-cell table:style-name="ce253" table:formula="of:=1.5*(INDIRECT(ADDRESS(3+3*[.$A39];3+COLUMN();1;;[.$C39])) +INDIRECT(ADDRESS(4+3*[.$A39];3+COLUMN();1;;[.$C39]))*NB_GR_TD +INDIRECT(ADDRESS(5+3*[.$A39];3+COLUMN();1;;[.$C39]))*NB_GR_TP)" office:value-type="float" office:value="19.5" calcext:value-type="float">
            <text:p>19,5</text:p>
          </table:table-cell>
          <table:table-cell table:style-name="ce253"/>
          <table:table-cell table:style-name="ce259"/>
          <table:table-cell table:style-name="ce259" table:formula="of:=SUM([.D39:.T39])" office:value-type="float" office:value="70.5" calcext:value-type="float">
            <text:p>70,5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8" calcext:value-type="float">
            <text:p>8</text:p>
          </table:table-cell>
          <table:table-cell table:style-name="ce77" table:formula="of:=INDIRECT(ADDRESS(INT(ROW()/2)-9;2;1;))" office:value-type="string" office:string-value="M1109" calcext:value-type="string">
            <text:p>M1109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0" calcext:value-type="float">
            <text:p>0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0" calcext:value-type="float">
            <text:p>0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0" calcext:value-type="float">
            <text:p>0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0" calcext:value-type="float">
            <text:p>0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15" calcext:value-type="float">
            <text:p>15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12" calcext:value-type="float">
            <text:p>12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3" calcext:value-type="float">
            <text:p>3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12" calcext:value-type="float">
            <text:p>12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3" calcext:value-type="float">
            <text:p>3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12" calcext:value-type="float">
            <text:p>12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3" calcext:value-type="float">
            <text:p>3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12" calcext:value-type="float">
            <text:p>12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3" calcext:value-type="float">
            <text:p>3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12" calcext:value-type="float">
            <text:p>12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3" calcext:value-type="float">
            <text:p>3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12" calcext:value-type="float">
            <text:p>12</text:p>
          </table:table-cell>
          <table:table-cell table:style-name="ce155" table:formula="of:=1.5*(INDIRECT(ADDRESS(3+3*[.$A40];3+COLUMN();1;;[.$C40])) +INDIRECT(ADDRESS(4+3*[.$A40];3+COLUMN();1;;[.$C40]))*NB_GR_TD +INDIRECT(ADDRESS(5+3*[.$A40];3+COLUMN();1;;[.$C40]))*NB_GR_TP)" office:value-type="float" office:value="0" calcext:value-type="float">
            <text:p>0</text:p>
          </table:table-cell>
          <table:table-cell table:style-name="ce155"/>
          <table:table-cell table:style-name="ce186" table:formula="of:=SUM([.D40:.T40])" office:value-type="float" office:value="102" calcext:value-type="float">
            <text:p>102</text:p>
          </table:table-cell>
          <table:table-cell table:style-name="ce155" table:number-columns-repeated="1002"/>
        </table:table-row>
        <table:table-row table:style-name="ro7">
          <table:table-cell table:style-name="ce187" table:formula="of:=INT(ROW()/2)-12" office:value-type="float" office:value="8" calcext:value-type="float">
            <text:p>8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0" calcext:value-type="float">
            <text:p>0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0" calcext:value-type="float">
            <text:p>0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0" calcext:value-type="float">
            <text:p>0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0" calcext:value-type="float">
            <text:p>0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0" calcext:value-type="float">
            <text:p>0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0" calcext:value-type="float">
            <text:p>0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3" calcext:value-type="float">
            <text:p>3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12" calcext:value-type="float">
            <text:p>12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0" calcext:value-type="float">
            <text:p>0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15" calcext:value-type="float">
            <text:p>15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12" calcext:value-type="float">
            <text:p>12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0" calcext:value-type="float">
            <text:p>0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0" calcext:value-type="float">
            <text:p>0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3" calcext:value-type="float">
            <text:p>3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12" calcext:value-type="float">
            <text:p>12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3" calcext:value-type="float">
            <text:p>3</text:p>
          </table:table-cell>
          <table:table-cell table:style-name="ce253" table:formula="of:=1.5*(INDIRECT(ADDRESS(3+3*[.$A41];3+COLUMN();1;;[.$C41])) +INDIRECT(ADDRESS(4+3*[.$A41];3+COLUMN();1;;[.$C41]))*NB_GR_TD +INDIRECT(ADDRESS(5+3*[.$A41];3+COLUMN();1;;[.$C41]))*NB_GR_TP)" office:value-type="float" office:value="12" calcext:value-type="float">
            <text:p>12</text:p>
          </table:table-cell>
          <table:table-cell table:style-name="ce253"/>
          <table:table-cell table:style-name="ce259"/>
          <table:table-cell table:style-name="ce259" table:formula="of:=SUM([.D41:.T41])" office:value-type="float" office:value="72" calcext:value-type="float">
            <text:p>72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9" calcext:value-type="float">
            <text:p>9</text:p>
          </table:table-cell>
          <table:table-cell table:style-name="ce77" table:formula="of:=INDIRECT(ADDRESS(INT(ROW()/2)-9;2;1;))" office:value-type="string" office:string-value="M1201" calcext:value-type="string">
            <text:p>M1201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9" calcext:value-type="float">
            <text:p>9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6" calcext:value-type="float">
            <text:p>6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6" calcext:value-type="float">
            <text:p>6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9" calcext:value-type="float">
            <text:p>9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6" calcext:value-type="float">
            <text:p>6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6" calcext:value-type="float">
            <text:p>6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6" calcext:value-type="float">
            <text:p>6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9" calcext:value-type="float">
            <text:p>9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0" calcext:value-type="float">
            <text:p>0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6" calcext:value-type="float">
            <text:p>6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6" calcext:value-type="float">
            <text:p>6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3" calcext:value-type="float">
            <text:p>3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6" calcext:value-type="float">
            <text:p>6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9" calcext:value-type="float">
            <text:p>9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6" calcext:value-type="float">
            <text:p>6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3" calcext:value-type="float">
            <text:p>3</text:p>
          </table:table-cell>
          <table:table-cell table:style-name="ce155" table:formula="of:=1.5*(INDIRECT(ADDRESS(3+3*[.$A42];3+COLUMN();1;;[.$C42])) +INDIRECT(ADDRESS(4+3*[.$A42];3+COLUMN();1;;[.$C42]))*NB_GR_TD +INDIRECT(ADDRESS(5+3*[.$A42];3+COLUMN();1;;[.$C42]))*NB_GR_TP)" office:value-type="float" office:value="6" calcext:value-type="float">
            <text:p>6</text:p>
          </table:table-cell>
          <table:table-cell table:style-name="ce155"/>
          <table:table-cell table:style-name="ce186" table:formula="of:=SUM([.D42:.T42])" office:value-type="float" office:value="102" calcext:value-type="float">
            <text:p>102</text:p>
          </table:table-cell>
          <table:table-cell table:style-name="ce155" table:number-columns-repeated="1002"/>
        </table:table-row>
        <table:table-row table:style-name="ro7">
          <table:table-cell table:style-name="ce187" table:formula="of:=INT(ROW()/2)-12" office:value-type="float" office:value="9" calcext:value-type="float">
            <text:p>9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9" calcext:value-type="float">
            <text:p>9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6" calcext:value-type="float">
            <text:p>6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9" calcext:value-type="float">
            <text:p>9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0" calcext:value-type="float">
            <text:p>0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0" calcext:value-type="float">
            <text:p>0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0" calcext:value-type="float">
            <text:p>0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3" calcext:value-type="float">
            <text:p>3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6" calcext:value-type="float">
            <text:p>6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0" calcext:value-type="float">
            <text:p>0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9" calcext:value-type="float">
            <text:p>9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6" calcext:value-type="float">
            <text:p>6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0" calcext:value-type="float">
            <text:p>0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0" calcext:value-type="float">
            <text:p>0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6" calcext:value-type="float">
            <text:p>6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6" calcext:value-type="float">
            <text:p>6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9" calcext:value-type="float">
            <text:p>9</text:p>
          </table:table-cell>
          <table:table-cell table:style-name="ce253" table:formula="of:=1.5*(INDIRECT(ADDRESS(3+3*[.$A43];3+COLUMN();1;;[.$C43])) +INDIRECT(ADDRESS(4+3*[.$A43];3+COLUMN();1;;[.$C43]))*NB_GR_TD +INDIRECT(ADDRESS(5+3*[.$A43];3+COLUMN();1;;[.$C43]))*NB_GR_TP)" office:value-type="float" office:value="6" calcext:value-type="float">
            <text:p>6</text:p>
          </table:table-cell>
          <table:table-cell table:style-name="ce253"/>
          <table:table-cell table:style-name="ce259"/>
          <table:table-cell table:style-name="ce259" table:formula="of:=SUM([.D43:.T43])" office:value-type="float" office:value="75" calcext:value-type="float">
            <text:p>75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10" calcext:value-type="float">
            <text:p>10</text:p>
          </table:table-cell>
          <table:table-cell table:style-name="ce77" table:formula="of:=INDIRECT(ADDRESS(INT(ROW()/2)-9;2;1;))" office:value-type="string" office:string-value="M1202" calcext:value-type="string">
            <text:p>M1202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3" calcext:value-type="float">
            <text:p>3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6" calcext:value-type="float">
            <text:p>6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3" calcext:value-type="float">
            <text:p>3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6" calcext:value-type="float">
            <text:p>6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6" calcext:value-type="float">
            <text:p>6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6" calcext:value-type="float">
            <text:p>6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6" calcext:value-type="float">
            <text:p>6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6" calcext:value-type="float">
            <text:p>6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0" calcext:value-type="float">
            <text:p>0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6" calcext:value-type="float">
            <text:p>6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0" calcext:value-type="float">
            <text:p>0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6" calcext:value-type="float">
            <text:p>6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0" calcext:value-type="float">
            <text:p>0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0" calcext:value-type="float">
            <text:p>0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0" calcext:value-type="float">
            <text:p>0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0" calcext:value-type="float">
            <text:p>0</text:p>
          </table:table-cell>
          <table:table-cell table:style-name="ce155" table:formula="of:=1.5*(INDIRECT(ADDRESS(3+3*[.$A44];3+COLUMN();1;;[.$C44])) +INDIRECT(ADDRESS(4+3*[.$A44];3+COLUMN();1;;[.$C44]))*NB_GR_TD +INDIRECT(ADDRESS(5+3*[.$A44];3+COLUMN();1;;[.$C44]))*NB_GR_TP)" office:value-type="float" office:value="0" calcext:value-type="float">
            <text:p>0</text:p>
          </table:table-cell>
          <table:table-cell table:style-name="ce155"/>
          <table:table-cell table:style-name="ce186" table:formula="of:=SUM([.D44:.T44])" office:value-type="float" office:value="54" calcext:value-type="float">
            <text:p>54</text:p>
          </table:table-cell>
          <table:table-cell table:style-name="ce155" table:number-columns-repeated="1002"/>
        </table:table-row>
        <table:table-row table:style-name="ro7">
          <table:table-cell table:style-name="ce187" table:formula="of:=INT(ROW()/2)-12" office:value-type="float" office:value="10" calcext:value-type="float">
            <text:p>10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3" calcext:value-type="float">
            <text:p>3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6" calcext:value-type="float">
            <text:p>6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6" calcext:value-type="float">
            <text:p>6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0" calcext:value-type="float">
            <text:p>0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0" calcext:value-type="float">
            <text:p>0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0" calcext:value-type="float">
            <text:p>0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6" calcext:value-type="float">
            <text:p>6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6" calcext:value-type="float">
            <text:p>6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0" calcext:value-type="float">
            <text:p>0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3" calcext:value-type="float">
            <text:p>3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6" calcext:value-type="float">
            <text:p>6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0" calcext:value-type="float">
            <text:p>0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0" calcext:value-type="float">
            <text:p>0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0" calcext:value-type="float">
            <text:p>0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0" calcext:value-type="float">
            <text:p>0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0" calcext:value-type="float">
            <text:p>0</text:p>
          </table:table-cell>
          <table:table-cell table:style-name="ce253" table:formula="of:=1.5*(INDIRECT(ADDRESS(3+3*[.$A45];3+COLUMN();1;;[.$C45])) +INDIRECT(ADDRESS(4+3*[.$A45];3+COLUMN();1;;[.$C45]))*NB_GR_TD +INDIRECT(ADDRESS(5+3*[.$A45];3+COLUMN();1;;[.$C45]))*NB_GR_TP)" office:value-type="float" office:value="0" calcext:value-type="float">
            <text:p>0</text:p>
          </table:table-cell>
          <table:table-cell table:style-name="ce253"/>
          <table:table-cell table:style-name="ce259"/>
          <table:table-cell table:style-name="ce259" table:formula="of:=SUM([.D45:.T45])" office:value-type="float" office:value="36" calcext:value-type="float">
            <text:p>36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11" calcext:value-type="float">
            <text:p>11</text:p>
          </table:table-cell>
          <table:table-cell table:style-name="ce77" table:formula="of:=INDIRECT(ADDRESS(INT(ROW()/2)-9;2;1;))" office:value-type="string" office:string-value="M1203" calcext:value-type="string">
            <text:p>M1203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7.5" calcext:value-type="float">
            <text:p>7,5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6" calcext:value-type="float">
            <text:p>6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13.5" calcext:value-type="float">
            <text:p>13,5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12" calcext:value-type="float">
            <text:p>12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12" calcext:value-type="float">
            <text:p>12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12" calcext:value-type="float">
            <text:p>12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1.5" calcext:value-type="float">
            <text:p>1,5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0" calcext:value-type="float">
            <text:p>0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0" calcext:value-type="float">
            <text:p>0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0" calcext:value-type="float">
            <text:p>0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0" calcext:value-type="float">
            <text:p>0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0" calcext:value-type="float">
            <text:p>0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0" calcext:value-type="float">
            <text:p>0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0" calcext:value-type="float">
            <text:p>0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0" calcext:value-type="float">
            <text:p>0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0" calcext:value-type="float">
            <text:p>0</text:p>
          </table:table-cell>
          <table:table-cell table:style-name="ce155" table:formula="of:=1.5*(INDIRECT(ADDRESS(3+3*[.$A46];3+COLUMN();1;;[.$C46])) +INDIRECT(ADDRESS(4+3*[.$A46];3+COLUMN();1;;[.$C46]))*NB_GR_TD +INDIRECT(ADDRESS(5+3*[.$A46];3+COLUMN();1;;[.$C46]))*NB_GR_TP)" office:value-type="float" office:value="0" calcext:value-type="float">
            <text:p>0</text:p>
          </table:table-cell>
          <table:table-cell table:style-name="ce155"/>
          <table:table-cell table:style-name="ce186" table:formula="of:=SUM([.D46:.T46])" office:value-type="float" office:value="64.5" calcext:value-type="float">
            <text:p>64,5</text:p>
          </table:table-cell>
          <table:table-cell table:style-name="ce155" table:number-columns-repeated="1002"/>
        </table:table-row>
        <table:table-row table:style-name="ro7">
          <table:table-cell table:style-name="ce187" table:formula="of:=INT(ROW()/2)-12" office:value-type="float" office:value="11" calcext:value-type="float">
            <text:p>11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4.5" calcext:value-type="float">
            <text:p>4,5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6" calcext:value-type="float">
            <text:p>6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6" calcext:value-type="float">
            <text:p>6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0" calcext:value-type="float">
            <text:p>0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0" calcext:value-type="float">
            <text:p>0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0" calcext:value-type="float">
            <text:p>0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16.5" calcext:value-type="float">
            <text:p>16,5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6" calcext:value-type="float">
            <text:p>6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0" calcext:value-type="float">
            <text:p>0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15" calcext:value-type="float">
            <text:p>15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0" calcext:value-type="float">
            <text:p>0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0" calcext:value-type="float">
            <text:p>0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0" calcext:value-type="float">
            <text:p>0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0" calcext:value-type="float">
            <text:p>0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0" calcext:value-type="float">
            <text:p>0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0" calcext:value-type="float">
            <text:p>0</text:p>
          </table:table-cell>
          <table:table-cell table:style-name="ce253" table:formula="of:=1.5*(INDIRECT(ADDRESS(3+3*[.$A47];3+COLUMN();1;;[.$C47])) +INDIRECT(ADDRESS(4+3*[.$A47];3+COLUMN();1;;[.$C47]))*NB_GR_TD +INDIRECT(ADDRESS(5+3*[.$A47];3+COLUMN();1;;[.$C47]))*NB_GR_TP)" office:value-type="float" office:value="0" calcext:value-type="float">
            <text:p>0</text:p>
          </table:table-cell>
          <table:table-cell table:style-name="ce253"/>
          <table:table-cell table:style-name="ce259"/>
          <table:table-cell table:style-name="ce259" table:formula="of:=SUM([.D47:.T47])" office:value-type="float" office:value="54" calcext:value-type="float">
            <text:p>54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12" calcext:value-type="float">
            <text:p>12</text:p>
          </table:table-cell>
          <table:table-cell table:style-name="ce77" table:formula="of:=INDIRECT(ADDRESS(INT(ROW()/2)-9;2;1;))" office:value-type="string" office:string-value="M1204" calcext:value-type="string">
            <text:p>M1204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0" calcext:value-type="float">
            <text:p>0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0" calcext:value-type="float">
            <text:p>0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0" calcext:value-type="float">
            <text:p>0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0" calcext:value-type="float">
            <text:p>0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0" calcext:value-type="float">
            <text:p>0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0" calcext:value-type="float">
            <text:p>0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0" calcext:value-type="float">
            <text:p>0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0" calcext:value-type="float">
            <text:p>0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0" calcext:value-type="float">
            <text:p>0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0" calcext:value-type="float">
            <text:p>0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1.5" calcext:value-type="float">
            <text:p>1,5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12" calcext:value-type="float">
            <text:p>12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13.5" calcext:value-type="float">
            <text:p>13,5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12" calcext:value-type="float">
            <text:p>12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12" calcext:value-type="float">
            <text:p>12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13.5" calcext:value-type="float">
            <text:p>13,5</text:p>
          </table:table-cell>
          <table:table-cell table:style-name="ce155" table:formula="of:=1.5*(INDIRECT(ADDRESS(3+3*[.$A48];3+COLUMN();1;;[.$C48])) +INDIRECT(ADDRESS(4+3*[.$A48];3+COLUMN();1;;[.$C48]))*NB_GR_TD +INDIRECT(ADDRESS(5+3*[.$A48];3+COLUMN();1;;[.$C48]))*NB_GR_TP)" office:value-type="float" office:value="6" calcext:value-type="float">
            <text:p>6</text:p>
          </table:table-cell>
          <table:table-cell table:style-name="ce155"/>
          <table:table-cell table:style-name="ce186" table:formula="of:=SUM([.D48:.T48])" office:value-type="float" office:value="70.5" calcext:value-type="float">
            <text:p>70,5</text:p>
          </table:table-cell>
          <table:table-cell table:style-name="ce155" table:number-columns-repeated="1002"/>
        </table:table-row>
        <table:table-row table:style-name="ro7">
          <table:table-cell table:style-name="ce187" table:formula="of:=INT(ROW()/2)-12" office:value-type="float" office:value="12" calcext:value-type="float">
            <text:p>12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0" calcext:value-type="float">
            <text:p>0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0" calcext:value-type="float">
            <text:p>0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0" calcext:value-type="float">
            <text:p>0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0" calcext:value-type="float">
            <text:p>0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0" calcext:value-type="float">
            <text:p>0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0" calcext:value-type="float">
            <text:p>0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0" calcext:value-type="float">
            <text:p>0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0" calcext:value-type="float">
            <text:p>0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0" calcext:value-type="float">
            <text:p>0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1.5" calcext:value-type="float">
            <text:p>1,5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15" calcext:value-type="float">
            <text:p>15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0" calcext:value-type="float">
            <text:p>0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0" calcext:value-type="float">
            <text:p>0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1.5" calcext:value-type="float">
            <text:p>1,5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16.5" calcext:value-type="float">
            <text:p>16,5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7.5" calcext:value-type="float">
            <text:p>7,5</text:p>
          </table:table-cell>
          <table:table-cell table:style-name="ce253" table:formula="of:=1.5*(INDIRECT(ADDRESS(3+3*[.$A49];3+COLUMN();1;;[.$C49])) +INDIRECT(ADDRESS(4+3*[.$A49];3+COLUMN();1;;[.$C49]))*NB_GR_TD +INDIRECT(ADDRESS(5+3*[.$A49];3+COLUMN();1;;[.$C49]))*NB_GR_TP)" office:value-type="float" office:value="16.5" calcext:value-type="float">
            <text:p>16,5</text:p>
          </table:table-cell>
          <table:table-cell table:style-name="ce253"/>
          <table:table-cell table:style-name="ce259"/>
          <table:table-cell table:style-name="ce259" table:formula="of:=SUM([.D49:.T49])" office:value-type="float" office:value="58.5" calcext:value-type="float">
            <text:p>58,5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13" calcext:value-type="float">
            <text:p>13</text:p>
          </table:table-cell>
          <table:table-cell table:style-name="ce77" table:formula="of:=INDIRECT(ADDRESS(INT(ROW()/2)-9;2;1;))" office:value-type="string" office:string-value="M1205" calcext:value-type="string">
            <text:p>M1205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4.5" calcext:value-type="float">
            <text:p>4,5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19.5" calcext:value-type="float">
            <text:p>19,5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18" calcext:value-type="float">
            <text:p>18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15" calcext:value-type="float">
            <text:p>15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15" calcext:value-type="float">
            <text:p>15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4.5" calcext:value-type="float">
            <text:p>4,5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0" calcext:value-type="float">
            <text:p>0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0" calcext:value-type="float">
            <text:p>0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0" calcext:value-type="float">
            <text:p>0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0" calcext:value-type="float">
            <text:p>0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0" calcext:value-type="float">
            <text:p>0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0" calcext:value-type="float">
            <text:p>0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0" calcext:value-type="float">
            <text:p>0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0" calcext:value-type="float">
            <text:p>0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0" calcext:value-type="float">
            <text:p>0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0" calcext:value-type="float">
            <text:p>0</text:p>
          </table:table-cell>
          <table:table-cell table:style-name="ce155" table:formula="of:=1.5*(INDIRECT(ADDRESS(3+3*[.$A50];3+COLUMN();1;;[.$C50])) +INDIRECT(ADDRESS(4+3*[.$A50];3+COLUMN();1;;[.$C50]))*NB_GR_TD +INDIRECT(ADDRESS(5+3*[.$A50];3+COLUMN();1;;[.$C50]))*NB_GR_TP)" office:value-type="float" office:value="0" calcext:value-type="float">
            <text:p>0</text:p>
          </table:table-cell>
          <table:table-cell table:style-name="ce155"/>
          <table:table-cell table:style-name="ce186" table:formula="of:=SUM([.D50:.T50])" office:value-type="float" office:value="76.5" calcext:value-type="float">
            <text:p>76,5</text:p>
          </table:table-cell>
          <table:table-cell table:style-name="ce155" table:number-columns-repeated="1002"/>
        </table:table-row>
        <table:table-row table:style-name="ro7">
          <table:table-cell table:style-name="ce187" table:formula="of:=INT(ROW()/2)-12" office:value-type="float" office:value="13" calcext:value-type="float">
            <text:p>13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7.5" calcext:value-type="float">
            <text:p>7,5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19.5" calcext:value-type="float">
            <text:p>19,5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15" calcext:value-type="float">
            <text:p>15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0" calcext:value-type="float">
            <text:p>0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0" calcext:value-type="float">
            <text:p>0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0" calcext:value-type="float">
            <text:p>0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0" calcext:value-type="float">
            <text:p>0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0" calcext:value-type="float">
            <text:p>0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0" calcext:value-type="float">
            <text:p>0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0" calcext:value-type="float">
            <text:p>0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0" calcext:value-type="float">
            <text:p>0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0" calcext:value-type="float">
            <text:p>0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0" calcext:value-type="float">
            <text:p>0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0" calcext:value-type="float">
            <text:p>0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0" calcext:value-type="float">
            <text:p>0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0" calcext:value-type="float">
            <text:p>0</text:p>
          </table:table-cell>
          <table:table-cell table:style-name="ce253" table:formula="of:=1.5*(INDIRECT(ADDRESS(3+3*[.$A51];3+COLUMN();1;;[.$C51])) +INDIRECT(ADDRESS(4+3*[.$A51];3+COLUMN();1;;[.$C51]))*NB_GR_TD +INDIRECT(ADDRESS(5+3*[.$A51];3+COLUMN();1;;[.$C51]))*NB_GR_TP)" office:value-type="float" office:value="0" calcext:value-type="float">
            <text:p>0</text:p>
          </table:table-cell>
          <table:table-cell table:style-name="ce253"/>
          <table:table-cell table:style-name="ce259"/>
          <table:table-cell table:style-name="ce259" table:formula="of:=SUM([.D51:.T51])" office:value-type="float" office:value="42" calcext:value-type="float">
            <text:p>42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14" calcext:value-type="float">
            <text:p>14</text:p>
          </table:table-cell>
          <table:table-cell table:style-name="ce77" table:formula="of:=INDIRECT(ADDRESS(INT(ROW()/2)-9;2;1;))" office:value-type="string" office:string-value="M1206" calcext:value-type="string">
            <text:p>M1206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4.5" calcext:value-type="float">
            <text:p>4,5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16.5" calcext:value-type="float">
            <text:p>16,5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15" calcext:value-type="float">
            <text:p>15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12" calcext:value-type="float">
            <text:p>12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15" calcext:value-type="float">
            <text:p>15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12" calcext:value-type="float">
            <text:p>12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12" calcext:value-type="float">
            <text:p>12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0" calcext:value-type="float">
            <text:p>0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0" calcext:value-type="float">
            <text:p>0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0" calcext:value-type="float">
            <text:p>0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0" calcext:value-type="float">
            <text:p>0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0" calcext:value-type="float">
            <text:p>0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0" calcext:value-type="float">
            <text:p>0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0" calcext:value-type="float">
            <text:p>0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0" calcext:value-type="float">
            <text:p>0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0" calcext:value-type="float">
            <text:p>0</text:p>
          </table:table-cell>
          <table:table-cell table:style-name="ce155" table:formula="of:=1.5*(INDIRECT(ADDRESS(3+3*[.$A52];3+COLUMN();1;;[.$C52])) +INDIRECT(ADDRESS(4+3*[.$A52];3+COLUMN();1;;[.$C52]))*NB_GR_TD +INDIRECT(ADDRESS(5+3*[.$A52];3+COLUMN();1;;[.$C52]))*NB_GR_TP)" office:value-type="float" office:value="0" calcext:value-type="float">
            <text:p>0</text:p>
          </table:table-cell>
          <table:table-cell table:style-name="ce155"/>
          <table:table-cell table:style-name="ce186" table:formula="of:=SUM([.D52:.T52])" office:value-type="float" office:value="87" calcext:value-type="float">
            <text:p>87</text:p>
          </table:table-cell>
          <table:table-cell table:style-name="ce155" table:number-columns-repeated="1002"/>
        </table:table-row>
        <table:table-row table:style-name="ro7">
          <table:table-cell table:style-name="ce187" table:formula="of:=INT(ROW()/2)-12" office:value-type="float" office:value="14" calcext:value-type="float">
            <text:p>14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4.5" calcext:value-type="float">
            <text:p>4,5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4.5" calcext:value-type="float">
            <text:p>4,5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12" calcext:value-type="float">
            <text:p>12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0" calcext:value-type="float">
            <text:p>0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0" calcext:value-type="float">
            <text:p>0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0" calcext:value-type="float">
            <text:p>0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15" calcext:value-type="float">
            <text:p>15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12" calcext:value-type="float">
            <text:p>12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0" calcext:value-type="float">
            <text:p>0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13.5" calcext:value-type="float">
            <text:p>13,5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0" calcext:value-type="float">
            <text:p>0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0" calcext:value-type="float">
            <text:p>0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0" calcext:value-type="float">
            <text:p>0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0" calcext:value-type="float">
            <text:p>0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0" calcext:value-type="float">
            <text:p>0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0" calcext:value-type="float">
            <text:p>0</text:p>
          </table:table-cell>
          <table:table-cell table:style-name="ce253" table:formula="of:=1.5*(INDIRECT(ADDRESS(3+3*[.$A53];3+COLUMN();1;;[.$C53])) +INDIRECT(ADDRESS(4+3*[.$A53];3+COLUMN();1;;[.$C53]))*NB_GR_TD +INDIRECT(ADDRESS(5+3*[.$A53];3+COLUMN();1;;[.$C53]))*NB_GR_TP)" office:value-type="float" office:value="0" calcext:value-type="float">
            <text:p>0</text:p>
          </table:table-cell>
          <table:table-cell table:style-name="ce253"/>
          <table:table-cell table:style-name="ce259"/>
          <table:table-cell table:style-name="ce259" table:formula="of:=SUM([.D53:.T53])" office:value-type="float" office:value="61.5" calcext:value-type="float">
            <text:p>61,5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15" calcext:value-type="float">
            <text:p>15</text:p>
          </table:table-cell>
          <table:table-cell table:style-name="ce77" table:formula="of:=INDIRECT(ADDRESS(INT(ROW()/2)-9;2;1;))" office:value-type="string" office:string-value="M1207" calcext:value-type="string">
            <text:p>M1207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0" calcext:value-type="float">
            <text:p>0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0" calcext:value-type="float">
            <text:p>0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0" calcext:value-type="float">
            <text:p>0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0" calcext:value-type="float">
            <text:p>0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0" calcext:value-type="float">
            <text:p>0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0" calcext:value-type="float">
            <text:p>0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6" calcext:value-type="float">
            <text:p>6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6" calcext:value-type="float">
            <text:p>6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6" calcext:value-type="float">
            <text:p>6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6" calcext:value-type="float">
            <text:p>6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6" calcext:value-type="float">
            <text:p>6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0" calcext:value-type="float">
            <text:p>0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0" calcext:value-type="float">
            <text:p>0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0" calcext:value-type="float">
            <text:p>0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0" calcext:value-type="float">
            <text:p>0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0" calcext:value-type="float">
            <text:p>0</text:p>
          </table:table-cell>
          <table:table-cell table:style-name="ce155" table:formula="of:=1.5*(INDIRECT(ADDRESS(3+3*[.$A54];3+COLUMN();1;;[.$C54])) +INDIRECT(ADDRESS(4+3*[.$A54];3+COLUMN();1;;[.$C54]))*NB_GR_TD +INDIRECT(ADDRESS(5+3*[.$A54];3+COLUMN();1;;[.$C54]))*NB_GR_TP)" office:value-type="float" office:value="0" calcext:value-type="float">
            <text:p>0</text:p>
          </table:table-cell>
          <table:table-cell table:style-name="ce155"/>
          <table:table-cell table:style-name="ce186" table:formula="of:=SUM([.D54:.T54])" office:value-type="float" office:value="30" calcext:value-type="float">
            <text:p>30</text:p>
          </table:table-cell>
          <table:table-cell table:style-name="ce155" table:number-columns-repeated="1002"/>
        </table:table-row>
        <table:table-row table:style-name="ro7">
          <table:table-cell table:style-name="ce187" table:formula="of:=INT(ROW()/2)-12" office:value-type="float" office:value="15" calcext:value-type="float">
            <text:p>15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 table:formula="of:=1.5*(INDIRECT(ADDRESS(3+3*[.$A55];3+COLUMN();1;;[.$C55])) +INDIRECT(ADDRESS(4+3*[.$A55];3+COLUMN();1;;[.$C55]))*NB_GR_TD +INDIRECT(ADDRESS(5+3*[.$A55];3+COLUMN();1;;[.$C55]))*NB_GR_TP)" office:value-type="float" office:value="0" calcext:value-type="float">
            <text:p>0</text:p>
          </table:table-cell>
          <table:table-cell table:style-name="ce253"/>
          <table:table-cell table:style-name="ce259"/>
          <table:table-cell table:style-name="ce259" table:formula="of:=SUM([.D55:.T55])" office:value-type="float" office:value="0" calcext:value-type="float">
            <text:p>0</text:p>
          </table:table-cell>
          <table:table-cell table:style-name="ce253" table:number-columns-repeated="1001"/>
        </table:table-row>
        <table:table-row table:style-name="ro7">
          <table:table-cell table:style-name="ce187" table:formula="of:=INT(ROW()/2)-12" office:value-type="float" office:value="16" calcext:value-type="float">
            <text:p>16</text:p>
          </table:table-cell>
          <table:table-cell table:style-name="ce77" table:formula="of:=INDIRECT(ADDRESS(INT(ROW()/2)-9;2;1;))" office:value-type="string" office:string-value="M1208" calcext:value-type="string">
            <text:p>M1208</text:p>
          </table:table-cell>
          <table:table-cell table:style-name="ce257" office:value-type="string" calcext:value-type="string">
            <text:p>FI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0" calcext:value-type="float">
            <text:p>0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0" calcext:value-type="float">
            <text:p>0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0" calcext:value-type="float">
            <text:p>0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0" calcext:value-type="float">
            <text:p>0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0" calcext:value-type="float">
            <text:p>0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0" calcext:value-type="float">
            <text:p>0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6" calcext:value-type="float">
            <text:p>6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6" calcext:value-type="float">
            <text:p>6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6" calcext:value-type="float">
            <text:p>6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6" calcext:value-type="float">
            <text:p>6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6" calcext:value-type="float">
            <text:p>6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0" calcext:value-type="float">
            <text:p>0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0" calcext:value-type="float">
            <text:p>0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0" calcext:value-type="float">
            <text:p>0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0" calcext:value-type="float">
            <text:p>0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0" calcext:value-type="float">
            <text:p>0</text:p>
          </table:table-cell>
          <table:table-cell table:style-name="ce155" table:formula="of:=1.5*(INDIRECT(ADDRESS(3+3*[.$A56];3+COLUMN();1;;[.$C56])) +INDIRECT(ADDRESS(4+3*[.$A56];3+COLUMN();1;;[.$C56]))*NB_GR_TD +INDIRECT(ADDRESS(5+3*[.$A56];3+COLUMN();1;;[.$C56]))*NB_GR_TP)" office:value-type="float" office:value="0" calcext:value-type="float">
            <text:p>0</text:p>
          </table:table-cell>
          <table:table-cell table:style-name="ce155"/>
          <table:table-cell table:style-name="ce186" table:formula="of:=SUM([.D56:.T56])" office:value-type="float" office:value="30" calcext:value-type="float">
            <text:p>30</text:p>
          </table:table-cell>
          <table:table-cell table:style-name="ce155" table:number-columns-repeated="1002"/>
        </table:table-row>
        <table:table-row table:style-name="ro7">
          <table:table-cell table:style-name="ce187" table:formula="of:=INT(ROW()/2)-12" office:value-type="float" office:value="16" calcext:value-type="float">
            <text:p>16</text:p>
          </table:table-cell>
          <table:table-cell table:style-name="ce258"/>
          <table:table-cell table:style-name="ce258" office:value-type="string" calcext:value-type="string">
            <text:p>FA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 table:formula="of:=1.5*(INDIRECT(ADDRESS(3+3*[.$A57];3+COLUMN();1;;[.$C57])) +INDIRECT(ADDRESS(4+3*[.$A57];3+COLUMN();1;;[.$C57]))*NB_GR_TD +INDIRECT(ADDRESS(5+3*[.$A57];3+COLUMN();1;;[.$C57]))*NB_GR_TP)" office:value-type="float" office:value="0" calcext:value-type="float">
            <text:p>0</text:p>
          </table:table-cell>
          <table:table-cell table:style-name="ce253"/>
          <table:table-cell table:style-name="ce259"/>
          <table:table-cell table:style-name="ce259" table:formula="of:=SUM([.D57:.T57])" office:value-type="float" office:value="0" calcext:value-type="float">
            <text:p>0</text:p>
          </table:table-cell>
          <table:table-cell table:style-name="ce253" table:number-columns-repeated="1001"/>
        </table:table-row>
        <table:table-row table:style-name="ro8" table:number-rows-repeated="4">
          <table:table-cell/>
          <table:table-cell table:style-name="ce257"/>
          <table:table-cell table:number-columns-repeated="1022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t_prof" table:style-name="ta2">
        <table:table-column table:style-name="co26" table:visibility="collapse" table:default-cell-style-name="ce155"/>
        <table:table-column table:style-name="co27" table:number-columns-repeated="18" table:default-cell-style-name="ce155"/>
        <table:table-column table:style-name="co2" table:default-cell-style-name="ce155"/>
        <table:table-column table:style-name="co27" table:number-columns-repeated="1003" table:default-cell-style-name="ce155"/>
        <table:table-column table:style-name="co27" table:default-cell-style-name="Default"/>
        <table:table-row table:style-name="ro1">
          <table:table-cell/>
          <table:table-cell table:style-name="ce254" office:value-type="string" calcext:value-type="string">
            <text:p>FI+FA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7" table:formula="of:=[$FI.G2]" office:value-type="float" office:value="36" calcext:value-type="float">
            <text:p>36</text:p>
          </table:table-cell>
          <table:table-cell table:style-name="ce7" table:formula="of:=[$FI.H2]" office:value-type="float" office:value="37" calcext:value-type="float">
            <text:p>37</text:p>
          </table:table-cell>
          <table:table-cell table:style-name="ce7" table:formula="of:=[$FI.I2]" office:value-type="float" office:value="38" calcext:value-type="float">
            <text:p>38</text:p>
          </table:table-cell>
          <table:table-cell table:style-name="ce7" table:formula="of:=[$FI.J2]" office:value-type="float" office:value="39" calcext:value-type="float">
            <text:p>39</text:p>
          </table:table-cell>
          <table:table-cell table:style-name="ce7" table:formula="of:=[$FI.K2]" office:value-type="float" office:value="40" calcext:value-type="float">
            <text:p>40</text:p>
          </table:table-cell>
          <table:table-cell table:style-name="ce7" table:formula="of:=[$FI.L2]" office:value-type="float" office:value="41" calcext:value-type="float">
            <text:p>41</text:p>
          </table:table-cell>
          <table:table-cell table:style-name="ce7" table:formula="of:=[$FI.M2]" office:value-type="float" office:value="42" calcext:value-type="float">
            <text:p>42</text:p>
          </table:table-cell>
          <table:table-cell table:style-name="ce7" table:formula="of:=[$FI.N2]" office:value-type="float" office:value="43" calcext:value-type="float">
            <text:p>43</text:p>
          </table:table-cell>
          <table:table-cell table:style-name="ce7" table:formula="of:=[$FI.O2]" office:value-type="float" office:value="45" calcext:value-type="float">
            <text:p>45</text:p>
          </table:table-cell>
          <table:table-cell table:style-name="ce7" table:formula="of:=[$FI.P2]" office:value-type="float" office:value="46" calcext:value-type="float">
            <text:p>46</text:p>
          </table:table-cell>
          <table:table-cell table:style-name="ce7" table:formula="of:=[$FI.Q2]" office:value-type="float" office:value="47" calcext:value-type="float">
            <text:p>47</text:p>
          </table:table-cell>
          <table:table-cell table:style-name="ce7" table:formula="of:=[$FI.R2]" office:value-type="float" office:value="48" calcext:value-type="float">
            <text:p>48</text:p>
          </table:table-cell>
          <table:table-cell table:style-name="ce7" table:formula="of:=[$FI.S2]" office:value-type="float" office:value="49" calcext:value-type="float">
            <text:p>49</text:p>
          </table:table-cell>
          <table:table-cell table:style-name="ce7" table:formula="of:=[$FI.T2]" office:value-type="float" office:value="50" calcext:value-type="float">
            <text:p>50</text:p>
          </table:table-cell>
          <table:table-cell table:style-name="ce7" table:formula="of:=[$FI.U2]" office:value-type="float" office:value="51" calcext:value-type="float">
            <text:p>51</text:p>
          </table:table-cell>
          <table:table-cell table:style-name="ce7" table:formula="of:=[$FI.V2]" office:value-type="float" office:value="0" calcext:value-type="float">
            <text:p>0</text:p>
          </table:table-cell>
          <table:table-cell table:style-name="ce7" table:formula="of:=[$FI.W2]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OT (h.)</text:p>
          </table:table-cell>
          <table:table-cell table:style-name="ce2"/>
          <table:table-cell table:number-columns-repeated="1002"/>
        </table:table-row>
        <table:table-row table:style-name="ro1">
          <table:table-cell/>
          <table:table-cell table:style-name="ce255" table:formula="of:=[static.F2]" office:value-type="string" office:string-value="M1101" calcext:value-type="string">
            <text:p>M1101</text:p>
          </table:table-cell>
          <table:table-cell table:formula="of:=([.C23]+[.C42])" office:value-type="float" office:value="19.5" calcext:value-type="float">
            <text:p>19,5</text:p>
          </table:table-cell>
          <table:table-cell table:formula="of:=([.D23]+[.D42])" office:value-type="float" office:value="16.5" calcext:value-type="float">
            <text:p>16,5</text:p>
          </table:table-cell>
          <table:table-cell table:formula="of:=([.E23]+[.E42])" office:value-type="float" office:value="15" calcext:value-type="float">
            <text:p>15</text:p>
          </table:table-cell>
          <table:table-cell table:formula="of:=([.F23]+[.F42])" office:value-type="float" office:value="19.5" calcext:value-type="float">
            <text:p>19,5</text:p>
          </table:table-cell>
          <table:table-cell table:formula="of:=([.G23]+[.G42])" office:value-type="float" office:value="19.5" calcext:value-type="float">
            <text:p>19,5</text:p>
          </table:table-cell>
          <table:table-cell table:formula="of:=([.H23]+[.H42])" office:value-type="float" office:value="18" calcext:value-type="float">
            <text:p>18</text:p>
          </table:table-cell>
          <table:table-cell table:formula="of:=([.I23]+[.I42])" office:value-type="float" office:value="16.5" calcext:value-type="float">
            <text:p>16,5</text:p>
          </table:table-cell>
          <table:table-cell table:formula="of:=([.J23]+[.J42])" office:value-type="float" office:value="18" calcext:value-type="float">
            <text:p>18</text:p>
          </table:table-cell>
          <table:table-cell table:formula="of:=([.K23]+[.K42])" office:value-type="float" office:value="18" calcext:value-type="float">
            <text:p>18</text:p>
          </table:table-cell>
          <table:table-cell table:formula="of:=([.L23]+[.L42])" office:value-type="float" office:value="15" calcext:value-type="float">
            <text:p>15</text:p>
          </table:table-cell>
          <table:table-cell table:formula="of:=([.M23]+[.M42])" office:value-type="float" office:value="13.5" calcext:value-type="float">
            <text:p>13,5</text:p>
          </table:table-cell>
          <table:table-cell table:formula="of:=([.N23]+[.N42])" office:value-type="float" office:value="1.5" calcext:value-type="float">
            <text:p>1,5</text:p>
          </table:table-cell>
          <table:table-cell table:formula="of:=([.O23]+[.O42])" office:value-type="float" office:value="4.5" calcext:value-type="float">
            <text:p>4,5</text:p>
          </table:table-cell>
          <table:table-cell table:formula="of:=([.P23]+[.P42])" office:value-type="float" office:value="4.5" calcext:value-type="float">
            <text:p>4,5</text:p>
          </table:table-cell>
          <table:table-cell table:formula="of:=([.Q23]+[.Q42])" office:value-type="float" office:value="0" calcext:value-type="float">
            <text:p>0</text:p>
          </table:table-cell>
          <table:table-cell table:formula="of:=([.R23]+[.R42])" office:value-type="float" office:value="216" calcext:value-type="float">
            <text:p>216</text:p>
          </table:table-cell>
          <table:table-cell table:formula="of:=([.S23]+[.S42])" office:value-type="float" office:value="1.5" calcext:value-type="float">
            <text:p>1,5</text:p>
          </table:table-cell>
          <table:table-cell/>
          <table:table-cell table:style-name="ce186" table:formula="of:=SUM([.C3:.S3])" office:value-type="float" office:value="417" calcext:value-type="float">
            <text:p>417</text:p>
          </table:table-cell>
          <table:table-cell table:number-columns-repeated="1003"/>
        </table:table-row>
        <table:table-row table:style-name="ro1">
          <table:table-cell/>
          <table:table-cell table:style-name="ce255" table:formula="of:=[static.F3]" office:value-type="string" office:string-value="M1102" calcext:value-type="string">
            <text:p>M1102</text:p>
          </table:table-cell>
          <table:table-cell table:formula="of:=([.C24]+[.C43])" office:value-type="float" office:value="0" calcext:value-type="float">
            <text:p>0</text:p>
          </table:table-cell>
          <table:table-cell table:formula="of:=([.D24]+[.D43])" office:value-type="float" office:value="0" calcext:value-type="float">
            <text:p>0</text:p>
          </table:table-cell>
          <table:table-cell table:formula="of:=([.E24]+[.E43])" office:value-type="float" office:value="0" calcext:value-type="float">
            <text:p>0</text:p>
          </table:table-cell>
          <table:table-cell table:formula="of:=([.F24]+[.F43])" office:value-type="float" office:value="0" calcext:value-type="float">
            <text:p>0</text:p>
          </table:table-cell>
          <table:table-cell table:formula="of:=([.G24]+[.G43])" office:value-type="float" office:value="0" calcext:value-type="float">
            <text:p>0</text:p>
          </table:table-cell>
          <table:table-cell table:formula="of:=([.H24]+[.H43])" office:value-type="float" office:value="0" calcext:value-type="float">
            <text:p>0</text:p>
          </table:table-cell>
          <table:table-cell table:formula="of:=([.I24]+[.I43])" office:value-type="float" office:value="0" calcext:value-type="float">
            <text:p>0</text:p>
          </table:table-cell>
          <table:table-cell table:formula="of:=([.J24]+[.J43])" office:value-type="float" office:value="0" calcext:value-type="float">
            <text:p>0</text:p>
          </table:table-cell>
          <table:table-cell table:formula="of:=([.K24]+[.K43])" office:value-type="float" office:value="0" calcext:value-type="float">
            <text:p>0</text:p>
          </table:table-cell>
          <table:table-cell table:formula="of:=([.L24]+[.L43])" office:value-type="float" office:value="4.5" calcext:value-type="float">
            <text:p>4,5</text:p>
          </table:table-cell>
          <table:table-cell table:formula="of:=([.M24]+[.M43])" office:value-type="float" office:value="16.5" calcext:value-type="float">
            <text:p>16,5</text:p>
          </table:table-cell>
          <table:table-cell table:formula="of:=([.N24]+[.N43])" office:value-type="float" office:value="24" calcext:value-type="float">
            <text:p>24</text:p>
          </table:table-cell>
          <table:table-cell table:formula="of:=([.O24]+[.O43])" office:value-type="float" office:value="24" calcext:value-type="float">
            <text:p>24</text:p>
          </table:table-cell>
          <table:table-cell table:formula="of:=([.P24]+[.P43])" office:value-type="float" office:value="18" calcext:value-type="float">
            <text:p>18</text:p>
          </table:table-cell>
          <table:table-cell table:formula="of:=([.Q24]+[.Q43])" office:value-type="float" office:value="18" calcext:value-type="float">
            <text:p>18</text:p>
          </table:table-cell>
          <table:table-cell table:formula="of:=([.R24]+[.R43])" office:value-type="float" office:value="108" calcext:value-type="float">
            <text:p>108</text:p>
          </table:table-cell>
          <table:table-cell table:formula="of:=([.S24]+[.S43])" office:value-type="float" office:value="-3" calcext:value-type="float">
            <text:p>-3</text:p>
          </table:table-cell>
          <table:table-cell/>
          <table:table-cell table:style-name="ce186" table:formula="of:=SUM([.C4:.S4])" office:value-type="float" office:value="210" calcext:value-type="float">
            <text:p>210</text:p>
          </table:table-cell>
          <table:table-cell table:number-columns-repeated="1003"/>
        </table:table-row>
        <table:table-row table:style-name="ro1">
          <table:table-cell/>
          <table:table-cell table:style-name="ce255" table:formula="of:=[static.F4]" office:value-type="string" office:string-value="M1103" calcext:value-type="string">
            <text:p>M1103</text:p>
          </table:table-cell>
          <table:table-cell table:formula="of:=([.C25]+[.C44])" office:value-type="float" office:value="21" calcext:value-type="float">
            <text:p>21</text:p>
          </table:table-cell>
          <table:table-cell table:formula="of:=([.D25]+[.D44])" office:value-type="float" office:value="18" calcext:value-type="float">
            <text:p>18</text:p>
          </table:table-cell>
          <table:table-cell table:formula="of:=([.E25]+[.E44])" office:value-type="float" office:value="12" calcext:value-type="float">
            <text:p>12</text:p>
          </table:table-cell>
          <table:table-cell table:formula="of:=([.F25]+[.F44])" office:value-type="float" office:value="1.5" calcext:value-type="float">
            <text:p>1,5</text:p>
          </table:table-cell>
          <table:table-cell table:formula="of:=([.G25]+[.G44])" office:value-type="float" office:value="1.5" calcext:value-type="float">
            <text:p>1,5</text:p>
          </table:table-cell>
          <table:table-cell table:formula="of:=([.H25]+[.H44])" office:value-type="float" office:value="4.5" calcext:value-type="float">
            <text:p>4,5</text:p>
          </table:table-cell>
          <table:table-cell table:formula="of:=([.I25]+[.I44])" office:value-type="float" office:value="0" calcext:value-type="float">
            <text:p>0</text:p>
          </table:table-cell>
          <table:table-cell table:formula="of:=([.J25]+[.J44])" office:value-type="float" office:value="0" calcext:value-type="float">
            <text:p>0</text:p>
          </table:table-cell>
          <table:table-cell table:formula="of:=([.K25]+[.K44])" office:value-type="float" office:value="0" calcext:value-type="float">
            <text:p>0</text:p>
          </table:table-cell>
          <table:table-cell table:formula="of:=([.L25]+[.L44])" office:value-type="float" office:value="0" calcext:value-type="float">
            <text:p>0</text:p>
          </table:table-cell>
          <table:table-cell table:formula="of:=([.M25]+[.M44])" office:value-type="float" office:value="0" calcext:value-type="float">
            <text:p>0</text:p>
          </table:table-cell>
          <table:table-cell table:formula="of:=([.N25]+[.N44])" office:value-type="float" office:value="0" calcext:value-type="float">
            <text:p>0</text:p>
          </table:table-cell>
          <table:table-cell table:formula="of:=([.O25]+[.O44])" office:value-type="float" office:value="0" calcext:value-type="float">
            <text:p>0</text:p>
          </table:table-cell>
          <table:table-cell table:formula="of:=([.P25]+[.P44])" office:value-type="float" office:value="0" calcext:value-type="float">
            <text:p>0</text:p>
          </table:table-cell>
          <table:table-cell table:formula="of:=([.Q25]+[.Q44])" office:value-type="float" office:value="0" calcext:value-type="float">
            <text:p>0</text:p>
          </table:table-cell>
          <table:table-cell table:formula="of:=([.R25]+[.R44])" office:value-type="float" office:value="99" calcext:value-type="float">
            <text:p>99</text:p>
          </table:table-cell>
          <table:table-cell table:formula="of:=([.S25]+[.S44])" office:value-type="float" office:value="4.5" calcext:value-type="float">
            <text:p>4,5</text:p>
          </table:table-cell>
          <table:table-cell/>
          <table:table-cell table:style-name="ce186" table:formula="of:=SUM([.C5:.S5])" office:value-type="float" office:value="162" calcext:value-type="float">
            <text:p>162</text:p>
          </table:table-cell>
          <table:table-cell table:number-columns-repeated="1003"/>
        </table:table-row>
        <table:table-row table:style-name="ro1">
          <table:table-cell/>
          <table:table-cell table:style-name="ce255" table:formula="of:=[static.F5]" office:value-type="string" office:string-value="M1104" calcext:value-type="string">
            <text:p>M1104</text:p>
          </table:table-cell>
          <table:table-cell table:formula="of:=([.C26]+[.C45])" office:value-type="float" office:value="0" calcext:value-type="float">
            <text:p>0</text:p>
          </table:table-cell>
          <table:table-cell table:formula="of:=([.D26]+[.D45])" office:value-type="float" office:value="0" calcext:value-type="float">
            <text:p>0</text:p>
          </table:table-cell>
          <table:table-cell table:formula="of:=([.E26]+[.E45])" office:value-type="float" office:value="3" calcext:value-type="float">
            <text:p>3</text:p>
          </table:table-cell>
          <table:table-cell table:formula="of:=([.F26]+[.F45])" office:value-type="float" office:value="4.5" calcext:value-type="float">
            <text:p>4,5</text:p>
          </table:table-cell>
          <table:table-cell table:formula="of:=([.G26]+[.G45])" office:value-type="float" office:value="10.5" calcext:value-type="float">
            <text:p>10,5</text:p>
          </table:table-cell>
          <table:table-cell table:formula="of:=([.H26]+[.H45])" office:value-type="float" office:value="21" calcext:value-type="float">
            <text:p>21</text:p>
          </table:table-cell>
          <table:table-cell table:formula="of:=([.I26]+[.I45])" office:value-type="float" office:value="4.5" calcext:value-type="float">
            <text:p>4,5</text:p>
          </table:table-cell>
          <table:table-cell table:formula="of:=([.J26]+[.J45])" office:value-type="float" office:value="21" calcext:value-type="float">
            <text:p>21</text:p>
          </table:table-cell>
          <table:table-cell table:formula="of:=([.K26]+[.K45])" office:value-type="float" office:value="19.5" calcext:value-type="float">
            <text:p>19,5</text:p>
          </table:table-cell>
          <table:table-cell table:formula="of:=([.L26]+[.L45])" office:value-type="float" office:value="0" calcext:value-type="float">
            <text:p>0</text:p>
          </table:table-cell>
          <table:table-cell table:formula="of:=([.M26]+[.M45])" office:value-type="float" office:value="0" calcext:value-type="float">
            <text:p>0</text:p>
          </table:table-cell>
          <table:table-cell table:formula="of:=([.N26]+[.N45])" office:value-type="float" office:value="6" calcext:value-type="float">
            <text:p>6</text:p>
          </table:table-cell>
          <table:table-cell table:formula="of:=([.O26]+[.O45])" office:value-type="float" office:value="0" calcext:value-type="float">
            <text:p>0</text:p>
          </table:table-cell>
          <table:table-cell table:formula="of:=([.P26]+[.P45])" office:value-type="float" office:value="0" calcext:value-type="float">
            <text:p>0</text:p>
          </table:table-cell>
          <table:table-cell table:formula="of:=([.Q26]+[.Q45])" office:value-type="float" office:value="0" calcext:value-type="float">
            <text:p>0</text:p>
          </table:table-cell>
          <table:table-cell table:formula="of:=([.R26]+[.R45])" office:value-type="float" office:value="90" calcext:value-type="float">
            <text:p>90</text:p>
          </table:table-cell>
          <table:table-cell table:formula="of:=([.S26]+[.S45])" office:value-type="float" office:value="0" calcext:value-type="float">
            <text:p>0</text:p>
          </table:table-cell>
          <table:table-cell/>
          <table:table-cell table:style-name="ce186" table:formula="of:=SUM([.C6:.S6])" office:value-type="float" office:value="180" calcext:value-type="float">
            <text:p>180</text:p>
          </table:table-cell>
          <table:table-cell table:number-columns-repeated="1003"/>
        </table:table-row>
        <table:table-row table:style-name="ro1">
          <table:table-cell/>
          <table:table-cell table:style-name="ce255" table:formula="of:=[static.F6]" office:value-type="string" office:string-value="M1105" calcext:value-type="string">
            <text:p>M1105</text:p>
          </table:table-cell>
          <table:table-cell table:formula="of:=([.C27]+[.C46])" office:value-type="float" office:value="0" calcext:value-type="float">
            <text:p>0</text:p>
          </table:table-cell>
          <table:table-cell table:formula="of:=([.D27]+[.D46])" office:value-type="float" office:value="0" calcext:value-type="float">
            <text:p>0</text:p>
          </table:table-cell>
          <table:table-cell table:formula="of:=([.E27]+[.E46])" office:value-type="float" office:value="0" calcext:value-type="float">
            <text:p>0</text:p>
          </table:table-cell>
          <table:table-cell table:formula="of:=([.F27]+[.F46])" office:value-type="float" office:value="4.5" calcext:value-type="float">
            <text:p>4,5</text:p>
          </table:table-cell>
          <table:table-cell table:formula="of:=([.G27]+[.G46])" office:value-type="float" office:value="16.5" calcext:value-type="float">
            <text:p>16,5</text:p>
          </table:table-cell>
          <table:table-cell table:formula="of:=([.H27]+[.H46])" office:value-type="float" office:value="19.5" calcext:value-type="float">
            <text:p>19,5</text:p>
          </table:table-cell>
          <table:table-cell table:formula="of:=([.I27]+[.I46])" office:value-type="float" office:value="12" calcext:value-type="float">
            <text:p>12</text:p>
          </table:table-cell>
          <table:table-cell table:formula="of:=([.J27]+[.J46])" office:value-type="float" office:value="18" calcext:value-type="float">
            <text:p>18</text:p>
          </table:table-cell>
          <table:table-cell table:formula="of:=([.K27]+[.K46])" office:value-type="float" office:value="15" calcext:value-type="float">
            <text:p>15</text:p>
          </table:table-cell>
          <table:table-cell table:formula="of:=([.L27]+[.L46])" office:value-type="float" office:value="12" calcext:value-type="float">
            <text:p>12</text:p>
          </table:table-cell>
          <table:table-cell table:formula="of:=([.M27]+[.M46])" office:value-type="float" office:value="1.5" calcext:value-type="float">
            <text:p>1,5</text:p>
          </table:table-cell>
          <table:table-cell table:formula="of:=([.N27]+[.N46])" office:value-type="float" office:value="4.5" calcext:value-type="float">
            <text:p>4,5</text:p>
          </table:table-cell>
          <table:table-cell table:formula="of:=([.O27]+[.O46])" office:value-type="float" office:value="3" calcext:value-type="float">
            <text:p>3</text:p>
          </table:table-cell>
          <table:table-cell table:formula="of:=([.P27]+[.P46])" office:value-type="float" office:value="3" calcext:value-type="float">
            <text:p>3</text:p>
          </table:table-cell>
          <table:table-cell table:formula="of:=([.Q27]+[.Q46])" office:value-type="float" office:value="4.5" calcext:value-type="float">
            <text:p>4,5</text:p>
          </table:table-cell>
          <table:table-cell table:formula="of:=([.R27]+[.R46])" office:value-type="float" office:value="114" calcext:value-type="float">
            <text:p>114</text:p>
          </table:table-cell>
          <table:table-cell table:formula="of:=([.S27]+[.S46])" office:value-type="float" office:value="0" calcext:value-type="float">
            <text:p>0</text:p>
          </table:table-cell>
          <table:table-cell/>
          <table:table-cell table:style-name="ce186" table:formula="of:=SUM([.C7:.S7])" office:value-type="float" office:value="228" calcext:value-type="float">
            <text:p>228</text:p>
          </table:table-cell>
          <table:table-cell table:number-columns-repeated="1003"/>
        </table:table-row>
        <table:table-row table:style-name="ro1">
          <table:table-cell/>
          <table:table-cell table:style-name="ce255" table:formula="of:=[static.F7]" office:value-type="string" office:string-value="M1106" calcext:value-type="string">
            <text:p>M1106</text:p>
          </table:table-cell>
          <table:table-cell table:formula="of:=([.C28]+[.C47])" office:value-type="float" office:value="0" calcext:value-type="float">
            <text:p>0</text:p>
          </table:table-cell>
          <table:table-cell table:formula="of:=([.D28]+[.D47])" office:value-type="float" office:value="0" calcext:value-type="float">
            <text:p>0</text:p>
          </table:table-cell>
          <table:table-cell table:formula="of:=([.E28]+[.E47])" office:value-type="float" office:value="0" calcext:value-type="float">
            <text:p>0</text:p>
          </table:table-cell>
          <table:table-cell table:formula="of:=([.F28]+[.F47])" office:value-type="float" office:value="0" calcext:value-type="float">
            <text:p>0</text:p>
          </table:table-cell>
          <table:table-cell table:formula="of:=([.G28]+[.G47])" office:value-type="float" office:value="0" calcext:value-type="float">
            <text:p>0</text:p>
          </table:table-cell>
          <table:table-cell table:formula="of:=([.H28]+[.H47])" office:value-type="float" office:value="0" calcext:value-type="float">
            <text:p>0</text:p>
          </table:table-cell>
          <table:table-cell table:formula="of:=([.I28]+[.I47])" office:value-type="float" office:value="4.5" calcext:value-type="float">
            <text:p>4,5</text:p>
          </table:table-cell>
          <table:table-cell table:formula="of:=([.J28]+[.J47])" office:value-type="float" office:value="19.5" calcext:value-type="float">
            <text:p>19,5</text:p>
          </table:table-cell>
          <table:table-cell table:formula="of:=([.K28]+[.K47])" office:value-type="float" office:value="16.5" calcext:value-type="float">
            <text:p>16,5</text:p>
          </table:table-cell>
          <table:table-cell table:formula="of:=([.L28]+[.L47])" office:value-type="float" office:value="12" calcext:value-type="float">
            <text:p>12</text:p>
          </table:table-cell>
          <table:table-cell table:formula="of:=([.M28]+[.M47])" office:value-type="float" office:value="12" calcext:value-type="float">
            <text:p>12</text:p>
          </table:table-cell>
          <table:table-cell table:formula="of:=([.N28]+[.N47])" office:value-type="float" office:value="16.5" calcext:value-type="float">
            <text:p>16,5</text:p>
          </table:table-cell>
          <table:table-cell table:formula="of:=([.O28]+[.O47])" office:value-type="float" office:value="15" calcext:value-type="float">
            <text:p>15</text:p>
          </table:table-cell>
          <table:table-cell table:formula="of:=([.P28]+[.P47])" office:value-type="float" office:value="16.5" calcext:value-type="float">
            <text:p>16,5</text:p>
          </table:table-cell>
          <table:table-cell table:formula="of:=([.Q28]+[.Q47])" office:value-type="float" office:value="18" calcext:value-type="float">
            <text:p>18</text:p>
          </table:table-cell>
          <table:table-cell table:formula="of:=([.R28]+[.R47])" office:value-type="float" office:value="130.5" calcext:value-type="float">
            <text:p>130,5</text:p>
          </table:table-cell>
          <table:table-cell table:formula="of:=([.S28]+[.S47])" office:value-type="float" office:value="-6" calcext:value-type="float">
            <text:p>-6</text:p>
          </table:table-cell>
          <table:table-cell/>
          <table:table-cell table:style-name="ce186" table:formula="of:=SUM([.C8:.S8])" office:value-type="float" office:value="255" calcext:value-type="float">
            <text:p>255</text:p>
          </table:table-cell>
          <table:table-cell table:number-columns-repeated="1003"/>
        </table:table-row>
        <table:table-row table:style-name="ro1">
          <table:table-cell/>
          <table:table-cell table:style-name="ce255" table:formula="of:=[static.F8]" office:value-type="string" office:string-value="M1107" calcext:value-type="string">
            <text:p>M1107</text:p>
          </table:table-cell>
          <table:table-cell table:formula="of:=([.C29]+[.C48])" office:value-type="float" office:value="3" calcext:value-type="float">
            <text:p>3</text:p>
          </table:table-cell>
          <table:table-cell table:formula="of:=([.D29]+[.D48])" office:value-type="float" office:value="0" calcext:value-type="float">
            <text:p>0</text:p>
          </table:table-cell>
          <table:table-cell table:formula="of:=([.E29]+[.E48])" office:value-type="float" office:value="4.5" calcext:value-type="float">
            <text:p>4,5</text:p>
          </table:table-cell>
          <table:table-cell table:formula="of:=([.F29]+[.F48])" office:value-type="float" office:value="9" calcext:value-type="float">
            <text:p>9</text:p>
          </table:table-cell>
          <table:table-cell table:formula="of:=([.G29]+[.G48])" office:value-type="float" office:value="18" calcext:value-type="float">
            <text:p>18</text:p>
          </table:table-cell>
          <table:table-cell table:formula="of:=([.H29]+[.H48])" office:value-type="float" office:value="24" calcext:value-type="float">
            <text:p>24</text:p>
          </table:table-cell>
          <table:table-cell table:formula="of:=([.I29]+[.I48])" office:value-type="float" office:value="15" calcext:value-type="float">
            <text:p>15</text:p>
          </table:table-cell>
          <table:table-cell table:formula="of:=([.J29]+[.J48])" office:value-type="float" office:value="18" calcext:value-type="float">
            <text:p>18</text:p>
          </table:table-cell>
          <table:table-cell table:formula="of:=([.K29]+[.K48])" office:value-type="float" office:value="21" calcext:value-type="float">
            <text:p>21</text:p>
          </table:table-cell>
          <table:table-cell table:formula="of:=([.L29]+[.L48])" office:value-type="float" office:value="1.5" calcext:value-type="float">
            <text:p>1,5</text:p>
          </table:table-cell>
          <table:table-cell table:formula="of:=([.M29]+[.M48])" office:value-type="float" office:value="0" calcext:value-type="float">
            <text:p>0</text:p>
          </table:table-cell>
          <table:table-cell table:formula="of:=([.N29]+[.N48])" office:value-type="float" office:value="0" calcext:value-type="float">
            <text:p>0</text:p>
          </table:table-cell>
          <table:table-cell table:formula="of:=([.O29]+[.O48])" office:value-type="float" office:value="0" calcext:value-type="float">
            <text:p>0</text:p>
          </table:table-cell>
          <table:table-cell table:formula="of:=([.P29]+[.P48])" office:value-type="float" office:value="0" calcext:value-type="float">
            <text:p>0</text:p>
          </table:table-cell>
          <table:table-cell table:formula="of:=([.Q29]+[.Q48])" office:value-type="float" office:value="0" calcext:value-type="float">
            <text:p>0</text:p>
          </table:table-cell>
          <table:table-cell table:formula="of:=([.R29]+[.R48])" office:value-type="float" office:value="114" calcext:value-type="float">
            <text:p>114</text:p>
          </table:table-cell>
          <table:table-cell table:formula="of:=([.S29]+[.S48])" office:value-type="float" office:value="0" calcext:value-type="float">
            <text:p>0</text:p>
          </table:table-cell>
          <table:table-cell/>
          <table:table-cell table:style-name="ce186" table:formula="of:=SUM([.C9:.S9])" office:value-type="float" office:value="228" calcext:value-type="float">
            <text:p>228</text:p>
          </table:table-cell>
          <table:table-cell table:number-columns-repeated="1003"/>
        </table:table-row>
        <table:table-row table:style-name="ro1">
          <table:table-cell/>
          <table:table-cell table:style-name="ce255" table:formula="of:=[static.F9]" office:value-type="string" office:string-value="M1108" calcext:value-type="string">
            <text:p>M1108</text:p>
          </table:table-cell>
          <table:table-cell table:formula="of:=([.C30]+[.C49])" office:value-type="float" office:value="0" calcext:value-type="float">
            <text:p>0</text:p>
          </table:table-cell>
          <table:table-cell table:formula="of:=([.D30]+[.D49])" office:value-type="float" office:value="0" calcext:value-type="float">
            <text:p>0</text:p>
          </table:table-cell>
          <table:table-cell table:formula="of:=([.E30]+[.E49])" office:value-type="float" office:value="0" calcext:value-type="float">
            <text:p>0</text:p>
          </table:table-cell>
          <table:table-cell table:formula="of:=([.F30]+[.F49])" office:value-type="float" office:value="0" calcext:value-type="float">
            <text:p>0</text:p>
          </table:table-cell>
          <table:table-cell table:formula="of:=([.G30]+[.G49])" office:value-type="float" office:value="0" calcext:value-type="float">
            <text:p>0</text:p>
          </table:table-cell>
          <table:table-cell table:formula="of:=([.H30]+[.H49])" office:value-type="float" office:value="0" calcext:value-type="float">
            <text:p>0</text:p>
          </table:table-cell>
          <table:table-cell table:formula="of:=([.I30]+[.I49])" office:value-type="float" office:value="0" calcext:value-type="float">
            <text:p>0</text:p>
          </table:table-cell>
          <table:table-cell table:formula="of:=([.J30]+[.J49])" office:value-type="float" office:value="0" calcext:value-type="float">
            <text:p>0</text:p>
          </table:table-cell>
          <table:table-cell table:formula="of:=([.K30]+[.K49])" office:value-type="float" office:value="0" calcext:value-type="float">
            <text:p>0</text:p>
          </table:table-cell>
          <table:table-cell table:formula="of:=([.L30]+[.L49])" office:value-type="float" office:value="16.5" calcext:value-type="float">
            <text:p>16,5</text:p>
          </table:table-cell>
          <table:table-cell table:formula="of:=([.M30]+[.M49])" office:value-type="float" office:value="15" calcext:value-type="float">
            <text:p>15</text:p>
          </table:table-cell>
          <table:table-cell table:formula="of:=([.N30]+[.N49])" office:value-type="float" office:value="25.5" calcext:value-type="float">
            <text:p>25,5</text:p>
          </table:table-cell>
          <table:table-cell table:formula="of:=([.O30]+[.O49])" office:value-type="float" office:value="21" calcext:value-type="float">
            <text:p>21</text:p>
          </table:table-cell>
          <table:table-cell table:formula="of:=([.P30]+[.P49])" office:value-type="float" office:value="21" calcext:value-type="float">
            <text:p>21</text:p>
          </table:table-cell>
          <table:table-cell table:formula="of:=([.Q30]+[.Q49])" office:value-type="float" office:value="15" calcext:value-type="float">
            <text:p>15</text:p>
          </table:table-cell>
          <table:table-cell table:formula="of:=([.R30]+[.R49])" office:value-type="float" office:value="114" calcext:value-type="float">
            <text:p>114</text:p>
          </table:table-cell>
          <table:table-cell table:formula="of:=([.S30]+[.S49])" office:value-type="float" office:value="0" calcext:value-type="float">
            <text:p>0</text:p>
          </table:table-cell>
          <table:table-cell/>
          <table:table-cell table:style-name="ce186" table:formula="of:=SUM([.C10:.S10])" office:value-type="float" office:value="228" calcext:value-type="float">
            <text:p>228</text:p>
          </table:table-cell>
          <table:table-cell table:number-columns-repeated="1003"/>
        </table:table-row>
        <table:table-row table:style-name="ro1">
          <table:table-cell/>
          <table:table-cell table:style-name="ce255" table:formula="of:=[static.F10]" office:value-type="string" office:string-value="M1109" calcext:value-type="string">
            <text:p>M1109</text:p>
          </table:table-cell>
          <table:table-cell table:formula="of:=([.C31]+[.C50])" office:value-type="float" office:value="0" calcext:value-type="float">
            <text:p>0</text:p>
          </table:table-cell>
          <table:table-cell table:formula="of:=([.D31]+[.D50])" office:value-type="float" office:value="0" calcext:value-type="float">
            <text:p>0</text:p>
          </table:table-cell>
          <table:table-cell table:formula="of:=([.E31]+[.E50])" office:value-type="float" office:value="15" calcext:value-type="float">
            <text:p>15</text:p>
          </table:table-cell>
          <table:table-cell table:formula="of:=([.F31]+[.F50])" office:value-type="float" office:value="12" calcext:value-type="float">
            <text:p>12</text:p>
          </table:table-cell>
          <table:table-cell table:formula="of:=([.G31]+[.G50])" office:value-type="float" office:value="4.5" calcext:value-type="float">
            <text:p>4,5</text:p>
          </table:table-cell>
          <table:table-cell table:formula="of:=([.H31]+[.H50])" office:value-type="float" office:value="15" calcext:value-type="float">
            <text:p>15</text:p>
          </table:table-cell>
          <table:table-cell table:formula="of:=([.I31]+[.I50])" office:value-type="float" office:value="3" calcext:value-type="float">
            <text:p>3</text:p>
          </table:table-cell>
          <table:table-cell table:formula="of:=([.J31]+[.J50])" office:value-type="float" office:value="16.5" calcext:value-type="float">
            <text:p>16,5</text:p>
          </table:table-cell>
          <table:table-cell table:formula="of:=([.K31]+[.K50])" office:value-type="float" office:value="6" calcext:value-type="float">
            <text:p>6</text:p>
          </table:table-cell>
          <table:table-cell table:formula="of:=([.L31]+[.L50])" office:value-type="float" office:value="12" calcext:value-type="float">
            <text:p>12</text:p>
          </table:table-cell>
          <table:table-cell table:formula="of:=([.M31]+[.M50])" office:value-type="float" office:value="3" calcext:value-type="float">
            <text:p>3</text:p>
          </table:table-cell>
          <table:table-cell table:formula="of:=([.N31]+[.N50])" office:value-type="float" office:value="13.5" calcext:value-type="float">
            <text:p>13,5</text:p>
          </table:table-cell>
          <table:table-cell table:formula="of:=([.O31]+[.O50])" office:value-type="float" office:value="6" calcext:value-type="float">
            <text:p>6</text:p>
          </table:table-cell>
          <table:table-cell table:formula="of:=([.P31]+[.P50])" office:value-type="float" office:value="13.5" calcext:value-type="float">
            <text:p>13,5</text:p>
          </table:table-cell>
          <table:table-cell table:formula="of:=([.Q31]+[.Q50])" office:value-type="float" office:value="3" calcext:value-type="float">
            <text:p>3</text:p>
          </table:table-cell>
          <table:table-cell table:formula="of:=([.R31]+[.R50])" office:value-type="float" office:value="123" calcext:value-type="float">
            <text:p>123</text:p>
          </table:table-cell>
          <table:table-cell table:formula="of:=([.S31]+[.S50])" office:value-type="float" office:value="1.5" calcext:value-type="float">
            <text:p>1,5</text:p>
          </table:table-cell>
          <table:table-cell/>
          <table:table-cell table:style-name="ce186" table:formula="of:=SUM([.C11:.S11])" office:value-type="float" office:value="247.5" calcext:value-type="float">
            <text:p>247,5</text:p>
          </table:table-cell>
          <table:table-cell table:number-columns-repeated="1003"/>
        </table:table-row>
        <table:table-row table:style-name="ro1">
          <table:table-cell/>
          <table:table-cell table:style-name="ce255" table:formula="of:=[static.F11]" office:value-type="string" office:string-value="M1201" calcext:value-type="string">
            <text:p>M1201</text:p>
          </table:table-cell>
          <table:table-cell table:formula="of:=([.C32]+[.C51])" office:value-type="float" office:value="9" calcext:value-type="float">
            <text:p>9</text:p>
          </table:table-cell>
          <table:table-cell table:formula="of:=([.D32]+[.D51])" office:value-type="float" office:value="9" calcext:value-type="float">
            <text:p>9</text:p>
          </table:table-cell>
          <table:table-cell table:formula="of:=([.E32]+[.E51])" office:value-type="float" office:value="6" calcext:value-type="float">
            <text:p>6</text:p>
          </table:table-cell>
          <table:table-cell table:formula="of:=([.F32]+[.F51])" office:value-type="float" office:value="6" calcext:value-type="float">
            <text:p>6</text:p>
          </table:table-cell>
          <table:table-cell table:formula="of:=([.G32]+[.G51])" office:value-type="float" office:value="7.5" calcext:value-type="float">
            <text:p>7,5</text:p>
          </table:table-cell>
          <table:table-cell table:formula="of:=([.H32]+[.H51])" office:value-type="float" office:value="10.5" calcext:value-type="float">
            <text:p>10,5</text:p>
          </table:table-cell>
          <table:table-cell table:formula="of:=([.I32]+[.I51])" office:value-type="float" office:value="0" calcext:value-type="float">
            <text:p>0</text:p>
          </table:table-cell>
          <table:table-cell table:formula="of:=([.J32]+[.J51])" office:value-type="float" office:value="9" calcext:value-type="float">
            <text:p>9</text:p>
          </table:table-cell>
          <table:table-cell table:formula="of:=([.K32]+[.K51])" office:value-type="float" office:value="7.5" calcext:value-type="float">
            <text:p>7,5</text:p>
          </table:table-cell>
          <table:table-cell table:formula="of:=([.L32]+[.L51])" office:value-type="float" office:value="3" calcext:value-type="float">
            <text:p>3</text:p>
          </table:table-cell>
          <table:table-cell table:formula="of:=([.M32]+[.M51])" office:value-type="float" office:value="6" calcext:value-type="float">
            <text:p>6</text:p>
          </table:table-cell>
          <table:table-cell table:formula="of:=([.N32]+[.N51])" office:value-type="float" office:value="10.5" calcext:value-type="float">
            <text:p>10,5</text:p>
          </table:table-cell>
          <table:table-cell table:formula="of:=([.O32]+[.O51])" office:value-type="float" office:value="7.5" calcext:value-type="float">
            <text:p>7,5</text:p>
          </table:table-cell>
          <table:table-cell table:formula="of:=([.P32]+[.P51])" office:value-type="float" office:value="6" calcext:value-type="float">
            <text:p>6</text:p>
          </table:table-cell>
          <table:table-cell table:formula="of:=([.Q32]+[.Q51])" office:value-type="float" office:value="7.5" calcext:value-type="float">
            <text:p>7,5</text:p>
          </table:table-cell>
          <table:table-cell table:formula="of:=([.R32]+[.R51])" office:value-type="float" office:value="124.5" calcext:value-type="float">
            <text:p>124,5</text:p>
          </table:table-cell>
          <table:table-cell table:formula="of:=([.S32]+[.S51])" office:value-type="float" office:value="1.5" calcext:value-type="float">
            <text:p>1,5</text:p>
          </table:table-cell>
          <table:table-cell/>
          <table:table-cell table:style-name="ce186" table:formula="of:=SUM([.C12:.S12])" office:value-type="float" office:value="231" calcext:value-type="float">
            <text:p>231</text:p>
          </table:table-cell>
          <table:table-cell table:number-columns-repeated="1003"/>
        </table:table-row>
        <table:table-row table:style-name="ro1">
          <table:table-cell/>
          <table:table-cell table:style-name="ce255" table:formula="of:=[static.F12]" office:value-type="string" office:string-value="M1202" calcext:value-type="string">
            <text:p>M1202</text:p>
          </table:table-cell>
          <table:table-cell table:formula="of:=([.C33]+[.C52])" office:value-type="float" office:value="4.5" calcext:value-type="float">
            <text:p>4,5</text:p>
          </table:table-cell>
          <table:table-cell table:formula="of:=([.D33]+[.D52])" office:value-type="float" office:value="6" calcext:value-type="float">
            <text:p>6</text:p>
          </table:table-cell>
          <table:table-cell table:formula="of:=([.E33]+[.E52])" office:value-type="float" office:value="6" calcext:value-type="float">
            <text:p>6</text:p>
          </table:table-cell>
          <table:table-cell table:formula="of:=([.F33]+[.F52])" office:value-type="float" office:value="6" calcext:value-type="float">
            <text:p>6</text:p>
          </table:table-cell>
          <table:table-cell table:formula="of:=([.G33]+[.G52])" office:value-type="float" office:value="7.5" calcext:value-type="float">
            <text:p>7,5</text:p>
          </table:table-cell>
          <table:table-cell table:formula="of:=([.H33]+[.H52])" office:value-type="float" office:value="7.5" calcext:value-type="float">
            <text:p>7,5</text:p>
          </table:table-cell>
          <table:table-cell table:formula="of:=([.I33]+[.I52])" office:value-type="float" office:value="0" calcext:value-type="float">
            <text:p>0</text:p>
          </table:table-cell>
          <table:table-cell table:formula="of:=([.J33]+[.J52])" office:value-type="float" office:value="7.5" calcext:value-type="float">
            <text:p>7,5</text:p>
          </table:table-cell>
          <table:table-cell table:formula="of:=([.K33]+[.K52])" office:value-type="float" office:value="1.5" calcext:value-type="float">
            <text:p>1,5</text:p>
          </table:table-cell>
          <table:table-cell table:formula="of:=([.L33]+[.L52])" office:value-type="float" office:value="6" calcext:value-type="float">
            <text:p>6</text:p>
          </table:table-cell>
          <table:table-cell table:formula="of:=([.M33]+[.M52])" office:value-type="float" office:value="0" calcext:value-type="float">
            <text:p>0</text:p>
          </table:table-cell>
          <table:table-cell table:formula="of:=([.N33]+[.N52])" office:value-type="float" office:value="0" calcext:value-type="float">
            <text:p>0</text:p>
          </table:table-cell>
          <table:table-cell table:formula="of:=([.O33]+[.O52])" office:value-type="float" office:value="0" calcext:value-type="float">
            <text:p>0</text:p>
          </table:table-cell>
          <table:table-cell table:formula="of:=([.P33]+[.P52])" office:value-type="float" office:value="0" calcext:value-type="float">
            <text:p>0</text:p>
          </table:table-cell>
          <table:table-cell table:formula="of:=([.Q33]+[.Q52])" office:value-type="float" office:value="0" calcext:value-type="float">
            <text:p>0</text:p>
          </table:table-cell>
          <table:table-cell table:formula="of:=([.R33]+[.R52])" office:value-type="float" office:value="64.5" calcext:value-type="float">
            <text:p>64,5</text:p>
          </table:table-cell>
          <table:table-cell table:formula="of:=([.S33]+[.S52])" office:value-type="float" office:value="1.5" calcext:value-type="float">
            <text:p>1,5</text:p>
          </table:table-cell>
          <table:table-cell/>
          <table:table-cell table:style-name="ce186" table:formula="of:=SUM([.C13:.S13])" office:value-type="float" office:value="118.5" calcext:value-type="float">
            <text:p>118,5</text:p>
          </table:table-cell>
          <table:table-cell table:number-columns-repeated="1003"/>
        </table:table-row>
        <table:table-row table:style-name="ro1">
          <table:table-cell/>
          <table:table-cell table:style-name="ce255" table:formula="of:=[static.F13]" office:value-type="string" office:string-value="M1203" calcext:value-type="string">
            <text:p>M1203</text:p>
          </table:table-cell>
          <table:table-cell table:formula="of:=([.C34]+[.C53])" office:value-type="float" office:value="16.5" calcext:value-type="float">
            <text:p>16,5</text:p>
          </table:table-cell>
          <table:table-cell table:formula="of:=([.D34]+[.D53])" office:value-type="float" office:value="12" calcext:value-type="float">
            <text:p>12</text:p>
          </table:table-cell>
          <table:table-cell table:formula="of:=([.E34]+[.E53])" office:value-type="float" office:value="12" calcext:value-type="float">
            <text:p>12</text:p>
          </table:table-cell>
          <table:table-cell table:formula="of:=([.F34]+[.F53])" office:value-type="float" office:value="12" calcext:value-type="float">
            <text:p>12</text:p>
          </table:table-cell>
          <table:table-cell table:formula="of:=([.G34]+[.G53])" office:value-type="float" office:value="7.5" calcext:value-type="float">
            <text:p>7,5</text:p>
          </table:table-cell>
          <table:table-cell table:formula="of:=([.H34]+[.H53])" office:value-type="float" office:value="3" calcext:value-type="float">
            <text:p>3</text:p>
          </table:table-cell>
          <table:table-cell table:formula="of:=([.I34]+[.I53])" office:value-type="float" office:value="0" calcext:value-type="float">
            <text:p>0</text:p>
          </table:table-cell>
          <table:table-cell table:formula="of:=([.J34]+[.J53])" office:value-type="float" office:value="4.5" calcext:value-type="float">
            <text:p>4,5</text:p>
          </table:table-cell>
          <table:table-cell table:formula="of:=([.K34]+[.K53])" office:value-type="float" office:value="0" calcext:value-type="float">
            <text:p>0</text:p>
          </table:table-cell>
          <table:table-cell table:formula="of:=([.L34]+[.L53])" office:value-type="float" office:value="0" calcext:value-type="float">
            <text:p>0</text:p>
          </table:table-cell>
          <table:table-cell table:formula="of:=([.M34]+[.M53])" office:value-type="float" office:value="0" calcext:value-type="float">
            <text:p>0</text:p>
          </table:table-cell>
          <table:table-cell table:formula="of:=([.N34]+[.N53])" office:value-type="float" office:value="0" calcext:value-type="float">
            <text:p>0</text:p>
          </table:table-cell>
          <table:table-cell table:formula="of:=([.O34]+[.O53])" office:value-type="float" office:value="0" calcext:value-type="float">
            <text:p>0</text:p>
          </table:table-cell>
          <table:table-cell table:formula="of:=([.P34]+[.P53])" office:value-type="float" office:value="0" calcext:value-type="float">
            <text:p>0</text:p>
          </table:table-cell>
          <table:table-cell table:formula="of:=([.Q34]+[.Q53])" office:value-type="float" office:value="0" calcext:value-type="float">
            <text:p>0</text:p>
          </table:table-cell>
          <table:table-cell table:formula="of:=([.R34]+[.R53])" office:value-type="float" office:value="87" calcext:value-type="float">
            <text:p>87</text:p>
          </table:table-cell>
          <table:table-cell table:formula="of:=([.S34]+[.S53])" office:value-type="float" office:value="3" calcext:value-type="float">
            <text:p>3</text:p>
          </table:table-cell>
          <table:table-cell/>
          <table:table-cell table:style-name="ce186" table:formula="of:=SUM([.C14:.S14])" office:value-type="float" office:value="157.5" calcext:value-type="float">
            <text:p>157,5</text:p>
          </table:table-cell>
          <table:table-cell table:number-columns-repeated="1003"/>
        </table:table-row>
        <table:table-row table:style-name="ro1">
          <table:table-cell/>
          <table:table-cell table:style-name="ce255" table:formula="of:=[static.F14]" office:value-type="string" office:string-value="M1204" calcext:value-type="string">
            <text:p>M1204</text:p>
          </table:table-cell>
          <table:table-cell table:formula="of:=([.C35]+[.C54])" office:value-type="float" office:value="0" calcext:value-type="float">
            <text:p>0</text:p>
          </table:table-cell>
          <table:table-cell table:formula="of:=([.D35]+[.D54])" office:value-type="float" office:value="0" calcext:value-type="float">
            <text:p>0</text:p>
          </table:table-cell>
          <table:table-cell table:formula="of:=([.E35]+[.E54])" office:value-type="float" office:value="0" calcext:value-type="float">
            <text:p>0</text:p>
          </table:table-cell>
          <table:table-cell table:formula="of:=([.F35]+[.F54])" office:value-type="float" office:value="0" calcext:value-type="float">
            <text:p>0</text:p>
          </table:table-cell>
          <table:table-cell table:formula="of:=([.G35]+[.G54])" office:value-type="float" office:value="0" calcext:value-type="float">
            <text:p>0</text:p>
          </table:table-cell>
          <table:table-cell table:formula="of:=([.H35]+[.H54])" office:value-type="float" office:value="0" calcext:value-type="float">
            <text:p>0</text:p>
          </table:table-cell>
          <table:table-cell table:formula="of:=([.I35]+[.I54])" office:value-type="float" office:value="0" calcext:value-type="float">
            <text:p>0</text:p>
          </table:table-cell>
          <table:table-cell table:formula="of:=([.J35]+[.J54])" office:value-type="float" office:value="1.5" calcext:value-type="float">
            <text:p>1,5</text:p>
          </table:table-cell>
          <table:table-cell table:formula="of:=([.K35]+[.K54])" office:value-type="float" office:value="6" calcext:value-type="float">
            <text:p>6</text:p>
          </table:table-cell>
          <table:table-cell table:formula="of:=([.L35]+[.L54])" office:value-type="float" office:value="12" calcext:value-type="float">
            <text:p>12</text:p>
          </table:table-cell>
          <table:table-cell table:formula="of:=([.M35]+[.M54])" office:value-type="float" office:value="13.5" calcext:value-type="float">
            <text:p>13,5</text:p>
          </table:table-cell>
          <table:table-cell table:formula="of:=([.N35]+[.N54])" office:value-type="float" office:value="13.5" calcext:value-type="float">
            <text:p>13,5</text:p>
          </table:table-cell>
          <table:table-cell table:formula="of:=([.O35]+[.O54])" office:value-type="float" office:value="18" calcext:value-type="float">
            <text:p>18</text:p>
          </table:table-cell>
          <table:table-cell table:formula="of:=([.P35]+[.P54])" office:value-type="float" office:value="18" calcext:value-type="float">
            <text:p>18</text:p>
          </table:table-cell>
          <table:table-cell table:formula="of:=([.Q35]+[.Q54])" office:value-type="float" office:value="12" calcext:value-type="float">
            <text:p>12</text:p>
          </table:table-cell>
          <table:table-cell table:formula="of:=([.R35]+[.R54])" office:value-type="float" office:value="94.5" calcext:value-type="float">
            <text:p>94,5</text:p>
          </table:table-cell>
          <table:table-cell table:formula="of:=([.S35]+[.S54])" office:value-type="float" office:value="0" calcext:value-type="float">
            <text:p>0</text:p>
          </table:table-cell>
          <table:table-cell/>
          <table:table-cell table:style-name="ce186" table:formula="of:=SUM([.C15:.S15])" office:value-type="float" office:value="189" calcext:value-type="float">
            <text:p>189</text:p>
          </table:table-cell>
          <table:table-cell table:number-columns-repeated="1003"/>
        </table:table-row>
        <table:table-row table:style-name="ro1">
          <table:table-cell/>
          <table:table-cell table:style-name="ce255" table:formula="of:=[static.F15]" office:value-type="string" office:string-value="M1205" calcext:value-type="string">
            <text:p>M1205</text:p>
          </table:table-cell>
          <table:table-cell table:formula="of:=([.C36]+[.C55])" office:value-type="float" office:value="22.5" calcext:value-type="float">
            <text:p>22,5</text:p>
          </table:table-cell>
          <table:table-cell table:formula="of:=([.D36]+[.D55])" office:value-type="float" office:value="15" calcext:value-type="float">
            <text:p>15</text:p>
          </table:table-cell>
          <table:table-cell table:formula="of:=([.E36]+[.E55])" office:value-type="float" office:value="15" calcext:value-type="float">
            <text:p>15</text:p>
          </table:table-cell>
          <table:table-cell table:formula="of:=([.F36]+[.F55])" office:value-type="float" office:value="4.5" calcext:value-type="float">
            <text:p>4,5</text:p>
          </table:table-cell>
          <table:table-cell table:formula="of:=([.G36]+[.G55])" office:value-type="float" office:value="0" calcext:value-type="float">
            <text:p>0</text:p>
          </table:table-cell>
          <table:table-cell table:formula="of:=([.H36]+[.H55])" office:value-type="float" office:value="0" calcext:value-type="float">
            <text:p>0</text:p>
          </table:table-cell>
          <table:table-cell table:formula="of:=([.I36]+[.I55])" office:value-type="float" office:value="0" calcext:value-type="float">
            <text:p>0</text:p>
          </table:table-cell>
          <table:table-cell table:formula="of:=([.J36]+[.J55])" office:value-type="float" office:value="0" calcext:value-type="float">
            <text:p>0</text:p>
          </table:table-cell>
          <table:table-cell table:formula="of:=([.K36]+[.K55])" office:value-type="float" office:value="0" calcext:value-type="float">
            <text:p>0</text:p>
          </table:table-cell>
          <table:table-cell table:formula="of:=([.L36]+[.L55])" office:value-type="float" office:value="0" calcext:value-type="float">
            <text:p>0</text:p>
          </table:table-cell>
          <table:table-cell table:formula="of:=([.M36]+[.M55])" office:value-type="float" office:value="0" calcext:value-type="float">
            <text:p>0</text:p>
          </table:table-cell>
          <table:table-cell table:formula="of:=([.N36]+[.N55])" office:value-type="float" office:value="0" calcext:value-type="float">
            <text:p>0</text:p>
          </table:table-cell>
          <table:table-cell table:formula="of:=([.O36]+[.O55])" office:value-type="float" office:value="0" calcext:value-type="float">
            <text:p>0</text:p>
          </table:table-cell>
          <table:table-cell table:formula="of:=([.P36]+[.P55])" office:value-type="float" office:value="0" calcext:value-type="float">
            <text:p>0</text:p>
          </table:table-cell>
          <table:table-cell table:formula="of:=([.Q36]+[.Q55])" office:value-type="float" office:value="0" calcext:value-type="float">
            <text:p>0</text:p>
          </table:table-cell>
          <table:table-cell table:formula="of:=([.R36]+[.R55])" office:value-type="float" office:value="93" calcext:value-type="float">
            <text:p>93</text:p>
          </table:table-cell>
          <table:table-cell table:formula="of:=([.S36]+[.S55])" office:value-type="float" office:value="7.5" calcext:value-type="float">
            <text:p>7,5</text:p>
          </table:table-cell>
          <table:table-cell/>
          <table:table-cell table:style-name="ce186" table:formula="of:=SUM([.C16:.S16])" office:value-type="float" office:value="157.5" calcext:value-type="float">
            <text:p>157,5</text:p>
          </table:table-cell>
          <table:table-cell table:number-columns-repeated="1003"/>
        </table:table-row>
        <table:table-row table:style-name="ro1">
          <table:table-cell/>
          <table:table-cell table:style-name="ce255" table:formula="of:=[static.F16]" office:value-type="string" office:string-value="M1206" calcext:value-type="string">
            <text:p>M1206</text:p>
          </table:table-cell>
          <table:table-cell table:formula="of:=([.C37]+[.C56])" office:value-type="float" office:value="18" calcext:value-type="float">
            <text:p>18</text:p>
          </table:table-cell>
          <table:table-cell table:formula="of:=([.D37]+[.D56])" office:value-type="float" office:value="12" calcext:value-type="float">
            <text:p>12</text:p>
          </table:table-cell>
          <table:table-cell table:formula="of:=([.E37]+[.E56])" office:value-type="float" office:value="15" calcext:value-type="float">
            <text:p>15</text:p>
          </table:table-cell>
          <table:table-cell table:formula="of:=([.F37]+[.F56])" office:value-type="float" office:value="12" calcext:value-type="float">
            <text:p>12</text:p>
          </table:table-cell>
          <table:table-cell table:formula="of:=([.G37]+[.G56])" office:value-type="float" office:value="16.5" calcext:value-type="float">
            <text:p>16,5</text:p>
          </table:table-cell>
          <table:table-cell table:formula="of:=([.H37]+[.H56])" office:value-type="float" office:value="3" calcext:value-type="float">
            <text:p>3</text:p>
          </table:table-cell>
          <table:table-cell table:formula="of:=([.I37]+[.I56])" office:value-type="float" office:value="0" calcext:value-type="float">
            <text:p>0</text:p>
          </table:table-cell>
          <table:table-cell table:formula="of:=([.J37]+[.J56])" office:value-type="float" office:value="4.5" calcext:value-type="float">
            <text:p>4,5</text:p>
          </table:table-cell>
          <table:table-cell table:formula="of:=([.K37]+[.K56])" office:value-type="float" office:value="0" calcext:value-type="float">
            <text:p>0</text:p>
          </table:table-cell>
          <table:table-cell table:formula="of:=([.L37]+[.L56])" office:value-type="float" office:value="0" calcext:value-type="float">
            <text:p>0</text:p>
          </table:table-cell>
          <table:table-cell table:formula="of:=([.M37]+[.M56])" office:value-type="float" office:value="0" calcext:value-type="float">
            <text:p>0</text:p>
          </table:table-cell>
          <table:table-cell table:formula="of:=([.N37]+[.N56])" office:value-type="float" office:value="0" calcext:value-type="float">
            <text:p>0</text:p>
          </table:table-cell>
          <table:table-cell table:formula="of:=([.O37]+[.O56])" office:value-type="float" office:value="0" calcext:value-type="float">
            <text:p>0</text:p>
          </table:table-cell>
          <table:table-cell table:formula="of:=([.P37]+[.P56])" office:value-type="float" office:value="0" calcext:value-type="float">
            <text:p>0</text:p>
          </table:table-cell>
          <table:table-cell table:formula="of:=([.Q37]+[.Q56])" office:value-type="float" office:value="0" calcext:value-type="float">
            <text:p>0</text:p>
          </table:table-cell>
          <table:table-cell table:formula="of:=([.R37]+[.R56])" office:value-type="float" office:value="108" calcext:value-type="float">
            <text:p>108</text:p>
          </table:table-cell>
          <table:table-cell table:formula="of:=([.S37]+[.S56])" office:value-type="float" office:value="4.5" calcext:value-type="float">
            <text:p>4,5</text:p>
          </table:table-cell>
          <table:table-cell/>
          <table:table-cell table:style-name="ce186" table:formula="of:=SUM([.C17:.S17])" office:value-type="float" office:value="193.5" calcext:value-type="float">
            <text:p>193,5</text:p>
          </table:table-cell>
          <table:table-cell table:number-columns-repeated="1003"/>
        </table:table-row>
        <table:table-row table:style-name="ro1">
          <table:table-cell/>
          <table:table-cell table:style-name="ce255"/>
          <table:table-cell table:number-columns-repeated="18"/>
          <table:table-cell table:style-name="ce186"/>
          <table:table-cell table:number-columns-repeated="1003"/>
        </table:table-row>
        <table:table-row table:style-name="ro1">
          <table:table-cell/>
          <table:table-cell table:style-name="ce255" table:formula="of:=[static.F17]" office:value-type="string" office:string-value="M1207" calcext:value-type="string">
            <text:p>M1207</text:p>
          </table:table-cell>
          <table:table-cell table:formula="of:=([.C38]+[.C57])" office:value-type="float" office:value="0" calcext:value-type="float">
            <text:p>0</text:p>
          </table:table-cell>
          <table:table-cell table:formula="of:=([.D38]+[.D57])" office:value-type="float" office:value="0" calcext:value-type="float">
            <text:p>0</text:p>
          </table:table-cell>
          <table:table-cell table:formula="of:=([.E38]+[.E57])" office:value-type="float" office:value="0" calcext:value-type="float">
            <text:p>0</text:p>
          </table:table-cell>
          <table:table-cell table:formula="of:=([.F38]+[.F57])" office:value-type="float" office:value="0" calcext:value-type="float">
            <text:p>0</text:p>
          </table:table-cell>
          <table:table-cell table:formula="of:=([.G38]+[.G57])" office:value-type="float" office:value="6" calcext:value-type="float">
            <text:p>6</text:p>
          </table:table-cell>
          <table:table-cell table:formula="of:=([.H38]+[.H57])" office:value-type="float" office:value="6" calcext:value-type="float">
            <text:p>6</text:p>
          </table:table-cell>
          <table:table-cell table:formula="of:=([.I38]+[.I57])" office:value-type="float" office:value="6" calcext:value-type="float">
            <text:p>6</text:p>
          </table:table-cell>
          <table:table-cell table:formula="of:=([.J38]+[.J57])" office:value-type="float" office:value="6" calcext:value-type="float">
            <text:p>6</text:p>
          </table:table-cell>
          <table:table-cell table:formula="of:=([.K38]+[.K57])" office:value-type="float" office:value="6" calcext:value-type="float">
            <text:p>6</text:p>
          </table:table-cell>
          <table:table-cell table:formula="of:=([.L38]+[.L57])" office:value-type="float" office:value="0" calcext:value-type="float">
            <text:p>0</text:p>
          </table:table-cell>
          <table:table-cell table:formula="of:=([.M38]+[.M57])" office:value-type="float" office:value="0" calcext:value-type="float">
            <text:p>0</text:p>
          </table:table-cell>
          <table:table-cell table:formula="of:=([.N38]+[.N57])" office:value-type="float" office:value="0" calcext:value-type="float">
            <text:p>0</text:p>
          </table:table-cell>
          <table:table-cell table:formula="of:=([.O38]+[.O57])" office:value-type="float" office:value="0" calcext:value-type="float">
            <text:p>0</text:p>
          </table:table-cell>
          <table:table-cell table:formula="of:=([.P38]+[.P57])" office:value-type="float" office:value="0" calcext:value-type="float">
            <text:p>0</text:p>
          </table:table-cell>
          <table:table-cell table:formula="of:=([.Q38]+[.Q57])" office:value-type="float" office:value="0" calcext:value-type="float">
            <text:p>0</text:p>
          </table:table-cell>
          <table:table-cell table:formula="of:=([.R38]+[.R57])" office:value-type="float" office:value="30" calcext:value-type="float">
            <text:p>30</text:p>
          </table:table-cell>
          <table:table-cell table:formula="of:=([.S38]+[.S57])" office:value-type="float" office:value="12" calcext:value-type="float">
            <text:p>12</text:p>
          </table:table-cell>
          <table:table-cell/>
          <table:table-cell table:style-name="ce186" table:formula="of:=SUM([.C19:.S19])" office:value-type="float" office:value="72" calcext:value-type="float">
            <text:p>72</text:p>
          </table:table-cell>
          <table:table-cell table:number-columns-repeated="1003"/>
        </table:table-row>
        <table:table-row table:style-name="ro1">
          <table:table-cell/>
          <table:table-cell table:style-name="ce255"/>
          <table:table-cell table:style-name="ce186" table:formula="of:=SUM([.C3:.C19])" office:value-type="float" office:value="114" calcext:value-type="float">
            <text:p>114</text:p>
          </table:table-cell>
          <table:table-cell table:style-name="ce186" table:formula="of:=SUM([.D3:.D19])" office:value-type="float" office:value="88.5" calcext:value-type="float">
            <text:p>88,5</text:p>
          </table:table-cell>
          <table:table-cell table:style-name="ce186" table:formula="of:=SUM([.E3:.E19])" office:value-type="float" office:value="103.5" calcext:value-type="float">
            <text:p>103,5</text:p>
          </table:table-cell>
          <table:table-cell table:style-name="ce186" table:formula="of:=SUM([.F3:.F19])" office:value-type="float" office:value="91.5" calcext:value-type="float">
            <text:p>91,5</text:p>
          </table:table-cell>
          <table:table-cell table:style-name="ce186" table:formula="of:=SUM([.G3:.G19])" office:value-type="float" office:value="115.5" calcext:value-type="float">
            <text:p>115,5</text:p>
          </table:table-cell>
          <table:table-cell table:style-name="ce186" table:formula="of:=SUM([.H3:.H19])" office:value-type="float" office:value="132" calcext:value-type="float">
            <text:p>132</text:p>
          </table:table-cell>
          <table:table-cell table:style-name="ce186" table:formula="of:=SUM([.I3:.I19])" office:value-type="float" office:value="61.5" calcext:value-type="float">
            <text:p>61,5</text:p>
          </table:table-cell>
          <table:table-cell table:style-name="ce186" table:formula="of:=SUM([.J3:.J19])" office:value-type="float" office:value="144" calcext:value-type="float">
            <text:p>144</text:p>
          </table:table-cell>
          <table:table-cell table:style-name="ce186" table:formula="of:=SUM([.K3:.K19])" office:value-type="float" office:value="117" calcext:value-type="float">
            <text:p>117</text:p>
          </table:table-cell>
          <table:table-cell table:style-name="ce186" table:formula="of:=SUM([.L3:.L19])" office:value-type="float" office:value="94.5" calcext:value-type="float">
            <text:p>94,5</text:p>
          </table:table-cell>
          <table:table-cell table:style-name="ce186" table:formula="of:=SUM([.M3:.M19])" office:value-type="float" office:value="81" calcext:value-type="float">
            <text:p>81</text:p>
          </table:table-cell>
          <table:table-cell table:style-name="ce186" table:formula="of:=SUM([.N3:.N19])" office:value-type="float" office:value="115.5" calcext:value-type="float">
            <text:p>115,5</text:p>
          </table:table-cell>
          <table:table-cell table:style-name="ce186" table:formula="of:=SUM([.O3:.O19])" office:value-type="float" office:value="99" calcext:value-type="float">
            <text:p>99</text:p>
          </table:table-cell>
          <table:table-cell table:style-name="ce186" table:formula="of:=SUM([.P3:.P19])" office:value-type="float" office:value="100.5" calcext:value-type="float">
            <text:p>100,5</text:p>
          </table:table-cell>
          <table:table-cell table:style-name="ce186" table:formula="of:=SUM([.Q3:.Q19])" office:value-type="float" office:value="78" calcext:value-type="float">
            <text:p>78</text:p>
          </table:table-cell>
          <table:table-cell table:style-name="ce186" table:formula="of:=SUM([.R3:.R19])" office:value-type="float" office:value="1710" calcext:value-type="float">
            <text:p>1710</text:p>
          </table:table-cell>
          <table:table-cell table:style-name="ce186" table:formula="of:=SUM([.S3:.S19])" office:value-type="float" office:value="28.5" calcext:value-type="float">
            <text:p>28,5</text:p>
          </table:table-cell>
          <table:table-cell/>
          <table:table-cell table:style-name="ce260" table:formula="of:=SUM([.U3:.U19])" office:value-type="float" office:value="3274.5" calcext:value-type="float">
            <text:p>3274,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64" office:value-type="string" calcext:value-type="string">
            <text:p>FI</text:p>
          </table:table-cell>
          <table:table-cell table:style-name="ce186" table:formula="of:=[.C2]" office:value-type="float" office:value="36" calcext:value-type="float">
            <text:p>36</text:p>
          </table:table-cell>
          <table:table-cell table:style-name="ce186" table:formula="of:=[.D2]" office:value-type="float" office:value="37" calcext:value-type="float">
            <text:p>37</text:p>
          </table:table-cell>
          <table:table-cell table:style-name="ce186" table:formula="of:=[.E2]" office:value-type="float" office:value="38" calcext:value-type="float">
            <text:p>38</text:p>
          </table:table-cell>
          <table:table-cell table:style-name="ce186" table:formula="of:=[.F2]" office:value-type="float" office:value="39" calcext:value-type="float">
            <text:p>39</text:p>
          </table:table-cell>
          <table:table-cell table:style-name="ce186" table:formula="of:=[.G2]" office:value-type="float" office:value="40" calcext:value-type="float">
            <text:p>40</text:p>
          </table:table-cell>
          <table:table-cell table:style-name="ce186" table:formula="of:=[.H2]" office:value-type="float" office:value="41" calcext:value-type="float">
            <text:p>41</text:p>
          </table:table-cell>
          <table:table-cell table:style-name="ce186" table:formula="of:=[.I2]" office:value-type="float" office:value="42" calcext:value-type="float">
            <text:p>42</text:p>
          </table:table-cell>
          <table:table-cell table:style-name="ce186" table:formula="of:=[.J2]" office:value-type="float" office:value="43" calcext:value-type="float">
            <text:p>43</text:p>
          </table:table-cell>
          <table:table-cell table:style-name="ce186" table:formula="of:=[.K2]" office:value-type="float" office:value="45" calcext:value-type="float">
            <text:p>45</text:p>
          </table:table-cell>
          <table:table-cell table:style-name="ce186" table:formula="of:=[.L2]" office:value-type="float" office:value="46" calcext:value-type="float">
            <text:p>46</text:p>
          </table:table-cell>
          <table:table-cell table:style-name="ce186" table:formula="of:=[.M2]" office:value-type="float" office:value="47" calcext:value-type="float">
            <text:p>47</text:p>
          </table:table-cell>
          <table:table-cell table:style-name="ce186" table:formula="of:=[.N2]" office:value-type="float" office:value="48" calcext:value-type="float">
            <text:p>48</text:p>
          </table:table-cell>
          <table:table-cell table:style-name="ce186" table:formula="of:=[.O2]" office:value-type="float" office:value="49" calcext:value-type="float">
            <text:p>49</text:p>
          </table:table-cell>
          <table:table-cell table:style-name="ce186" table:formula="of:=[.P2]" office:value-type="float" office:value="50" calcext:value-type="float">
            <text:p>50</text:p>
          </table:table-cell>
          <table:table-cell table:style-name="ce186" table:formula="of:=[.Q2]" office:value-type="float" office:value="51" calcext:value-type="float">
            <text:p>51</text:p>
          </table:table-cell>
          <table:table-cell table:style-name="ce186" table:formula="of:=[.R2]" office:value-type="float" office:value="0" calcext:value-type="float">
            <text:p>0</text:p>
          </table:table-cell>
          <table:table-cell table:style-name="ce186" table:formula="of:=[.S2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5" table:formula="of:=[static.F2]" office:value-type="string" office:string-value="M1101" calcext:value-type="string">
            <text:p>M1101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15" calcext:value-type="float">
            <text:p>15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16.5" calcext:value-type="float">
            <text:p>16,5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15" calcext:value-type="float">
            <text:p>15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15" calcext:value-type="float">
            <text:p>15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15" calcext:value-type="float">
            <text:p>15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15" calcext:value-type="float">
            <text:p>15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16.5" calcext:value-type="float">
            <text:p>16,5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15" calcext:value-type="float">
            <text:p>15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12" calcext:value-type="float">
            <text:p>12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15" calcext:value-type="float">
            <text:p>15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13.5" calcext:value-type="float">
            <text:p>13,5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0" calcext:value-type="float">
            <text:p>0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0" calcext:value-type="float">
            <text:p>0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0" calcext:value-type="float">
            <text:p>0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0" calcext:value-type="float">
            <text:p>0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171" calcext:value-type="float">
            <text:p>171</text:p>
          </table:table-cell>
          <table:table-cell table:formula="of:=1.5*(INDIRECT(ADDRESS(3+3*[.$A23];6+COLUMN();1;;[.$B$22]))+INDIRECT(ADDRESS(4+3*[.$A23];6+COLUMN();1;;[.$B$22]))*NB_GR_TD+INDIRECT(ADDRESS(5+3*[.$A23];6+COLUMN();1;;[.$B$22]))*NB_GR_TP)" office:value-type="float" office:value="0" calcext:value-type="float">
            <text:p>0</text:p>
          </table:table-cell>
          <table:table-cell/>
          <table:table-cell table:style-name="ce186" table:formula="of:=SUM([.C23:.S23])" office:value-type="float" office:value="334.5" calcext:value-type="float">
            <text:p>334,5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5" table:formula="of:=[static.F3]" office:value-type="string" office:string-value="M1102" calcext:value-type="string">
            <text:p>M1102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0" calcext:value-type="float">
            <text:p>0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0" calcext:value-type="float">
            <text:p>0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0" calcext:value-type="float">
            <text:p>0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0" calcext:value-type="float">
            <text:p>0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0" calcext:value-type="float">
            <text:p>0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0" calcext:value-type="float">
            <text:p>0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0" calcext:value-type="float">
            <text:p>0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0" calcext:value-type="float">
            <text:p>0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0" calcext:value-type="float">
            <text:p>0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4.5" calcext:value-type="float">
            <text:p>4,5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16.5" calcext:value-type="float">
            <text:p>16,5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18" calcext:value-type="float">
            <text:p>18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18" calcext:value-type="float">
            <text:p>18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12" calcext:value-type="float">
            <text:p>12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12" calcext:value-type="float">
            <text:p>12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82.5" calcext:value-type="float">
            <text:p>82,5</text:p>
          </table:table-cell>
          <table:table-cell table:formula="of:=1.5*(INDIRECT(ADDRESS(3+3*[.$A24];6+COLUMN();1;;[.$B$22]))+INDIRECT(ADDRESS(4+3*[.$A24];6+COLUMN();1;;[.$B$22]))*NB_GR_TD+INDIRECT(ADDRESS(5+3*[.$A24];6+COLUMN();1;;[.$B$22]))*NB_GR_TP)" office:value-type="float" office:value="-1.5" calcext:value-type="float">
            <text:p>-1,5</text:p>
          </table:table-cell>
          <table:table-cell/>
          <table:table-cell table:style-name="ce186" table:formula="of:=SUM([.C24:.S24])" office:value-type="float" office:value="162" calcext:value-type="float">
            <text:p>162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5" table:formula="of:=[static.F4]" office:value-type="string" office:string-value="M1103" calcext:value-type="string">
            <text:p>M1103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16.5" calcext:value-type="float">
            <text:p>16,5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18" calcext:value-type="float">
            <text:p>18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12" calcext:value-type="float">
            <text:p>12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1.5" calcext:value-type="float">
            <text:p>1,5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0" calcext:value-type="float">
            <text:p>0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0" calcext:value-type="float">
            <text:p>0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0" calcext:value-type="float">
            <text:p>0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0" calcext:value-type="float">
            <text:p>0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0" calcext:value-type="float">
            <text:p>0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0" calcext:value-type="float">
            <text:p>0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0" calcext:value-type="float">
            <text:p>0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0" calcext:value-type="float">
            <text:p>0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0" calcext:value-type="float">
            <text:p>0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0" calcext:value-type="float">
            <text:p>0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0" calcext:value-type="float">
            <text:p>0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76.5" calcext:value-type="float">
            <text:p>76,5</text:p>
          </table:table-cell>
          <table:table-cell table:formula="of:=1.5*(INDIRECT(ADDRESS(3+3*[.$A25];6+COLUMN();1;;[.$B$22]))+INDIRECT(ADDRESS(4+3*[.$A25];6+COLUMN();1;;[.$B$22]))*NB_GR_TD+INDIRECT(ADDRESS(5+3*[.$A25];6+COLUMN();1;;[.$B$22]))*NB_GR_TP)" office:value-type="float" office:value="0" calcext:value-type="float">
            <text:p>0</text:p>
          </table:table-cell>
          <table:table-cell/>
          <table:table-cell table:style-name="ce186" table:formula="of:=SUM([.C25:.S25])" office:value-type="float" office:value="124.5" calcext:value-type="float">
            <text:p>124,5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5" table:formula="of:=[static.F5]" office:value-type="string" office:string-value="M1104" calcext:value-type="string">
            <text:p>M1104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0" calcext:value-type="float">
            <text:p>0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0" calcext:value-type="float">
            <text:p>0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3" calcext:value-type="float">
            <text:p>3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4.5" calcext:value-type="float">
            <text:p>4,5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4.5" calcext:value-type="float">
            <text:p>4,5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16.5" calcext:value-type="float">
            <text:p>16,5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4.5" calcext:value-type="float">
            <text:p>4,5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18" calcext:value-type="float">
            <text:p>18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13.5" calcext:value-type="float">
            <text:p>13,5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0" calcext:value-type="float">
            <text:p>0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0" calcext:value-type="float">
            <text:p>0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0" calcext:value-type="float">
            <text:p>0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0" calcext:value-type="float">
            <text:p>0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0" calcext:value-type="float">
            <text:p>0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0" calcext:value-type="float">
            <text:p>0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64.5" calcext:value-type="float">
            <text:p>64,5</text:p>
          </table:table-cell>
          <table:table-cell table:formula="of:=1.5*(INDIRECT(ADDRESS(3+3*[.$A26];6+COLUMN();1;;[.$B$22]))+INDIRECT(ADDRESS(4+3*[.$A26];6+COLUMN();1;;[.$B$22]))*NB_GR_TD+INDIRECT(ADDRESS(5+3*[.$A26];6+COLUMN();1;;[.$B$22]))*NB_GR_TP)" office:value-type="float" office:value="0" calcext:value-type="float">
            <text:p>0</text:p>
          </table:table-cell>
          <table:table-cell/>
          <table:table-cell table:style-name="ce186" table:formula="of:=SUM([.C26:.S26])" office:value-type="float" office:value="129" calcext:value-type="float">
            <text:p>129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5" table:formula="of:=[static.F6]" office:value-type="string" office:string-value="M1105" calcext:value-type="string">
            <text:p>M1105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0" calcext:value-type="float">
            <text:p>0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0" calcext:value-type="float">
            <text:p>0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0" calcext:value-type="float">
            <text:p>0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4.5" calcext:value-type="float">
            <text:p>4,5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16.5" calcext:value-type="float">
            <text:p>16,5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16.5" calcext:value-type="float">
            <text:p>16,5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12" calcext:value-type="float">
            <text:p>12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15" calcext:value-type="float">
            <text:p>15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12" calcext:value-type="float">
            <text:p>12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12" calcext:value-type="float">
            <text:p>12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1.5" calcext:value-type="float">
            <text:p>1,5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0" calcext:value-type="float">
            <text:p>0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0" calcext:value-type="float">
            <text:p>0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0" calcext:value-type="float">
            <text:p>0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0" calcext:value-type="float">
            <text:p>0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90" calcext:value-type="float">
            <text:p>90</text:p>
          </table:table-cell>
          <table:table-cell table:formula="of:=1.5*(INDIRECT(ADDRESS(3+3*[.$A27];6+COLUMN();1;;[.$B$22]))+INDIRECT(ADDRESS(4+3*[.$A27];6+COLUMN();1;;[.$B$22]))*NB_GR_TD+INDIRECT(ADDRESS(5+3*[.$A27];6+COLUMN();1;;[.$B$22]))*NB_GR_TP)" office:value-type="float" office:value="0" calcext:value-type="float">
            <text:p>0</text:p>
          </table:table-cell>
          <table:table-cell/>
          <table:table-cell table:style-name="ce186" table:formula="of:=SUM([.C27:.S27])" office:value-type="float" office:value="180" calcext:value-type="float">
            <text:p>180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55" table:formula="of:=[static.F7]" office:value-type="string" office:string-value="M1106" calcext:value-type="string">
            <text:p>M1106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0" calcext:value-type="float">
            <text:p>0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0" calcext:value-type="float">
            <text:p>0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0" calcext:value-type="float">
            <text:p>0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0" calcext:value-type="float">
            <text:p>0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0" calcext:value-type="float">
            <text:p>0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0" calcext:value-type="float">
            <text:p>0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4.5" calcext:value-type="float">
            <text:p>4,5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15" calcext:value-type="float">
            <text:p>15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12" calcext:value-type="float">
            <text:p>12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12" calcext:value-type="float">
            <text:p>12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12" calcext:value-type="float">
            <text:p>12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12" calcext:value-type="float">
            <text:p>12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12" calcext:value-type="float">
            <text:p>12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12" calcext:value-type="float">
            <text:p>12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13.5" calcext:value-type="float">
            <text:p>13,5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105" calcext:value-type="float">
            <text:p>105</text:p>
          </table:table-cell>
          <table:table-cell table:formula="of:=1.5*(INDIRECT(ADDRESS(3+3*[.$A28];6+COLUMN();1;;[.$B$22]))+INDIRECT(ADDRESS(4+3*[.$A28];6+COLUMN();1;;[.$B$22]))*NB_GR_TD+INDIRECT(ADDRESS(5+3*[.$A28];6+COLUMN();1;;[.$B$22]))*NB_GR_TP)" office:value-type="float" office:value="-6" calcext:value-type="float">
            <text:p>-6</text:p>
          </table:table-cell>
          <table:table-cell/>
          <table:table-cell table:style-name="ce186" table:formula="of:=SUM([.C28:.S28])" office:value-type="float" office:value="204" calcext:value-type="float">
            <text:p>204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5" table:formula="of:=[static.F8]" office:value-type="string" office:string-value="M1107" calcext:value-type="string">
            <text:p>M1107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0" calcext:value-type="float">
            <text:p>0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0" calcext:value-type="float">
            <text:p>0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4.5" calcext:value-type="float">
            <text:p>4,5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6" calcext:value-type="float">
            <text:p>6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15" calcext:value-type="float">
            <text:p>15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16.5" calcext:value-type="float">
            <text:p>16,5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15" calcext:value-type="float">
            <text:p>15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15" calcext:value-type="float">
            <text:p>15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15" calcext:value-type="float">
            <text:p>15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1.5" calcext:value-type="float">
            <text:p>1,5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0" calcext:value-type="float">
            <text:p>0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0" calcext:value-type="float">
            <text:p>0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0" calcext:value-type="float">
            <text:p>0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0" calcext:value-type="float">
            <text:p>0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0" calcext:value-type="float">
            <text:p>0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88.5" calcext:value-type="float">
            <text:p>88,5</text:p>
          </table:table-cell>
          <table:table-cell table:formula="of:=1.5*(INDIRECT(ADDRESS(3+3*[.$A29];6+COLUMN();1;;[.$B$22]))+INDIRECT(ADDRESS(4+3*[.$A29];6+COLUMN();1;;[.$B$22]))*NB_GR_TD+INDIRECT(ADDRESS(5+3*[.$A29];6+COLUMN();1;;[.$B$22]))*NB_GR_TP)" office:value-type="float" office:value="0" calcext:value-type="float">
            <text:p>0</text:p>
          </table:table-cell>
          <table:table-cell/>
          <table:table-cell table:style-name="ce186" table:formula="of:=SUM([.C29:.S29])" office:value-type="float" office:value="177" calcext:value-type="float">
            <text:p>177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5" table:formula="of:=[static.F9]" office:value-type="string" office:string-value="M1108" calcext:value-type="string">
            <text:p>M1108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0" calcext:value-type="float">
            <text:p>0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0" calcext:value-type="float">
            <text:p>0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0" calcext:value-type="float">
            <text:p>0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0" calcext:value-type="float">
            <text:p>0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0" calcext:value-type="float">
            <text:p>0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0" calcext:value-type="float">
            <text:p>0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0" calcext:value-type="float">
            <text:p>0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0" calcext:value-type="float">
            <text:p>0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0" calcext:value-type="float">
            <text:p>0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16.5" calcext:value-type="float">
            <text:p>16,5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15" calcext:value-type="float">
            <text:p>15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19.5" calcext:value-type="float">
            <text:p>19,5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15" calcext:value-type="float">
            <text:p>15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15" calcext:value-type="float">
            <text:p>15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7.5" calcext:value-type="float">
            <text:p>7,5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88.5" calcext:value-type="float">
            <text:p>88,5</text:p>
          </table:table-cell>
          <table:table-cell table:formula="of:=1.5*(INDIRECT(ADDRESS(3+3*[.$A30];6+COLUMN();1;;[.$B$22]))+INDIRECT(ADDRESS(4+3*[.$A30];6+COLUMN();1;;[.$B$22]))*NB_GR_TD+INDIRECT(ADDRESS(5+3*[.$A30];6+COLUMN();1;;[.$B$22]))*NB_GR_TP)" office:value-type="float" office:value="0" calcext:value-type="float">
            <text:p>0</text:p>
          </table:table-cell>
          <table:table-cell/>
          <table:table-cell table:style-name="ce186" table:formula="of:=SUM([.C30:.S30])" office:value-type="float" office:value="177" calcext:value-type="float">
            <text:p>177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5" table:formula="of:=[static.F10]" office:value-type="string" office:string-value="M1109" calcext:value-type="string">
            <text:p>M1109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0" calcext:value-type="float">
            <text:p>0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0" calcext:value-type="float">
            <text:p>0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15" calcext:value-type="float">
            <text:p>15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12" calcext:value-type="float">
            <text:p>12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3" calcext:value-type="float">
            <text:p>3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12" calcext:value-type="float">
            <text:p>12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3" calcext:value-type="float">
            <text:p>3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12" calcext:value-type="float">
            <text:p>12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3" calcext:value-type="float">
            <text:p>3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12" calcext:value-type="float">
            <text:p>12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3" calcext:value-type="float">
            <text:p>3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12" calcext:value-type="float">
            <text:p>12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3" calcext:value-type="float">
            <text:p>3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12" calcext:value-type="float">
            <text:p>12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0" calcext:value-type="float">
            <text:p>0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102" calcext:value-type="float">
            <text:p>102</text:p>
          </table:table-cell>
          <table:table-cell table:formula="of:=1.5*(INDIRECT(ADDRESS(3+3*[.$A31];6+COLUMN();1;;[.$B$22]))+INDIRECT(ADDRESS(4+3*[.$A31];6+COLUMN();1;;[.$B$22]))*NB_GR_TD+INDIRECT(ADDRESS(5+3*[.$A31];6+COLUMN();1;;[.$B$22]))*NB_GR_TP)" office:value-type="float" office:value="0" calcext:value-type="float">
            <text:p>0</text:p>
          </table:table-cell>
          <table:table-cell/>
          <table:table-cell table:style-name="ce186" table:formula="of:=SUM([.C31:.S31])" office:value-type="float" office:value="204" calcext:value-type="float">
            <text:p>204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5" table:formula="of:=[static.F11]" office:value-type="string" office:string-value="M1201" calcext:value-type="string">
            <text:p>M1201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6" calcext:value-type="float">
            <text:p>6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9" calcext:value-type="float">
            <text:p>9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6" calcext:value-type="float">
            <text:p>6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6" calcext:value-type="float">
            <text:p>6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6" calcext:value-type="float">
            <text:p>6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9" calcext:value-type="float">
            <text:p>9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0" calcext:value-type="float">
            <text:p>0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6" calcext:value-type="float">
            <text:p>6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6" calcext:value-type="float">
            <text:p>6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3" calcext:value-type="float">
            <text:p>3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6" calcext:value-type="float">
            <text:p>6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9" calcext:value-type="float">
            <text:p>9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6" calcext:value-type="float">
            <text:p>6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3" calcext:value-type="float">
            <text:p>3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6" calcext:value-type="float">
            <text:p>6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102" calcext:value-type="float">
            <text:p>102</text:p>
          </table:table-cell>
          <table:table-cell table:formula="of:=1.5*(INDIRECT(ADDRESS(3+3*[.$A32];6+COLUMN();1;;[.$B$22]))+INDIRECT(ADDRESS(4+3*[.$A32];6+COLUMN();1;;[.$B$22]))*NB_GR_TD+INDIRECT(ADDRESS(5+3*[.$A32];6+COLUMN();1;;[.$B$22]))*NB_GR_TP)" office:value-type="float" office:value="0" calcext:value-type="float">
            <text:p>0</text:p>
          </table:table-cell>
          <table:table-cell/>
          <table:table-cell table:style-name="ce186" table:formula="of:=SUM([.C32:.S32])" office:value-type="float" office:value="189" calcext:value-type="float">
            <text:p>189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55" table:formula="of:=[static.F12]" office:value-type="string" office:string-value="M1202" calcext:value-type="string">
            <text:p>M1202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3" calcext:value-type="float">
            <text:p>3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6" calcext:value-type="float">
            <text:p>6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6" calcext:value-type="float">
            <text:p>6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6" calcext:value-type="float">
            <text:p>6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6" calcext:value-type="float">
            <text:p>6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6" calcext:value-type="float">
            <text:p>6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0" calcext:value-type="float">
            <text:p>0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6" calcext:value-type="float">
            <text:p>6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0" calcext:value-type="float">
            <text:p>0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6" calcext:value-type="float">
            <text:p>6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0" calcext:value-type="float">
            <text:p>0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0" calcext:value-type="float">
            <text:p>0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0" calcext:value-type="float">
            <text:p>0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0" calcext:value-type="float">
            <text:p>0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0" calcext:value-type="float">
            <text:p>0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54" calcext:value-type="float">
            <text:p>54</text:p>
          </table:table-cell>
          <table:table-cell table:formula="of:=1.5*(INDIRECT(ADDRESS(3+3*[.$A33];6+COLUMN();1;;[.$B$22]))+INDIRECT(ADDRESS(4+3*[.$A33];6+COLUMN();1;;[.$B$22]))*NB_GR_TD+INDIRECT(ADDRESS(5+3*[.$A33];6+COLUMN();1;;[.$B$22]))*NB_GR_TP)" office:value-type="float" office:value="0" calcext:value-type="float">
            <text:p>0</text:p>
          </table:table-cell>
          <table:table-cell/>
          <table:table-cell table:style-name="ce186" table:formula="of:=SUM([.C33:.S33])" office:value-type="float" office:value="99" calcext:value-type="float">
            <text:p>99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55" table:formula="of:=[static.F13]" office:value-type="string" office:string-value="M1203" calcext:value-type="string">
            <text:p>M1203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13.5" calcext:value-type="float">
            <text:p>13,5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12" calcext:value-type="float">
            <text:p>12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12" calcext:value-type="float">
            <text:p>12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12" calcext:value-type="float">
            <text:p>12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1.5" calcext:value-type="float">
            <text:p>1,5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0" calcext:value-type="float">
            <text:p>0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0" calcext:value-type="float">
            <text:p>0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0" calcext:value-type="float">
            <text:p>0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0" calcext:value-type="float">
            <text:p>0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0" calcext:value-type="float">
            <text:p>0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0" calcext:value-type="float">
            <text:p>0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0" calcext:value-type="float">
            <text:p>0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0" calcext:value-type="float">
            <text:p>0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0" calcext:value-type="float">
            <text:p>0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0" calcext:value-type="float">
            <text:p>0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64.5" calcext:value-type="float">
            <text:p>64,5</text:p>
          </table:table-cell>
          <table:table-cell table:formula="of:=1.5*(INDIRECT(ADDRESS(3+3*[.$A34];6+COLUMN();1;;[.$B$22]))+INDIRECT(ADDRESS(4+3*[.$A34];6+COLUMN();1;;[.$B$22]))*NB_GR_TD+INDIRECT(ADDRESS(5+3*[.$A34];6+COLUMN();1;;[.$B$22]))*NB_GR_TP)" office:value-type="float" office:value="0" calcext:value-type="float">
            <text:p>0</text:p>
          </table:table-cell>
          <table:table-cell/>
          <table:table-cell table:style-name="ce186" table:formula="of:=SUM([.C34:.S34])" office:value-type="float" office:value="115.5" calcext:value-type="float">
            <text:p>115,5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55" table:formula="of:=[static.F14]" office:value-type="string" office:string-value="M1204" calcext:value-type="string">
            <text:p>M1204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0" calcext:value-type="float">
            <text:p>0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0" calcext:value-type="float">
            <text:p>0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0" calcext:value-type="float">
            <text:p>0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0" calcext:value-type="float">
            <text:p>0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0" calcext:value-type="float">
            <text:p>0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0" calcext:value-type="float">
            <text:p>0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0" calcext:value-type="float">
            <text:p>0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0" calcext:value-type="float">
            <text:p>0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1.5" calcext:value-type="float">
            <text:p>1,5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12" calcext:value-type="float">
            <text:p>12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13.5" calcext:value-type="float">
            <text:p>13,5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12" calcext:value-type="float">
            <text:p>12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12" calcext:value-type="float">
            <text:p>12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13.5" calcext:value-type="float">
            <text:p>13,5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6" calcext:value-type="float">
            <text:p>6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70.5" calcext:value-type="float">
            <text:p>70,5</text:p>
          </table:table-cell>
          <table:table-cell table:formula="of:=1.5*(INDIRECT(ADDRESS(3+3*[.$A35];6+COLUMN();1;;[.$B$22]))+INDIRECT(ADDRESS(4+3*[.$A35];6+COLUMN();1;;[.$B$22]))*NB_GR_TD+INDIRECT(ADDRESS(5+3*[.$A35];6+COLUMN();1;;[.$B$22]))*NB_GR_TP)" office:value-type="float" office:value="0" calcext:value-type="float">
            <text:p>0</text:p>
          </table:table-cell>
          <table:table-cell/>
          <table:table-cell table:style-name="ce186" table:formula="of:=SUM([.C35:.S35])" office:value-type="float" office:value="141" calcext:value-type="float">
            <text:p>141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5" table:formula="of:=[static.F15]" office:value-type="string" office:string-value="M1205" calcext:value-type="string">
            <text:p>M1205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18" calcext:value-type="float">
            <text:p>18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15" calcext:value-type="float">
            <text:p>15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15" calcext:value-type="float">
            <text:p>15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4.5" calcext:value-type="float">
            <text:p>4,5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0" calcext:value-type="float">
            <text:p>0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0" calcext:value-type="float">
            <text:p>0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0" calcext:value-type="float">
            <text:p>0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0" calcext:value-type="float">
            <text:p>0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0" calcext:value-type="float">
            <text:p>0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0" calcext:value-type="float">
            <text:p>0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0" calcext:value-type="float">
            <text:p>0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0" calcext:value-type="float">
            <text:p>0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0" calcext:value-type="float">
            <text:p>0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0" calcext:value-type="float">
            <text:p>0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0" calcext:value-type="float">
            <text:p>0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76.5" calcext:value-type="float">
            <text:p>76,5</text:p>
          </table:table-cell>
          <table:table-cell table:formula="of:=1.5*(INDIRECT(ADDRESS(3+3*[.$A36];6+COLUMN();1;;[.$B$22]))+INDIRECT(ADDRESS(4+3*[.$A36];6+COLUMN();1;;[.$B$22]))*NB_GR_TD+INDIRECT(ADDRESS(5+3*[.$A36];6+COLUMN();1;;[.$B$22]))*NB_GR_TP)" office:value-type="float" office:value="0" calcext:value-type="float">
            <text:p>0</text:p>
          </table:table-cell>
          <table:table-cell/>
          <table:table-cell table:style-name="ce186" table:formula="of:=SUM([.C36:.S36])" office:value-type="float" office:value="129" calcext:value-type="float">
            <text:p>129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55" table:formula="of:=[static.F16]" office:value-type="string" office:string-value="M1206" calcext:value-type="string">
            <text:p>M1206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15" calcext:value-type="float">
            <text:p>15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12" calcext:value-type="float">
            <text:p>12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15" calcext:value-type="float">
            <text:p>15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12" calcext:value-type="float">
            <text:p>12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12" calcext:value-type="float">
            <text:p>12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0" calcext:value-type="float">
            <text:p>0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0" calcext:value-type="float">
            <text:p>0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0" calcext:value-type="float">
            <text:p>0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0" calcext:value-type="float">
            <text:p>0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0" calcext:value-type="float">
            <text:p>0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0" calcext:value-type="float">
            <text:p>0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0" calcext:value-type="float">
            <text:p>0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0" calcext:value-type="float">
            <text:p>0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0" calcext:value-type="float">
            <text:p>0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0" calcext:value-type="float">
            <text:p>0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87" calcext:value-type="float">
            <text:p>87</text:p>
          </table:table-cell>
          <table:table-cell table:formula="of:=1.5*(INDIRECT(ADDRESS(3+3*[.$A37];6+COLUMN();1;;[.$B$22]))+INDIRECT(ADDRESS(4+3*[.$A37];6+COLUMN();1;;[.$B$22]))*NB_GR_TD+INDIRECT(ADDRESS(5+3*[.$A37];6+COLUMN();1;;[.$B$22]))*NB_GR_TP)" office:value-type="float" office:value="1.5" calcext:value-type="float">
            <text:p>1,5</text:p>
          </table:table-cell>
          <table:table-cell/>
          <table:table-cell table:style-name="ce186" table:formula="of:=SUM([.C37:.S37])" office:value-type="float" office:value="154.5" calcext:value-type="float">
            <text:p>154,5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55" table:formula="of:=[static.F17]" office:value-type="string" office:string-value="M1207" calcext:value-type="string">
            <text:p>M1207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0" calcext:value-type="float">
            <text:p>0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0" calcext:value-type="float">
            <text:p>0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0" calcext:value-type="float">
            <text:p>0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0" calcext:value-type="float">
            <text:p>0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6" calcext:value-type="float">
            <text:p>6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6" calcext:value-type="float">
            <text:p>6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6" calcext:value-type="float">
            <text:p>6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6" calcext:value-type="float">
            <text:p>6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6" calcext:value-type="float">
            <text:p>6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0" calcext:value-type="float">
            <text:p>0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0" calcext:value-type="float">
            <text:p>0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0" calcext:value-type="float">
            <text:p>0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0" calcext:value-type="float">
            <text:p>0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0" calcext:value-type="float">
            <text:p>0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0" calcext:value-type="float">
            <text:p>0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30" calcext:value-type="float">
            <text:p>30</text:p>
          </table:table-cell>
          <table:table-cell table:formula="of:=1.5*(INDIRECT(ADDRESS(3+3*[.$A38];6+COLUMN();1;;[.$B$22]))+INDIRECT(ADDRESS(4+3*[.$A38];6+COLUMN();1;;[.$B$22]))*NB_GR_TD+INDIRECT(ADDRESS(5+3*[.$A38];6+COLUMN();1;;[.$B$22]))*NB_GR_TP)" office:value-type="float" office:value="0" calcext:value-type="float">
            <text:p>0</text:p>
          </table:table-cell>
          <table:table-cell/>
          <table:table-cell table:style-name="ce186" table:formula="of:=SUM([.C38:.S38])" office:value-type="float" office:value="60" calcext:value-type="float">
            <text:p>60</text:p>
          </table:table-cell>
          <table:table-cell table:number-columns-repeated="1003"/>
        </table:table-row>
        <table:table-row table:style-name="ro1">
          <table:table-cell/>
          <table:table-cell table:style-name="ce255"/>
          <table:table-cell table:style-name="ce186" table:formula="of:=SUM([.C23:.C38])" office:value-type="float" office:value="87" calcext:value-type="float">
            <text:p>87</text:p>
          </table:table-cell>
          <table:table-cell table:style-name="ce186" table:formula="of:=SUM([.D23:.D38])" office:value-type="float" office:value="88.5" calcext:value-type="float">
            <text:p>88,5</text:p>
          </table:table-cell>
          <table:table-cell table:style-name="ce186" table:formula="of:=SUM([.E23:.E38])" office:value-type="float" office:value="103.5" calcext:value-type="float">
            <text:p>103,5</text:p>
          </table:table-cell>
          <table:table-cell table:style-name="ce186" table:formula="of:=SUM([.F23:.F38])" office:value-type="float" office:value="84" calcext:value-type="float">
            <text:p>84</text:p>
          </table:table-cell>
          <table:table-cell table:style-name="ce186" table:formula="of:=SUM([.G23:.G38])" office:value-type="float" office:value="85.5" calcext:value-type="float">
            <text:p>85,5</text:p>
          </table:table-cell>
          <table:table-cell table:style-name="ce186" table:formula="of:=SUM([.H23:.H38])" office:value-type="float" office:value="97.5" calcext:value-type="float">
            <text:p>97,5</text:p>
          </table:table-cell>
          <table:table-cell table:style-name="ce186" table:formula="of:=SUM([.I23:.I38])" office:value-type="float" office:value="61.5" calcext:value-type="float">
            <text:p>61,5</text:p>
          </table:table-cell>
          <table:table-cell table:style-name="ce186" table:formula="of:=SUM([.J23:.J38])" office:value-type="float" office:value="108" calcext:value-type="float">
            <text:p>108</text:p>
          </table:table-cell>
          <table:table-cell table:style-name="ce186" table:formula="of:=SUM([.K23:.K38])" office:value-type="float" office:value="81" calcext:value-type="float">
            <text:p>81</text:p>
          </table:table-cell>
          <table:table-cell table:style-name="ce186" table:formula="of:=SUM([.L23:.L38])" office:value-type="float" office:value="94.5" calcext:value-type="float">
            <text:p>94,5</text:p>
          </table:table-cell>
          <table:table-cell table:style-name="ce186" table:formula="of:=SUM([.M23:.M38])" office:value-type="float" office:value="81" calcext:value-type="float">
            <text:p>81</text:p>
          </table:table-cell>
          <table:table-cell table:style-name="ce186" table:formula="of:=SUM([.N23:.N38])" office:value-type="float" office:value="82.5" calcext:value-type="float">
            <text:p>82,5</text:p>
          </table:table-cell>
          <table:table-cell table:style-name="ce186" table:formula="of:=SUM([.O23:.O38])" office:value-type="float" office:value="66" calcext:value-type="float">
            <text:p>66</text:p>
          </table:table-cell>
          <table:table-cell table:style-name="ce186" table:formula="of:=SUM([.P23:.P38])" office:value-type="float" office:value="67.5" calcext:value-type="float">
            <text:p>67,5</text:p>
          </table:table-cell>
          <table:table-cell table:style-name="ce186" table:formula="of:=SUM([.Q23:.Q38])" office:value-type="float" office:value="45" calcext:value-type="float">
            <text:p>45</text:p>
          </table:table-cell>
          <table:table-cell table:style-name="ce186" table:formula="of:=SUM([.R23:.R38])" office:value-type="float" office:value="1353" calcext:value-type="float">
            <text:p>1353</text:p>
          </table:table-cell>
          <table:table-cell table:style-name="ce186" table:formula="of:=SUM([.S23:.S38])" office:value-type="float" office:value="-6" calcext:value-type="float">
            <text:p>-6</text:p>
          </table:table-cell>
          <table:table-cell/>
          <table:table-cell table:style-name="ce260" table:formula="of:=SUM([.U23:.U38])" office:value-type="float" office:value="2580" calcext:value-type="float">
            <text:p>2580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265"/>
          <table:table-cell table:number-columns-repeated="1003"/>
        </table:table-row>
        <table:table-row table:style-name="ro1">
          <table:table-cell/>
          <table:table-cell table:style-name="ce264" office:value-type="string" calcext:value-type="string">
            <text:p>FA</text:p>
          </table:table-cell>
          <table:table-cell table:style-name="ce186" table:formula="of:=[.C2]" office:value-type="float" office:value="36" calcext:value-type="float">
            <text:p>36</text:p>
          </table:table-cell>
          <table:table-cell table:style-name="ce186" table:formula="of:=[.D2]" office:value-type="float" office:value="37" calcext:value-type="float">
            <text:p>37</text:p>
          </table:table-cell>
          <table:table-cell table:style-name="ce186" table:formula="of:=[.E2]" office:value-type="float" office:value="38" calcext:value-type="float">
            <text:p>38</text:p>
          </table:table-cell>
          <table:table-cell table:style-name="ce186" table:formula="of:=[.F2]" office:value-type="float" office:value="39" calcext:value-type="float">
            <text:p>39</text:p>
          </table:table-cell>
          <table:table-cell table:style-name="ce186" table:formula="of:=[.G2]" office:value-type="float" office:value="40" calcext:value-type="float">
            <text:p>40</text:p>
          </table:table-cell>
          <table:table-cell table:style-name="ce186" table:formula="of:=[.H2]" office:value-type="float" office:value="41" calcext:value-type="float">
            <text:p>41</text:p>
          </table:table-cell>
          <table:table-cell table:style-name="ce186" table:formula="of:=[.I2]" office:value-type="float" office:value="42" calcext:value-type="float">
            <text:p>42</text:p>
          </table:table-cell>
          <table:table-cell table:style-name="ce186" table:formula="of:=[.J2]" office:value-type="float" office:value="43" calcext:value-type="float">
            <text:p>43</text:p>
          </table:table-cell>
          <table:table-cell table:style-name="ce186" table:formula="of:=[.K2]" office:value-type="float" office:value="45" calcext:value-type="float">
            <text:p>45</text:p>
          </table:table-cell>
          <table:table-cell table:style-name="ce186" table:formula="of:=[.L2]" office:value-type="float" office:value="46" calcext:value-type="float">
            <text:p>46</text:p>
          </table:table-cell>
          <table:table-cell table:style-name="ce186" table:formula="of:=[.M2]" office:value-type="float" office:value="47" calcext:value-type="float">
            <text:p>47</text:p>
          </table:table-cell>
          <table:table-cell table:style-name="ce186" table:formula="of:=[.N2]" office:value-type="float" office:value="48" calcext:value-type="float">
            <text:p>48</text:p>
          </table:table-cell>
          <table:table-cell table:style-name="ce186" table:formula="of:=[.O2]" office:value-type="float" office:value="49" calcext:value-type="float">
            <text:p>49</text:p>
          </table:table-cell>
          <table:table-cell table:style-name="ce186" table:formula="of:=[.P2]" office:value-type="float" office:value="50" calcext:value-type="float">
            <text:p>50</text:p>
          </table:table-cell>
          <table:table-cell table:style-name="ce186" table:formula="of:=[.Q2]" office:value-type="float" office:value="51" calcext:value-type="float">
            <text:p>51</text:p>
          </table:table-cell>
          <table:table-cell table:style-name="ce186" table:formula="of:=[.R2]" office:value-type="float" office:value="0" calcext:value-type="float">
            <text:p>0</text:p>
          </table:table-cell>
          <table:table-cell table:style-name="ce186" table:formula="of:=[.S2]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7" table:formula="of:=[static.F2]" office:value-type="string" office:string-value="M1101" calcext:value-type="string">
            <text:p>M1101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4.5" calcext:value-type="float">
            <text:p>4,5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0" calcext:value-type="float">
            <text:p>0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0" calcext:value-type="float">
            <text:p>0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4.5" calcext:value-type="float">
            <text:p>4,5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4.5" calcext:value-type="float">
            <text:p>4,5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3" calcext:value-type="float">
            <text:p>3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0" calcext:value-type="float">
            <text:p>0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3" calcext:value-type="float">
            <text:p>3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6" calcext:value-type="float">
            <text:p>6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0" calcext:value-type="float">
            <text:p>0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0" calcext:value-type="float">
            <text:p>0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1.5" calcext:value-type="float">
            <text:p>1,5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4.5" calcext:value-type="float">
            <text:p>4,5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4.5" calcext:value-type="float">
            <text:p>4,5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0" calcext:value-type="float">
            <text:p>0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45" calcext:value-type="float">
            <text:p>45</text:p>
          </table:table-cell>
          <table:table-cell table:formula="of:=1.5*(INDIRECT(ADDRESS(3+3*[.$A42];6+COLUMN();1;;[.$B$41]))+INDIRECT(ADDRESS(4+3*[.$A42];6+COLUMN();1;;[.$B$41]))+INDIRECT(ADDRESS(5+3*[.$A42];6+COLUMN();1;;[.$B$41])))" office:value-type="float" office:value="1.5" calcext:value-type="float">
            <text:p>1,5</text:p>
          </table:table-cell>
          <table:table-cell/>
          <table:table-cell table:style-name="ce186" table:formula="of:=SUM([.C42:.S42])" office:value-type="float" office:value="82.5" calcext:value-type="float">
            <text:p>82,5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7" table:formula="of:=[static.F3]" office:value-type="string" office:string-value="M1102" calcext:value-type="string">
            <text:p>M1102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0" calcext:value-type="float">
            <text:p>0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0" calcext:value-type="float">
            <text:p>0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0" calcext:value-type="float">
            <text:p>0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0" calcext:value-type="float">
            <text:p>0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0" calcext:value-type="float">
            <text:p>0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0" calcext:value-type="float">
            <text:p>0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0" calcext:value-type="float">
            <text:p>0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0" calcext:value-type="float">
            <text:p>0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0" calcext:value-type="float">
            <text:p>0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0" calcext:value-type="float">
            <text:p>0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0" calcext:value-type="float">
            <text:p>0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6" calcext:value-type="float">
            <text:p>6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6" calcext:value-type="float">
            <text:p>6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6" calcext:value-type="float">
            <text:p>6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6" calcext:value-type="float">
            <text:p>6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25.5" calcext:value-type="float">
            <text:p>25,5</text:p>
          </table:table-cell>
          <table:table-cell table:formula="of:=1.5*(INDIRECT(ADDRESS(3+3*[.$A43];6+COLUMN();1;;[.$B$41]))+INDIRECT(ADDRESS(4+3*[.$A43];6+COLUMN();1;;[.$B$41]))+INDIRECT(ADDRESS(5+3*[.$A43];6+COLUMN();1;;[.$B$41])))" office:value-type="float" office:value="-1.5" calcext:value-type="float">
            <text:p>-1,5</text:p>
          </table:table-cell>
          <table:table-cell/>
          <table:table-cell table:style-name="ce186" table:formula="of:=SUM([.C43:.S43])"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7" table:formula="of:=[static.F4]" office:value-type="string" office:string-value="M1103" calcext:value-type="string">
            <text:p>M1103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4.5" calcext:value-type="float">
            <text:p>4,5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0" calcext:value-type="float">
            <text:p>0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0" calcext:value-type="float">
            <text:p>0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0" calcext:value-type="float">
            <text:p>0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1.5" calcext:value-type="float">
            <text:p>1,5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4.5" calcext:value-type="float">
            <text:p>4,5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0" calcext:value-type="float">
            <text:p>0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0" calcext:value-type="float">
            <text:p>0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0" calcext:value-type="float">
            <text:p>0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0" calcext:value-type="float">
            <text:p>0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0" calcext:value-type="float">
            <text:p>0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0" calcext:value-type="float">
            <text:p>0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0" calcext:value-type="float">
            <text:p>0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0" calcext:value-type="float">
            <text:p>0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0" calcext:value-type="float">
            <text:p>0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22.5" calcext:value-type="float">
            <text:p>22,5</text:p>
          </table:table-cell>
          <table:table-cell table:formula="of:=1.5*(INDIRECT(ADDRESS(3+3*[.$A44];6+COLUMN();1;;[.$B$41]))+INDIRECT(ADDRESS(4+3*[.$A44];6+COLUMN();1;;[.$B$41]))+INDIRECT(ADDRESS(5+3*[.$A44];6+COLUMN();1;;[.$B$41])))" office:value-type="float" office:value="4.5" calcext:value-type="float">
            <text:p>4,5</text:p>
          </table:table-cell>
          <table:table-cell/>
          <table:table-cell table:style-name="ce186" table:formula="of:=SUM([.C44:.S44])" office:value-type="float" office:value="37.5" calcext:value-type="float">
            <text:p>37,5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7" table:formula="of:=[static.F5]" office:value-type="string" office:string-value="M1104" calcext:value-type="string">
            <text:p>M1104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0" calcext:value-type="float">
            <text:p>0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0" calcext:value-type="float">
            <text:p>0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0" calcext:value-type="float">
            <text:p>0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0" calcext:value-type="float">
            <text:p>0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6" calcext:value-type="float">
            <text:p>6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4.5" calcext:value-type="float">
            <text:p>4,5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0" calcext:value-type="float">
            <text:p>0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3" calcext:value-type="float">
            <text:p>3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6" calcext:value-type="float">
            <text:p>6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0" calcext:value-type="float">
            <text:p>0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0" calcext:value-type="float">
            <text:p>0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6" calcext:value-type="float">
            <text:p>6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0" calcext:value-type="float">
            <text:p>0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0" calcext:value-type="float">
            <text:p>0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0" calcext:value-type="float">
            <text:p>0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25.5" calcext:value-type="float">
            <text:p>25,5</text:p>
          </table:table-cell>
          <table:table-cell table:formula="of:=1.5*(INDIRECT(ADDRESS(3+3*[.$A45];6+COLUMN();1;;[.$B$41]))+INDIRECT(ADDRESS(4+3*[.$A45];6+COLUMN();1;;[.$B$41]))+INDIRECT(ADDRESS(5+3*[.$A45];6+COLUMN();1;;[.$B$41])))" office:value-type="float" office:value="0" calcext:value-type="float">
            <text:p>0</text:p>
          </table:table-cell>
          <table:table-cell/>
          <table:table-cell table:style-name="ce186" table:formula="of:=SUM([.C45:.S45])" office:value-type="float" office:value="51" calcext:value-type="float">
            <text:p>51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7" table:formula="of:=[static.F6]" office:value-type="string" office:string-value="M1105" calcext:value-type="string">
            <text:p>M1105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0" calcext:value-type="float">
            <text:p>0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0" calcext:value-type="float">
            <text:p>0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0" calcext:value-type="float">
            <text:p>0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0" calcext:value-type="float">
            <text:p>0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0" calcext:value-type="float">
            <text:p>0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3" calcext:value-type="float">
            <text:p>3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0" calcext:value-type="float">
            <text:p>0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3" calcext:value-type="float">
            <text:p>3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3" calcext:value-type="float">
            <text:p>3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0" calcext:value-type="float">
            <text:p>0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0" calcext:value-type="float">
            <text:p>0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4.5" calcext:value-type="float">
            <text:p>4,5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3" calcext:value-type="float">
            <text:p>3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3" calcext:value-type="float">
            <text:p>3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4.5" calcext:value-type="float">
            <text:p>4,5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24" calcext:value-type="float">
            <text:p>24</text:p>
          </table:table-cell>
          <table:table-cell table:formula="of:=1.5*(INDIRECT(ADDRESS(3+3*[.$A46];6+COLUMN();1;;[.$B$41]))+INDIRECT(ADDRESS(4+3*[.$A46];6+COLUMN();1;;[.$B$41]))+INDIRECT(ADDRESS(5+3*[.$A46];6+COLUMN();1;;[.$B$41])))" office:value-type="float" office:value="0" calcext:value-type="float">
            <text:p>0</text:p>
          </table:table-cell>
          <table:table-cell/>
          <table:table-cell table:style-name="ce186" table:formula="of:=SUM([.C46:.S46])"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57" table:formula="of:=[static.F7]" office:value-type="string" office:string-value="M1106" calcext:value-type="string">
            <text:p>M1106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0" calcext:value-type="float">
            <text:p>0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0" calcext:value-type="float">
            <text:p>0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0" calcext:value-type="float">
            <text:p>0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0" calcext:value-type="float">
            <text:p>0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0" calcext:value-type="float">
            <text:p>0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0" calcext:value-type="float">
            <text:p>0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0" calcext:value-type="float">
            <text:p>0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4.5" calcext:value-type="float">
            <text:p>4,5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4.5" calcext:value-type="float">
            <text:p>4,5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0" calcext:value-type="float">
            <text:p>0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0" calcext:value-type="float">
            <text:p>0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4.5" calcext:value-type="float">
            <text:p>4,5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3" calcext:value-type="float">
            <text:p>3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4.5" calcext:value-type="float">
            <text:p>4,5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4.5" calcext:value-type="float">
            <text:p>4,5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25.5" calcext:value-type="float">
            <text:p>25,5</text:p>
          </table:table-cell>
          <table:table-cell table:formula="of:=1.5*(INDIRECT(ADDRESS(3+3*[.$A47];6+COLUMN();1;;[.$B$41]))+INDIRECT(ADDRESS(4+3*[.$A47];6+COLUMN();1;;[.$B$41]))+INDIRECT(ADDRESS(5+3*[.$A47];6+COLUMN();1;;[.$B$41])))" office:value-type="float" office:value="0" calcext:value-type="float">
            <text:p>0</text:p>
          </table:table-cell>
          <table:table-cell/>
          <table:table-cell table:style-name="ce186" table:formula="of:=SUM([.C47:.S47])" office:value-type="float" office:value="51" calcext:value-type="float">
            <text:p>51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7" table:formula="of:=[static.F8]" office:value-type="string" office:string-value="M1107" calcext:value-type="string">
            <text:p>M1107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3" calcext:value-type="float">
            <text:p>3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0" calcext:value-type="float">
            <text:p>0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0" calcext:value-type="float">
            <text:p>0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3" calcext:value-type="float">
            <text:p>3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3" calcext:value-type="float">
            <text:p>3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7.5" calcext:value-type="float">
            <text:p>7,5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0" calcext:value-type="float">
            <text:p>0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3" calcext:value-type="float">
            <text:p>3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6" calcext:value-type="float">
            <text:p>6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0" calcext:value-type="float">
            <text:p>0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0" calcext:value-type="float">
            <text:p>0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0" calcext:value-type="float">
            <text:p>0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0" calcext:value-type="float">
            <text:p>0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0" calcext:value-type="float">
            <text:p>0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0" calcext:value-type="float">
            <text:p>0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25.5" calcext:value-type="float">
            <text:p>25,5</text:p>
          </table:table-cell>
          <table:table-cell table:formula="of:=1.5*(INDIRECT(ADDRESS(3+3*[.$A48];6+COLUMN();1;;[.$B$41]))+INDIRECT(ADDRESS(4+3*[.$A48];6+COLUMN();1;;[.$B$41]))+INDIRECT(ADDRESS(5+3*[.$A48];6+COLUMN();1;;[.$B$41])))" office:value-type="float" office:value="0" calcext:value-type="float">
            <text:p>0</text:p>
          </table:table-cell>
          <table:table-cell/>
          <table:table-cell table:style-name="ce186" table:formula="of:=SUM([.C48:.S48])" office:value-type="float" office:value="51" calcext:value-type="float">
            <text:p>51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7" table:formula="of:=[static.F9]" office:value-type="string" office:string-value="M1108" calcext:value-type="string">
            <text:p>M1108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0" calcext:value-type="float">
            <text:p>0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0" calcext:value-type="float">
            <text:p>0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0" calcext:value-type="float">
            <text:p>0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0" calcext:value-type="float">
            <text:p>0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0" calcext:value-type="float">
            <text:p>0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0" calcext:value-type="float">
            <text:p>0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0" calcext:value-type="float">
            <text:p>0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0" calcext:value-type="float">
            <text:p>0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0" calcext:value-type="float">
            <text:p>0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0" calcext:value-type="float">
            <text:p>0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0" calcext:value-type="float">
            <text:p>0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6" calcext:value-type="float">
            <text:p>6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6" calcext:value-type="float">
            <text:p>6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6" calcext:value-type="float">
            <text:p>6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7.5" calcext:value-type="float">
            <text:p>7,5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25.5" calcext:value-type="float">
            <text:p>25,5</text:p>
          </table:table-cell>
          <table:table-cell table:formula="of:=1.5*(INDIRECT(ADDRESS(3+3*[.$A49];6+COLUMN();1;;[.$B$41]))+INDIRECT(ADDRESS(4+3*[.$A49];6+COLUMN();1;;[.$B$41]))+INDIRECT(ADDRESS(5+3*[.$A49];6+COLUMN();1;;[.$B$41])))" office:value-type="float" office:value="0" calcext:value-type="float">
            <text:p>0</text:p>
          </table:table-cell>
          <table:table-cell/>
          <table:table-cell table:style-name="ce186" table:formula="of:=SUM([.C49:.S49])" office:value-type="float" office:value="51" calcext:value-type="float">
            <text:p>51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7" table:formula="of:=[static.F10]" office:value-type="string" office:string-value="M1109" calcext:value-type="string">
            <text:p>M1109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0" calcext:value-type="float">
            <text:p>0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0" calcext:value-type="float">
            <text:p>0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0" calcext:value-type="float">
            <text:p>0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0" calcext:value-type="float">
            <text:p>0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1.5" calcext:value-type="float">
            <text:p>1,5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3" calcext:value-type="float">
            <text:p>3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0" calcext:value-type="float">
            <text:p>0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4.5" calcext:value-type="float">
            <text:p>4,5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3" calcext:value-type="float">
            <text:p>3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0" calcext:value-type="float">
            <text:p>0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0" calcext:value-type="float">
            <text:p>0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1.5" calcext:value-type="float">
            <text:p>1,5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3" calcext:value-type="float">
            <text:p>3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1.5" calcext:value-type="float">
            <text:p>1,5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3" calcext:value-type="float">
            <text:p>3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21" calcext:value-type="float">
            <text:p>21</text:p>
          </table:table-cell>
          <table:table-cell table:formula="of:=1.5*(INDIRECT(ADDRESS(3+3*[.$A50];6+COLUMN();1;;[.$B$41]))+INDIRECT(ADDRESS(4+3*[.$A50];6+COLUMN();1;;[.$B$41]))+INDIRECT(ADDRESS(5+3*[.$A50];6+COLUMN();1;;[.$B$41])))" office:value-type="float" office:value="1.5" calcext:value-type="float">
            <text:p>1,5</text:p>
          </table:table-cell>
          <table:table-cell/>
          <table:table-cell table:style-name="ce186" table:formula="of:=SUM([.C50:.S50])" office:value-type="float" office:value="43.5" calcext:value-type="float">
            <text:p>43,5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7" table:formula="of:=[static.F11]" office:value-type="string" office:string-value="M1201" calcext:value-type="string">
            <text:p>M1201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3" calcext:value-type="float">
            <text:p>3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0" calcext:value-type="float">
            <text:p>0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0" calcext:value-type="float">
            <text:p>0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0" calcext:value-type="float">
            <text:p>0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1.5" calcext:value-type="float">
            <text:p>1,5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1.5" calcext:value-type="float">
            <text:p>1,5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0" calcext:value-type="float">
            <text:p>0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3" calcext:value-type="float">
            <text:p>3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1.5" calcext:value-type="float">
            <text:p>1,5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0" calcext:value-type="float">
            <text:p>0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0" calcext:value-type="float">
            <text:p>0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1.5" calcext:value-type="float">
            <text:p>1,5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1.5" calcext:value-type="float">
            <text:p>1,5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3" calcext:value-type="float">
            <text:p>3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1.5" calcext:value-type="float">
            <text:p>1,5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22.5" calcext:value-type="float">
            <text:p>22,5</text:p>
          </table:table-cell>
          <table:table-cell table:formula="of:=1.5*(INDIRECT(ADDRESS(3+3*[.$A51];6+COLUMN();1;;[.$B$41]))+INDIRECT(ADDRESS(4+3*[.$A51];6+COLUMN();1;;[.$B$41]))+INDIRECT(ADDRESS(5+3*[.$A51];6+COLUMN();1;;[.$B$41])))" office:value-type="float" office:value="1.5" calcext:value-type="float">
            <text:p>1,5</text:p>
          </table:table-cell>
          <table:table-cell/>
          <table:table-cell table:style-name="ce186" table:formula="of:=SUM([.C51:.S51])" office:value-type="float" office:value="42" calcext:value-type="float">
            <text:p>42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57" table:formula="of:=[static.F12]" office:value-type="string" office:string-value="M1202" calcext:value-type="string">
            <text:p>M1202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1.5" calcext:value-type="float">
            <text:p>1,5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0" calcext:value-type="float">
            <text:p>0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0" calcext:value-type="float">
            <text:p>0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0" calcext:value-type="float">
            <text:p>0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1.5" calcext:value-type="float">
            <text:p>1,5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1.5" calcext:value-type="float">
            <text:p>1,5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0" calcext:value-type="float">
            <text:p>0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1.5" calcext:value-type="float">
            <text:p>1,5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1.5" calcext:value-type="float">
            <text:p>1,5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0" calcext:value-type="float">
            <text:p>0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0" calcext:value-type="float">
            <text:p>0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0" calcext:value-type="float">
            <text:p>0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0" calcext:value-type="float">
            <text:p>0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0" calcext:value-type="float">
            <text:p>0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0" calcext:value-type="float">
            <text:p>0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10.5" calcext:value-type="float">
            <text:p>10,5</text:p>
          </table:table-cell>
          <table:table-cell table:formula="of:=1.5*(INDIRECT(ADDRESS(3+3*[.$A52];6+COLUMN();1;;[.$B$41]))+INDIRECT(ADDRESS(4+3*[.$A52];6+COLUMN();1;;[.$B$41]))+INDIRECT(ADDRESS(5+3*[.$A52];6+COLUMN();1;;[.$B$41])))" office:value-type="float" office:value="1.5" calcext:value-type="float">
            <text:p>1,5</text:p>
          </table:table-cell>
          <table:table-cell/>
          <table:table-cell table:style-name="ce186" table:formula="of:=SUM([.C52:.S52])" office:value-type="float" office:value="19.5" calcext:value-type="float">
            <text:p>19,5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57" table:formula="of:=[static.F13]" office:value-type="string" office:string-value="M1203" calcext:value-type="string">
            <text:p>M1203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3" calcext:value-type="float">
            <text:p>3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0" calcext:value-type="float">
            <text:p>0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0" calcext:value-type="float">
            <text:p>0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0" calcext:value-type="float">
            <text:p>0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6" calcext:value-type="float">
            <text:p>6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3" calcext:value-type="float">
            <text:p>3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0" calcext:value-type="float">
            <text:p>0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4.5" calcext:value-type="float">
            <text:p>4,5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0" calcext:value-type="float">
            <text:p>0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0" calcext:value-type="float">
            <text:p>0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0" calcext:value-type="float">
            <text:p>0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0" calcext:value-type="float">
            <text:p>0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0" calcext:value-type="float">
            <text:p>0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0" calcext:value-type="float">
            <text:p>0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0" calcext:value-type="float">
            <text:p>0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22.5" calcext:value-type="float">
            <text:p>22,5</text:p>
          </table:table-cell>
          <table:table-cell table:formula="of:=1.5*(INDIRECT(ADDRESS(3+3*[.$A53];6+COLUMN();1;;[.$B$41]))+INDIRECT(ADDRESS(4+3*[.$A53];6+COLUMN();1;;[.$B$41]))+INDIRECT(ADDRESS(5+3*[.$A53];6+COLUMN();1;;[.$B$41])))" office:value-type="float" office:value="3" calcext:value-type="float">
            <text:p>3</text:p>
          </table:table-cell>
          <table:table-cell/>
          <table:table-cell table:style-name="ce186" table:formula="of:=SUM([.C53:.S53])" office:value-type="float" office:value="42" calcext:value-type="float">
            <text:p>42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57" table:formula="of:=[static.F14]" office:value-type="string" office:string-value="M1204" calcext:value-type="string">
            <text:p>M1204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0" calcext:value-type="float">
            <text:p>0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0" calcext:value-type="float">
            <text:p>0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0" calcext:value-type="float">
            <text:p>0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0" calcext:value-type="float">
            <text:p>0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0" calcext:value-type="float">
            <text:p>0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0" calcext:value-type="float">
            <text:p>0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0" calcext:value-type="float">
            <text:p>0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1.5" calcext:value-type="float">
            <text:p>1,5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4.5" calcext:value-type="float">
            <text:p>4,5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0" calcext:value-type="float">
            <text:p>0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0" calcext:value-type="float">
            <text:p>0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1.5" calcext:value-type="float">
            <text:p>1,5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6" calcext:value-type="float">
            <text:p>6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4.5" calcext:value-type="float">
            <text:p>4,5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6" calcext:value-type="float">
            <text:p>6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24" calcext:value-type="float">
            <text:p>24</text:p>
          </table:table-cell>
          <table:table-cell table:formula="of:=1.5*(INDIRECT(ADDRESS(3+3*[.$A54];6+COLUMN();1;;[.$B$41]))+INDIRECT(ADDRESS(4+3*[.$A54];6+COLUMN();1;;[.$B$41]))+INDIRECT(ADDRESS(5+3*[.$A54];6+COLUMN();1;;[.$B$41])))" office:value-type="float" office:value="0" calcext:value-type="float">
            <text:p>0</text:p>
          </table:table-cell>
          <table:table-cell/>
          <table:table-cell table:style-name="ce186" table:formula="of:=SUM([.C54:.S54])" office:value-type="float" office:value="48" calcext:value-type="float">
            <text:p>48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7" table:formula="of:=[static.F15]" office:value-type="string" office:string-value="M1205" calcext:value-type="string">
            <text:p>M1205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4.5" calcext:value-type="float">
            <text:p>4,5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0" calcext:value-type="float">
            <text:p>0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0" calcext:value-type="float">
            <text:p>0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0" calcext:value-type="float">
            <text:p>0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0" calcext:value-type="float">
            <text:p>0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0" calcext:value-type="float">
            <text:p>0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0" calcext:value-type="float">
            <text:p>0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0" calcext:value-type="float">
            <text:p>0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0" calcext:value-type="float">
            <text:p>0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0" calcext:value-type="float">
            <text:p>0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0" calcext:value-type="float">
            <text:p>0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0" calcext:value-type="float">
            <text:p>0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0" calcext:value-type="float">
            <text:p>0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0" calcext:value-type="float">
            <text:p>0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0" calcext:value-type="float">
            <text:p>0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16.5" calcext:value-type="float">
            <text:p>16,5</text:p>
          </table:table-cell>
          <table:table-cell table:formula="of:=1.5*(INDIRECT(ADDRESS(3+3*[.$A55];6+COLUMN();1;;[.$B$41]))+INDIRECT(ADDRESS(4+3*[.$A55];6+COLUMN();1;;[.$B$41]))+INDIRECT(ADDRESS(5+3*[.$A55];6+COLUMN();1;;[.$B$41])))" office:value-type="float" office:value="7.5" calcext:value-type="float">
            <text:p>7,5</text:p>
          </table:table-cell>
          <table:table-cell/>
          <table:table-cell table:style-name="ce186" table:formula="of:=SUM([.C55:.S55])" office:value-type="float" office:value="28.5" calcext:value-type="float">
            <text:p>28,5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57" table:formula="of:=[static.F16]" office:value-type="string" office:string-value="M1206" calcext:value-type="string">
            <text:p>M1206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3" calcext:value-type="float">
            <text:p>3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0" calcext:value-type="float">
            <text:p>0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0" calcext:value-type="float">
            <text:p>0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0" calcext:value-type="float">
            <text:p>0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4.5" calcext:value-type="float">
            <text:p>4,5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3" calcext:value-type="float">
            <text:p>3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0" calcext:value-type="float">
            <text:p>0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4.5" calcext:value-type="float">
            <text:p>4,5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0" calcext:value-type="float">
            <text:p>0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0" calcext:value-type="float">
            <text:p>0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0" calcext:value-type="float">
            <text:p>0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0" calcext:value-type="float">
            <text:p>0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0" calcext:value-type="float">
            <text:p>0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0" calcext:value-type="float">
            <text:p>0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0" calcext:value-type="float">
            <text:p>0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21" calcext:value-type="float">
            <text:p>21</text:p>
          </table:table-cell>
          <table:table-cell table:formula="of:=1.5*(INDIRECT(ADDRESS(3+3*[.$A56];6+COLUMN();1;;[.$B$41]))+INDIRECT(ADDRESS(4+3*[.$A56];6+COLUMN();1;;[.$B$41]))+INDIRECT(ADDRESS(5+3*[.$A56];6+COLUMN();1;;[.$B$41])))" office:value-type="float" office:value="3" calcext:value-type="float">
            <text:p>3</text:p>
          </table:table-cell>
          <table:table-cell/>
          <table:table-cell table:style-name="ce186" table:formula="of:=SUM([.C56:.S56])" office:value-type="float" office:value="39" calcext:value-type="float">
            <text:p>39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57" table:formula="of:=[static.F17]" office:value-type="string" office:string-value="M1207" calcext:value-type="string">
            <text:p>M1207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0" calcext:value-type="float">
            <text:p>0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0" calcext:value-type="float">
            <text:p>0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0" calcext:value-type="float">
            <text:p>0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0" calcext:value-type="float">
            <text:p>0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0" calcext:value-type="float">
            <text:p>0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0" calcext:value-type="float">
            <text:p>0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0" calcext:value-type="float">
            <text:p>0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0" calcext:value-type="float">
            <text:p>0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0" calcext:value-type="float">
            <text:p>0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0" calcext:value-type="float">
            <text:p>0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0" calcext:value-type="float">
            <text:p>0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0" calcext:value-type="float">
            <text:p>0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0" calcext:value-type="float">
            <text:p>0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0" calcext:value-type="float">
            <text:p>0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0" calcext:value-type="float">
            <text:p>0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0" calcext:value-type="float">
            <text:p>0</text:p>
          </table:table-cell>
          <table:table-cell table:formula="of:=1.5*(INDIRECT(ADDRESS(3+3*[.$A57];6+COLUMN();1;;[.$B$41]))+INDIRECT(ADDRESS(4+3*[.$A57];6+COLUMN();1;;[.$B$41]))+INDIRECT(ADDRESS(5+3*[.$A57];6+COLUMN();1;;[.$B$41])))" office:value-type="float" office:value="12" calcext:value-type="float">
            <text:p>12</text:p>
          </table:table-cell>
          <table:table-cell/>
          <table:table-cell table:style-name="ce186" table:formula="of:=SUM([.C57:.S57])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86" table:formula="of:=SUM([.C42:.C57])" office:value-type="float" office:value="27" calcext:value-type="float">
            <text:p>27</text:p>
          </table:table-cell>
          <table:table-cell table:style-name="ce186" table:formula="of:=SUM([.D42:.D57])" office:value-type="float" office:value="0" calcext:value-type="float">
            <text:p>0</text:p>
          </table:table-cell>
          <table:table-cell table:style-name="ce186" table:formula="of:=SUM([.E42:.E57])" office:value-type="float" office:value="0" calcext:value-type="float">
            <text:p>0</text:p>
          </table:table-cell>
          <table:table-cell table:style-name="ce186" table:formula="of:=SUM([.F42:.F57])" office:value-type="float" office:value="7.5" calcext:value-type="float">
            <text:p>7,5</text:p>
          </table:table-cell>
          <table:table-cell table:style-name="ce186" table:formula="of:=SUM([.G42:.G57])" office:value-type="float" office:value="30" calcext:value-type="float">
            <text:p>30</text:p>
          </table:table-cell>
          <table:table-cell table:style-name="ce186" table:formula="of:=SUM([.H42:.H57])" office:value-type="float" office:value="34.5" calcext:value-type="float">
            <text:p>34,5</text:p>
          </table:table-cell>
          <table:table-cell table:style-name="ce186" table:formula="of:=SUM([.I42:.I57])" office:value-type="float" office:value="0" calcext:value-type="float">
            <text:p>0</text:p>
          </table:table-cell>
          <table:table-cell table:style-name="ce186" table:formula="of:=SUM([.J42:.J57])" office:value-type="float" office:value="36" calcext:value-type="float">
            <text:p>36</text:p>
          </table:table-cell>
          <table:table-cell table:style-name="ce186" table:formula="of:=SUM([.K42:.K57])" office:value-type="float" office:value="36" calcext:value-type="float">
            <text:p>36</text:p>
          </table:table-cell>
          <table:table-cell table:style-name="ce186" table:formula="of:=SUM([.L42:.L57])" office:value-type="float" office:value="0" calcext:value-type="float">
            <text:p>0</text:p>
          </table:table-cell>
          <table:table-cell table:style-name="ce186" table:formula="of:=SUM([.M42:.M57])" office:value-type="float" office:value="0" calcext:value-type="float">
            <text:p>0</text:p>
          </table:table-cell>
          <table:table-cell table:style-name="ce186" table:formula="of:=SUM([.N42:.N57])" office:value-type="float" office:value="33" calcext:value-type="float">
            <text:p>33</text:p>
          </table:table-cell>
          <table:table-cell table:style-name="ce186" table:formula="of:=SUM([.O42:.O57])" office:value-type="float" office:value="33" calcext:value-type="float">
            <text:p>33</text:p>
          </table:table-cell>
          <table:table-cell table:style-name="ce186" table:formula="of:=SUM([.P42:.P57])" office:value-type="float" office:value="33" calcext:value-type="float">
            <text:p>33</text:p>
          </table:table-cell>
          <table:table-cell table:style-name="ce186" table:formula="of:=SUM([.Q42:.Q57])" office:value-type="float" office:value="33" calcext:value-type="float">
            <text:p>33</text:p>
          </table:table-cell>
          <table:table-cell table:style-name="ce186" table:formula="of:=SUM([.R42:.R57])" office:value-type="float" office:value="357" calcext:value-type="float">
            <text:p>357</text:p>
          </table:table-cell>
          <table:table-cell table:style-name="ce186" table:formula="of:=SUM([.S42:.S57])" office:value-type="float" office:value="34.5" calcext:value-type="float">
            <text:p>34,5</text:p>
          </table:table-cell>
          <table:table-cell/>
          <table:table-cell table:style-name="ce260" table:formula="of:=SUM([.U42:.U57])" office:value-type="float" office:value="694.5" calcext:value-type="float">
            <text:p>694,5</text:p>
          </table:table-cell>
          <table:table-cell table:number-columns-repeated="1003"/>
        </table:table-row>
        <table:table-row table:style-name="ro1" table:number-rows-repeated="1048445">
          <table:table-cell table:number-columns-repeated="1024"/>
        </table:table-row>
        <table:table-row table:style-name="ro5" table:number-rows-repeated="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ot_mod" table:style-name="ta2">
        <table:table-column table:style-name="co14" table:visibility="collapse" table:default-cell-style-name="ce213"/>
        <table:table-column table:style-name="co28" table:default-cell-style-name="ce213"/>
        <table:table-column table:style-name="co29" table:number-columns-repeated="3" table:default-cell-style-name="ce213"/>
        <table:table-column table:style-name="co14" table:default-cell-style-name="ce213"/>
        <table:table-column table:style-name="co30" table:number-columns-repeated="4" table:default-cell-style-name="ce213"/>
        <table:table-column table:style-name="co14" table:number-columns-repeated="1013" table:default-cell-style-name="ce213"/>
        <table:table-column table:style-name="co14" table:default-cell-style-name="ce205"/>
        <table:table-row table:style-name="ro9">
          <table:table-cell table:number-columns-repeated="2"/>
          <table:table-cell table:style-name="ce263" office:value-type="string" calcext:value-type="string" table:number-columns-spanned="3" table:number-rows-spanned="1">
            <text:p>FI</text:p>
          </table:table-cell>
          <table:covered-table-cell table:number-columns-repeated="2"/>
          <table:table-cell table:number-columns-repeated="2"/>
          <table:table-cell table:style-name="ce263" office:value-type="string" calcext:value-type="string" table:number-columns-spanned="3" table:number-rows-spanned="1">
            <text:p>FA</text:p>
          </table:table-cell>
          <table:covered-table-cell table:number-columns-repeated="2"/>
          <table:table-cell table:number-columns-repeated="1014"/>
        </table:table-row>
        <table:table-row table:style-name="ro9">
          <table:table-cell table:number-columns-repeated="2"/>
          <table:table-cell table:style-name="ce210" office:value-type="string" calcext:value-type="string">
            <text:p>CM</text:p>
          </table:table-cell>
          <table:table-cell table:style-name="ce210" office:value-type="string" calcext:value-type="string">
            <text:p>TD</text:p>
          </table:table-cell>
          <table:table-cell table:style-name="ce210" office:value-type="string" calcext:value-type="string">
            <text:p>TP</text:p>
          </table:table-cell>
          <table:table-cell table:style-name="ce210" office:value-type="string" calcext:value-type="string">
            <text:p>Total</text:p>
          </table:table-cell>
          <table:table-cell table:style-name="ce210"/>
          <table:table-cell table:style-name="ce210" office:value-type="string" calcext:value-type="string">
            <text:p>CM</text:p>
          </table:table-cell>
          <table:table-cell table:style-name="ce210" office:value-type="string" calcext:value-type="string">
            <text:p>TD</text:p>
          </table:table-cell>
          <table:table-cell table:style-name="ce210" office:value-type="string" calcext:value-type="string">
            <text:p>TP</text:p>
          </table:table-cell>
          <table:table-cell table:style-name="ce210" office:value-type="string" calcext:value-type="string">
            <text:p>Total</text:p>
          </table:table-cell>
          <table:table-cell table:number-columns-repeated="1013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88" table:formula="of:=[static.F2]" office:value-type="string" office:string-value="M1101" calcext:value-type="string">
            <text:p>M1101</text:p>
          </table:table-cell>
          <table:table-cell table:style-name="ce187" table:formula="of:=SUMIFS([FI.$X$3:.$X$60];[FI.$A$3:.$A$60];[.$B3];[FI.$C$3:.$C$60];[.C$2])*DUREE_CM" office:value-type="float" office:value="9" calcext:value-type="float">
            <text:p>9</text:p>
          </table:table-cell>
          <table:table-cell table:style-name="ce187" table:formula="of:=SUMIFS([FI.$X$3:.$X$60];[FI.$A$3:.$A$60];[.$B3];[FI.$C$3:.$C$60];[.D$2])*DUREE_CM" office:value-type="float" office:value="15" calcext:value-type="float">
            <text:p>15</text:p>
          </table:table-cell>
          <table:table-cell table:style-name="ce187" table:formula="of:=SUMIFS([FI.$X$3:.$X$60];[FI.$A$3:.$A$60];[.$B3];[FI.$C$3:.$C$60];[.E$2])*DUREE_CM" office:value-type="float" office:value="33" calcext:value-type="float">
            <text:p>33</text:p>
          </table:table-cell>
          <table:table-cell table:style-name="ce184" table:formula="of:=SUM([.C3:.E3])" office:value-type="float" office:value="57" calcext:value-type="float">
            <text:p>57</text:p>
          </table:table-cell>
          <table:table-cell table:style-name="ce184"/>
          <table:table-cell table:style-name="ce187" table:formula="of:=SUMIFS([FA.$X$3:.$X$60];[FA.$A$3:.$A$60];[.$B3];[FA.$C$3:.$C$60];[.H$2])*DUREE_CM" office:value-type="float" office:value="6" calcext:value-type="float">
            <text:p>6</text:p>
          </table:table-cell>
          <table:table-cell table:style-name="ce187" table:formula="of:=SUMIFS([FA.$X$3:.$X$60];[FA.$A$3:.$A$60];[.$B3];[FA.$C$3:.$C$60];[.I$2])*DUREE_CM" office:value-type="float" office:value="12" calcext:value-type="float">
            <text:p>12</text:p>
          </table:table-cell>
          <table:table-cell table:style-name="ce187" table:formula="of:=SUMIFS([FA.$X$3:.$X$60];[FA.$A$3:.$A$60];[.$B3];[FA.$C$3:.$C$60];[.J$2])*DUREE_CM" office:value-type="float" office:value="27" calcext:value-type="float">
            <text:p>27</text:p>
          </table:table-cell>
          <table:table-cell table:style-name="ce184" table:formula="of:=SUM([.H3:.J3])" office:value-type="float" office:value="45" calcext:value-type="float">
            <text:p>45</text:p>
          </table:table-cell>
          <table:table-cell table:number-columns-repeated="1013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88" table:formula="of:=[static.F3]" office:value-type="string" office:string-value="M1102" calcext:value-type="string">
            <text:p>M1102</text:p>
          </table:table-cell>
          <table:table-cell table:style-name="ce187" table:formula="of:=SUMIFS([FI.$X$3:.$X$60];[FI.$A$3:.$A$60];[.$B4];[FI.$C$3:.$C$60];[.C$2])*DUREE_CM" office:value-type="float" office:value="4.5" calcext:value-type="float">
            <text:p>4,5</text:p>
          </table:table-cell>
          <table:table-cell table:style-name="ce187" table:formula="of:=SUMIFS([FI.$X$3:.$X$60];[FI.$A$3:.$A$60];[.$B4];[FI.$C$3:.$C$60];[.D$2])*DUREE_CM" office:value-type="float" office:value="9" calcext:value-type="float">
            <text:p>9</text:p>
          </table:table-cell>
          <table:table-cell table:style-name="ce187" table:formula="of:=SUMIFS([FI.$X$3:.$X$60];[FI.$A$3:.$A$60];[.$B4];[FI.$C$3:.$C$60];[.E$2])*DUREE_CM" office:value-type="float" office:value="15" calcext:value-type="float">
            <text:p>15</text:p>
          </table:table-cell>
          <table:table-cell table:style-name="ce184" table:formula="of:=SUM([.C4:.E4])" office:value-type="float" office:value="28.5" calcext:value-type="float">
            <text:p>28,5</text:p>
          </table:table-cell>
          <table:table-cell table:style-name="ce184"/>
          <table:table-cell table:style-name="ce187" table:formula="of:=SUMIFS([FA.$X$3:.$X$60];[FA.$A$3:.$A$60];[.$B4];[FA.$C$3:.$C$60];[.H$2])*DUREE_CM" office:value-type="float" office:value="4.5" calcext:value-type="float">
            <text:p>4,5</text:p>
          </table:table-cell>
          <table:table-cell table:style-name="ce187" table:formula="of:=SUMIFS([FA.$X$3:.$X$60];[FA.$A$3:.$A$60];[.$B4];[FA.$C$3:.$C$60];[.I$2])*DUREE_CM" office:value-type="float" office:value="9" calcext:value-type="float">
            <text:p>9</text:p>
          </table:table-cell>
          <table:table-cell table:style-name="ce187" table:formula="of:=SUMIFS([FA.$X$3:.$X$60];[FA.$A$3:.$A$60];[.$B4];[FA.$C$3:.$C$60];[.J$2])*DUREE_CM" office:value-type="float" office:value="12" calcext:value-type="float">
            <text:p>12</text:p>
          </table:table-cell>
          <table:table-cell table:style-name="ce184" table:formula="of:=SUM([.H4:.J4])" office:value-type="float" office:value="25.5" calcext:value-type="float">
            <text:p>25,5</text:p>
          </table:table-cell>
          <table:table-cell table:number-columns-repeated="1013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88" table:formula="of:=[static.F4]" office:value-type="string" office:string-value="M1103" calcext:value-type="string">
            <text:p>M1103</text:p>
          </table:table-cell>
          <table:table-cell table:style-name="ce187" table:formula="of:=SUMIFS([FI.$X$3:.$X$60];[FI.$A$3:.$A$60];[.$B5];[FI.$C$3:.$C$60];[.C$2])*DUREE_CM" office:value-type="float" office:value="7.5" calcext:value-type="float">
            <text:p>7,5</text:p>
          </table:table-cell>
          <table:table-cell table:style-name="ce187" table:formula="of:=SUMIFS([FI.$X$3:.$X$60];[FI.$A$3:.$A$60];[.$B5];[FI.$C$3:.$C$60];[.D$2])*DUREE_CM" office:value-type="float" office:value="10.5" calcext:value-type="float">
            <text:p>10,5</text:p>
          </table:table-cell>
          <table:table-cell table:style-name="ce187" table:formula="of:=SUMIFS([FI.$X$3:.$X$60];[FI.$A$3:.$A$60];[.$B5];[FI.$C$3:.$C$60];[.E$2])*DUREE_CM" office:value-type="float" office:value="12" calcext:value-type="float">
            <text:p>12</text:p>
          </table:table-cell>
          <table:table-cell table:style-name="ce184" table:formula="of:=SUM([.C5:.E5])" office:value-type="float" office:value="30" calcext:value-type="float">
            <text:p>30</text:p>
          </table:table-cell>
          <table:table-cell table:style-name="ce184"/>
          <table:table-cell table:style-name="ce187" table:formula="of:=SUMIFS([FA.$X$3:.$X$60];[FA.$A$3:.$A$60];[.$B5];[FA.$C$3:.$C$60];[.H$2])*DUREE_CM" office:value-type="float" office:value="6" calcext:value-type="float">
            <text:p>6</text:p>
          </table:table-cell>
          <table:table-cell table:style-name="ce187" table:formula="of:=SUMIFS([FA.$X$3:.$X$60];[FA.$A$3:.$A$60];[.$B5];[FA.$C$3:.$C$60];[.I$2])*DUREE_CM" office:value-type="float" office:value="7.5" calcext:value-type="float">
            <text:p>7,5</text:p>
          </table:table-cell>
          <table:table-cell table:style-name="ce187" table:formula="of:=SUMIFS([FA.$X$3:.$X$60];[FA.$A$3:.$A$60];[.$B5];[FA.$C$3:.$C$60];[.J$2])*DUREE_CM" office:value-type="float" office:value="9" calcext:value-type="float">
            <text:p>9</text:p>
          </table:table-cell>
          <table:table-cell table:style-name="ce184" table:formula="of:=SUM([.H5:.J5])" office:value-type="float" office:value="22.5" calcext:value-type="float">
            <text:p>22,5</text:p>
          </table:table-cell>
          <table:table-cell table:number-columns-repeated="1013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88" table:formula="of:=[static.F5]" office:value-type="string" office:string-value="M1104" calcext:value-type="string">
            <text:p>M1104</text:p>
          </table:table-cell>
          <table:table-cell table:style-name="ce187" table:formula="of:=SUMIFS([FI.$X$3:.$X$60];[FI.$A$3:.$A$60];[.$B6];[FI.$C$3:.$C$60];[.C$2])*DUREE_CM" office:value-type="float" office:value="10.5" calcext:value-type="float">
            <text:p>10,5</text:p>
          </table:table-cell>
          <table:table-cell table:style-name="ce187" table:formula="of:=SUMIFS([FI.$X$3:.$X$60];[FI.$A$3:.$A$60];[.$B6];[FI.$C$3:.$C$60];[.D$2])*DUREE_CM" office:value-type="float" office:value="9" calcext:value-type="float">
            <text:p>9</text:p>
          </table:table-cell>
          <table:table-cell table:style-name="ce187" table:formula="of:=SUMIFS([FI.$X$3:.$X$60];[FI.$A$3:.$A$60];[.$B6];[FI.$C$3:.$C$60];[.E$2])*DUREE_CM" office:value-type="float" office:value="9" calcext:value-type="float">
            <text:p>9</text:p>
          </table:table-cell>
          <table:table-cell table:style-name="ce184" table:formula="of:=SUM([.C6:.E6])" office:value-type="float" office:value="28.5" calcext:value-type="float">
            <text:p>28,5</text:p>
          </table:table-cell>
          <table:table-cell table:style-name="ce184"/>
          <table:table-cell table:style-name="ce187" table:formula="of:=SUMIFS([FA.$X$3:.$X$60];[FA.$A$3:.$A$60];[.$B6];[FA.$C$3:.$C$60];[.H$2])*DUREE_CM" office:value-type="float" office:value="9" calcext:value-type="float">
            <text:p>9</text:p>
          </table:table-cell>
          <table:table-cell table:style-name="ce187" table:formula="of:=SUMIFS([FA.$X$3:.$X$60];[FA.$A$3:.$A$60];[.$B6];[FA.$C$3:.$C$60];[.I$2])*DUREE_CM" office:value-type="float" office:value="7.5" calcext:value-type="float">
            <text:p>7,5</text:p>
          </table:table-cell>
          <table:table-cell table:style-name="ce187" table:formula="of:=SUMIFS([FA.$X$3:.$X$60];[FA.$A$3:.$A$60];[.$B6];[FA.$C$3:.$C$60];[.J$2])*DUREE_CM" office:value-type="float" office:value="9" calcext:value-type="float">
            <text:p>9</text:p>
          </table:table-cell>
          <table:table-cell table:style-name="ce184" table:formula="of:=SUM([.H6:.J6])" office:value-type="float" office:value="25.5" calcext:value-type="float">
            <text:p>25,5</text:p>
          </table:table-cell>
          <table:table-cell table:number-columns-repeated="1013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88" table:formula="of:=[static.F6]" office:value-type="string" office:string-value="M1105" calcext:value-type="string">
            <text:p>M1105</text:p>
          </table:table-cell>
          <table:table-cell table:style-name="ce187" table:formula="of:=SUMIFS([FI.$X$3:.$X$60];[FI.$A$3:.$A$60];[.$B7];[FI.$C$3:.$C$60];[.C$2])*DUREE_CM" office:value-type="float" office:value="6" calcext:value-type="float">
            <text:p>6</text:p>
          </table:table-cell>
          <table:table-cell table:style-name="ce187" table:formula="of:=SUMIFS([FI.$X$3:.$X$60];[FI.$A$3:.$A$60];[.$B7];[FI.$C$3:.$C$60];[.D$2])*DUREE_CM" office:value-type="float" office:value="6" calcext:value-type="float">
            <text:p>6</text:p>
          </table:table-cell>
          <table:table-cell table:style-name="ce187" table:formula="of:=SUMIFS([FI.$X$3:.$X$60];[FI.$A$3:.$A$60];[.$B7];[FI.$C$3:.$C$60];[.E$2])*DUREE_CM" office:value-type="float" office:value="18" calcext:value-type="float">
            <text:p>18</text:p>
          </table:table-cell>
          <table:table-cell table:style-name="ce184" table:formula="of:=SUM([.C7:.E7])" office:value-type="float" office:value="30" calcext:value-type="float">
            <text:p>30</text:p>
          </table:table-cell>
          <table:table-cell table:style-name="ce184"/>
          <table:table-cell table:style-name="ce187" table:formula="of:=SUMIFS([FA.$X$3:.$X$60];[FA.$A$3:.$A$60];[.$B7];[FA.$C$3:.$C$60];[.H$2])*DUREE_CM" office:value-type="float" office:value="4.5" calcext:value-type="float">
            <text:p>4,5</text:p>
          </table:table-cell>
          <table:table-cell table:style-name="ce187" table:formula="of:=SUMIFS([FA.$X$3:.$X$60];[FA.$A$3:.$A$60];[.$B7];[FA.$C$3:.$C$60];[.I$2])*DUREE_CM" office:value-type="float" office:value="4.5" calcext:value-type="float">
            <text:p>4,5</text:p>
          </table:table-cell>
          <table:table-cell table:style-name="ce187" table:formula="of:=SUMIFS([FA.$X$3:.$X$60];[FA.$A$3:.$A$60];[.$B7];[FA.$C$3:.$C$60];[.J$2])*DUREE_CM" office:value-type="float" office:value="15" calcext:value-type="float">
            <text:p>15</text:p>
          </table:table-cell>
          <table:table-cell table:style-name="ce184" table:formula="of:=SUM([.H7:.J7])" office:value-type="float" office:value="24" calcext:value-type="float">
            <text:p>24</text:p>
          </table:table-cell>
          <table:table-cell table:number-columns-repeated="1013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88" table:formula="of:=[static.F7]" office:value-type="string" office:string-value="M1106" calcext:value-type="string">
            <text:p>M1106</text:p>
          </table:table-cell>
          <table:table-cell table:style-name="ce187" table:formula="of:=SUMIFS([FI.$X$3:.$X$60];[FI.$A$3:.$A$60];[.$B8];[FI.$C$3:.$C$60];[.C$2])*DUREE_CM" office:value-type="float" office:value="3" calcext:value-type="float">
            <text:p>3</text:p>
          </table:table-cell>
          <table:table-cell table:style-name="ce187" table:formula="of:=SUMIFS([FI.$X$3:.$X$60];[FI.$A$3:.$A$60];[.$B8];[FI.$C$3:.$C$60];[.D$2])*DUREE_CM" office:value-type="float" office:value="3" calcext:value-type="float">
            <text:p>3</text:p>
          </table:table-cell>
          <table:table-cell table:style-name="ce187" table:formula="of:=SUMIFS([FI.$X$3:.$X$60];[FI.$A$3:.$A$60];[.$B8];[FI.$C$3:.$C$60];[.E$2])*DUREE_CM" office:value-type="float" office:value="24" calcext:value-type="float">
            <text:p>24</text:p>
          </table:table-cell>
          <table:table-cell table:style-name="ce184" table:formula="of:=SUM([.C8:.E8])" office:value-type="float" office:value="30" calcext:value-type="float">
            <text:p>30</text:p>
          </table:table-cell>
          <table:table-cell table:style-name="ce184"/>
          <table:table-cell table:style-name="ce187" table:formula="of:=SUMIFS([FA.$X$3:.$X$60];[FA.$A$3:.$A$60];[.$B8];[FA.$C$3:.$C$60];[.H$2])*DUREE_CM" office:value-type="float" office:value="3" calcext:value-type="float">
            <text:p>3</text:p>
          </table:table-cell>
          <table:table-cell table:style-name="ce187" table:formula="of:=SUMIFS([FA.$X$3:.$X$60];[FA.$A$3:.$A$60];[.$B8];[FA.$C$3:.$C$60];[.I$2])*DUREE_CM" office:value-type="float" office:value="4.5" calcext:value-type="float">
            <text:p>4,5</text:p>
          </table:table-cell>
          <table:table-cell table:style-name="ce187" table:formula="of:=SUMIFS([FA.$X$3:.$X$60];[FA.$A$3:.$A$60];[.$B8];[FA.$C$3:.$C$60];[.J$2])*DUREE_CM" office:value-type="float" office:value="18" calcext:value-type="float">
            <text:p>18</text:p>
          </table:table-cell>
          <table:table-cell table:style-name="ce184" table:formula="of:=SUM([.H8:.J8])" office:value-type="float" office:value="25.5" calcext:value-type="float">
            <text:p>25,5</text:p>
          </table:table-cell>
          <table:table-cell table:number-columns-repeated="1013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88" table:formula="of:=[static.F8]" office:value-type="string" office:string-value="M1107" calcext:value-type="string">
            <text:p>M1107</text:p>
          </table:table-cell>
          <table:table-cell table:style-name="ce187" table:formula="of:=SUMIFS([FI.$X$3:.$X$60];[FI.$A$3:.$A$60];[.$B9];[FI.$C$3:.$C$60];[.C$2])*DUREE_CM" office:value-type="float" office:value="4.5" calcext:value-type="float">
            <text:p>4,5</text:p>
          </table:table-cell>
          <table:table-cell table:style-name="ce187" table:formula="of:=SUMIFS([FI.$X$3:.$X$60];[FI.$A$3:.$A$60];[.$B9];[FI.$C$3:.$C$60];[.D$2])*DUREE_CM" office:value-type="float" office:value="12" calcext:value-type="float">
            <text:p>12</text:p>
          </table:table-cell>
          <table:table-cell table:style-name="ce187" table:formula="of:=SUMIFS([FI.$X$3:.$X$60];[FI.$A$3:.$A$60];[.$B9];[FI.$C$3:.$C$60];[.E$2])*DUREE_CM" office:value-type="float" office:value="15" calcext:value-type="float">
            <text:p>15</text:p>
          </table:table-cell>
          <table:table-cell table:style-name="ce184" table:formula="of:=SUM([.C9:.E9])" office:value-type="float" office:value="31.5" calcext:value-type="float">
            <text:p>31,5</text:p>
          </table:table-cell>
          <table:table-cell table:style-name="ce184"/>
          <table:table-cell table:style-name="ce187" table:formula="of:=SUMIFS([FA.$X$3:.$X$60];[FA.$A$3:.$A$60];[.$B9];[FA.$C$3:.$C$60];[.H$2])*DUREE_CM" office:value-type="float" office:value="6" calcext:value-type="float">
            <text:p>6</text:p>
          </table:table-cell>
          <table:table-cell table:style-name="ce187" table:formula="of:=SUMIFS([FA.$X$3:.$X$60];[FA.$A$3:.$A$60];[.$B9];[FA.$C$3:.$C$60];[.I$2])*DUREE_CM" office:value-type="float" office:value="10.5" calcext:value-type="float">
            <text:p>10,5</text:p>
          </table:table-cell>
          <table:table-cell table:style-name="ce187" table:formula="of:=SUMIFS([FA.$X$3:.$X$60];[FA.$A$3:.$A$60];[.$B9];[FA.$C$3:.$C$60];[.J$2])*DUREE_CM" office:value-type="float" office:value="9" calcext:value-type="float">
            <text:p>9</text:p>
          </table:table-cell>
          <table:table-cell table:style-name="ce184" table:formula="of:=SUM([.H9:.J9])" office:value-type="float" office:value="25.5" calcext:value-type="float">
            <text:p>25,5</text:p>
          </table:table-cell>
          <table:table-cell table:number-columns-repeated="1013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88" table:formula="of:=[static.F9]" office:value-type="string" office:string-value="M1108" calcext:value-type="string">
            <text:p>M1108</text:p>
          </table:table-cell>
          <table:table-cell table:style-name="ce187" table:formula="of:=SUMIFS([FI.$X$3:.$X$60];[FI.$A$3:.$A$60];[.$B10];[FI.$C$3:.$C$60];[.C$2])*DUREE_CM" office:value-type="float" office:value="4.5" calcext:value-type="float">
            <text:p>4,5</text:p>
          </table:table-cell>
          <table:table-cell table:style-name="ce187" table:formula="of:=SUMIFS([FI.$X$3:.$X$60];[FI.$A$3:.$A$60];[.$B10];[FI.$C$3:.$C$60];[.D$2])*DUREE_CM" office:value-type="float" office:value="12" calcext:value-type="float">
            <text:p>12</text:p>
          </table:table-cell>
          <table:table-cell table:style-name="ce187" table:formula="of:=SUMIFS([FI.$X$3:.$X$60];[FI.$A$3:.$A$60];[.$B10];[FI.$C$3:.$C$60];[.E$2])*DUREE_CM" office:value-type="float" office:value="15" calcext:value-type="float">
            <text:p>15</text:p>
          </table:table-cell>
          <table:table-cell table:style-name="ce184" table:formula="of:=SUM([.C10:.E10])" office:value-type="float" office:value="31.5" calcext:value-type="float">
            <text:p>31,5</text:p>
          </table:table-cell>
          <table:table-cell table:style-name="ce184"/>
          <table:table-cell table:style-name="ce187" table:formula="of:=SUMIFS([FA.$X$3:.$X$60];[FA.$A$3:.$A$60];[.$B10];[FA.$C$3:.$C$60];[.H$2])*DUREE_CM" office:value-type="float" office:value="4.5" calcext:value-type="float">
            <text:p>4,5</text:p>
          </table:table-cell>
          <table:table-cell table:style-name="ce187" table:formula="of:=SUMIFS([FA.$X$3:.$X$60];[FA.$A$3:.$A$60];[.$B10];[FA.$C$3:.$C$60];[.I$2])*DUREE_CM" office:value-type="float" office:value="9" calcext:value-type="float">
            <text:p>9</text:p>
          </table:table-cell>
          <table:table-cell table:style-name="ce187" table:formula="of:=SUMIFS([FA.$X$3:.$X$60];[FA.$A$3:.$A$60];[.$B10];[FA.$C$3:.$C$60];[.J$2])*DUREE_CM" office:value-type="float" office:value="12" calcext:value-type="float">
            <text:p>12</text:p>
          </table:table-cell>
          <table:table-cell table:style-name="ce184" table:formula="of:=SUM([.H10:.J10])" office:value-type="float" office:value="25.5" calcext:value-type="float">
            <text:p>25,5</text:p>
          </table:table-cell>
          <table:table-cell table:number-columns-repeated="1013"/>
        </table:table-row>
        <table:table-row table:style-name="ro9">
          <table:table-cell office:value-type="float" office:value="1" calcext:value-type="float">
            <text:p>1</text:p>
          </table:table-cell>
          <table:table-cell table:style-name="ce88" table:formula="of:=[static.F10]" office:value-type="string" office:string-value="M1109" calcext:value-type="string">
            <text:p>M1109</text:p>
          </table:table-cell>
          <table:table-cell table:style-name="ce187" table:formula="of:=SUMIFS([FI.$X$3:.$X$60];[FI.$A$3:.$A$60];[.$B11];[FI.$C$3:.$C$60];[.C$2])*DUREE_CM" office:value-type="float" office:value="0" calcext:value-type="float">
            <text:p>0</text:p>
          </table:table-cell>
          <table:table-cell table:style-name="ce187" table:formula="of:=SUMIFS([FI.$X$3:.$X$60];[FI.$A$3:.$A$60];[.$B11];[FI.$C$3:.$C$60];[.D$2])*DUREE_CM" office:value-type="float" office:value="9" calcext:value-type="float">
            <text:p>9</text:p>
          </table:table-cell>
          <table:table-cell table:style-name="ce187" table:formula="of:=SUMIFS([FI.$X$3:.$X$60];[FI.$A$3:.$A$60];[.$B11];[FI.$C$3:.$C$60];[.E$2])*DUREE_CM" office:value-type="float" office:value="21" calcext:value-type="float">
            <text:p>21</text:p>
          </table:table-cell>
          <table:table-cell table:style-name="ce184" table:formula="of:=SUM([.C11:.E11])" office:value-type="float" office:value="30" calcext:value-type="float">
            <text:p>30</text:p>
          </table:table-cell>
          <table:table-cell table:style-name="ce184"/>
          <table:table-cell table:style-name="ce187" table:formula="of:=SUMIFS([FA.$X$3:.$X$60];[FA.$A$3:.$A$60];[.$B11];[FA.$C$3:.$C$60];[.H$2])*DUREE_CM" office:value-type="float" office:value="0" calcext:value-type="float">
            <text:p>0</text:p>
          </table:table-cell>
          <table:table-cell table:style-name="ce187" table:formula="of:=SUMIFS([FA.$X$3:.$X$60];[FA.$A$3:.$A$60];[.$B11];[FA.$C$3:.$C$60];[.I$2])*DUREE_CM" office:value-type="float" office:value="6" calcext:value-type="float">
            <text:p>6</text:p>
          </table:table-cell>
          <table:table-cell table:style-name="ce187" table:formula="of:=SUMIFS([FA.$X$3:.$X$60];[FA.$A$3:.$A$60];[.$B11];[FA.$C$3:.$C$60];[.J$2])*DUREE_CM" office:value-type="float" office:value="15" calcext:value-type="float">
            <text:p>15</text:p>
          </table:table-cell>
          <table:table-cell table:style-name="ce184" table:formula="of:=SUM([.H11:.J11])" office:value-type="float" office:value="21" calcext:value-type="float">
            <text:p>21</text:p>
          </table:table-cell>
          <table:table-cell table:number-columns-repeated="1013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88" table:formula="of:=[static.F11]" office:value-type="string" office:string-value="M1201" calcext:value-type="string">
            <text:p>M1201</text:p>
          </table:table-cell>
          <table:table-cell table:style-name="ce187" table:formula="of:=SUMIFS([FI.$X$3:.$X$60];[FI.$A$3:.$A$60];[.$B12];[FI.$C$3:.$C$60];[.C$2])*DUREE_CM" office:value-type="float" office:value="0" calcext:value-type="float">
            <text:p>0</text:p>
          </table:table-cell>
          <table:table-cell table:style-name="ce187" table:formula="of:=SUMIFS([FI.$X$3:.$X$60];[FI.$A$3:.$A$60];[.$B12];[FI.$C$3:.$C$60];[.D$2])*DUREE_CM" office:value-type="float" office:value="9" calcext:value-type="float">
            <text:p>9</text:p>
          </table:table-cell>
          <table:table-cell table:style-name="ce187" table:formula="of:=SUMIFS([FI.$X$3:.$X$60];[FI.$A$3:.$A$60];[.$B12];[FI.$C$3:.$C$60];[.E$2])*DUREE_CM" office:value-type="float" office:value="21" calcext:value-type="float">
            <text:p>21</text:p>
          </table:table-cell>
          <table:table-cell table:style-name="ce184" table:formula="of:=SUM([.C12:.E12])" office:value-type="float" office:value="30" calcext:value-type="float">
            <text:p>30</text:p>
          </table:table-cell>
          <table:table-cell table:style-name="ce184"/>
          <table:table-cell table:style-name="ce187" table:formula="of:=SUMIFS([FA.$X$3:.$X$60];[FA.$A$3:.$A$60];[.$B12];[FA.$C$3:.$C$60];[.H$2])*DUREE_CM" office:value-type="float" office:value="0" calcext:value-type="float">
            <text:p>0</text:p>
          </table:table-cell>
          <table:table-cell table:style-name="ce187" table:formula="of:=SUMIFS([FA.$X$3:.$X$60];[FA.$A$3:.$A$60];[.$B12];[FA.$C$3:.$C$60];[.I$2])*DUREE_CM" office:value-type="float" office:value="7.5" calcext:value-type="float">
            <text:p>7,5</text:p>
          </table:table-cell>
          <table:table-cell table:style-name="ce187" table:formula="of:=SUMIFS([FA.$X$3:.$X$60];[FA.$A$3:.$A$60];[.$B12];[FA.$C$3:.$C$60];[.J$2])*DUREE_CM" office:value-type="float" office:value="15" calcext:value-type="float">
            <text:p>15</text:p>
          </table:table-cell>
          <table:table-cell table:style-name="ce184" table:formula="of:=SUM([.H12:.J12])" office:value-type="float" office:value="22.5" calcext:value-type="float">
            <text:p>22,5</text:p>
          </table:table-cell>
          <table:table-cell table:number-columns-repeated="1013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88" table:formula="of:=[static.F12]" office:value-type="string" office:string-value="M1202" calcext:value-type="string">
            <text:p>M1202</text:p>
          </table:table-cell>
          <table:table-cell table:style-name="ce187" table:formula="of:=SUMIFS([FI.$X$3:.$X$60];[FI.$A$3:.$A$60];[.$B13];[FI.$C$3:.$C$60];[.C$2])*DUREE_CM" office:value-type="float" office:value="0" calcext:value-type="float">
            <text:p>0</text:p>
          </table:table-cell>
          <table:table-cell table:style-name="ce187" table:formula="of:=SUMIFS([FI.$X$3:.$X$60];[FI.$A$3:.$A$60];[.$B13];[FI.$C$3:.$C$60];[.D$2])*DUREE_CM" office:value-type="float" office:value="3" calcext:value-type="float">
            <text:p>3</text:p>
          </table:table-cell>
          <table:table-cell table:style-name="ce187" table:formula="of:=SUMIFS([FI.$X$3:.$X$60];[FI.$A$3:.$A$60];[.$B13];[FI.$C$3:.$C$60];[.E$2])*DUREE_CM" office:value-type="float" office:value="12" calcext:value-type="float">
            <text:p>12</text:p>
          </table:table-cell>
          <table:table-cell table:style-name="ce184" table:formula="of:=SUM([.C13:.E13])" office:value-type="float" office:value="15" calcext:value-type="float">
            <text:p>15</text:p>
          </table:table-cell>
          <table:table-cell table:style-name="ce184"/>
          <table:table-cell table:style-name="ce187" table:formula="of:=SUMIFS([FA.$X$3:.$X$60];[FA.$A$3:.$A$60];[.$B13];[FA.$C$3:.$C$60];[.H$2])*DUREE_CM" office:value-type="float" office:value="0" calcext:value-type="float">
            <text:p>0</text:p>
          </table:table-cell>
          <table:table-cell table:style-name="ce187" table:formula="of:=SUMIFS([FA.$X$3:.$X$60];[FA.$A$3:.$A$60];[.$B13];[FA.$C$3:.$C$60];[.I$2])*DUREE_CM" office:value-type="float" office:value="3" calcext:value-type="float">
            <text:p>3</text:p>
          </table:table-cell>
          <table:table-cell table:style-name="ce187" table:formula="of:=SUMIFS([FA.$X$3:.$X$60];[FA.$A$3:.$A$60];[.$B13];[FA.$C$3:.$C$60];[.J$2])*DUREE_CM" office:value-type="float" office:value="7.5" calcext:value-type="float">
            <text:p>7,5</text:p>
          </table:table-cell>
          <table:table-cell table:style-name="ce184" table:formula="of:=SUM([.H13:.J13])" office:value-type="float" office:value="10.5" calcext:value-type="float">
            <text:p>10,5</text:p>
          </table:table-cell>
          <table:table-cell table:number-columns-repeated="1013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88" table:formula="of:=[static.F13]" office:value-type="string" office:string-value="M1203" calcext:value-type="string">
            <text:p>M1203</text:p>
          </table:table-cell>
          <table:table-cell table:style-name="ce187" table:formula="of:=SUMIFS([FI.$X$3:.$X$60];[FI.$A$3:.$A$60];[.$B14];[FI.$C$3:.$C$60];[.C$2])*DUREE_CM" office:value-type="float" office:value="4.5" calcext:value-type="float">
            <text:p>4,5</text:p>
          </table:table-cell>
          <table:table-cell table:style-name="ce187" table:formula="of:=SUMIFS([FI.$X$3:.$X$60];[FI.$A$3:.$A$60];[.$B14];[FI.$C$3:.$C$60];[.D$2])*DUREE_CM" office:value-type="float" office:value="18" calcext:value-type="float">
            <text:p>18</text:p>
          </table:table-cell>
          <table:table-cell table:style-name="ce187" table:formula="of:=SUMIFS([FI.$X$3:.$X$60];[FI.$A$3:.$A$60];[.$B14];[FI.$C$3:.$C$60];[.E$2])*DUREE_CM" office:value-type="float" office:value="6" calcext:value-type="float">
            <text:p>6</text:p>
          </table:table-cell>
          <table:table-cell table:style-name="ce184" table:formula="of:=SUM([.C14:.E14])" office:value-type="float" office:value="28.5" calcext:value-type="float">
            <text:p>28,5</text:p>
          </table:table-cell>
          <table:table-cell table:style-name="ce184"/>
          <table:table-cell table:style-name="ce187" table:formula="of:=SUMIFS([FA.$X$3:.$X$60];[FA.$A$3:.$A$60];[.$B14];[FA.$C$3:.$C$60];[.H$2])*DUREE_CM" office:value-type="float" office:value="3" calcext:value-type="float">
            <text:p>3</text:p>
          </table:table-cell>
          <table:table-cell table:style-name="ce187" table:formula="of:=SUMIFS([FA.$X$3:.$X$60];[FA.$A$3:.$A$60];[.$B14];[FA.$C$3:.$C$60];[.I$2])*DUREE_CM" office:value-type="float" office:value="13.5" calcext:value-type="float">
            <text:p>13,5</text:p>
          </table:table-cell>
          <table:table-cell table:style-name="ce187" table:formula="of:=SUMIFS([FA.$X$3:.$X$60];[FA.$A$3:.$A$60];[.$B14];[FA.$C$3:.$C$60];[.J$2])*DUREE_CM" office:value-type="float" office:value="6" calcext:value-type="float">
            <text:p>6</text:p>
          </table:table-cell>
          <table:table-cell table:style-name="ce184" table:formula="of:=SUM([.H14:.J14])" office:value-type="float" office:value="22.5" calcext:value-type="float">
            <text:p>22,5</text:p>
          </table:table-cell>
          <table:table-cell table:number-columns-repeated="1013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88" table:formula="of:=[static.F14]" office:value-type="string" office:string-value="M1204" calcext:value-type="string">
            <text:p>M1204</text:p>
          </table:table-cell>
          <table:table-cell table:style-name="ce187" table:formula="of:=SUMIFS([FI.$X$3:.$X$60];[FI.$A$3:.$A$60];[.$B15];[FI.$C$3:.$C$60];[.C$2])*DUREE_CM" office:value-type="float" office:value="4.5" calcext:value-type="float">
            <text:p>4,5</text:p>
          </table:table-cell>
          <table:table-cell table:style-name="ce187" table:formula="of:=SUMIFS([FI.$X$3:.$X$60];[FI.$A$3:.$A$60];[.$B15];[FI.$C$3:.$C$60];[.D$2])*DUREE_CM" office:value-type="float" office:value="9" calcext:value-type="float">
            <text:p>9</text:p>
          </table:table-cell>
          <table:table-cell table:style-name="ce187" table:formula="of:=SUMIFS([FI.$X$3:.$X$60];[FI.$A$3:.$A$60];[.$B15];[FI.$C$3:.$C$60];[.E$2])*DUREE_CM" office:value-type="float" office:value="12" calcext:value-type="float">
            <text:p>12</text:p>
          </table:table-cell>
          <table:table-cell table:style-name="ce184" table:formula="of:=SUM([.C15:.E15])" office:value-type="float" office:value="25.5" calcext:value-type="float">
            <text:p>25,5</text:p>
          </table:table-cell>
          <table:table-cell table:style-name="ce184"/>
          <table:table-cell table:style-name="ce187" table:formula="of:=SUMIFS([FA.$X$3:.$X$60];[FA.$A$3:.$A$60];[.$B15];[FA.$C$3:.$C$60];[.H$2])*DUREE_CM" office:value-type="float" office:value="7.5" calcext:value-type="float">
            <text:p>7,5</text:p>
          </table:table-cell>
          <table:table-cell table:style-name="ce187" table:formula="of:=SUMIFS([FA.$X$3:.$X$60];[FA.$A$3:.$A$60];[.$B15];[FA.$C$3:.$C$60];[.I$2])*DUREE_CM" office:value-type="float" office:value="7.5" calcext:value-type="float">
            <text:p>7,5</text:p>
          </table:table-cell>
          <table:table-cell table:style-name="ce187" table:formula="of:=SUMIFS([FA.$X$3:.$X$60];[FA.$A$3:.$A$60];[.$B15];[FA.$C$3:.$C$60];[.J$2])*DUREE_CM" office:value-type="float" office:value="9" calcext:value-type="float">
            <text:p>9</text:p>
          </table:table-cell>
          <table:table-cell table:style-name="ce184" table:formula="of:=SUM([.H15:.J15])" office:value-type="float" office:value="24" calcext:value-type="float">
            <text:p>24</text:p>
          </table:table-cell>
          <table:table-cell table:number-columns-repeated="1013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88" table:formula="of:=[static.F15]" office:value-type="string" office:string-value="M1205" calcext:value-type="string">
            <text:p>M1205</text:p>
          </table:table-cell>
          <table:table-cell table:style-name="ce187" table:formula="of:=SUMIFS([FI.$X$3:.$X$60];[FI.$A$3:.$A$60];[.$B16];[FI.$C$3:.$C$60];[.C$2])*DUREE_CM" office:value-type="float" office:value="4.5" calcext:value-type="float">
            <text:p>4,5</text:p>
          </table:table-cell>
          <table:table-cell table:style-name="ce187" table:formula="of:=SUMIFS([FI.$X$3:.$X$60];[FI.$A$3:.$A$60];[.$B16];[FI.$C$3:.$C$60];[.D$2])*DUREE_CM" office:value-type="float" office:value="12" calcext:value-type="float">
            <text:p>12</text:p>
          </table:table-cell>
          <table:table-cell table:style-name="ce187" table:formula="of:=SUMIFS([FI.$X$3:.$X$60];[FI.$A$3:.$A$60];[.$B16];[FI.$C$3:.$C$60];[.E$2])*DUREE_CM" office:value-type="float" office:value="12" calcext:value-type="float">
            <text:p>12</text:p>
          </table:table-cell>
          <table:table-cell table:style-name="ce184" table:formula="of:=SUM([.C16:.E16])" office:value-type="float" office:value="28.5" calcext:value-type="float">
            <text:p>28,5</text:p>
          </table:table-cell>
          <table:table-cell table:style-name="ce184"/>
          <table:table-cell table:style-name="ce187" table:formula="of:=SUMIFS([FA.$X$3:.$X$60];[FA.$A$3:.$A$60];[.$B16];[FA.$C$3:.$C$60];[.H$2])*DUREE_CM" office:value-type="float" office:value="3" calcext:value-type="float">
            <text:p>3</text:p>
          </table:table-cell>
          <table:table-cell table:style-name="ce187" table:formula="of:=SUMIFS([FA.$X$3:.$X$60];[FA.$A$3:.$A$60];[.$B16];[FA.$C$3:.$C$60];[.I$2])*DUREE_CM" office:value-type="float" office:value="7.5" calcext:value-type="float">
            <text:p>7,5</text:p>
          </table:table-cell>
          <table:table-cell table:style-name="ce187" table:formula="of:=SUMIFS([FA.$X$3:.$X$60];[FA.$A$3:.$A$60];[.$B16];[FA.$C$3:.$C$60];[.J$2])*DUREE_CM" office:value-type="float" office:value="6" calcext:value-type="float">
            <text:p>6</text:p>
          </table:table-cell>
          <table:table-cell table:style-name="ce184" table:formula="of:=SUM([.H16:.J16])" office:value-type="float" office:value="16.5" calcext:value-type="float">
            <text:p>16,5</text:p>
          </table:table-cell>
          <table:table-cell table:number-columns-repeated="1013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88" table:formula="of:=[static.F16]" office:value-type="string" office:string-value="M1206" calcext:value-type="string">
            <text:p>M1206</text:p>
          </table:table-cell>
          <table:table-cell table:style-name="ce187" table:formula="of:=SUMIFS([FI.$X$3:.$X$60];[FI.$A$3:.$A$60];[.$B17];[FI.$C$3:.$C$60];[.C$2])*DUREE_CM" office:value-type="float" office:value="3" calcext:value-type="float">
            <text:p>3</text:p>
          </table:table-cell>
          <table:table-cell table:style-name="ce187" table:formula="of:=SUMIFS([FI.$X$3:.$X$60];[FI.$A$3:.$A$60];[.$B17];[FI.$C$3:.$C$60];[.D$2])*DUREE_CM" office:value-type="float" office:value="6" calcext:value-type="float">
            <text:p>6</text:p>
          </table:table-cell>
          <table:table-cell table:style-name="ce187" table:formula="of:=SUMIFS([FI.$X$3:.$X$60];[FI.$A$3:.$A$60];[.$B17];[FI.$C$3:.$C$60];[.E$2])*DUREE_CM" office:value-type="float" office:value="18" calcext:value-type="float">
            <text:p>18</text:p>
          </table:table-cell>
          <table:table-cell table:style-name="ce184" table:formula="of:=SUM([.C17:.E17])" office:value-type="float" office:value="27" calcext:value-type="float">
            <text:p>27</text:p>
          </table:table-cell>
          <table:table-cell table:style-name="ce184"/>
          <table:table-cell table:style-name="ce187" table:formula="of:=SUMIFS([FA.$X$3:.$X$60];[FA.$A$3:.$A$60];[.$B17];[FA.$C$3:.$C$60];[.H$2])*DUREE_CM" office:value-type="float" office:value="4.5" calcext:value-type="float">
            <text:p>4,5</text:p>
          </table:table-cell>
          <table:table-cell table:style-name="ce187" table:formula="of:=SUMIFS([FA.$X$3:.$X$60];[FA.$A$3:.$A$60];[.$B17];[FA.$C$3:.$C$60];[.I$2])*DUREE_CM" office:value-type="float" office:value="4.5" calcext:value-type="float">
            <text:p>4,5</text:p>
          </table:table-cell>
          <table:table-cell table:style-name="ce187" table:formula="of:=SUMIFS([FA.$X$3:.$X$60];[FA.$A$3:.$A$60];[.$B17];[FA.$C$3:.$C$60];[.J$2])*DUREE_CM" office:value-type="float" office:value="12" calcext:value-type="float">
            <text:p>12</text:p>
          </table:table-cell>
          <table:table-cell table:style-name="ce184" table:formula="of:=SUM([.H17:.J17])" office:value-type="float" office:value="21" calcext:value-type="float">
            <text:p>21</text:p>
          </table:table-cell>
          <table:table-cell table:number-columns-repeated="1013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88" table:formula="of:=[static.F17]" office:value-type="string" office:string-value="M1207" calcext:value-type="string">
            <text:p>M1207</text:p>
          </table:table-cell>
          <table:table-cell table:style-name="ce187" table:formula="of:=SUMIFS([FI.$X$3:.$X$60];[FI.$A$3:.$A$60];[.$B18];[FI.$C$3:.$C$60];[.C$2])*DUREE_CM" office:value-type="float" office:value="0" calcext:value-type="float">
            <text:p>0</text:p>
          </table:table-cell>
          <table:table-cell table:style-name="ce187" table:formula="of:=SUMIFS([FI.$X$3:.$X$60];[FI.$A$3:.$A$60];[.$B18];[FI.$C$3:.$C$60];[.D$2])*DUREE_CM" office:value-type="float" office:value="15" calcext:value-type="float">
            <text:p>15</text:p>
          </table:table-cell>
          <table:table-cell table:style-name="ce187" table:formula="of:=SUMIFS([FI.$X$3:.$X$60];[FI.$A$3:.$A$60];[.$B18];[FI.$C$3:.$C$60];[.E$2])*DUREE_CM" office:value-type="float" office:value="0" calcext:value-type="float">
            <text:p>0</text:p>
          </table:table-cell>
          <table:table-cell table:style-name="ce184" table:formula="of:=SUM([.C18:.E18])" office:value-type="float" office:value="15" calcext:value-type="float">
            <text:p>15</text:p>
          </table:table-cell>
          <table:table-cell table:style-name="ce184"/>
          <table:table-cell table:style-name="ce187" table:formula="of:=SUMIFS([FA.$X$3:.$X$60];[FA.$A$3:.$A$60];[.$B18];[FA.$C$3:.$C$60];[.H$2])*DUREE_CM" office:value-type="float" office:value="0" calcext:value-type="float">
            <text:p>0</text:p>
          </table:table-cell>
          <table:table-cell table:style-name="ce187" table:formula="of:=SUMIFS([FA.$X$3:.$X$60];[FA.$A$3:.$A$60];[.$B18];[FA.$C$3:.$C$60];[.I$2])*DUREE_CM" office:value-type="float" office:value="0" calcext:value-type="float">
            <text:p>0</text:p>
          </table:table-cell>
          <table:table-cell table:style-name="ce187" table:formula="of:=SUMIFS([FA.$X$3:.$X$60];[FA.$A$3:.$A$60];[.$B18];[FA.$C$3:.$C$60];[.J$2])*DUREE_CM" office:value-type="float" office:value="0" calcext:value-type="float">
            <text:p>0</text:p>
          </table:table-cell>
          <table:table-cell table:style-name="ce184" table:formula="of:=SUM([.H18:.J18])" office:value-type="float" office:value="0" calcext:value-type="float">
            <text:p>0</text:p>
          </table:table-cell>
          <table:table-cell table:number-columns-repeated="1013"/>
        </table:table-row>
        <table:table-row table:style-name="ro9">
          <table:table-cell/>
          <table:table-cell table:style-name="ce88" table:formula="of:=[static.F18]" office:value-type="string" office:string-value="M1208" calcext:value-type="string">
            <text:p>M1208</text:p>
          </table:table-cell>
          <table:table-cell table:style-name="ce187" table:formula="of:=SUMIFS([FI.$X$3:.$X$60];[FI.$A$3:.$A$60];[.$B19];[FI.$C$3:.$C$60];[.C$2])*DUREE_CM" office:value-type="float" office:value="0" calcext:value-type="float">
            <text:p>0</text:p>
          </table:table-cell>
          <table:table-cell table:style-name="ce187" table:formula="of:=SUMIFS([FI.$X$3:.$X$60];[FI.$A$3:.$A$60];[.$B19];[FI.$C$3:.$C$60];[.D$2])*DUREE_CM" office:value-type="float" office:value="15" calcext:value-type="float">
            <text:p>15</text:p>
          </table:table-cell>
          <table:table-cell table:style-name="ce187" table:formula="of:=SUMIFS([FI.$X$3:.$X$60];[FI.$A$3:.$A$60];[.$B19];[FI.$C$3:.$C$60];[.E$2])*DUREE_CM" office:value-type="float" office:value="0" calcext:value-type="float">
            <text:p>0</text:p>
          </table:table-cell>
          <table:table-cell table:style-name="ce184" table:formula="of:=SUM([.C19:.E19])" office:value-type="float" office:value="15" calcext:value-type="float">
            <text:p>15</text:p>
          </table:table-cell>
          <table:table-cell table:style-name="ce184"/>
          <table:table-cell table:style-name="ce187" table:formula="of:=SUMIFS([FA.$X$3:.$X$60];[FA.$A$3:.$A$60];[.$B19];[FA.$C$3:.$C$60];[.H$2])*DUREE_CM" office:value-type="float" office:value="0" calcext:value-type="float">
            <text:p>0</text:p>
          </table:table-cell>
          <table:table-cell table:style-name="ce187" table:formula="of:=SUMIFS([FA.$X$3:.$X$60];[FA.$A$3:.$A$60];[.$B19];[FA.$C$3:.$C$60];[.I$2])*DUREE_CM" office:value-type="float" office:value="0" calcext:value-type="float">
            <text:p>0</text:p>
          </table:table-cell>
          <table:table-cell table:style-name="ce187" table:formula="of:=SUMIFS([FA.$X$3:.$X$60];[FA.$A$3:.$A$60];[.$B19];[FA.$C$3:.$C$60];[.J$2])*DUREE_CM" office:value-type="float" office:value="0" calcext:value-type="float">
            <text:p>0</text:p>
          </table:table-cell>
          <table:table-cell table:style-name="ce184" table:formula="of:=SUM([.H19:.J19])" office:value-type="float" office:value="0" calcext:value-type="float">
            <text:p>0</text:p>
          </table:table-cell>
          <table:table-cell table:number-columns-repeated="1013"/>
        </table:table-row>
        <table:table-row table:style-name="ro9">
          <table:table-cell table:style-name="ce210"/>
          <table:table-cell table:style-name="ce184"/>
          <table:table-cell table:style-name="ce184" table:formula="of:=SUM([.C3:.C19])" office:value-type="float" office:value="66" calcext:value-type="float">
            <text:p>66</text:p>
          </table:table-cell>
          <table:table-cell table:style-name="ce184" table:formula="of:=SUM([.D3:.D19])" office:value-type="float" office:value="172.5" calcext:value-type="float">
            <text:p>172,5</text:p>
          </table:table-cell>
          <table:table-cell table:style-name="ce184" table:formula="of:=SUM([.E3:.E19])" office:value-type="float" office:value="243" calcext:value-type="float">
            <text:p>243</text:p>
          </table:table-cell>
          <table:table-cell table:style-name="ce184" table:number-columns-repeated="2"/>
          <table:table-cell table:style-name="ce184" table:formula="of:=SUM([.H3:.H19])" office:value-type="float" office:value="61.5" calcext:value-type="float">
            <text:p>61,5</text:p>
          </table:table-cell>
          <table:table-cell table:style-name="ce184" table:formula="of:=SUM([.I3:.I19])" office:value-type="float" office:value="114" calcext:value-type="float">
            <text:p>114</text:p>
          </table:table-cell>
          <table:table-cell table:style-name="ce184" table:formula="of:=SUM([.J3:.J19])" office:value-type="float" office:value="181.5" calcext:value-type="float">
            <text:p>181,5</text:p>
          </table:table-cell>
          <table:table-cell table:style-name="ce184"/>
          <table:table-cell table:style-name="ce210" table:number-columns-repeated="1012"/>
          <table:table-cell/>
        </table:table-row>
        <table:table-row table:style-name="ro9">
          <table:table-cell/>
          <table:table-cell table:style-name="ce187"/>
          <table:table-cell table:style-name="ce92" table:formula="of:=SUM([.C20:.E20])" office:value-type="float" office:value="481.5" calcext:value-type="float" table:number-columns-spanned="3" table:number-rows-spanned="1">
            <text:p>481,5</text:p>
          </table:table-cell>
          <table:covered-table-cell table:number-columns-repeated="2" table:style-name="ce187"/>
          <table:table-cell table:style-name="ce184" table:formula="of:=SUM([.F3:.F19])" office:value-type="float" office:value="481.5" calcext:value-type="float">
            <text:p>481,5</text:p>
          </table:table-cell>
          <table:table-cell table:style-name="ce187"/>
          <table:table-cell table:style-name="ce92" table:formula="of:=SUM([.H20:.J20])" office:value-type="float" office:value="357" calcext:value-type="float" table:number-columns-spanned="3" table:number-rows-spanned="1">
            <text:p>357</text:p>
          </table:table-cell>
          <table:covered-table-cell table:number-columns-repeated="2" table:style-name="ce187"/>
          <table:table-cell table:style-name="ce184" table:formula="of:=SUM([.K3:.K19])" office:value-type="float" office:value="357" calcext:value-type="float">
            <text:p>357</text:p>
          </table:table-cell>
          <table:table-cell table:number-columns-repeated="1013"/>
        </table:table-row>
        <table:table-row table:style-name="ro9" table:number-rows-repeated="104855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atic" table:style-name="ta2">
        <table:table-column table:style-name="co14" table:number-columns-repeated="1023" table:default-cell-style-name="ce155"/>
        <table:table-row table:style-name="ro8">
          <table:table-cell office:value-type="string" calcext:value-type="string">
            <text:p>DUREE_CM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186" office:value-type="string" calcext:value-type="string">
            <text:p>num</text:p>
          </table:table-cell>
          <table:table-cell table:style-name="ce186" office:value-type="string" calcext:value-type="string">
            <text:p>UE</text:p>
          </table:table-cell>
          <table:table-cell table:style-name="ce186" office:value-type="string" calcext:value-type="string">
            <text:p>Modules</text:p>
          </table:table-cell>
          <table:table-cell table:style-name="ce186"/>
          <table:table-cell table:style-name="ce186" office:value-type="string" calcext:value-type="string">
            <text:p>Nb</text:p>
          </table:table-cell>
          <table:table-cell table:style-name="ce186" office:value-type="string" calcext:value-type="string">
            <text:p>Semaines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DUREE_TD</text:p>
          </table:table-cell>
          <table:table-cell office:value-type="float" office:value="1.5" calcext:value-type="float">
            <text:p>1,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187" table:formula="of:=COM.MICROSOFT.CONCAT(&quot;M&quot;;SEM;[.E2];&quot;0&quot;;[.D2])" office:value-type="string" office:string-value="M1101" calcext:value-type="string">
            <text:p>M1101</text:p>
          </table:table-cell>
          <table:table-cell table:style-name="ce187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DUREE_TP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&quot;M&quot;;SEM;[.E3];&quot;0&quot;;[.D3])" office:value-type="string" office:string-value="M1102" calcext:value-type="string">
            <text:p>M1102</text:p>
          </table:table-cell>
          <table:table-cell table:style-name="ce187"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COEFF_FA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&quot;M&quot;;SEM;[.E4];&quot;0&quot;;[.D4])" office:value-type="string" office:string-value="M1103" calcext:value-type="string">
            <text:p>M1103</text:p>
          </table:table-cell>
          <table:table-cell table:style-name="ce187"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&quot;M&quot;;SEM;[.E5];&quot;0&quot;;[.D5])" office:value-type="string" office:string-value="M1104" calcext:value-type="string">
            <text:p>M1104</text:p>
          </table:table-cell>
          <table:table-cell table:style-name="ce187"/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NB_GR_TD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&quot;M&quot;;SEM;[.E6];&quot;0&quot;;[.D6])" office:value-type="string" office:string-value="M1105" calcext:value-type="string">
            <text:p>M1105</text:p>
          </table:table-cell>
          <table:table-cell table:style-name="ce187"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NB_GR_TP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&quot;M&quot;;SEM;[.E7];&quot;0&quot;;[.D7])" office:value-type="string" office:string-value="M1106" calcext:value-type="string">
            <text:p>M1106</text:p>
          </table:table-cell>
          <table:table-cell table:style-name="ce187"/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&quot;M&quot;;SEM;[.E8];&quot;0&quot;;[.D8])" office:value-type="string" office:string-value="M1107" calcext:value-type="string">
            <text:p>M1107</text:p>
          </table:table-cell>
          <table:table-cell table:style-name="ce187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SE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&quot;M&quot;;SEM;[.E9];&quot;0&quot;;[.D9])" office:value-type="string" office:string-value="M1108" calcext:value-type="string">
            <text:p>M1108</text:p>
          </table:table-cell>
          <table:table-cell table:style-name="ce187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87" table:formula="of:=COM.MICROSOFT.CONCAT(&quot;M&quot;;SEM;[.E10];&quot;0&quot;;[.D10])" office:value-type="string" office:string-value="M1109" calcext:value-type="string">
            <text:p>M1109</text:p>
          </table:table-cell>
          <table:table-cell table:style-name="ce187"/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&quot;M&quot;;SEM;[.E11];&quot;0&quot;;[.D11])" office:value-type="string" office:string-value="M1201" calcext:value-type="string">
            <text:p>M1201</text:p>
          </table:table-cell>
          <table:table-cell table:style-name="ce187"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number-columns-repeated="1014"/>
        </table:table-row>
        <table:table-row table:style-name="ro8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style-name="ce187" table:formula="of:=COM.MICROSOFT.CONCAT(&quot;M&quot;;SEM;[.E12];&quot;0&quot;;[.D12])" office:value-type="string" office:string-value="M1202" calcext:value-type="string">
            <text:p>M1202</text:p>
          </table:table-cell>
          <table:table-cell table:style-name="ce187"/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&quot;M&quot;;SEM;[.E13];&quot;0&quot;;[.D13])" office:value-type="string" office:string-value="M1203" calcext:value-type="string">
            <text:p>M1203</text:p>
          </table:table-cell>
          <table:table-cell table:style-name="ce187"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&quot;M&quot;;SEM;[.E14];&quot;0&quot;;[.D14])" office:value-type="string" office:string-value="M1204" calcext:value-type="string">
            <text:p>M1204</text:p>
          </table:table-cell>
          <table:table-cell table:style-name="ce187"/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&quot;M&quot;;SEM;[.E15];&quot;0&quot;;[.D15])" office:value-type="string" office:string-value="M1205" calcext:value-type="string">
            <text:p>M1205</text:p>
          </table:table-cell>
          <table:table-cell table:style-name="ce187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&quot;M&quot;;SEM;[.E16];&quot;0&quot;;[.D16])" office:value-type="string" office:string-value="M1206" calcext:value-type="string">
            <text:p>M1206</text:p>
          </table:table-cell>
          <table:table-cell table:style-name="ce187"/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number-columns-repeated="1014"/>
        </table:table-row>
        <table:table-row table:style-name="ro8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&quot;M&quot;;SEM;[.E17];&quot;0&quot;;[.D17])" office:value-type="string" office:string-value="M1207" calcext:value-type="string">
            <text:p>M1207</text:p>
          </table:table-cell>
          <table:table-cell table:style-name="ce187"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8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7" table:formula="of:=COM.MICROSOFT.CONCAT(&quot;M&quot;;SEM;[.E18];&quot;0&quot;;[.D18])" office:value-type="string" office:string-value="M1208" calcext:value-type="string">
            <text:p>M1208</text:p>
          </table:table-cell>
          <table:table-cell table:style-name="ce187"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8" table:number-rows-repeated="1048557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vol_PPN" table:style-name="ta2">
        <table:table-column table:style-name="co14" table:number-columns-repeated="4" table:default-cell-style-name="ce155"/>
        <table:table-column table:style-name="co14" table:number-columns-repeated="1020" table:default-cell-style-name="Default"/>
        <table:table-row table:style-name="ro8">
          <table:table-cell table:style-name="ce186" office:value-type="string" calcext:value-type="string">
            <text:p>Module</text:p>
          </table:table-cell>
          <table:table-cell table:style-name="ce186" office:value-type="string" calcext:value-type="string">
            <text:p>CM</text:p>
          </table:table-cell>
          <table:table-cell table:style-name="ce186" office:value-type="string" calcext:value-type="string">
            <text:p>TD</text:p>
          </table:table-cell>
          <table:table-cell table:style-name="ce186" office:value-type="string" calcext:value-type="string">
            <text:p>TP</text:p>
          </table:table-cell>
          <table:table-cell table:style-name="ce186" table:number-columns-repeated="1020"/>
        </table:table-row>
        <table:table-row table:style-name="ro10">
          <table:table-cell table:style-name="ce184" table:formula="of:=[$static.F2]" office:value-type="string" office:string-value="M1101" calcext:value-type="string">
            <text:p>M1101</text:p>
          </table:table-cell>
          <table:table-cell table:style-name="ce95" office:value-type="float" office:value="9" calcext:value-type="float">
            <text:p>9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36" calcext:value-type="float">
            <text:p>36</text:p>
          </table:table-cell>
          <table:table-cell table:number-columns-repeated="1020"/>
        </table:table-row>
        <table:table-row table:style-name="ro10">
          <table:table-cell table:style-name="ce184" table:formula="of:=[$static.F3]" office:value-type="string" office:string-value="M1102" calcext:value-type="string">
            <text:p>M1102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5" calcext:value-type="float">
            <text:p>15</text:p>
          </table:table-cell>
          <table:table-cell table:number-columns-repeated="1020"/>
        </table:table-row>
        <table:table-row table:style-name="ro10">
          <table:table-cell table:style-name="ce184" table:formula="of:=[$static.F4]" office:value-type="string" office:string-value="M1103" calcext:value-type="string">
            <text:p>M1103</text:p>
          </table:table-cell>
          <table:table-cell table:style-name="ce95" office:value-type="float" office:value="9" calcext:value-type="float">
            <text:p>9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1020"/>
        </table:table-row>
        <table:table-row table:style-name="ro10">
          <table:table-cell table:style-name="ce184" table:formula="of:=[$static.F5]" office:value-type="string" office:string-value="M1104" calcext:value-type="string">
            <text:p>M1104</text:p>
          </table:table-cell>
          <table:table-cell table:style-name="ce95" office:value-type="float" office:value="12" calcext:value-type="float">
            <text:p>12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number-columns-repeated="1020"/>
        </table:table-row>
        <table:table-row table:style-name="ro10">
          <table:table-cell table:style-name="ce184" table:formula="of:=[$static.F6]" office:value-type="string" office:string-value="M1105" calcext:value-type="string">
            <text:p>M1105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8" calcext:value-type="float">
            <text:p>18</text:p>
          </table:table-cell>
          <table:table-cell table:number-columns-repeated="1020"/>
        </table:table-row>
        <table:table-row table:style-name="ro10">
          <table:table-cell table:style-name="ce184" table:formula="of:=[$static.F7]" office:value-type="string" office:string-value="M1106" calcext:value-type="string">
            <text:p>M1106</text:p>
          </table:table-cell>
          <table:table-cell table:style-name="ce95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21" calcext:value-type="float">
            <text:p>21</text:p>
          </table:table-cell>
          <table:table-cell table:number-columns-repeated="1020"/>
        </table:table-row>
        <table:table-row table:style-name="ro10">
          <table:table-cell table:style-name="ce184" table:formula="of:=[$static.F8]" office:value-type="string" office:string-value="M1107" calcext:value-type="string">
            <text:p>M1107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5" calcext:value-type="float">
            <text:p>15</text:p>
          </table:table-cell>
          <table:table-cell table:number-columns-repeated="1020"/>
        </table:table-row>
        <table:table-row table:style-name="ro10">
          <table:table-cell table:style-name="ce184" table:formula="of:=[$static.F9]" office:value-type="string" office:string-value="M1108" calcext:value-type="string">
            <text:p>M1108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5" calcext:value-type="float">
            <text:p>15</text:p>
          </table:table-cell>
          <table:table-cell table:number-columns-repeated="1020"/>
        </table:table-row>
        <table:table-row table:style-name="ro10">
          <table:table-cell table:style-name="ce184" table:formula="of:=[$static.F10]" office:value-type="string" office:string-value="M1109" calcext:value-type="string">
            <text:p>M1109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1020"/>
        </table:table-row>
        <table:table-row table:style-name="ro10">
          <table:table-cell table:style-name="ce184" table:formula="of:=[$static.F11]" office:value-type="string" office:string-value="M1201" calcext:value-type="string">
            <text:p>M1201</text:p>
          </table:table-cell>
          <table:table-cell table:style-name="ce95" office:value-type="float" office:value="0" calcext:value-type="float">
            <text:p>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1" calcext:value-type="float">
            <text:p>21</text:p>
          </table:table-cell>
          <table:table-cell table:number-columns-repeated="1020"/>
        </table:table-row>
        <table:table-row table:style-name="ro10">
          <table:table-cell table:style-name="ce184" table:formula="of:=[$static.F12]" office:value-type="string" office:string-value="M1202" calcext:value-type="string">
            <text:p>M1202</text:p>
          </table:table-cell>
          <table:table-cell table:style-name="ce95" office:value-type="float" office:value="0" calcext:value-type="float">
            <text:p>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1" calcext:value-type="float">
            <text:p>21</text:p>
          </table:table-cell>
          <table:table-cell table:number-columns-repeated="1020"/>
        </table:table-row>
        <table:table-row table:style-name="ro10">
          <table:table-cell table:style-name="ce184" table:formula="of:=[$static.F13]" office:value-type="string" office:string-value="M1203" calcext:value-type="string">
            <text:p>M1203</text:p>
          </table:table-cell>
          <table:table-cell table:style-name="ce95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1020"/>
        </table:table-row>
        <table:table-row table:style-name="ro10">
          <table:table-cell table:style-name="ce184" table:formula="of:=[$static.F14]" office:value-type="string" office:string-value="M1204" calcext:value-type="string">
            <text:p>M1204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1020"/>
        </table:table-row>
        <table:table-row table:style-name="ro10">
          <table:table-cell table:style-name="ce184" table:formula="of:=[$static.F15]" office:value-type="string" office:string-value="M1205" calcext:value-type="string">
            <text:p>M1205</text:p>
          </table:table-cell>
          <table:table-cell table:style-name="ce95" office:value-type="float" office:value="9" calcext:value-type="float">
            <text:p>9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1020"/>
        </table:table-row>
        <table:table-row table:style-name="ro10">
          <table:table-cell table:style-name="ce184" table:formula="of:=[$static.F16]" office:value-type="string" office:string-value="M1206" calcext:value-type="string">
            <text:p>M1206</text:p>
          </table:table-cell>
          <table:table-cell table:style-name="ce95" office:value-type="float" office:value="6" calcext:value-type="float">
            <text:p>6</text:p>
          </table:table-cell>
          <table:table-cell table:number-columns-repeated="2" table:style-name="ce98" office:value-type="float" office:value="12" calcext:value-type="float">
            <text:p>12</text:p>
          </table:table-cell>
          <table:table-cell table:number-columns-repeated="1020"/>
        </table:table-row>
        <table:table-row table:style-name="ro10">
          <table:table-cell table:style-name="ce184" table:formula="of:=[$static.F17]" office:value-type="string" office:string-value="M1207" calcext:value-type="string">
            <text:p>M1207</text:p>
          </table:table-cell>
          <table:table-cell table:style-name="ce95" office:value-type="float" office:value="6" calcext:value-type="float">
            <text:p>6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8" calcext:value-type="float">
            <text:p>18</text:p>
          </table:table-cell>
          <table:table-cell table:number-columns-repeated="1020"/>
        </table:table-row>
        <table:table-row table:style-name="ro10">
          <table:table-cell table:style-name="ce184" table:formula="of:=[$static.F18]" office:value-type="string" office:string-value="M1208" calcext:value-type="string">
            <text:p>M1208</text:p>
          </table:table-cell>
          <table:table-cell table:style-name="ce95" office:value-type="float" office:value="0" calcext:value-type="float">
            <text:p>0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86" table:formula="of:=SUM([.B2:.B19])" office:value-type="float" office:value="84" calcext:value-type="float">
            <text:p>84</text:p>
          </table:table-cell>
          <table:table-cell table:style-name="ce186" table:formula="of:=SUM([.C2:.C19])" office:value-type="float" office:value="153" calcext:value-type="float">
            <text:p>153</text:p>
          </table:table-cell>
          <table:table-cell table:style-name="ce186" table:formula="of:=SUM([.D2:.D19])" office:value-type="float" office:value="243" calcext:value-type="float">
            <text:p>243</text:p>
          </table:table-cell>
          <table:table-cell table:number-columns-repeated="1020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COEFF_FA" table:base-cell-address="$static.$B$4" table:cell-range-address="$static.$B$4"/>
        <table:named-range table:name="DUREE_CM" table:base-cell-address="$static.$B$1" table:cell-range-address="$static.$B$1"/>
        <table:named-range table:name="DUREE_TD" table:base-cell-address="$static.$B$2" table:cell-range-address="$static.$B$2"/>
        <table:named-range table:name="DUREE_TP" table:base-cell-address="$static.$B$3" table:cell-range-address="$static.$B$3"/>
        <table:named-range table:name="NB_GR_TD" table:base-cell-address="$static.$B$6" table:cell-range-address="$static.$B$6"/>
        <table:named-range table:name="NB_GR_TP" table:base-cell-address="$static.$B$7" table:cell-range-address="$static.$B$7"/>
        <table:named-range table:name="SEM" table:base-cell-address="$static.$B$9" table:cell-range-address="$static.$B$9"/>
      </table:named-expressions>
      <table:database-ranges>
        <table:database-range table:name="__Anonymous_Sheet_DB__0" table:target-range-address="FI.A2:FI.C50" table:display-filter-buttons="true" table:orientation="column"/>
        <table:database-range table:name="__Anonymous_Sheet_DB__1" table:target-range-address="FA.A2:FA.B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,</number:text>
    </number:time-style>
    <number:number-style style:name="N11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percentage-style style:name="N116">
      <number:number number:decimal-places="1" loext:min-decimal-places="1" number:min-integer-digits="1"/>
      <number:text>%</number:text>
    </number:percentage-style>
    <number:number-style style:name="N117">
      <number:number number:decimal-places="3" loext:min-decimal-places="3" number:min-integer-digits="1"/>
    </number:number-style>
    <number:number-style style:name="N118">
      <number:number number:decimal-places="0" loext:min-decimal-places="0" number:min-integer-digits="2"/>
    </number:number-style>
    <number:percentage-style style:name="N119">
      <number:number number:decimal-places="2" loext:min-decimal-places="2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20108" number:language="fr" number:country="FR">
      <number:day number:style="long"/>
      <number:text>-</number:text>
      <number:month number:textual="true"/>
    </number:date-style>
    <number:date-style style:name="N20109" number:language="fr" number:country="FR">
      <number:month number:textual="true"/>
      <number:text>-</number:text>
      <number:year/>
    </number:date-style>
    <number:time-style style:name="N20110" number:language="fr" number:country="FR">
      <number:hours/>
      <number:text>:</number:text>
      <number:minutes number:style="long"/>
      <number:text> </number:text>
      <number:am-pm/>
    </number:time-style>
    <number:time-style style:name="N2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4P0"/>
    </number:number-style>
    <number:number-style style:name="N2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2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5P0"/>
    </number:number-style>
    <number:number-style style:name="N2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7P0"/>
    </number:number-style>
    <number:number-style style:name="N2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2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18P0"/>
    </number:number-style>
    <number:number-style style:name="N2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20P0"/>
    </number:number-style>
    <number:number-style style:name="N2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2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0121P0"/>
    </number:number-style>
    <number:number-style style:name="N2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3P0"/>
    </number:number-style>
    <number:number-style style:name="N2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2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0124P0"/>
    </number:number-style>
    <number:number-style style:name="N2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8P2" style:volatile="true" number:language="fr" number:country="FR">
      <loext:text> </loext:text>
      <loext:fill-character> </loext:fill-character>
      <number:text>-    </number:text>
    </number:number-style>
    <number:text-style style:name="N20128" number:language="fr" number:country="FR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0132P2" style:volatile="true" number:language="fr" number:country="FR">
      <loext:text> </loext:text>
      <loext:fill-character> </loext:fill-character>
      <number:text>- € </number:text>
    </number:number-style>
    <number:text-style style:name="N20132" number:language="fr" number:country="FR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36" number:language="fr" number:country="FR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number-style style:name="N2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0140" number:language="fr" number:country="FR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27.24pt" fo:margin-bottom="22.25pt" fo:margin-left="34.36pt" fo:margin-right="39.66pt" style:scale-to="85%" style:writing-mode="lr-tb" style:print="charts drawings objects zero-values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fo:page-width="841.69pt" fo:page-height="595.45pt" style:num-format="1" style:print-orientation="landscape" fo:margin-top="38.35pt" fo:margin-bottom="56.69pt" fo:margin-left="41.64pt" fo:margin-right="35.15pt" style:scale-to="77%" style:writing-mode="lr-tb" style:print="charts drawings objects zero-values"/>
      <style:header-style>
        <style:header-footer-properties fo:min-height="33.85pt" fo:margin-left="0pt" fo:margin-right="0pt" fo:margin-bottom="7.2pt" fo:border="none" fo:padding="0pt" style:shadow="none" fo:background-color="#eeeeee">
          <style:background-image/>
        </style:header-footer-properties>
      </style:header-style>
      <style:footer-style>
        <style:header-footer-properties fo:min-height="21.6pt" fo:margin-left="0pt" fo:margin-right="0pt" fo:margin-top="7.2pt" fo:border="none" fo:padding="0pt" style:shadow="none" fo:background-color="#eeeeee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IUT RT Rouen</text:p>
        </style:region-left>
        <style:region-center>
          <text:p>Planning modules S1</text:p>
        </style:region-center>
        <style:region-right>
          <text:p>2017-2018</text:p>
        </style:region-right>
      </style:header>
      <style:header-left style:display="false"/>
      <style:footer>
        <text:p>Version du <text:date style:data-style-name="N2" text:date-value="2019-06-27">00/00/0000</text:date></text:p>
      </style:footer>
      <style:footer-left style:display="false"/>
    </style:master-page>
    <style:master-page style:name="Report" style:page-layout-name="Mpm2">
      <style:header>
        <style:region-left>
          <text:p>IUT RT Rouen</text:p>
        </style:region-left>
        <style:region-center>
          <text:p>Planning prévisionnel S1</text:p>
        </style:region-center>
        <style:region-right>
          <text:p>2017-2018</text:p>
        </style:region-right>
      </style:header>
      <style:header-left style:display="false"/>
      <style:footer>
        <text:p>Version du <text:date style:data-style-name="N2" text:date-value="2019-06-27">00/00/0000</text:dat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0:04:57.648941557</meta:creation-date>
    <dc:date>2019-06-27T16:09:22.674324548</dc:date>
    <meta:editing-duration>P1DT7H58M28S</meta:editing-duration>
    <meta:editing-cycles>215</meta:editing-cycles>
    <meta:generator>LibreOffice/6.0.6.2$Linux_X86_64 LibreOffice_project/00m0$Build-2</meta:generator>
    <meta:print-date>2017-06-15T10:39:21.220570674</meta:print-date>
    <meta:document-statistic meta:table-count="8" meta:cell-count="407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462cm" svg:height="8.387cm" xlink:href=".." xlink:type="simple" chart:class="chart:bar" chart:style-name="ch1">
        <chart:legend chart:legend-position="end" svg:x="20.257cm" svg:y="3.645cm" style:legend-expansion="high" chart:style-name="ch2"/>
        <chart:plot-area chart:style-name="ch3" table:cell-range-address="Totaux.F2:Totaux.V2 Totaux.A4:Totaux.A4 Totaux.F7:Totaux.V7 Totaux.A13:Totaux.A13 Totaux.F16:Totaux.V16" chart:data-source-has-labels="both" svg:x="0.429cm" svg:y="0.167cm" svg:width="19.399cm" svg:height="8.053cm">
          <chartooo:coordinate-region svg:x="1.05cm" svg:y="0.366cm" svg:width="18.778cm" svg:height="7.207cm"/>
          <chart:axis chart:dimension="x" chart:name="primary-x" chart:style-name="ch4" chartooo:axis-type="auto">
            <chartooo:date-scale/>
            <chart:categories table:cell-range-address="Totaux.F2:Totaux.V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ux.F7:Totaux.V7" chart:label-cell-address="Totaux.A4:Totaux.A4" chart:class="chart:bar">
            <chart:data-point chart:repeated="17"/>
          </chart:series>
          <chart:series chart:style-name="ch8" chart:values-cell-range-address="Totaux.F16:Totaux.V16" chart:label-cell-address="Totaux.A13:Totaux.A13" chart:class="chart:bar">
            <chart:data-point chart:repeated="17"/>
            <loext:propertry-mapping loext:property="BorderColor" loext:cell-range-address="Totaux.A13:Totaux.A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36">
                <text:p>36</text:p>
                <draw:g>
                  <svg:desc>Totaux.F2:Totaux.V2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FI</text:p>
                <draw:g>
                  <svg:desc>Totaux.A4:Totaux.A4</svg:desc>
                </draw:g>
              </table:table-cell>
              <table:table-cell office:value-type="float" office:value="25.5">
                <text:p>25.5</text:p>
                <draw:g>
                  <svg:desc>Totaux.F7:Totaux.V7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8.5">
                <text:p>28.5</text:p>
              </table:table-cell>
              <table:table-cell office:value-type="float" office:value="34.5">
                <text:p>34.5</text:p>
              </table:table-cell>
              <table:table-cell office:value-type="float" office:value="31.5">
                <text:p>31.5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25.5">
                <text:p>25.5</text:p>
              </table:table-cell>
              <table:table-cell office:value-type="float" office:value="31.5">
                <text:p>31.5</text:p>
              </table:table-cell>
              <table:table-cell office:value-type="float" office:value="28.5">
                <text:p>28.5</text:p>
              </table:table-cell>
              <table:table-cell office:value-type="float" office:value="27">
                <text:p>27</text:p>
              </table:table-cell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FA</text:p>
                <draw:g>
                  <svg:desc>Totaux.A13:Totaux.A13</svg:desc>
                </draw:g>
              </table:table-cell>
              <table:table-cell office:value-type="float" office:value="25.5">
                <text:p>25.5</text:p>
                <draw:g>
                  <svg:desc>Totaux.F16:Totaux.V16</svg:desc>
                </draw:g>
              </table:table-cell>
              <table:table-cell office:value-type="float" office:value="28.5">
                <text:p>28.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30">
                <text:p>30</text:p>
              </table:table-cell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otaux.A13:Totaux.A1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